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FreeSans1" officeooo:rsid="001301e0" officeooo:paragraph-rsid="001301e0" style:font-name-complex="FreeSans1"/>
    </style:style>
    <style:style style:name="P2" style:family="paragraph" style:parent-style-name="Text_20_body">
      <style:paragraph-properties fo:text-align="end" style:justify-single-word="false" style:writing-mode="rl-tb"/>
      <style:text-properties style:font-name="FreeSans1" style:font-name-complex="FreeSans1"/>
    </style:style>
    <style:style style:name="P3" style:family="paragraph" style:parent-style-name="Text_20_body">
      <style:paragraph-properties fo:text-align="end" style:justify-single-word="false" style:writing-mode="rl-tb"/>
      <style:text-properties style:font-name="FreeSans1" officeooo:paragraph-rsid="004c91ee" style:font-name-complex="FreeSans1"/>
    </style:style>
    <style:style style:name="P4" style:family="paragraph" style:parent-style-name="Text_20_body">
      <style:paragraph-properties fo:text-align="end" style:justify-single-word="false" style:writing-mode="rl-tb"/>
      <style:text-properties officeooo:rsid="00957948" officeooo:paragraph-rsid="00970a5b"/>
    </style:style>
    <style:style style:name="P5" style:family="paragraph" style:parent-style-name="Text_20_body">
      <style:paragraph-properties fo:text-align="end" style:justify-single-word="false" style:writing-mode="rl-tb"/>
      <style:text-properties officeooo:rsid="0097608b" officeooo:paragraph-rsid="0097e158"/>
    </style:style>
    <style:style style:name="P6" style:family="paragraph" style:parent-style-name="Text_20_body">
      <style:paragraph-properties fo:text-align="end" style:justify-single-word="false" style:writing-mode="rl-tb"/>
      <style:text-properties officeooo:rsid="0098ca04" officeooo:paragraph-rsid="0099493a"/>
    </style:style>
    <style:style style:name="P7" style:family="paragraph" style:parent-style-name="Text_20_body">
      <style:paragraph-properties fo:text-align="end" style:justify-single-word="false" style:writing-mode="rl-tb"/>
      <style:text-properties officeooo:rsid="0099ffc3" officeooo:paragraph-rsid="0099ffc3"/>
    </style:style>
    <style:style style:name="P8" style:family="paragraph" style:parent-style-name="Text_20_body">
      <style:paragraph-properties fo:text-align="end" style:justify-single-word="false" style:writing-mode="rl-tb"/>
      <style:text-properties officeooo:rsid="009c5e35" officeooo:paragraph-rsid="00a0627a"/>
    </style:style>
    <style:style style:name="P9" style:family="paragraph" style:parent-style-name="Text_20_body">
      <style:paragraph-properties fo:text-align="end" style:justify-single-word="false" style:writing-mode="rl-tb"/>
      <style:text-properties officeooo:rsid="00a23432" officeooo:paragraph-rsid="00a563dd"/>
    </style:style>
    <style:style style:name="P10" style:family="paragraph" style:parent-style-name="Text_20_body">
      <style:paragraph-properties fo:text-align="end" style:justify-single-word="false" style:writing-mode="rl-tb"/>
      <style:text-properties officeooo:rsid="00a6442b" officeooo:paragraph-rsid="00a8c741"/>
    </style:style>
    <style:style style:name="P11" style:family="paragraph" style:parent-style-name="Text_20_body">
      <style:paragraph-properties fo:text-align="end" style:justify-single-word="false" style:writing-mode="rl-tb"/>
      <style:text-properties officeooo:rsid="00aab2fc" officeooo:paragraph-rsid="00aef602"/>
    </style:style>
    <style:style style:name="P12" style:family="paragraph" style:parent-style-name="Text_20_body">
      <style:paragraph-properties fo:text-align="end" style:justify-single-word="false" style:writing-mode="rl-tb"/>
      <style:text-properties officeooo:rsid="00b3d825" officeooo:paragraph-rsid="00b4e4db"/>
    </style:style>
    <style:style style:name="P13" style:family="paragraph" style:parent-style-name="Text_20_body">
      <style:paragraph-properties fo:text-align="end" style:justify-single-word="false" style:writing-mode="rl-tb"/>
      <style:text-properties officeooo:rsid="00b4e4db" officeooo:paragraph-rsid="00b4e4db"/>
    </style:style>
    <style:style style:name="P14" style:family="paragraph" style:parent-style-name="Text_20_body">
      <style:paragraph-properties fo:text-align="end" style:justify-single-word="false" style:writing-mode="rl-tb"/>
      <style:text-properties officeooo:rsid="00b6915b" officeooo:paragraph-rsid="00b816f5"/>
    </style:style>
    <style:style style:name="P15" style:family="paragraph" style:parent-style-name="Text_20_body">
      <style:paragraph-properties fo:text-align="end" style:justify-single-word="false" style:writing-mode="rl-tb"/>
      <style:text-properties officeooo:rsid="00ba3a8c" officeooo:paragraph-rsid="00bbd1f7"/>
    </style:style>
    <style:style style:name="P16" style:family="paragraph" style:parent-style-name="Heading_20_1">
      <style:paragraph-properties fo:text-align="end" style:justify-single-word="false" style:writing-mode="rl-tb"/>
      <style:text-properties style:font-name="FreeSans1" officeooo:rsid="001301e0" officeooo:paragraph-rsid="001301e0" style:font-name-complex="FreeSans1"/>
    </style:style>
    <style:style style:name="P17" style:family="paragraph" style:parent-style-name="Heading_20_1">
      <style:paragraph-properties fo:text-align="end" style:justify-single-word="false" fo:break-before="page" style:writing-mode="rl-tb"/>
    </style:style>
    <style:style style:name="P18" style:family="paragraph" style:parent-style-name="Heading_20_2">
      <style:paragraph-properties fo:text-align="end" style:justify-single-word="false" style:writing-mode="rl-tb"/>
      <style:text-properties style:font-name="FreeSans1" style:font-name-complex="FreeSans1"/>
    </style:style>
    <style:style style:name="P19" style:family="paragraph" style:parent-style-name="Heading_20_2">
      <style:paragraph-properties fo:text-align="end" style:justify-single-word="false" style:writing-mode="rl-tb"/>
    </style:style>
    <style:style style:name="P2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Hebrew"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Hebrew" style:font-size-complex="18pt" style:font-style-complex="normal" style:font-weight-complex="normal" style:text-emphasize="none" style:font-relief="none" style:text-overline-style="none" style:text-overline-color="font-color"/>
    </style:style>
    <style:style style:name="T1" style:family="text">
      <style:text-properties officeooo:rsid="004c91ee"/>
    </style:style>
    <style:style style:name="T2" style:family="text">
      <style:text-properties fo:font-size="10pt"/>
    </style:style>
    <style:style style:name="T3" style:family="text">
      <style:text-properties fo:font-size="10pt" officeooo:rsid="004c91ee"/>
    </style:style>
    <style:style style:name="T4" style:family="text">
      <style:text-properties officeooo:rsid="009405e3"/>
    </style:style>
    <style:style style:name="T5" style:family="text">
      <style:text-properties style:font-name="FreeSans1" style:font-name-complex="FreeSans1"/>
    </style:style>
    <style:style style:name="T6" style:family="text">
      <style:text-properties style:font-name="FreeSans1" officeooo:rsid="0096c3de" style:font-name-complex="FreeSans1"/>
    </style:style>
    <style:style style:name="T7" style:family="text">
      <style:text-properties style:font-name="FreeSans1" officeooo:rsid="00970a5b" style:font-name-complex="FreeSans1"/>
    </style:style>
    <style:style style:name="T8" style:family="text">
      <style:text-properties officeooo:rsid="0097bbb8"/>
    </style:style>
    <style:style style:name="T9" style:family="text">
      <style:text-properties officeooo:rsid="0097e158"/>
    </style:style>
    <style:style style:name="T10" style:family="text">
      <style:text-properties officeooo:rsid="0099493a"/>
    </style:style>
    <style:style style:name="T11" style:family="text">
      <style:text-properties officeooo:rsid="0099ffc3"/>
    </style:style>
    <style:style style:name="T12" style:family="text">
      <style:text-properties officeooo:rsid="009d2b13"/>
    </style:style>
    <style:style style:name="T13" style:family="text">
      <style:text-properties officeooo:rsid="009ece9c"/>
    </style:style>
    <style:style style:name="T14" style:family="text">
      <style:text-properties officeooo:rsid="009ed04d"/>
    </style:style>
    <style:style style:name="T15" style:family="text">
      <style:text-properties officeooo:rsid="00a0627a"/>
    </style:style>
    <style:style style:name="T16" style:family="text">
      <style:text-properties officeooo:rsid="00a3aa7c"/>
    </style:style>
    <style:style style:name="T17" style:family="text">
      <style:text-properties officeooo:rsid="00a563dd"/>
    </style:style>
    <style:style style:name="T18" style:family="text">
      <style:text-properties officeooo:rsid="00a755ea"/>
    </style:style>
    <style:style style:name="T19" style:family="text">
      <style:text-properties officeooo:rsid="00a81d68"/>
    </style:style>
    <style:style style:name="T20" style:family="text">
      <style:text-properties officeooo:rsid="00a8c741"/>
    </style:style>
    <style:style style:name="T21" style:family="text">
      <style:text-properties officeooo:rsid="00acaa31"/>
    </style:style>
    <style:style style:name="T22" style:family="text">
      <style:text-properties officeooo:rsid="00ae4668"/>
    </style:style>
    <style:style style:name="T23" style:family="text">
      <style:text-properties officeooo:rsid="00aef602"/>
    </style:style>
    <style:style style:name="T24" style:family="text">
      <style:text-properties officeooo:rsid="00b4e4db"/>
    </style:style>
    <style:style style:name="T25" style:family="text">
      <style:text-properties officeooo:rsid="00b69a73"/>
    </style:style>
    <style:style style:name="T26" style:family="text">
      <style:text-properties officeooo:rsid="00b6a1a1"/>
    </style:style>
    <style:style style:name="T27" style:family="text">
      <style:text-properties officeooo:rsid="00b816f5"/>
    </style:style>
    <style:style style:name="T28" style:family="text">
      <style:text-properties officeooo:rsid="00b91485"/>
    </style:style>
    <style:style style:name="T29" style:family="text">
      <style:text-properties officeooo:rsid="00bbd1f7"/>
    </style:style>
    <style:style style:name="gr1" style:family="graphic">
      <style:graphic-properties style:writing-mode="lr-tb"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פתרון ממ"ן 1<text:span text:style-name="T4">3</text:span></text:p>
      <text:p text:style-name="P3"><text:span text:style-name="T1">עבור קורס מתמטיקה בדידה (</text:span><text:span text:style-name="T2">20476</text:span><text:span text:style-name="T3">)</text:span></text:p>
      <text:p text:style-name="P2"/>
      <text:h text:style-name="P16" text:outline-level="1">שאלה 1</text:h>
      <text:h text:style-name="P18" text:outline-level="2">סעיף א’</text:h>
      <text:p text:style-name="P4"><text:span text:style-name="T5">הקבוצה המתוארת בסעיף זה היא קבוצה שמכילה מספרים ממשיים כך שבייצוג העשרוני שלהם כל ספרה מופיעה לכל הפחות פעמיים. נסמן קבוצה זו כ־</text:span><text:span text:style-name="T5"><draw:g text:anchor-type="as-char" svg:y="-0.1181in" draw:z-index="0" draw:name="Shape1"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5">. קבוצה זאת כאמור בשאלה חלקית לקטע </text:span><text:span text:style-name="T5"><draw:g text:anchor-type="as-char" svg:y="-0.1228in" draw:z-index="1" draw:name="Shape2" draw:style-name="gr1"><svg:title>TexMaths</svg:title><svg:desc>12§display§(0, 1)§svg§600§FALSE§</svg:desc><draw:g draw:style-name="gr2"><draw:path draw:style-name="gr3" draw:text-style-name="P20" svg:width="0.3339in" svg:height="0.1472in" svg:x="-0.0004in" svg:y="0.0079in" svg:viewBox="0 0 849 375" svg:d="M426 375c-143 0-284 0-426 0 0-125 0-250 0-375 283 0 566 0 849 0 0 125 0 250 0 375-141 0-283 0-423 0z"><text:p/></draw:path><draw:path draw:style-name="gr4" draw:text-style-name="P21" svg:width="0.0378in" svg:height="0.1642in" svg:x="0.0079in" svg:y="-0.0004in" svg:viewBox="0 0 97 418" svg:d="M97 413c0-1-1-2-2-3-43-33-72-116-72-184 0-10 0-22 0-34 0-67 29-151 72-184 1-1 2-2 2-3 0-3-2-5-5-5-1 0-1 1-2 1-46 35-90 119-90 191 0 12 0 24 0 34 0 72 44 156 90 191 1 0 1 1 2 1 3 0 5-2 5-5z"><text:p/></draw:path><draw:path draw:style-name="gr4" draw:text-style-name="P21" svg:width="0.0697in" svg:height="0.113in" svg:x="0.0618in" svg:y="0.0134in" svg:viewBox="0 0 178 288" svg:d="M178 145c0-34-3-67-17-98-19-40-54-47-72-47-25 0-55 11-73 50-14 29-16 61-16 95 0 32 2 69 19 101 18 33 49 42 70 42 23 0 55-9 73-48 13-28 16-62 16-95zM143 140c0 33 0 60-5 86-6 40-30 53-49 53-17 0-41-11-49-51-4-24-4-63-4-88 0-26 0-54 2-77 9-50 40-53 51-53 14 0 42 7 50 49 4 22 4 55 4 81z"><text:p/></draw:path><draw:path draw:style-name="gr4" draw:text-style-name="P21" svg:width="0.0189in" svg:height="0.0488in" svg:x="0.1524in" svg:y="0.1055in" svg:viewBox="0 0 49 125" svg:d="M49 43c0-27-9-43-26-43-15 0-23 10-23 22s8 22 23 22c5 0 11-2 14-6 1-1 1-1 3-1 0 3 1 0 1 6 0 31-16 56-29 71-5 5-5 6-5 7 0 2 3 4 4 4 5 0 38-33 38-82z"><text:p/></draw:path><draw:path draw:style-name="gr4" draw:text-style-name="P21" svg:width="0.0543in" svg:height="0.1094in" svg:x="0.2264in" svg:y="0.0134in" svg:viewBox="0 0 139 279" svg:d="M139 279c0-3 0-8 0-13-5 0-8 0-13 0-38 0-40-5-40-20 0-78 0-157 0-235 0-10 0-11-9-11-25 26-63 26-77 26 0 5 0 9 0 14 10 0 34 0 55-11 0 72 0 145 0 217 0 15-1 20-38 20-5 0-9 0-13 0 0 5 0 10 0 13 14-1 50-1 67-1s54 0 68 1z"><text:p/></draw:path><draw:path draw:style-name="gr4" draw:text-style-name="P21" svg:width="0.0378in" svg:height="0.1642in" svg:x="0.3043in" svg:y="-0.0004in" svg:viewBox="0 0 97 418" svg:d="M97 226c0-10 0-22 0-34 0-72-44-156-91-191-1 0-1-1-2-1-3 0-4 2-4 5 0 1 0 2 1 3 45 33 73 117 73 184 0 12 0 24 0 34 0 68-28 151-73 184-1 1-1 2-1 3 0 3 1 5 4 5 1 0 1-1 2-1 47-35 91-119 91-191z"><text:p/></draw:path></draw:g></draw:g></text:span><text:span text:style-name="T5">. על־פי טענה ה’ (עמוד 192) מהספר תורת הקבוצ</text:span><text:span text:style-name="T6">ות קטע זה שקול ל־</text:span><text:span text:style-name="T6"><draw:g text:anchor-type="as-char" svg:y="-0.1126in" draw:z-index="2" draw:name="Shape3" draw:style-name="gr1"><svg:title>TexMaths</svg:title><svg:desc>12§display§R§svg§600§FALSE§</svg:desc><draw:g draw:style-name="gr2"><draw:path draw:style-name="gr3" draw:text-style-name="P20" svg:width="0.1075in" svg:height="0.0988in" svg:x="0.0016in" svg:y="0.0087in" svg:viewBox="0 0 274 252" svg:d="M0 0c92 0 182 0 274 0 0 84 0 168 0 252-92 0-182 0-274 0 0-84 0-168 0-252z"><text:p/></draw:path><draw:path draw:style-name="gr4" draw:text-style-name="P21" svg:width="0.1177in" svg:height="0.1161in" svg:x="-0.0004in" svg:y="0in" svg:viewBox="0 0 300 296" svg:d="M254 55c0 13-7 44-23 59-10 11-33 25-71 25-15 0-31 0-47 0 9-37 18-74 28-110 2-10 4-15 12-16 4 0 16 0 24 0 30 0 77 0 77 42zM300 247c0-4-3-2-5-4-3 0-4 2-6 4-9 32-29 39-38 39-13 0-17-8-17-25 0-14 4-35 5-48 1-6 1-15 1-20 0-32-28-44-40-49 44-9 93-38 93-80 0-38-37-64-93-64-40 0-79 0-119 0-9 0-12 0-12 8 0 5 3 5 12 5 5 0 8 0 15 1 9 0 13 2 13 6 0 3 0 4-3 9-19 74-37 150-55 225-5 16-6 19-39 19-8 0-12 0-12 8 0 5 4 4 6 5 18 0 35-1 53-1s36 1 54 1c3 0 9 0 9-8 0-5-4-5-12-5-16 0-28 0-28-7 0-3 1-5 1-8 9-37 18-74 28-110 17 0 34 0 49 0 39 0 46 23 46 37 0 6-3 19-6 29-2 12-6 27-6 36 0 46 50 46 56 46 36 0 50-42 50-49z"><text:p/></draw:path></draw:g></draw:g></text:span><text:span text:style-name="T6">, לכן </text:span><text:span text:style-name="T6"><draw:g text:anchor-type="as-char" svg:y="-0.1236in" draw:z-index="3" draw:name="Shape4" draw:style-name="gr1"><svg:title>TexMaths</svg:title><svg:desc>12§display§\lvert (0, 1) \rvert \le \aleph§svg§600§FALSE§</svg:desc><draw:g draw:style-name="gr2"><draw:path draw:style-name="gr3" draw:text-style-name="P20" svg:width="0.7567in" svg:height="0.148in" svg:x="-0.0004in" svg:y="0.0083in" svg:viewBox="0 0 1923 377" svg:d="M963 377c-322 0-642 0-963 0 0-126 0-251 0-377 641 0 1282 0 1923 0 0 126 0 251 0 377-320 0-641 0-960 0z"><text:p/></draw:path><draw:path draw:style-name="gr4" draw:text-style-name="P21" svg:width="0.0063in" svg:height="0.1654in" svg:x="0.011in" svg:y="-0.0004in" svg:viewBox="0 0 17 421" svg:d="M17 412c0-134 0-269 0-404 0-4-4-8-9-8-4 0-8 4-8 8 0 135 0 270 0 404 0 5 4 9 8 9 5 0 9-4 9-9z"><text:p/></draw:path><draw:path draw:style-name="gr4" draw:text-style-name="P21" svg:width="0.0378in" svg:height="0.1642in" svg:x="0.0539in" svg:y="0in" svg:viewBox="0 0 97 418" svg:d="M97 415c0-2 0-4-1-4-44-34-73-118-73-184 0-12 0-24 0-35 0-67 29-151 73-185 1 0 1-2 1-3 0-2-1-4-3-4s-2 0-3 1c-47 35-91 119-91 191 0 11 0 23 0 35 0 71 44 155 91 190 1 1 1 1 3 1s3-2 3-3z"><text:p/></draw:path><draw:path draw:style-name="gr4" draw:text-style-name="P21" svg:width="0.0697in" svg:height="0.113in" svg:x="0.1083in" svg:y="0.0138in" svg:viewBox="0 0 178 288" svg:d="M178 145c0-33-3-67-17-98-19-41-54-47-72-47-25 0-55 11-73 49-14 30-16 63-16 96 0 32 2 70 19 100 18 35 49 43 70 43 23 0 55-8 73-49 13-27 16-60 16-94zM143 141c0 31 0 60-5 86-6 40-30 52-49 52-17 0-42-11-49-51-5-24-5-63-5-87 0-28 0-56 3-78 9-50 40-55 51-55 13 0 42 9 49 50 5 24 5 56 5 83z"><text:p/></draw:path><draw:path draw:style-name="gr4" draw:text-style-name="P21" svg:width="0.0189in" svg:height="0.0492in" svg:x="0.1988in" svg:y="0.1059in" svg:viewBox="0 0 49 126" svg:d="M49 44c0-27-9-44-26-44-15 0-23 11-23 23 0 11 8 21 23 21 5 0 11-1 14-4 1-2 1-2 3-2 0 3 1 0 1 6 0 32-16 57-29 70-5 5-5 6-5 7 0 3 3 5 4 5 5 0 38-32 38-82z"><text:p/></draw:path><draw:path draw:style-name="gr4" draw:text-style-name="P21" svg:width="0.0543in" svg:height="0.1094in" svg:x="0.2732in" svg:y="0.0138in" svg:viewBox="0 0 139 279" svg:d="M139 279c0-4 0-9 0-13-5 0-8 0-13 0-38 0-40-5-40-21 0-78 0-156 0-234 0-11 0-11-9-11-25 26-63 26-77 26 0 5 0 9 0 14 8 0 34 0 55-11 0 72 0 144 0 216 0 16-1 21-38 21-5 0-9 0-13 0 0 4 0 9 0 13 14-1 50-1 67-1s54 0 68 1z"><text:p/></draw:path><draw:path draw:style-name="gr4" draw:text-style-name="P21" svg:width="0.0378in" svg:height="0.1642in" svg:x="0.3512in" svg:y="0in" svg:viewBox="0 0 97 418" svg:d="M97 227c0-12 0-24 0-35 0-72-44-156-91-191 0-1-1-1-2-1-2 0-4 2-4 4 0 1 0 3 1 3 45 34 73 118 73 185 0 11 0 23 0 35 0 66-28 150-73 184-1 0-1 2-1 4 0 1 2 3 4 3 1 0 2 0 2-1 47-35 91-119 91-190z"><text:p/></draw:path><draw:path draw:style-name="gr4" draw:text-style-name="P21" svg:width="0.0063in" svg:height="0.1654in" svg:x="0.4252in" svg:y="-0.0004in" svg:viewBox="0 0 17 421" svg:d="M17 412c0-134 0-269 0-404 0-4-4-8-9-8-4 0-8 4-8 8 0 135 0 270 0 404 0 5 4 9 8 9 5 0 9-4 9-9z"><text:p/></draw:path><draw:path draw:style-name="gr4" draw:text-style-name="P21" svg:width="0.1039in" svg:height="0.1236in" svg:x="0.5106in" svg:y="0.0193in" svg:viewBox="0 0 265 315" svg:d="M259 233c-77-36-153-72-230-108 77-37 153-74 230-110 11-4 4-19-7-14-82 38-163 77-245 115-7 4-7 14 0 17 82 37 163 76 245 114 11 5 18-9 7-14zM264 306c0-5-4-8-8-8-83 0-165 0-248 0-4 0-8 3-8 8s4 9 8 9c83 0 165 0 248 0 4 0 8-4 8-9z"><text:p/></draw:path><draw:path draw:style-name="gr4" draw:text-style-name="P21" svg:width="0.0823in" svg:height="0.1142in" svg:x="0.6823in" svg:y="0.0091in" svg:viewBox="0 0 210 291" svg:d="M210 264c0-12 0-19-40-62-6-6-6-7-6-11 0-1 0-14 8-54 1-7 7-36 8-53 13 16 14 24 14 30 0 3 2 5 5 5 1 0 11-4 11-26 0-8 0-17-16-32-12-11-13-12-21-26-15-23-16-25-18-33-1-1-3-2-4-2-2 0-12 5-12 26 0 10 0 20 29 46-1 21-7 55-8 61-3 16-6 35-8 47-39-45-79-91-118-136-17-19-18-33-18-38 0-2-2-6-5-6s-11 5-11 26c0 10 0 16 19 41 10 12 6 5 27 32-14 19-35 56-35 92 0 11 2 21 14 40 9 15 11 25 11 35 0 4 0 15-29 15-5 0-7 0-7 5s4 5 11 5c8 0 17 0 25 0 19 0 42-4 42-25 0-16-11-29-19-39-17-19-19-25-19-39s1-51 15-80c40 46 81 93 120 138 18 20 19 34 19 39 0 2 0 6 5 6 1 0 11-5 11-27z"><text:p/></draw:path></draw:g></draw:g></text:span><text:span text:style-name="T6"><text:s/></text:span><text:span text:style-name="T7">ו־</text:span><text:span text:style-name="T7"><draw:g text:anchor-type="as-char" svg:y="-0.1181in" draw:z-index="6" draw:name="Shape5"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7"> חלקית לקטע זה, לכן גם </text:span><text:span text:style-name="T7"><draw:g text:anchor-type="as-char" svg:y="-0.1236in" draw:z-index="7" draw:name="Shape6" draw:style-name="gr1"><svg:title>TexMaths</svg:title><svg:desc>12§display§\lvert A \rvert = \aleph§svg§600§FALSE§</svg:desc><draw:g draw:style-name="gr2"><draw:path draw:style-name="gr3" draw:text-style-name="P20" svg:width="0.5114in" svg:height="0.148in" svg:x="-0.0004in" svg:y="0.0083in" svg:viewBox="0 0 1300 377" svg:d="M651 377c-217 0-434 0-651 0 0-126 0-251 0-377 434 0 866 0 1300 0 0 126 0 251 0 377-217 0-434 0-649 0z"><text:p/></draw:path><draw:path draw:style-name="gr4" draw:text-style-name="P21" svg:width="0.0063in" svg:height="0.1654in" svg:x="0.011in" svg:y="-0.0004in" svg:viewBox="0 0 17 421" svg:d="M17 412c0-134 0-269 0-404 0-4-4-8-9-8-4 0-8 4-8 8 0 135 0 270 0 404 0 5 4 9 8 9 5 0 9-4 9-9z"><text:p/></draw:path><draw:path draw:style-name="gr4" draw:text-style-name="P21" svg:width="0.1134in" svg:height="0.1181in" svg:x="0.0429in" svg:y="0.0051in" svg:viewBox="0 0 289 301" svg:d="M289 292c0-5-4-5-10-5-26 0-26-2-27-14-9-87-17-174-26-262-1-9-1-11-8-11s-8 4-11 7c-49 82-97 164-146 245-17 28-33 34-51 35-6 1-10 1-10 9 0 2 2 5 6 5 11 0 24-2 36-2 13 0 29 2 42 2 2 0 8 0 8-9 0-4-3-5-7-5-10 0-19-3-19-14 0-5 2-10 5-16 3-5 3-5 32-53 35 0 71 0 106 0 1 10 7 65 7 70 0 12-22 13-30 13-6 0-11 0-11 9 0 5 4 3 6 5 18 0 36-2 53-2 10 0 37 2 48 2 2 0 7 0 7-9zM207 191c-32 0-63 0-96 0 28-47 56-92 83-138 5 46 9 91 13 138z"><text:p/></draw:path><draw:path draw:style-name="gr4" draw:text-style-name="P21" svg:width="0.0063in" svg:height="0.1654in" svg:x="0.1811in" svg:y="-0.0004in" svg:viewBox="0 0 17 421" svg:d="M17 412c0-134 0-269 0-404 0-4-4-8-9-8-4 0-8 4-8 8 0 135 0 270 0 404 0 5 4 9 8 9 5 0 9-4 9-9z"><text:p/></draw:path><draw:path draw:style-name="gr4" draw:text-style-name="P21" svg:width="0.1098in" svg:height="0.039in" svg:x="0.2622in" svg:y="0.063in" svg:viewBox="0 0 280 100" svg:d="M280 8c0-3-3-8-8-8-87 0-176 0-264 0-4 0-8 4-8 8s4 10 8 10c88 0 177 0 264 0 5 0 8-5 8-10zM280 91c0-4-3-9-8-9-87 0-176 0-264 0-4 0-8 5-8 9s4 9 8 9c88 0 177 0 264 0 5 0 8-5 8-9z"><text:p/></draw:path><draw:path draw:style-name="gr4" draw:text-style-name="P21" svg:width="0.0823in" svg:height="0.1142in" svg:x="0.4374in" svg:y="0.0091in" svg:viewBox="0 0 210 291" svg:d="M210 264c0-12 0-19-40-62-6-6-6-7-6-11 0-1 0-14 7-54 2-7 8-36 9-53 13 16 14 24 14 30 0 3 1 5 5 5 1 0 11-4 11-26 0-8 0-17-16-32-12-11-13-12-21-26-15-23-16-25-18-33-2-1-3-2-4-2-2 0-12 5-12 26 0 10 0 20 29 46-1 21-7 55-9 61-2 16-6 35-7 47-39-45-79-91-118-136-17-19-18-33-18-38 0-2-2-6-5-6s-11 5-11 26c0 10 0 16 19 41 10 12 6 5 27 32-14 19-35 56-35 92 0 11 2 21 14 40 9 15 11 25 11 35 0 4 0 15-29 15-5 0-7 0-7 5s4 5 11 5c8 0 17 0 25 0 19 0 42-4 42-25 0-16-11-29-19-39-17-19-19-25-19-39s1-51 15-80c40 46 80 93 120 138 18 20 19 34 19 39 0 2 0 6 5 6 1 0 11-5 11-27z"><text:p/></draw:path></draw:g></draw:g></text:span><text:span text:style-name="T6">. </text:span><text:span text:style-name="T7">נראה כי ישנה פונקציה חד־חד ערכית מ־</text:span><text:span text:style-name="T7"><draw:g text:anchor-type="as-char" svg:y="-0.1228in" draw:z-index="4" draw:name="Shape7" draw:style-name="gr1"><svg:title>TexMaths</svg:title><svg:desc>12§display§(0, 1)§svg§600§FALSE§</svg:desc><draw:g draw:style-name="gr2"><draw:path draw:style-name="gr3" draw:text-style-name="P20" svg:width="0.3339in" svg:height="0.1472in" svg:x="-0.0004in" svg:y="0.0079in" svg:viewBox="0 0 849 375" svg:d="M426 375c-143 0-284 0-426 0 0-125 0-250 0-375 283 0 566 0 849 0 0 125 0 250 0 375-141 0-283 0-423 0z"><text:p/></draw:path><draw:path draw:style-name="gr4" draw:text-style-name="P21" svg:width="0.0378in" svg:height="0.1642in" svg:x="0.0079in" svg:y="-0.0004in" svg:viewBox="0 0 97 418" svg:d="M97 413c0-1-1-2-2-3-43-33-72-116-72-184 0-10 0-22 0-34 0-67 29-151 72-184 1-1 2-2 2-3 0-3-2-5-5-5-1 0-1 1-2 1-46 35-90 119-90 191 0 12 0 24 0 34 0 72 44 156 90 191 1 0 1 1 2 1 3 0 5-2 5-5z"><text:p/></draw:path><draw:path draw:style-name="gr4" draw:text-style-name="P21" svg:width="0.0697in" svg:height="0.113in" svg:x="0.0618in" svg:y="0.0134in" svg:viewBox="0 0 178 288" svg:d="M178 145c0-34-3-67-17-98-19-40-54-47-72-47-25 0-55 11-73 50-14 29-16 61-16 95 0 32 2 69 19 101 18 33 49 42 70 42 23 0 55-9 73-48 13-28 16-62 16-95zM143 140c0 33 0 60-5 86-6 40-30 53-49 53-17 0-41-11-49-51-4-24-4-63-4-88 0-26 0-54 2-77 9-50 40-53 51-53 14 0 42 7 50 49 4 22 4 55 4 81z"><text:p/></draw:path><draw:path draw:style-name="gr4" draw:text-style-name="P21" svg:width="0.0189in" svg:height="0.0488in" svg:x="0.1524in" svg:y="0.1055in" svg:viewBox="0 0 49 125" svg:d="M49 43c0-27-9-43-26-43-15 0-23 10-23 22s8 22 23 22c5 0 11-2 14-6 1-1 1-1 3-1 0 3 1 0 1 6 0 31-16 56-29 71-5 5-5 6-5 7 0 2 3 4 4 4 5 0 38-33 38-82z"><text:p/></draw:path><draw:path draw:style-name="gr4" draw:text-style-name="P21" svg:width="0.0543in" svg:height="0.1094in" svg:x="0.2264in" svg:y="0.0134in" svg:viewBox="0 0 139 279" svg:d="M139 279c0-3 0-8 0-13-5 0-8 0-13 0-38 0-40-5-40-20 0-78 0-157 0-235 0-10 0-11-9-11-25 26-63 26-77 26 0 5 0 9 0 14 10 0 34 0 55-11 0 72 0 145 0 217 0 15-1 20-38 20-5 0-9 0-13 0 0 5 0 10 0 13 14-1 50-1 67-1s54 0 68 1z"><text:p/></draw:path><draw:path draw:style-name="gr4" draw:text-style-name="P21" svg:width="0.0378in" svg:height="0.1642in" svg:x="0.3043in" svg:y="-0.0004in" svg:viewBox="0 0 97 418" svg:d="M97 226c0-10 0-22 0-34 0-72-44-156-91-191-1 0-1-1-2-1-3 0-4 2-4 5 0 1 0 2 1 3 45 33 73 117 73 184 0 12 0 24 0 34 0 68-28 151-73 184-1 1-1 2-1 3 0 3 1 5 4 5 1 0 1-1 2-1 47-35 91-119 91-191z"><text:p/></draw:path></draw:g></draw:g></text:span><text:span text:style-name="T7"> לקבוצה </text:span><text:span text:style-name="T7"><draw:g text:anchor-type="as-char" svg:y="-0.1181in" draw:z-index="5" draw:name="Shape8"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7">, פונקציה זו מוגדרת כך שעבור כל מספר בקטע, התוצאה היא חזרה על כל מספר עשרוני במספר המקורי פעמיים. ניתן לראות בגלל פונקציה זו שגם </text:span><text:span text:style-name="T7"><draw:g text:anchor-type="as-char" svg:y="-0.1236in" draw:z-index="8" draw:name="Shape9" draw:style-name="gr1"><svg:title>TexMaths</svg:title><svg:desc>12§display§\lvert A \rvert \ge \aleph§svg§600§FALSE§</svg:desc><draw:g draw:style-name="gr2"><draw:path draw:style-name="gr3" draw:text-style-name="P20" svg:width="0.5114in" svg:height="0.148in" svg:x="-0.0004in" svg:y="0.0083in" svg:viewBox="0 0 1300 377" svg:d="M651 377c-217 0-434 0-651 0 0-126 0-251 0-377 434 0 866 0 1300 0 0 126 0 251 0 377-217 0-434 0-649 0z"><text:p/></draw:path><draw:path draw:style-name="gr4" draw:text-style-name="P21" svg:width="0.0063in" svg:height="0.1654in" svg:x="0.011in" svg:y="-0.0004in" svg:viewBox="0 0 17 421" svg:d="M17 412c0-134 0-269 0-404 0-4-4-8-9-8-4 0-8 4-8 8 0 135 0 270 0 404 0 5 4 9 8 9 5 0 9-4 9-9z"><text:p/></draw:path><draw:path draw:style-name="gr4" draw:text-style-name="P21" svg:width="0.1134in" svg:height="0.1181in" svg:x="0.0429in" svg:y="0.0051in" svg:viewBox="0 0 289 301" svg:d="M289 292c0-5-4-5-10-5-26 0-26-2-27-14-9-87-17-174-26-262-1-9-1-11-8-11s-8 4-11 7c-49 82-97 164-146 245-17 28-33 34-51 35-6 1-10 1-10 9 0 2 2 5 6 5 11 0 24-2 36-2 13 0 29 2 42 2 2 0 8 0 8-9 0-4-3-5-7-5-10 0-19-3-19-14 0-5 2-10 5-16 3-5 3-5 32-53 35 0 71 0 106 0 1 10 7 65 7 70 0 12-22 13-30 13-6 0-11 0-11 9 0 5 4 3 6 5 18 0 36-2 53-2 10 0 37 2 48 2 2 0 7 0 7-9zM207 191c-32 0-63 0-96 0 28-47 56-92 83-138 5 46 9 91 13 138z"><text:p/></draw:path><draw:path draw:style-name="gr4" draw:text-style-name="P21" svg:width="0.0063in" svg:height="0.1654in" svg:x="0.1811in" svg:y="-0.0004in" svg:viewBox="0 0 17 421" svg:d="M17 412c0-134 0-269 0-404 0-4-4-8-9-8-4 0-8 4-8 8 0 135 0 270 0 404 0 5 4 9 8 9 5 0 9-4 9-9z"><text:p/></draw:path><draw:path draw:style-name="gr4" draw:text-style-name="P21" svg:width="0.1035in" svg:height="0.1236in" svg:x="0.2657in" svg:y="0.0193in" svg:viewBox="0 0 264 315" svg:d="M256 133c8-3 8-13 0-17-81-38-163-77-244-115-10-5-17 10-7 14 76 36 153 73 230 110-77 36-154 72-230 108-10 5-3 19 7 14 81-38 163-77 244-114zM264 306c0-5-4-8-9-8-82 0-164 0-247 0-4 0-8 3-8 8s4 9 8 9c83 0 165 0 247 0 5 0 9-4 9-9z"><text:p/></draw:path><draw:path draw:style-name="gr4" draw:text-style-name="P21" svg:width="0.0823in" svg:height="0.1142in" svg:x="0.4374in" svg:y="0.0091in" svg:viewBox="0 0 210 291" svg:d="M210 264c0-12 0-19-40-62-6-6-6-7-6-11 0-1 0-14 7-54 2-7 8-36 9-53 13 16 14 24 14 30 0 3 1 5 5 5 1 0 11-4 11-26 0-8 0-17-16-32-12-11-13-12-21-26-15-23-16-25-18-33-2-1-3-2-4-2-2 0-12 5-12 26 0 10 0 20 29 46-1 21-7 55-9 61-2 16-6 35-7 47-39-45-79-91-118-136-17-19-18-33-18-38 0-2-2-6-5-6s-11 5-11 26c0 10 0 16 19 41 10 12 6 5 27 32-14 19-35 56-35 92 0 11 2 21 14 40 9 15 11 25 11 35 0 4 0 15-29 15-5 0-7 0-7 5s4 5 11 5c8 0 17 0 25 0 19 0 42-4 42-25 0-16-11-29-19-39-17-19-19-25-19-39s1-51 15-80c40 46 80 93 120 138 18 20 19 34 19 39 0 2 0 6 5 6 1 0 11-5 11-27z"><text:p/></draw:path></draw:g></draw:g></text:span><text:span text:style-name="T7"><text:s/>ולכן עוצמת הקבוצה היא </text:span><text:span text:style-name="T7"><draw:g text:anchor-type="as-char" svg:y="-0.1138in" draw:z-index="9" draw:name="Shape10" draw:style-name="gr1"><svg:title>TexMaths</svg:title><svg:desc>12§display§\aleph§svg§600§FALSE§</svg:desc><draw:g draw:style-name="gr2"><draw:path draw:style-name="gr3" draw:text-style-name="P20" svg:width="0.074in" svg:height="0.0969in" svg:x="-0.0004in" svg:y="0.0079in" svg:viewBox="0 0 189 247" svg:d="M95 247c-32 0-64 0-95 0 0-83 0-164 0-247 63 0 126 0 189 0 0 83 0 164 0 247-32 0-63 0-94 0z"><text:p/></draw:path><draw:path draw:style-name="gr4" draw:text-style-name="P21" svg:width="0.0815in" svg:height="0.1138in" svg:x="0.0004in" svg:y="-0.0004in" svg:viewBox="0 0 208 290" svg:d="M208 262c0-11 0-18-40-62-6-7-6-7-6-11 0-1 0-14 7-53 2-7 8-35 9-52 13 15 14 24 14 30 2 2 2 5 5 5 1 0 11-4 11-27 0-7 0-17-16-31-12-12-13-12-21-26-15-23-16-25-18-33-2-1-3-2-4-2-2 0-11 5-11 26 0 10 0 19 28 46-1 20-7 55-9 61-2 14-6 33-7 45-38-44-78-89-116-134-18-20-18-33-20-38 0-2 0-6-3-6s-11 5-11 26c0 10 0 16 19 41 10 12 5 5 25 30-12 20-33 57-33 91 0 12 2 21 13 42 8 15 12 25 12 33 0 5 0 16-30 17-4 0-6 0-6 5s4 5 10 5c8 0 16 0 25 0 20 0 42-5 42-25 0-16-11-29-18-39-18-21-19-26-19-40s1-50 15-78c40 45 80 91 119 136 17 21 18 35 18 40 0 2 2 4 5 4 1 0 11-4 11-26z"><text:p/></draw:path></draw:g></draw:g></text:span></text:p>
      <text:h text:style-name="P19" text:outline-level="2">סעיף ב’</text:h>
      <text:p text:style-name="P5">תהיה קבוצה <draw:g text:anchor-type="as-char" svg:y="-0.1228in" draw:z-index="13" draw:name="Shape11" draw:style-name="gr1"><svg:title>TexMaths</svg:title><svg:desc>12§display§A = (N \times (0, 1)) \cap (R \times Q)§svg§600§FALSE§</svg:desc><draw:g draw:style-name="gr2"><draw:path draw:style-name="gr3" draw:text-style-name="P20" svg:width="1.9417in" svg:height="0.1472in" svg:x="0.002in" svg:y="0.0079in" svg:viewBox="0 0 4933 375" svg:d="M2466 375c-822 0-1644 0-2466 0 0-125 0-250 0-375 1644 0 3288 0 4933 0 0 125 0 250 0 375-822 0-1645 0-2467 0z"><text:p/></draw:path><draw:path draw:style-name="gr4" draw:text-style-name="P21" svg:width="0.1134in" svg:height="0.1181in" svg:x="-0.0004in" svg:y="0.0047in" svg:viewBox="0 0 289 301" svg:d="M289 292c0-4-5-4-11-4-25 0-25-4-26-16-8-86-18-174-26-261 0-9 0-11-8-11-7 0-8 4-12 7-49 82-97 163-146 245-17 28-34 34-52 36-4 0-8 0-8 8 0 2 1 5 5 5 12 0 24-2 36-2 14 0 29 2 42 2 3 0 8 0 8-9 0-4-3-4-6-4-11-2-20-5-20-15 0-6 2-9 6-15 2-6 3-6 32-53 35 0 71 0 106 0 1 8 6 65 6 68 0 13-22 15-30 15-6 0-10 0-10 8 0 5 4 3 6 5 17 0 35-2 53-2 10 0 36 2 47 2 2 0 8 0 8-9zM208 192c-33 0-65 0-98 0 28-47 57-94 84-139 5 45 9 92 14 139z"><text:p/></draw:path><draw:path draw:style-name="gr4" draw:text-style-name="P21" svg:width="0.1102in" svg:height="0.0382in" svg:x="0.1736in" svg:y="0.0634in" svg:viewBox="0 0 281 98" svg:d="M281 8c0-4-4-8-9-8-87 0-176 0-264 0-4 0-8 4-8 8 0 5 4 9 8 9 88 0 177 0 264 0 5 0 9-4 9-9zM281 90c0-5-4-9-9-9-87 0-176 0-264 0-4 0-8 4-8 9s4 8 8 8c88 0 177 0 264 0 5 0 9-3 9-8z"><text:p/></draw:path><draw:path draw:style-name="gr4" draw:text-style-name="P21" svg:width="0.0378in" svg:height="0.1642in" svg:x="0.3563in" svg:y="-0.0004in" svg:viewBox="0 0 97 418" svg:d="M97 413c0-1-1-2-1-3-44-33-73-116-73-184 0-10 0-22 0-34 0-67 29-151 73-184 0-1 1-2 1-3 0-3-2-5-3-5-2 0-3 1-4 1-46 35-90 119-90 191 0 12 0 24 0 34 0 72 44 156 90 191 1 0 2 1 4 1 1 0 3-2 3-5z"><text:p/></draw:path><draw:path draw:style-name="gr4" draw:text-style-name="P21" svg:width="0.1394in" svg:height="0.1122in" svg:x="0.4106in" svg:y="0.0102in" svg:viewBox="0 0 355 286" svg:d="M355 5c-2-1 0-5-6-5-14 0-29 1-42 1-14 0-30-1-43-1-2 0-8 0-8 8 0 5 4 5 8 5 24 0 29 10 29 18 0 1-1 9-1 10-16 62-33 124-48 185-32-71-62-145-93-218-3-8-5-8-14-8-19 0-37 0-57 0-8 0-12 0-12 8 0 5 4 5 12 5 3 0 29 0 29 4-19 75-37 151-56 225-5 17-12 30-46 31-2 0-7 0-7 9 0 2 2 4 5 4 14 0 29-1 42-1 14 0 30 1 44 1 1 0 7 0 7-8 0-5-3-5-8-5-24-1-28-11-28-19 0-2 0-5 2-10 19-73 37-147 56-220 1 2 1 4 4 7 34 83 69 165 104 247 4 7 5 8 8 8 5 0 5-1 8-9 19-77 39-155 58-233 4-16 12-30 46-31 1 0 7 0 7-8z"><text:p/></draw:path><draw:path draw:style-name="gr4" draw:text-style-name="P21" svg:width="0.0795in" svg:height="0.0791in" svg:x="0.6161in" svg:y="0.0417in" svg:viewBox="0 0 203 202" svg:d="M201 199c3-2 3-8 0-11-29-28-58-58-88-87 30-29 59-59 88-88 3-2 3-8 0-10-4-4-9-4-12 0-29 28-58 57-88 86-29-29-57-58-87-86-3-4-9-4-11 0-4 2-4 8 0 10 29 29 57 59 86 88-29 29-57 59-86 87-4 3-4 9 0 11 2 4 8 4 11 0 30-29 58-57 87-86 30 29 59 57 88 86 3 4 8 4 12 0z"><text:p/></draw:path><draw:path draw:style-name="gr4" draw:text-style-name="P21" svg:width="0.0378in" svg:height="0.1642in" svg:x="0.7748in" svg:y="-0.0004in" svg:viewBox="0 0 97 418" svg:d="M97 413c0-1-1-2-2-3-43-33-73-116-73-184 0-10 0-22 0-34 0-67 30-151 73-184 1-1 2-2 2-3 0-3-2-5-5-5-1 0-1 1-2 1-47 35-90 119-90 191 0 12 0 24 0 34 0 72 43 156 90 191 1 0 1 1 2 1 3 0 5-2 5-5z"><text:p/></draw:path><draw:path draw:style-name="gr4" draw:text-style-name="P21" svg:width="0.0697in" svg:height="0.113in" svg:x="0.8287in" svg:y="0.0134in" svg:viewBox="0 0 178 288" svg:d="M178 145c0-34-2-67-17-98-19-40-54-47-71-47-26 0-56 11-74 50-14 29-16 61-16 95 0 32 2 69 19 101 18 33 49 42 70 42 23 0 55-9 73-48 14-28 16-62 16-95zM143 140c0 33 0 60-5 86-6 40-30 53-49 53-17 0-41-11-49-51-4-24-4-63-4-88 0-26 0-54 2-77 9-50 40-53 51-53 14 0 42 7 50 49 4 22 4 55 4 81z"><text:p/></draw:path><draw:path draw:style-name="gr4" draw:text-style-name="P21" svg:width="0.0189in" svg:height="0.0488in" svg:x="0.9201in" svg:y="0.1055in" svg:viewBox="0 0 49 125" svg:d="M49 43c0-27-11-43-27-43-14 0-22 10-22 22s8 22 22 22c4 0 10-2 15-6 1-1 1-1 1-1 0 3 2 0 2 6 0 31-15 56-29 71-5 5-5 6-5 7 0 2 2 4 5 4 5 0 38-33 38-82z"><text:p/></draw:path><draw:path draw:style-name="gr4" draw:text-style-name="P21" svg:width="0.0543in" svg:height="0.1094in" svg:x="0.9937in" svg:y="0.0134in" svg:viewBox="0 0 139 279" svg:d="M139 279c0-3 0-8 0-13-5 0-8 0-13 0-38 0-40-5-40-20 0-78 0-157 0-235 0-10 0-11-9-11-27 26-64 26-77 26 0 5 0 9 0 14 8 0 34 0 55-11 0 72 0 145 0 217 0 15-1 20-39 20-5 0-9 0-14 0 0 5 0 10 0 13 15-1 52-1 69-1s54 0 68 1z"><text:p/></draw:path><draw:path draw:style-name="gr4" draw:text-style-name="P21" svg:width="0.0382in" svg:height="0.1642in" svg:x="1.0713in" svg:y="-0.0004in" svg:viewBox="0 0 98 418" svg:d="M98 226c0-10 0-22 0-34 0-72-44-156-91-191-1 0-1-1-2-1-3 0-5 2-5 5 0 1 1 2 2 3 44 33 74 117 74 184 0 12 0 24 0 34 0 68-30 151-74 184-1 1-2 2-2 3 0 3 2 5 5 5 1 0 1-1 2-1 47-35 91-119 91-191z"><text:p/></draw:path><draw:path draw:style-name="gr4" draw:text-style-name="P21" svg:width="0.0378in" svg:height="0.1642in" svg:x="1.1358in" svg:y="-0.0004in" svg:viewBox="0 0 97 418" svg:d="M97 226c0-10 0-22 0-34 0-72-44-156-90-191-1 0-1-1-2-1-3 0-5 2-5 5 0 1 1 2 1 3 45 33 73 117 73 184 0 12 0 24 0 34 0 68-28 151-73 184 0 1-1 2-1 3 0 3 2 5 5 5 1 0 1-1 2-1 46-35 90-119 90-191z"><text:p/></draw:path><draw:path draw:style-name="gr4" draw:text-style-name="P21" svg:width="0.0902in" svg:height="0.1024in" svg:x="1.2378in" svg:y="0.0236in" svg:viewBox="0 0 230 261" svg:d="M230 253c0-53 0-107 0-160 0-51-51-93-115-93-65 0-115 42-115 93 0 53 0 107 0 160 0 5 4 8 8 8 5 0 9-3 9-8 0-53 0-107 0-160 0-43 44-76 98-76s99 33 99 76c0 53 0 107 0 160 0 5 3 8 8 8s8-3 8-8z"><text:p/></draw:path><draw:path draw:style-name="gr4" draw:text-style-name="P21" svg:width="0.0378in" svg:height="0.1642in" svg:x="1.3925in" svg:y="-0.0004in" svg:viewBox="0 0 97 418" svg:d="M97 413c0-1-1-2-1-3-44-33-73-116-73-184 0-10 0-22 0-34 0-67 29-151 73-184 0-1 1-2 1-3 0-3-2-5-5-5-1 0-1 1-2 1-46 35-90 119-90 191 0 12 0 24 0 34 0 72 44 156 90 191 1 0 1 1 2 1 3 0 5-2 5-5z"><text:p/></draw:path><draw:path draw:style-name="gr4" draw:text-style-name="P21" svg:width="0.1181in" svg:height="0.1157in" svg:x="1.4469in" svg:y="0.0102in" svg:viewBox="0 0 301 295" svg:d="M256 55c0 14-8 43-23 59-12 12-34 25-72 25-16 0-31 0-47 0 10-37 18-73 28-110 2-10 3-15 12-16 3 0 16 0 25 0 30 0 77 0 77 42zM301 247c0-5-3-3-5-5-3 0-4 2-6 6-9 31-27 38-38 38-13 0-17-9-17-26 0-13 4-34 5-47 1-6 1-13 1-19 0-32-27-45-39-50 43-9 93-39 93-81 0-37-38-63-93-63-40 0-81 0-120 0-9 0-12 0-12 8 0 5 3 5 10 5 6 0 10 0 17 1 7 0 11 2 11 6 0 3 0 4-1 9-19 74-37 149-57 224-4 17-4 20-38 20-7 0-12 0-12 9 0 4 4 3 6 4 18 0 36 0 54-1 18 1 35 1 53 1 3 0 8 0 8-8 0-5-3-5-12-5-15 0-26 0-26-7 0-4 0-5 1-7 10-36 18-73 28-110 16 0 33 0 50 0 38 0 46 22 46 38 0 6-4 19-6 29-3 10-8 26-8 34 0 45 52 45 57 45 36 0 50-42 50-48z"><text:p/></draw:path><draw:path draw:style-name="gr4" draw:text-style-name="P21" svg:width="0.0795in" svg:height="0.0791in" svg:x="1.6315in" svg:y="0.0417in" svg:viewBox="0 0 203 202" svg:d="M201 199c3-2 3-8 0-11-29-28-58-58-87-87 29-29 58-59 87-88 3-2 3-8 0-10-3-4-9-4-11 0-29 28-58 57-88 86-28-29-57-58-87-86-4-4-9-4-12 0-4 2-4 8 0 10 30 29 59 59 87 88-28 29-57 59-87 87-4 3-4 9 0 11 3 4 8 4 12 0 30-29 59-57 87-86 30 29 59 57 88 86 2 4 8 4 11 0z"><text:p/></draw:path><draw:path draw:style-name="gr4" draw:text-style-name="P21" svg:width="0.1146in" svg:height="0.148in" svg:x="1.7815in" svg:y="0.0071in" svg:viewBox="0 0 292 377" svg:d="M292 114c0-68-46-114-108-114-92 0-184 96-184 194 0 68 47 110 108 110 11 0 25-1 41-6-1 27-1 28-1 33 0 13 0 46 34 46 51 0 71-76 71-81 0-4-3-5-5-5-3 0-4 3-4 5-11 30-35 41-51 41-19 0-25-12-29-43 65-26 128-100 128-180zM254 99c0 44-21 141-92 180-2-15-6-45-37-45-23 0-43 20-43 43 0 8 1 9 2 13-32-13-47-46-47-83 0-29 11-88 43-134 30-43 70-62 101-62 42 0 73 32 73 88zM150 278c0 7 0 7-5 8-11 5-23 9-35 9-6 0-19 0-19-18 0-17 16-34 34-34s25 10 25 35z"><text:p/></draw:path><draw:path draw:style-name="gr4" draw:text-style-name="P21" svg:width="0.0378in" svg:height="0.1642in" svg:x="1.9142in" svg:y="-0.0004in" svg:viewBox="0 0 97 418" svg:d="M97 226c0-10 0-22 0-34 0-72-44-156-91-191-1 0-1-1-2-1-3 0-4 2-4 5 0 1 0 2 1 3 45 33 73 117 73 184 0 12 0 24 0 34 0 68-28 151-73 184-1 1-1 2-1 3 0 3 1 5 4 5 1 0 1-1 2-1 47-35 91-119 91-191z"><text:p/></draw:path></draw:g></draw:g>. אנו יודעים ש־<draw:g text:anchor-type="as-char" svg:y="-0.1126in" draw:z-index="10" draw:name="Shape12" draw:style-name="gr1"><svg:title>TexMaths</svg:title><svg:desc>12§display§N \subseteq R§svg§600§FALSE§</svg:desc><draw:g draw:style-name="gr2"><draw:path draw:style-name="gr3" draw:text-style-name="P20" svg:width="0.4791in" svg:height="0.1161in" svg:x="0.0016in" svg:y="0.0087in" svg:viewBox="0 0 1218 296" svg:d="M0 0c406 0 812 0 1218 0 0 98 0 198 0 296-406 0-812 0-1218 0 0-98 0-198 0-296z"><text:p/></draw:path><draw:path draw:style-name="gr4" draw:text-style-name="P21" svg:width="0.139in" svg:height="0.1122in" svg:x="-0.0004in" svg:y="0in" svg:viewBox="0 0 354 286" svg:d="M354 5c-3-1 0-5-5-5-14 0-29 1-43 1-15 0-29-1-42-1-4 0-9 0-9 8 0 5 5 5 9 5 24 0 27 10 27 18 0 1 0 9-1 10-15 62-31 125-47 186-31-72-62-145-93-219-3-8-4-8-13-8-19 0-37 0-57 0-8 0-12 0-12 8 0 5 4 5 12 5 3 0 29 0 29 4-19 74-37 150-56 224-5 17-12 31-46 33-2 0-7 0-7 8 0 2 1 4 5 4 14 0 29-2 42-2 14 0 30 2 44 2 1 0 7 0 7-9 0-3-3-3-8-3-25-2-28-11-28-20 0-2 0-4 2-9 18-73 37-148 55-221 2 2 2 4 4 7 35 83 70 165 105 247 3 8 5 8 8 8 5 0 5-2 6-9 19-78 40-155 60-233 4-16 11-30 46-31 1 0 6 0 6-8z"><text:p/></draw:path><draw:path draw:style-name="gr4" draw:text-style-name="P21" svg:width="0.1in" svg:height="0.124in" svg:x="0.2039in" svg:y="0.0094in" svg:viewBox="0 0 255 316" svg:d="M255 236c0-4-3-8-8-8-41 0-83 0-124 0-58 0-106-48-106-106s48-105 106-105c41 0 83 0 124 0 5 0 8-4 8-9 0-4-3-8-8-8-41 0-83 0-124 0-68 0-123 54-123 122s55 123 123 123c41 0 83 0 124 0 5 0 8-4 8-9zM255 307c0-5-3-8-8-8-77 0-152 0-229 0-5 0-10 3-10 8s5 9 10 9c77 0 152 0 229 0 5 0 8-4 8-9z"><text:p/></draw:path><draw:path draw:style-name="gr4" draw:text-style-name="P21" svg:width="0.1181in" svg:height="0.1157in" svg:x="0.3709in" svg:y="0in" svg:viewBox="0 0 301 295" svg:d="M255 55c0 15-7 43-24 59-10 11-32 25-70 25-16 0-32 0-47 0 9-37 18-74 27-110 3-10 4-15 11-16 5 0 18 0 27 0 30 0 76 0 76 42zM301 247c0-5-4-2-5-5-3 0-5 3-6 6-11 32-29 38-38 38-13 0-17-9-17-26 0-13 2-34 5-48 0-6 1-13 1-19 0-31-28-44-40-49 44-8 93-38 93-80 0-38-37-64-93-64-39 0-80 0-119 0-9 0-14 0-14 8 0 5 5 5 12 5 6 0 10 0 17 1 7 0 11 2 11 6 0 3 0 4-1 9-19 74-37 150-57 224-4 17-6 21-38 21-8 0-12 0-12 8 0 4 4 2 6 4 18 0 35-2 53-2s36 2 54 2c3 0 8 0 8-9 0-3-4-3-12-3-15 0-27 0-27-9 0-2 1-5 1-7 9-37 19-74 29-110 16 0 32 0 49 0 38 0 46 22 46 37 0 7-3 19-6 30s-7 26-7 35c0 45 51 45 57 45 36 0 50-42 50-48z"><text:p/></draw:path></draw:g></draw:g>, לכן הקבוצה <draw:g text:anchor-type="as-char" svg:y="-0.1181in" draw:z-index="11" draw:name="Shape13"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מכילה זוגות סדורים כך שהאיבר הראשון תמיד ב־<draw:g text:anchor-type="as-char" svg:y="-0.1126in" draw:z-index="12" draw:name="Shape14" draw:style-name="gr1"><svg:title>TexMaths</svg:title><svg:desc>12§display§N§svg§600§FALSE§</svg:desc><draw:g draw:style-name="gr2"><draw:path draw:style-name="gr3" draw:text-style-name="P20" svg:width="0.1287in" svg:height="0.0949in" svg:x="0.0016in" svg:y="0.0087in" svg:viewBox="0 0 328 242" svg:d="M0 0c110 0 218 0 328 0 0 80 0 162 0 242-110 0-218 0-328 0 0-80 0-162 0-242z"><text:p/></draw:path><draw:path draw:style-name="gr4" draw:text-style-name="P21" svg:width="0.139in" svg:height="0.1122in" svg:x="-0.0004in" svg:y="0in" svg:viewBox="0 0 354 286" svg:d="M354 5c-2-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 5-16 12-30 46-31 2 0 7-1 7-8z"><text:p/></draw:path></draw:g></draw:g>. נסתכל על חיתוך שתי הקבוצות באיבר השני של הזוגות הסדורים, הם חייבים להיות ב־<draw:g text:anchor-type="as-char" svg:y="-0.1165in" draw:z-index="14" draw:name="Shape15" draw:style-name="gr1"><svg:title>TexMaths</svg:title><svg:desc>12§display§Q§svg§600§FALSE§</svg:desc><draw:g draw:style-name="gr2"><draw:path draw:style-name="gr3" draw:text-style-name="P20" svg:width="0.1043in" svg:height="0.1311in" svg:x="0in" svg:y="0.0083in" svg:viewBox="0 0 266 334" svg:d="M0 0c89 0 177 0 266 0 0 112 0 222 0 334-89 0-177 0-266 0 0-112 0-222 0-334z"><text:p/></draw:path><draw:path draw:style-name="gr4" draw:text-style-name="P21" svg:width="0.1134in" svg:height="0.1484in" svg:x="-0.0004in" svg:y="0in" svg:viewBox="0 0 289 378" svg:d="M289 113c0-67-44-113-107-113-90 0-182 96-182 192 0 70 47 113 108 113 9 0 24-2 41-7-2 27-2 28-2 33 0 14 0 47 34 47 49 0 69-77 69-82 0-3-2-4-4-4-4 0-4 1-5 4-10 30-35 41-49 41-19 0-25-11-30-44 66-25 127-99 127-180zM252 100c0 42-22 139-91 179-3-15-6-46-36-46-23 0-43 22-43 44 0 8 1 9 2 13-32-13-47-46-47-84 0-28 11-88 43-133 30-43 70-62 100-62 42 0 72 32 72 89zM150 279c0 6 0 6-5 8-11 5-23 8-35 8-6 0-19 0-19-18 0-17 16-34 34-34 16 0 25 9 25 36z"><text:p/></draw:path></draw:g></draw:g> וב־<draw:g text:anchor-type="as-char" svg:y="-0.1228in" draw:z-index="15" draw:name="Shape16" draw:style-name="gr1"><svg:title>TexMaths</svg:title><svg:desc>12§display§(0, 1)§svg§600§FALSE§</svg:desc><draw:g draw:style-name="gr2"><draw:path draw:style-name="gr3" draw:text-style-name="P20" svg:width="0.3339in" svg:height="0.1472in" svg:x="-0.0004in" svg:y="0.0079in" svg:viewBox="0 0 849 375" svg:d="M426 375c-143 0-284 0-426 0 0-125 0-250 0-375 283 0 566 0 849 0 0 125 0 250 0 375-141 0-283 0-423 0z"><text:p/></draw:path><draw:path draw:style-name="gr4" draw:text-style-name="P21" svg:width="0.0378in" svg:height="0.1642in" svg:x="0.0079in" svg:y="-0.0004in" svg:viewBox="0 0 97 418" svg:d="M97 413c0-1-1-2-2-3-43-33-72-116-72-184 0-10 0-22 0-34 0-67 29-151 72-184 1-1 2-2 2-3 0-3-2-5-5-5-1 0-1 1-2 1-46 35-90 119-90 191 0 12 0 24 0 34 0 72 44 156 90 191 1 0 1 1 2 1 3 0 5-2 5-5z"><text:p/></draw:path><draw:path draw:style-name="gr4" draw:text-style-name="P21" svg:width="0.0697in" svg:height="0.113in" svg:x="0.0618in" svg:y="0.0134in" svg:viewBox="0 0 178 288" svg:d="M178 145c0-34-3-67-17-98-19-40-54-47-72-47-25 0-55 11-73 50-14 29-16 61-16 95 0 32 2 69 19 101 18 33 49 42 70 42 23 0 55-9 73-48 13-28 16-62 16-95zM143 140c0 33 0 60-5 86-6 40-30 53-49 53-17 0-41-11-49-51-4-24-4-63-4-88 0-26 0-54 2-77 9-50 40-53 51-53 14 0 42 7 50 49 4 22 4 55 4 81z"><text:p/></draw:path><draw:path draw:style-name="gr4" draw:text-style-name="P21" svg:width="0.0189in" svg:height="0.0488in" svg:x="0.1524in" svg:y="0.1055in" svg:viewBox="0 0 49 125" svg:d="M49 43c0-27-9-43-26-43-15 0-23 10-23 22s8 22 23 22c5 0 11-2 14-6 1-1 1-1 3-1 0 3 1 0 1 6 0 31-16 56-29 71-5 5-5 6-5 7 0 2 3 4 4 4 5 0 38-33 38-82z"><text:p/></draw:path><draw:path draw:style-name="gr4" draw:text-style-name="P21" svg:width="0.0543in" svg:height="0.1094in" svg:x="0.2264in" svg:y="0.0134in" svg:viewBox="0 0 139 279" svg:d="M139 279c0-3 0-8 0-13-5 0-8 0-13 0-38 0-40-5-40-20 0-78 0-157 0-235 0-10 0-11-9-11-25 26-63 26-77 26 0 5 0 9 0 14 10 0 34 0 55-11 0 72 0 145 0 217 0 15-1 20-38 20-5 0-9 0-13 0 0 5 0 10 0 13 14-1 50-1 67-1s54 0 68 1z"><text:p/></draw:path><draw:path draw:style-name="gr4" draw:text-style-name="P21" svg:width="0.0378in" svg:height="0.1642in" svg:x="0.3043in" svg:y="-0.0004in" svg:viewBox="0 0 97 418" svg:d="M97 226c0-10 0-22 0-34 0-72-44-156-91-191-1 0-1-1-2-1-3 0-4 2-4 5 0 1 0 2 1 3 45 33 73 117 73 184 0 12 0 24 0 34 0 68-28 151-73 184-1 1-1 2-1 3 0 3 1 5 4 5 1 0 1-1 2-1 47-35 91-119 91-191z"><text:p/></draw:path></draw:g></draw:g>, לכן הם קבוצת כל המספרים הרציונלים שגדולים מ־0 וקטנים מ־1. <text:span text:style-name="T8">אנו יודעים שעוצמת </text:span><text:span text:style-name="T8"><draw:g text:anchor-type="as-char" svg:y="-0.1165in" draw:z-index="16" draw:name="Shape17" draw:style-name="gr1"><svg:title>TexMaths</svg:title><svg:desc>12§display§Q§svg§600§FALSE§</svg:desc><draw:g draw:style-name="gr2"><draw:path draw:style-name="gr3" draw:text-style-name="P20" svg:width="0.1043in" svg:height="0.1311in" svg:x="0in" svg:y="0.0083in" svg:viewBox="0 0 266 334" svg:d="M0 0c89 0 177 0 266 0 0 112 0 222 0 334-89 0-177 0-266 0 0-112 0-222 0-334z"><text:p/></draw:path><draw:path draw:style-name="gr4" draw:text-style-name="P21" svg:width="0.1134in" svg:height="0.1484in" svg:x="-0.0004in" svg:y="0in" svg:viewBox="0 0 289 378" svg:d="M289 113c0-67-45-113-107-113-90 0-182 96-182 192 0 70 47 113 108 113 9 0 24-2 41-7-2 27-2 28-2 33 0 14 0 47 34 47 49 0 69-77 69-82 0-3-2-4-4-4-4 0-4 1-5 4-10 30-35 41-49 41-19 0-25-11-30-44 66-25 127-99 127-180zM252 100c0 42-22 139-91 179-3-15-6-46-36-46-23 0-43 22-43 44 0 8 1 9 2 13-32-13-47-46-47-84 0-28 11-88 43-133 30-43 70-62 100-62 42 0 72 32 72 89zM150 279c0 6 0 6-5 8-11 5-23 8-35 8-6 0-19 0-19-18 0-17 16-34 34-34 16 0 25 9 25 36z"><text:p/></draw:path></draw:g></draw:g></text:span><text:span text:style-name="T8"><text:s/>היא </text:span><text:span text:style-name="T8"><draw:g text:anchor-type="as-char" svg:y="-0.1146in" draw:z-index="17" draw:name="Shape18" draw:style-name="gr1"><svg:title>TexMaths</svg:title><svg:desc>12§display§\aleph_0§svg§600§FALSE§</svg:desc><draw:g draw:style-name="gr2"><draw:path draw:style-name="gr3" draw:text-style-name="P20" svg:width="0.1429in" svg:height="0.1406in" svg:x="-0.0004in" svg:y="0.0079in" svg:viewBox="0 0 364 358" svg:d="M183 358c-61 0-122 0-183 0 0-119 0-239 0-358 121 0 243 0 364 0 0 119 0 239 0 358-60 0-121 0-181 0z"><text:p/></draw:path><draw:path draw:style-name="gr4" draw:text-style-name="P21" svg:width="0.0815in" svg:height="0.1142in" svg:x="0.0004in" svg:y="-0.0004in" svg:viewBox="0 0 208 291" svg:d="M208 264c0-12 0-19-38-61-7-7-7-8-7-12 0-1 1-14 8-53 1-8 6-37 9-54 13 16 13 24 14 30 0 3 0 5 4 5 2 0 10-4 10-27 0-7 0-16-14-31-13-11-14-12-23-26-14-23-15-25-18-33 0-1-1-2-3-2-3 0-11 5-11 26 0 10 0 20 29 46-2 20-9 55-10 61-2 16-6 35-7 47-40-45-78-91-117-136-18-19-18-33-20-38 0-2 0-6-3-6s-11 5-11 26c0 10 0 16 19 41 10 12 5 5 27 31-14 20-35 57-35 93 0 11 2 20 13 40 8 15 12 25 12 34 0 5 0 16-30 17-4 0-6 0-6 4 0 5 4 5 11 5 8 0 17 0 25 0 19 0 41-4 41-26 0-15-10-28-18-38-18-19-19-24-19-40 0-13 1-49 15-79 40 46 79 93 120 138 18 21 18 34 19 39 0 2 0 6 4 6 2 0 10-5 10-27z"><text:p/></draw:path><draw:path draw:style-name="gr4" draw:text-style-name="P21" svg:width="0.0535in" svg:height="0.0791in" svg:x="0.0976in" svg:y="0.0783in" svg:viewBox="0 0 137 202" svg:d="M137 102c0-32-4-56-18-77-9-13-27-25-51-25-68 0-68 80-68 102 0 21 0 100 68 100 69 0 69-79 69-100zM109 97c0 23 0 45-4 63-6 27-25 33-37 33-13 0-31-8-37-32-5-17-5-41-5-64 0-21 0-43 5-60 6-23 25-29 37-29 16 0 31 10 36 27 5 15 5 37 5 62z"><text:p/></draw:path></draw:g></draw:g></text:span><text:span text:style-name="T8">, ואנו יודעים שבקטע הסגור </text:span><text:span text:style-name="T8"><draw:g text:anchor-type="as-char" svg:y="-0.1228in" draw:z-index="18" draw:name="Shape19" draw:style-name="gr1"><svg:title>TexMaths</svg:title><svg:desc>12§display§(0, 1)§svg§600§FALSE§</svg:desc><draw:g draw:style-name="gr2"><draw:path draw:style-name="gr3" draw:text-style-name="P20" svg:width="0.3339in" svg:height="0.1472in" svg:x="-0.0004in" svg:y="0.0079in" svg:viewBox="0 0 849 375" svg:d="M426 375c-143 0-284 0-426 0 0-125 0-250 0-375 283 0 566 0 849 0 0 125 0 250 0 375-141 0-283 0-423 0z"><text:p/></draw:path><draw:path draw:style-name="gr4" draw:text-style-name="P21" svg:width="0.0378in" svg:height="0.1642in" svg:x="0.0079in" svg:y="-0.0004in" svg:viewBox="0 0 97 418" svg:d="M97 413c0-1-1-2-2-3-43-33-72-116-72-184 0-10 0-22 0-34 0-67 29-151 72-184 1-1 2-2 2-3 0-3-2-5-5-5-1 0-1 1-2 1-46 35-90 119-90 191 0 12 0 24 0 34 0 72 44 156 90 191 1 0 1 1 2 1 3 0 5-2 5-5z"><text:p/></draw:path><draw:path draw:style-name="gr4" draw:text-style-name="P21" svg:width="0.0697in" svg:height="0.113in" svg:x="0.0618in" svg:y="0.0134in" svg:viewBox="0 0 178 288" svg:d="M178 145c0-34-3-67-17-98-19-40-54-47-72-47-25 0-55 11-73 50-14 29-16 61-16 95 0 32 2 69 19 101 18 33 49 42 70 42 23 0 55-9 73-48 13-28 16-62 16-95zM143 140c0 33 0 60-5 86-6 40-30 53-49 53-17 0-41-11-49-51-4-24-4-63-4-88 0-26 0-54 2-77 9-50 40-53 51-53 14 0 42 7 50 49 4 22 4 55 4 81z"><text:p/></draw:path><draw:path draw:style-name="gr4" draw:text-style-name="P21" svg:width="0.0189in" svg:height="0.0488in" svg:x="0.1524in" svg:y="0.1055in" svg:viewBox="0 0 49 125" svg:d="M49 43c0-27-9-43-26-43-15 0-23 10-23 22s8 22 23 22c5 0 11-2 14-6 1-1 1-1 3-1 0 3 1 0 1 6 0 31-16 56-29 71-5 5-5 6-5 7 0 2 3 4 4 4 5 0 38-33 38-82z"><text:p/></draw:path><draw:path draw:style-name="gr4" draw:text-style-name="P21" svg:width="0.0543in" svg:height="0.1094in" svg:x="0.2264in" svg:y="0.0134in" svg:viewBox="0 0 139 279" svg:d="M139 279c0-3 0-8 0-13-5 0-8 0-13 0-38 0-40-5-40-20 0-78 0-157 0-235 0-10 0-11-9-11-25 26-63 26-77 26 0 5 0 9 0 14 10 0 34 0 55-11 0 72 0 145 0 217 0 15-1 20-38 20-5 0-9 0-13 0 0 5 0 10 0 13 14-1 50-1 67-1s54 0 68 1z"><text:p/></draw:path><draw:path draw:style-name="gr4" draw:text-style-name="P21" svg:width="0.0378in" svg:height="0.1642in" svg:x="0.3043in" svg:y="-0.0004in" svg:viewBox="0 0 97 418" svg:d="M97 226c0-10 0-22 0-34 0-72-44-156-91-191-1 0-1-1-2-1-3 0-4 2-4 5 0 1 0 2 1 3 45 33 73 117 73 184 0 12 0 24 0 34 0 68-28 151-73 184-1 1-1 2-1 3 0 3 1 5 4 5 1 0 1-1 2-1 47-35 91-119 91-191z"><text:p/></draw:path></draw:g></draw:g></text:span><text:span text:style-name="T8"><text:s/>יש כמות אין־סופית של מספרים רציונלים, לכן עוצמת המספרים הרציונלים הקטנים מ־1 וגדולים מ־0 היא גם </text:span><text:span text:style-name="T8"><draw:g text:anchor-type="as-char" svg:y="-0.1146in" draw:z-index="19" draw:name="Shape20" draw:style-name="gr1"><svg:title>TexMaths</svg:title><svg:desc>12§display§\aleph_0§svg§600§FALSE§</svg:desc><draw:g draw:style-name="gr2"><draw:path draw:style-name="gr3" draw:text-style-name="P20" svg:width="0.1429in" svg:height="0.1406in" svg:x="-0.0004in" svg:y="0.0079in" svg:viewBox="0 0 364 358" svg:d="M183 358c-61 0-122 0-183 0 0-119 0-239 0-358 121 0 243 0 364 0 0 119 0 239 0 358-60 0-121 0-181 0z"><text:p/></draw:path><draw:path draw:style-name="gr4" draw:text-style-name="P21" svg:width="0.0815in" svg:height="0.1142in" svg:x="0.0004in" svg:y="-0.0004in" svg:viewBox="0 0 208 291" svg:d="M208 264c0-12 0-19-38-61-7-7-7-8-7-12 0-1 1-14 8-53 1-8 6-37 9-54 13 16 13 24 14 30 0 3 0 5 4 5 2 0 10-4 10-27 0-7 0-16-14-31-13-11-14-12-23-26-14-23-15-25-18-33 0-1-1-2-3-2-3 0-11 5-11 26 0 10 0 20 29 46-2 20-9 55-10 61-2 16-6 35-7 47-40-45-78-91-117-136-18-19-18-33-20-38 0-2 0-6-3-6s-11 5-11 26c0 10 0 16 19 41 10 12 5 5 27 31-14 20-35 57-35 93 0 11 2 20 13 40 8 15 12 25 12 34 0 5 0 16-30 17-4 0-6 0-6 4 0 5 4 5 11 5 8 0 17 0 25 0 19 0 41-4 41-26 0-15-10-28-18-38-18-19-19-24-19-40 0-13 1-49 15-79 40 46 79 93 120 138 18 21 18 34 19 39 0 2 0 6 4 6 2 0 10-5 10-27z"><text:p/></draw:path><draw:path draw:style-name="gr4" draw:text-style-name="P21" svg:width="0.0535in" svg:height="0.0791in" svg:x="0.0976in" svg:y="0.0783in" svg:viewBox="0 0 137 202" svg:d="M137 102c0-32-4-56-18-77-9-13-27-25-51-25-68 0-68 80-68 102 0 21 0 100 68 100 69 0 69-79 69-100zM109 97c0 23 0 45-4 63-6 27-25 33-37 33-13 0-31-8-37-32-5-17-5-41-5-64 0-21 0-43 5-60 6-23 25-29 37-29 16 0 31 10 36 27 5 15 5 37 5 62z"><text:p/></draw:path></draw:g></draw:g></text:span><text:span text:style-name="T8">. עוצמת המספרים הטבעיים היא </text:span><text:span text:style-name="T8"><draw:g text:anchor-type="as-char" svg:y="-0.1146in" draw:z-index="20" draw:name="Shape21" draw:style-name="gr1"><svg:title>TexMaths</svg:title><svg:desc>12§display§\aleph_0§svg§600§FALSE§</svg:desc><draw:g draw:style-name="gr2"><draw:path draw:style-name="gr3" draw:text-style-name="P20" svg:width="0.1429in" svg:height="0.1406in" svg:x="-0.0004in" svg:y="0.0079in" svg:viewBox="0 0 364 358" svg:d="M183 358c-61 0-122 0-183 0 0-119 0-239 0-358 121 0 243 0 364 0 0 119 0 239 0 358-60 0-121 0-181 0z"><text:p/></draw:path><draw:path draw:style-name="gr4" draw:text-style-name="P21" svg:width="0.0815in" svg:height="0.1142in" svg:x="0.0004in" svg:y="-0.0004in" svg:viewBox="0 0 208 291" svg:d="M208 264c0-12 0-19-38-61-7-7-7-8-7-12 0-1 1-14 8-53 1-8 6-37 9-54 13 16 13 24 14 30 0 3 0 5 4 5 2 0 10-4 10-27 0-7 0-16-14-31-13-11-14-12-23-26-14-23-15-25-18-33 0-1-1-2-3-2-3 0-11 5-11 26 0 10 0 20 29 46-2 20-9 55-10 61-2 16-6 35-7 47-40-45-78-91-117-136-18-19-18-33-20-38 0-2 0-6-3-6s-11 5-11 26c0 10 0 16 19 41 10 12 5 5 27 31-14 20-35 57-35 93 0 11 2 20 13 40 8 15 12 25 12 34 0 5 0 16-30 17-4 0-6 0-6 4 0 5 4 5 11 5 8 0 17 0 25 0 19 0 41-4 41-26 0-15-10-28-18-38-18-19-19-24-19-40 0-13 1-49 15-79 40 46 79 93 120 138 18 21 18 34 19 39 0 2 0 6 4 6 2 0 10-5 10-27z"><text:p/></draw:path><draw:path draw:style-name="gr4" draw:text-style-name="P21" svg:width="0.0535in" svg:height="0.0791in" svg:x="0.0976in" svg:y="0.0783in" svg:viewBox="0 0 137 202" svg:d="M137 102c0-32-4-56-18-77-9-13-27-25-51-25-68 0-68 80-68 102 0 21 0 100 68 100 69 0 69-79 69-100zM109 97c0 23 0 45-4 63-6 27-25 33-37 33-13 0-31-8-37-32-5-17-5-41-5-64 0-21 0-43 5-60 6-23 25-29 37-29 16 0 31 10 36 27 5 15 5 37 5 62z"><text:p/></draw:path></draw:g></draw:g></text:span><text:span text:style-name="T8"><text:s/>ולכן עוצמת הקבוצה </text:span><text:span text:style-name="T8"><draw:g text:anchor-type="as-char" svg:y="-0.1181in" draw:z-index="21" draw:name="Shape22"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8"><text:s/>שקולה לעוצמת הקבוצה </text:span><text:span text:style-name="T8"><draw:g text:anchor-type="as-char" svg:y="-0.1126in" draw:z-index="22" draw:name="Shape23" draw:style-name="gr1"><svg:title>TexMaths</svg:title><svg:desc>12§display§N \times N§svg§600§FALSE§</svg:desc><draw:g draw:style-name="gr2"><draw:path draw:style-name="gr3" draw:text-style-name="P20" svg:width="0.4819in" svg:height="0.0949in" svg:x="0.0016in" svg:y="0.0087in" svg:viewBox="0 0 1225 242" svg:d="M0 0c408 0 817 0 1225 0 0 80 0 162 0 242-408 0-817 0-1225 0 0-80 0-162 0-242z"><text:p/></draw:path><draw:path draw:style-name="gr4" draw:text-style-name="P21" svg:width="0.139in" svg:height="0.1122in" svg:x="-0.0004in" svg:y="0in" svg:viewBox="0 0 354 286" svg:d="M354 5c-2-1 0-5-5-5-14 0-29 1-43 1s-29-1-42-1c-4 0-8 0-8 8 0 5 4 5 8 5 24 0 28 10 28 18 0 1 0 9-2 10-15 61-31 123-46 185-32-72-63-146-94-218-2-8-4-8-13-8-19 0-37 0-57 0-8 0-12 0-12 8 0 5 4 5 12 5 3 0 29 0 29 4-19 74-37 150-56 224-5 17-12 30-46 31-2 0-7 2-7 9 0 3 1 5 5 5 14 0 29-2 42-2 14 0 30 2 44 2 1 0 7 0 7-9 0-3-3-5-8-5-25-1-28-9-28-18 0-3 0-4 2-9 18-73 37-148 55-221 2 2 2 4 5 7 34 82 69 165 104 246 4 7 5 9 8 9 5 0 5-2 6-9 20-78 40-155 60-233 4-16 11-30 45-31 2 0 7-1 7-8z"><text:p/></draw:path><draw:path draw:style-name="gr4" draw:text-style-name="P21" svg:width="0.0787in" svg:height="0.0795in" svg:x="0.2051in" svg:y="0.0307in" svg:viewBox="0 0 201 203" svg:d="M199 201c3-4 3-9 0-12-29-29-58-58-87-87 29-29 58-59 87-87 3-4 3-9 0-12-3-4-9-4-11 0-29 29-58 58-88 87-28-29-57-58-87-87-4-4-9-4-12 0-1 3-1 8 0 12 30 28 59 58 87 87-28 29-57 58-87 87-1 3-1 8 0 12 3 3 8 3 12 0 30-30 59-59 87-88 30 29 59 58 88 88 2 3 8 3 11 0z"><text:p/></draw:path><draw:path draw:style-name="gr4" draw:text-style-name="P21" svg:width="0.1394in" svg:height="0.1122in" svg:x="0.3524in" svg:y="0in" svg:viewBox="0 0 355 286" svg:d="M355 5c-2-1 0-5-6-5-13 0-27 1-42 1-14 0-29-1-43-1-2 0-7 0-7 8 0 5 3 5 7 5 24 0 29 10 29 18 0 1-1 9-1 10-16 61-32 123-47 185-31-72-63-146-94-218-3-8-3-8-13-8-19 0-37 0-56 0-9 0-12 0-12 8 0 5 3 5 10 5 3 0 29 0 29 4-19 74-37 150-56 224-4 17-11 30-46 31-2 0-7 2-7 9 0 3 2 5 6 5 13 0 28-2 42-2s30 2 43 2c3 0 7 0 7-9 0-3-3-5-8-5-24-1-28-9-28-18 0-3 2-4 3-9 18-73 37-148 55-221 1 2 1 4 4 7 34 82 70 165 105 246 3 7 4 9 7 9 5 0 5-2 8-9 19-78 38-155 58-233 5-16 12-30 46-31 2 0 7-1 7-8z"><text:p/></draw:path></draw:g></draw:g></text:span><text:span text:style-name="T8">. </text:span><text:span text:style-name="T9">לפי משפט 4.11 מהספר תורת הקבוצות, עוצמה זו שקולה לעוצמה של </text:span><text:span text:style-name="T9"><draw:g text:anchor-type="as-char" svg:y="-0.1126in" draw:z-index="23" draw:name="Shape24" draw:style-name="gr1"><svg:title>TexMaths</svg:title><svg:desc>12§display§N§svg§600§FALSE§</svg:desc><draw:g draw:style-name="gr2"><draw:path draw:style-name="gr3" draw:text-style-name="P20" svg:width="0.1287in" svg:height="0.0949in" svg:x="0.0016in" svg:y="0.0087in" svg:viewBox="0 0 328 242" svg:d="M0 0c110 0 218 0 328 0 0 80 0 162 0 242-110 0-218 0-328 0 0-80 0-162 0-242z"><text:p/></draw:path><draw:path draw:style-name="gr4" draw:text-style-name="P21" svg:width="0.139in" svg:height="0.1122in" svg:x="-0.0004in" svg:y="0in" svg:viewBox="0 0 354 286" svg:d="M354 5c-2-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 5-16 12-30 46-31 2 0 7-1 7-8z"><text:p/></draw:path></draw:g></draw:g></text:span><text:span text:style-name="T9">, לכן </text:span><text:span text:style-name="T9"><draw:g text:anchor-type="as-char" svg:y="-0.1244in" draw:z-index="24" draw:name="Shape25" draw:style-name="gr1"><svg:title>TexMaths</svg:title><svg:desc>12§display§\lvert A \rvert = \aleph_0§svg§600§FALSE§</svg:desc><draw:g draw:style-name="gr2"><draw:path draw:style-name="gr3" draw:text-style-name="P20" svg:width="0.5819in" svg:height="0.15in" svg:x="-0.0004in" svg:y="0.0087in" svg:viewBox="0 0 1479 382" svg:d="M740 382c-248 0-494 0-740 0 0-128 0-255 0-382 493 0 986 0 1479 0 0 127 0 254 0 382-246 0-493 0-739 0z"><text:p/></draw:path><draw:path draw:style-name="gr4" draw:text-style-name="P21" svg:width="0.0063in" svg:height="0.165in" svg:x="0.011in" svg:y="-0.0004in" svg:viewBox="0 0 17 420" svg:d="M17 412c0-135 0-269 0-404 0-4-4-8-9-8-4 0-8 4-8 8 0 135 0 269 0 404 0 4 4 8 8 8 5 0 9-4 9-8z"><text:p/></draw:path><draw:path draw:style-name="gr4" draw:text-style-name="P21" svg:width="0.1134in" svg:height="0.1177in" svg:x="0.0429in" svg:y="0.0055in" svg:viewBox="0 0 289 300" svg:d="M289 292c0-5-3-5-9-5-27 0-27-3-28-15-8-86-17-174-25-261-1-9-1-11-8-11-8 0-9 4-11 7-50 82-98 163-147 245-17 28-33 34-51 35-6 1-10 1-10 8 0 3 2 5 6 5 11 0 24-1 36-1 14 0 29 1 42 1 2 0 8 0 8-7 0-5-3-6-7-6-9 0-19-4-19-15 0-4 2-9 6-15 2-5 2-5 31-53 35 0 71 0 106 0 1 10 7 65 7 70 0 12-22 13-30 13-6 0-11 0-11 8 0 5 4 4 6 5 18 0 36-1 53-1 11 0 37 1 48 1 3 0 7 0 7-8zM208 191c-33 0-64 0-96 0 27-47 55-93 82-138 5 45 9 91 14 138z"><text:p/></draw:path><draw:path draw:style-name="gr4" draw:text-style-name="P21" svg:width="0.0063in" svg:height="0.165in" svg:x="0.1815in" svg:y="-0.0004in" svg:viewBox="0 0 17 420" svg:d="M17 412c0-135 0-269 0-404 0-4-4-8-9-8-4 0-8 4-8 8 0 135 0 269 0 404 0 4 4 8 8 8 5 0 9-4 9-8z"><text:p/></draw:path><draw:path draw:style-name="gr4" draw:text-style-name="P21" svg:width="0.1102in" svg:height="0.0382in" svg:x="0.2634in" svg:y="0.063in" svg:viewBox="0 0 281 98" svg:d="M281 8c0-4-4-8-8-8-88 0-177 0-265 0-4 0-8 4-8 8s4 9 8 9c88 0 177 0 265 0 4 0 8-5 8-9zM281 90c0-5-4-8-8-8-88 0-177 0-265 0-4 0-8 3-8 8 0 4 4 8 8 8 88 0 177 0 265 0 4 0 8-4 8-8z"><text:p/></draw:path><draw:path draw:style-name="gr4" draw:text-style-name="P21" svg:width="0.0823in" svg:height="0.1138in" svg:x="0.4382in" svg:y="0.0094in" svg:viewBox="0 0 210 290" svg:d="M210 264c0-12 0-19-40-61-6-7-6-9-6-12 0-1 0-15 8-53 1-8 7-37 8-54 13 16 14 24 14 30 2 2 2 5 5 5s11-4 11-27c0-7 0-16-16-31-12-11-13-12-21-26-15-23-16-25-18-33-1-1-3-2-4-2-2 0-11 5-11 26 0 10 0 20 28 46-1 20-7 55-8 61-3 16-6 35-8 47-39-46-79-91-118-136-17-19-18-33-18-38 0-2-2-6-5-6s-11 5-11 26c0 10 0 16 19 41 11 12 6 5 27 31-14 20-35 57-35 93 0 11 2 20 14 39 9 16 12 26 12 35 0 5 0 16-30 17-5 0-7 0-7 4s4 4 11 4c8 0 17 0 25 0 19 0 42-3 42-25 0-15-11-29-19-37-17-20-19-25-19-41 0-13 1-49 15-79 40 46 81 92 120 138 18 20 19 34 19 38 0 3 2 6 5 6s11-4 11-26z"><text:p/></draw:path><draw:path draw:style-name="gr4" draw:text-style-name="P21" svg:width="0.0535in" svg:height="0.0791in" svg:x="0.5366in" svg:y="0.0874in" svg:viewBox="0 0 137 202" svg:d="M137 102c0-32-4-56-18-77-9-13-28-25-51-25-68 0-68 80-68 102 0 20 0 100 68 100 69 0 69-80 69-100zM109 97c0 23 0 45-3 63-6 27-26 33-38 33-14 0-32-8-37-32-5-17-5-41-5-64 0-21 0-43 5-60 6-23 25-29 37-29 16 0 32 10 36 27 5 15 5 37 5 62z"><text:p/></draw:path></draw:g></draw:g></text:span><text:span text:style-name="T9">.</text:span></text:p>
      <text:h text:style-name="P19" text:outline-level="2">סעיף ג’</text:h>
      <text:p text:style-name="P6">תהיה קבוצה <draw:g text:anchor-type="as-char" svg:y="-0.1236in" draw:z-index="25" draw:name="Shape26" draw:style-name="gr1"><svg:title>TexMaths</svg:title><svg:desc>12§display§A = \mathcal{P}((0, 1) \backslash I)§svg§600§FALSE§</svg:desc><draw:g draw:style-name="gr2"><draw:path draw:style-name="gr3" draw:text-style-name="P20" svg:width="1.1059in" svg:height="0.148in" svg:x="0.002in" svg:y="0.0083in" svg:viewBox="0 0 2810 377" svg:d="M1405 377c-469 0-937 0-1405 0 0-126 0-251 0-377 937 0 1873 0 2810 0 0 126 0 251 0 377-468 0-937 0-1405 0z"><text:p/></draw:path><draw:path draw:style-name="gr4" draw:text-style-name="P21" svg:width="0.113in" svg:height="0.1181in" svg:x="-0.0004in" svg:y="0.0051in" svg:viewBox="0 0 288 301" svg:d="M288 292c0-5-4-5-10-5-25 0-25-2-26-14-8-87-18-174-26-262-2-9-2-11-9-11-6 0-8 4-11 7-49 82-97 164-146 245-17 28-34 34-52 35-4 1-8 1-8 9 0 2 1 5 5 5 12 0 24-2 36-2 14 0 29 2 42 2 3 0 8 0 8-9 0-4-3-5-7-5-10 0-19-3-19-14 0-5 2-10 6-16 2-5 3-5 32-53 35 0 71 0 106 0 0 10 6 65 6 70 0 12-22 13-30 13-6 0-10 0-10 9 0 5 4 3 6 5 17 0 35-2 52-2 11 0 37 2 48 2 2 0 7 0 7-9zM208 191c-33 0-65 0-98 0 28-47 56-92 83-138 5 46 10 91 15 138z"><text:p/></draw:path><draw:path draw:style-name="gr4" draw:text-style-name="P21" svg:width="0.1102in" svg:height="0.039in" svg:x="0.1732in" svg:y="0.063in" svg:viewBox="0 0 281 100" svg:d="M281 8c0-3-4-8-9-8-87 0-176 0-264 0-4 0-8 4-8 8s4 10 8 10c88 0 177 0 264 0 5 0 9-5 9-10zM281 91c0-4-4-9-9-9-87 0-176 0-264 0-4 0-8 5-8 9s4 9 8 9c88 0 177 0 264 0 5 0 9-5 9-9z"><text:p/></draw:path><draw:path draw:style-name="gr4" draw:text-style-name="P21" svg:width="0.113in" svg:height="0.1189in" svg:x="0.3457in" svg:y="0.0063in" svg:viewBox="0 0 288 303" svg:d="M255 85c-5 22-17 44-35 59-20 16-45 21-68 21 11-47 23-94 35-141 13 0 26 0 38 4 10 2 18 6 23 13 10 12 12 28 7 44zM285 83c5-17 5-35-5-47-8-11-19-16-32-19-18-6-36-7-56-7 0-3 1-6 2-9-1 0-2-1-4-1-9 4-19 7-27 11-31 0-65 7-91 27-20 15-35 33-40 53-2 10-5 20 1 26 1 2 5 4 9 4s9-2 14-6c4-3 6-8 7-13 1-3 0-8 0-12 0-6 0-12 1-17 3-13 15-24 26-32 21-17 60-17 70-17-14 57-28 114-43 172-5 18-9 34-18 49-5 11-11 23-21 31-9 8-18 14-28 14-6 0-11-2-13-5-4-5-4-12-1-18 1-7 2-15-2-19-1-3-6-4-9-4-5 0-10 1-13 4-5 4-9 9-10 15-4 10-2 19 2 25 8 10 20 15 32 15 20 0 40-9 58-23 27-20 38-49 47-77 3-9 5-18 7-26 33 0 68-9 96-32 21-16 35-39 41-62z"><text:p/></draw:path><draw:path draw:style-name="gr4" draw:text-style-name="P21" svg:width="0.0378in" svg:height="0.1642in" svg:x="0.4827in" svg:y="0in" svg:viewBox="0 0 97 418" svg:d="M97 415c0-2-1-4-2-4-43-34-72-118-72-184 0-12 0-24 0-35 0-67 29-151 72-185 1 0 2-2 2-3 0-2-2-4-5-4-1 0-1 0-2 1-46 35-90 119-90 191 0 11 0 23 0 35 0 71 44 155 90 190 1 1 1 1 2 1 3 0 5-2 5-3z"><text:p/></draw:path><draw:path draw:style-name="gr4" draw:text-style-name="P21" svg:width="0.0378in" svg:height="0.1642in" svg:x="0.5472in" svg:y="0in" svg:viewBox="0 0 97 418" svg:d="M97 415c0-2 0-4-1-4-44-34-73-118-73-184 0-12 0-24 0-35 0-67 29-151 73-185 1 0 1-2 1-3 0-2-1-4-3-4s-3 0-3 1c-47 35-91 119-91 191 0 11 0 23 0 35 0 71 44 155 91 190 0 1 1 1 3 1s3-2 3-3z"><text:p/></draw:path><draw:path draw:style-name="gr4" draw:text-style-name="P21" svg:width="0.0697in" svg:height="0.113in" svg:x="0.6008in" svg:y="0.0138in" svg:viewBox="0 0 178 288" svg:d="M178 145c0-33-3-67-17-98-19-41-54-47-72-47-25 0-55 11-73 49-14 30-16 63-16 96 0 32 2 70 19 100 18 35 49 43 70 43 23 0 55-8 73-49 13-27 16-60 16-94zM143 141c0 31 0 60-5 86-6 40-30 52-49 52-17 0-42-11-49-51-5-24-5-63-5-87 0-28 0-56 3-78 9-50 40-55 51-55 13 0 42 9 49 50 5 24 5 56 5 83z"><text:p/></draw:path><draw:path draw:style-name="gr4" draw:text-style-name="P21" svg:width="0.0189in" svg:height="0.0492in" svg:x="0.6917in" svg:y="0.1059in" svg:viewBox="0 0 49 126" svg:d="M49 44c0-27-9-44-26-44-15 0-23 11-23 23 0 11 8 21 23 21 5 0 11-1 14-4 1-2 1-2 3-2 0 3 1 0 1 6 0 32-16 57-29 70-5 5-5 6-5 7 0 3 3 5 4 5 5 0 38-32 38-82z"><text:p/></draw:path><draw:path draw:style-name="gr4" draw:text-style-name="P21" svg:width="0.0539in" svg:height="0.1094in" svg:x="0.7661in" svg:y="0.0138in" svg:viewBox="0 0 138 279" svg:d="M138 279c0-4 0-9 0-13-5 0-8 0-13 0-37 0-39-5-39-21 0-78 0-156 0-234 0-11 0-11-10-11-26 26-63 26-76 26 0 5 0 9 0 14 8 0 32 0 55-11 0 72 0 144 0 216 0 16-1 21-39 21-5 0-9 0-14 0 0 4 0 9 0 13 15-1 52-1 69-1s53 0 67 1z"><text:p/></draw:path><draw:path draw:style-name="gr4" draw:text-style-name="P21" svg:width="0.0378in" svg:height="0.1642in" svg:x="0.8437in" svg:y="0in" svg:viewBox="0 0 97 418" svg:d="M97 227c0-12 0-24 0-35 0-72-44-156-90-191-1-1-2-1-3-1-2 0-4 2-4 4 0 1 1 2 1 3 45 34 73 118 73 185 0 11 0 23 0 35 0 66-28 150-73 184 0 1-1 2-1 4 0 1 2 3 4 3 1 0 2 0 3-1 46-35 90-119 90-190z"><text:p/></draw:path><draw:path draw:style-name="gr4" draw:text-style-name="P21" svg:width="0.0642in" svg:height="0.1654in" svg:x="0.9079in" svg:y="-0.0004in" svg:viewBox="0 0 164 421" svg:d="M164 412c0-1 0-2-1-3-49-135-97-268-146-403-1-4-5-6-9-6s-8 4-8 8c0 2 0 3 0 4 49 135 98 268 148 403 1 3 3 6 7 6 5 0 9-4 9-9z"><text:p/></draw:path><draw:path draw:style-name="gr4" draw:text-style-name="P21" svg:width="0.0768in" svg:height="0.1122in" svg:x="0.9874in" svg:y="0.011in" svg:viewBox="0 0 196 286" svg:d="M196 5c0-5-5-5-6-5-20 0-38 1-57 1s-37-1-56-1c-3 0-9 0-9 8 0 5 5 5 12 5 18 0 29 0 29 7 0 3 0 4 0 8-19 75-38 151-57 226-4 15-5 19-39 19-9 0-13 0-13 8 0 5 5 5 6 5 18 0 37 0 55-1 19 1 37 1 57 1 3 0 9 0 9-8 0-5-3-5-13-5-7 0-10 0-18 0-10-1-11-4-11-7 0-4 1-8 1-10 20-74 39-149 58-224 4-15 5-19 38-19 10 0 14 0 14-8z"><text:p/></draw:path><draw:path draw:style-name="gr4" draw:text-style-name="P21" svg:width="0.0378in" svg:height="0.1642in" svg:x="1.0787in" svg:y="0in" svg:viewBox="0 0 97 418" svg:d="M97 227c0-12 0-24 0-35 0-72-44-156-91-191 0-1-1-1-2-1-3 0-4 2-4 4 0 1 0 3 1 3 45 34 73 118 73 185 0 11 0 23 0 35 0 66-28 150-73 184-1 0-1 2-1 4 0 1 1 3 4 3 1 0 2 0 2-1 47-35 91-119 91-190z"><text:p/></draw:path></draw:g></draw:g><text:s/>כאשר <draw:g text:anchor-type="as-char" svg:y="-0.1236in" draw:z-index="26" draw:name="Shape27" draw:style-name="gr1"><svg:title>TexMaths</svg:title><svg:desc>12§display§I = R \backslash Q§svg§600§FALSE§</svg:desc><draw:g draw:style-name="gr2"><draw:path draw:style-name="gr3" draw:text-style-name="P20" svg:width="0.6264in" svg:height="0.148in" svg:x="0.0024in" svg:y="0.0083in" svg:viewBox="0 0 1592 377" svg:d="M797 377c-267 0-532 0-797 0 0-126 0-251 0-377 530 0 1062 0 1592 0 0 126 0 251 0 377-265 0-530 0-795 0z"><text:p/></draw:path><draw:path draw:style-name="gr4" draw:text-style-name="P21" svg:width="0.0768in" svg:height="0.1122in" svg:x="-0.0004in" svg:y="0.011in" svg:viewBox="0 0 196 286" svg:d="M196 5c0-5-5-5-6-5-20 0-38 1-57 1s-37-1-56-1c-3 0-9 0-9 8 0 5 5 5 12 5 18 0 30 0 30 7 0 3 0 4-1 8-19 75-38 151-57 226-4 15-5 19-39 19-9 0-13 0-13 8 0 5 5 5 6 5 18 0 37 0 55-1 19 1 39 1 58 1 2 0 8 0 8-8 0-5-3-5-13-5-7 0-10 0-18 0-8-1-11-4-11-7 0-4 1-8 3-10 19-74 37-149 56-224 4-15 5-19 38-19 10 0 14 0 14-8z"><text:p/></draw:path><draw:path draw:style-name="gr4" draw:text-style-name="P21" svg:width="0.1102in" svg:height="0.039in" svg:x="0.1366in" svg:y="0.063in" svg:viewBox="0 0 281 100" svg:d="M281 8c0-3-4-8-9-8-87 0-176 0-264 0-4 0-8 4-8 8s4 10 8 10c88 0 177 0 264 0 5 0 9-5 9-10zM281 91c0-4-4-9-9-9-87 0-176 0-264 0-4 0-8 5-8 9s4 9 8 9c88 0 177 0 264 0 5 0 9-5 9-9z"><text:p/></draw:path><draw:path draw:style-name="gr4" draw:text-style-name="P21" svg:width="0.1177in" svg:height="0.1161in" svg:x="0.3094in" svg:y="0.011in" svg:viewBox="0 0 300 296" svg:d="M254 54c0 15-7 43-22 60-11 11-34 24-72 24-16 0-32 0-47 0 9-37 18-73 27-109 3-11 4-15 12-16 4 0 17 0 26 0 30 0 76 0 76 41zM300 248c0-6-4-4-5-6-3 0-5 3-5 6-10 31-28 38-38 38-14 0-17-10-17-25 0-13 3-34 4-47 1-6 1-14 1-20 0-33-28-46-40-50 44-9 94-38 94-81 0-37-38-63-94-63-39 0-80 0-120 0-8 0-12 0-12 8 0 5 4 5 12 5 5 0 9 0 16 0 7 1 11 1 11 7 0 2 0 3-1 9-20 74-38 150-57 225-5 15-5 19-38 19-7 0-11 0-11 8 0 5 4 4 5 5 18 0 36 0 54-1 18 1 35 1 53 1 3 0 8 0 8-8 0-5-4-5-11-5-15 0-27 0-27-7 0-3 0-5 1-8 9-36 18-73 27-110 17 0 34 0 51 0 38 0 45 24 45 38 0 6-3 20-6 29-2 11-7 27-7 35 0 46 52 46 57 46 36 0 50-44 50-48z"><text:p/></draw:path><draw:path draw:style-name="gr4" draw:text-style-name="P21" svg:width="0.0638in" svg:height="0.1654in" svg:x="0.4413in" svg:y="-0.0004in" svg:viewBox="0 0 163 421" svg:d="M163 412c0-1 0-2 0-3-49-135-98-268-147-403-2-4-4-6-8-6s-8 4-8 8c0 2 0 3 0 4 49 135 97 268 146 403 3 3 5 6 9 6 5 0 8-4 8-9z"><text:p/></draw:path><draw:path draw:style-name="gr4" draw:text-style-name="P21" svg:width="0.1146in" svg:height="0.148in" svg:x="0.5228in" svg:y="0.0071in" svg:viewBox="0 0 292 377" svg:d="M292 113c0-67-45-113-108-113-92 0-184 96-184 194 0 68 47 111 108 111 11 0 25-2 41-6-1 26-1 27-1 33 0 13 0 45 34 45 51 0 71-76 71-81 0-3-3-4-5-4-3 0-4 1-4 5-11 29-35 40-50 40-20 0-26-11-30-44 65-25 128-98 128-180zM254 100c0 42-21 139-92 179-2-15-6-46-37-46-23 0-43 22-43 43 0 9 1 10 2 14-32-14-47-46-47-83 0-29 11-89 43-134 30-43 70-62 101-62 42 0 73 32 73 89zM150 279c0 6 0 6-4 8-12 5-24 7-36 7-6 0-19 0-19-18 0-16 16-33 34-33s25 9 25 36z"><text:p/></draw:path></draw:g></draw:g>. נגדיר את הקבוצה האוניברסלית להיות <draw:g text:anchor-type="as-char" svg:y="-0.1126in" draw:z-index="27" draw:name="Shape28" draw:style-name="gr1"><svg:title>TexMaths</svg:title><svg:desc>12§display§R§svg§600§FALSE§</svg:desc><draw:g draw:style-name="gr2"><draw:path draw:style-name="gr3" draw:text-style-name="P20" svg:width="0.1075in" svg:height="0.0988in" svg:x="0.0016in" svg:y="0.0087in" svg:viewBox="0 0 274 252" svg:d="M0 0c92 0 182 0 274 0 0 84 0 168 0 252-92 0-182 0-274 0 0-84 0-168 0-252z"><text:p/></draw:path><draw:path draw:style-name="gr4" draw:text-style-name="P21" svg:width="0.1177in" svg:height="0.1161in" svg:x="-0.0004in" svg:y="0in" svg:viewBox="0 0 300 296" svg:d="M254 55c0 13-7 44-23 59-10 11-33 25-71 25-15 0-31 0-47 0 9-37 18-74 28-110 2-10 4-15 12-16 4 0 16 0 24 0 30 0 77 0 77 42zM300 247c0-4-3-2-5-4-3 0-4 2-6 4-9 32-29 39-38 39-13 0-17-8-17-25 0-14 4-35 5-48 1-6 1-15 1-20 0-32-28-44-40-49 44-9 93-38 93-80 0-38-37-64-93-64-40 0-79 0-119 0-9 0-12 0-12 8 0 5 3 5 12 5 5 0 8 0 15 1 9 0 13 2 13 6 0 3 0 4-3 9-19 74-37 150-55 225-5 16-6 19-39 19-8 0-12 0-12 8 0 5 4 4 6 5 18 0 35-1 53-1s36 1 54 1c3 0 9 0 9-8 0-5-4-5-12-5-16 0-28 0-28-7 0-3 1-5 1-8 9-37 18-74 28-110 17 0 34 0 49 0 39 0 46 23 46 37 0 6-3 19-6 29-2 12-6 27-6 36 0 46 50 46 56 46 36 0 50-42 50-49z"><text:p/></draw:path></draw:g></draw:g>, שכן כל קבוצה שהוצגה עד כה חלקית לה, לכן <draw:g text:anchor-type="as-char" svg:y="-0.1417in" draw:z-index="28" draw:name="Shape29" draw:style-name="gr1"><svg:title>TexMaths</svg:title><svg:desc>12§display§I = Q^C§svg§600§FALSE§</svg:desc><draw:g draw:style-name="gr2"><draw:path draw:style-name="gr3" draw:text-style-name="P20" svg:width="0.5201in" svg:height="0.1555in" svg:x="0.0024in" svg:y="0.0087in" svg:viewBox="0 0 1322 396" svg:d="M0 0c441 0 881 0 1322 0 0 132 0 265 0 396-441 0-881 0-1322 0 0-131 0-264 0-396z"><text:p/></draw:path><draw:path draw:style-name="gr4" draw:text-style-name="P21" svg:width="0.0768in" svg:height="0.1122in" svg:x="-0.0004in" svg:y="0.0283in" svg:viewBox="0 0 196 286" svg:d="M196 6c0-6-5-6-7-6-18 0-38 1-56 1-19 0-37-1-56-1-3 0-9 0-9 8 0 5 4 5 12 5 18 0 29 0 29 9 0 2 0 2 0 7-19 75-38 151-57 225-4 15-5 19-39 19-9 0-13 0-13 8 0 5 5 5 6 5 18 0 37 0 55-1 19 1 37 1 57 1 3 0 8 0 8-8 0-5-2-5-12-5-8 0-10 0-18-1-10 0-11-3-11-7 0-3 1-6 1-10 20-74 38-148 57-223 5-14 6-19 38-19 11 0 15 0 15-7z"><text:p/></draw:path><draw:path draw:style-name="gr4" draw:text-style-name="P21" svg:width="0.1102in" svg:height="0.0382in" svg:x="0.1366in" svg:y="0.0807in" svg:viewBox="0 0 281 98" svg:d="M281 8c0-4-5-8-8-8-88 0-177 0-265 0-4 0-8 4-8 8 0 5 4 9 8 9 88 0 177 0 265 0 3 0 8-4 8-9zM281 90c0-5-5-9-8-9-88 0-177 0-265 0-4 0-8 4-8 9s4 8 8 8c88 0 177 0 265 0 3 0 8-3 8-8z"><text:p/></draw:path><draw:path draw:style-name="gr4" draw:text-style-name="P21" svg:width="0.1146in" svg:height="0.1476in" svg:x="0.3102in" svg:y="0.0252in" svg:viewBox="0 0 292 376" svg:d="M292 113c0-68-45-113-108-113-92 0-184 95-184 193 0 68 47 111 108 111 11 0 25-2 41-7-1 26-1 27-1 32 0 15 0 47 35 47 50 0 70-77 70-82 0-3-3-4-4-4-4 0-5 2-5 4-11 30-35 41-49 41-20 0-27-11-30-43 64-25 127-98 127-179zM255 99c0 42-22 139-93 179-2-15-6-46-37-46-23 0-43 22-43 43 0 9 1 10 2 14-32-14-47-46-47-83 0-29 11-89 43-134 30-42 70-62 101-62 42 0 74 33 74 89zM150 278c0 6 0 6-3 8-12 4-25 7-37 7-6 0-19 0-19-18 0-16 16-33 34-33s25 9 25 36z"><text:p/></draw:path><draw:path draw:style-name="gr4" draw:text-style-name="P21" svg:width="0.0894in" svg:height="0.0835in" svg:x="0.4417in" svg:y="0in" svg:viewBox="0 0 228 213" svg:d="M228 4c0-2-1-4-3-4-3 0-3 0-6 4-8 7-15 15-22 22-2-3-19-26-55-26-72 0-142 63-142 129 0 48 37 84 90 84 17 0 45-4 76-30 23-19 29-44 29-47 0-4-3-4-5-4-4 0-4 2-5 4-12 41-54 66-89 66-31 0-66-16-66-63 0-9 1-55 36-92 19-23 50-36 79-36 34 0 54 24 54 57 0 9-1 11-1 12 0 4 4 4 6 4 5 0 5-1 6-6 6-25 12-49 18-74z"><text:p/></draw:path></draw:g></draw:g>, <draw:g text:anchor-type="as-char" svg:y="-0.1409in" draw:z-index="29" draw:name="Shape30" draw:style-name="gr1"><svg:title>TexMaths</svg:title><svg:desc>12§display§A = \mathcal{P}((0, 1) \backslash Q^C)§svg§600§FALSE§</svg:desc><draw:g draw:style-name="gr2"><draw:path draw:style-name="gr3" draw:text-style-name="P20" svg:width="1.2594in" svg:height="0.1646in" svg:x="0.0024in" svg:y="0.0083in" svg:viewBox="0 0 3200 419" svg:d="M0 0c1067 0 2134 0 3200 0 0 140 0 279 0 419-1066 0-2133 0-3200 0 0-140 0-279 0-419z"><text:p/></draw:path><draw:path draw:style-name="gr4" draw:text-style-name="P21" svg:width="0.1134in" svg:height="0.1169in" svg:x="-0.0004in" svg:y="0.0232in" svg:viewBox="0 0 289 298" svg:d="M289 290c0-4-3-4-9-4-27 0-27-4-28-16-8-86-17-173-25-260-1-9-1-10-9-10-6 0-8 2-10 7-50 82-98 163-147 243-17 29-33 35-51 36-6 0-10 0-10 8 0 3 2 4 6 4 11 0 24-1 36-1 14 0 29 1 42 1 2 0 8 0 8-7 0-5-3-5-7-5-9-1-19-5-19-16 0-4 2-9 6-15 2-5 2-5 31-52 36 0 71 0 107 0 0 9 6 65 6 69 0 13-22 14-30 14-6 0-11 0-11 8 0 4 4 3 6 4 18 0 36-1 53-1 11 0 37 1 48 1 2 0 7 0 7-8zM208 190c-33 0-64 0-96 0 27-46 55-93 82-139 5 46 9 93 14 139z"><text:p/></draw:path><draw:path draw:style-name="gr4" draw:text-style-name="P21" svg:width="0.1102in" svg:height="0.0382in" svg:x="0.174in" svg:y="0.0807in" svg:viewBox="0 0 281 98" svg:d="M281 8c0-4-4-8-9-8-87 0-176 0-264 0-4 0-8 4-8 8 0 5 4 9 8 9 88 0 177 0 264 0 5 0 9-4 9-9zM281 90c0-5-4-9-9-9-87 0-176 0-264 0-4 0-8 4-8 9s4 8 8 8c88 0 177 0 264 0 5 0 9-3 9-8z"><text:p/></draw:path><draw:path draw:style-name="gr4" draw:text-style-name="P21" svg:width="0.113in" svg:height="0.1177in" svg:x="0.3465in" svg:y="0.024in" svg:viewBox="0 0 288 300" svg:d="M256 85c-5 20-17 43-36 57-20 17-46 21-68 21 12-47 23-94 35-140 13 0 27 0 39 3 9 4 18 6 22 13 10 12 12 29 8 46zM286 81c3-16 3-34-5-46-9-11-19-15-33-19-18-5-36-6-56-6 1-3 1-6 2-9-1 0-2-1-3-1-10 4-18 7-28 11-31 0-65 7-92 27-18 13-34 33-39 53-2 8-4 18 0 24 3 3 6 5 10 5 5 0 10-3 13-5 5-4 7-10 9-15 1-3 0-7-2-10 2-6 2-13 2-18 3-12 15-23 26-33 20-16 60-16 71-16-15 57-29 115-43 172-5 17-10 34-18 49-5 10-12 23-22 30-8 7-18 13-29 13-5 0-9-1-12-3-3-5-3-12-1-18 1-9 2-15-1-21-3-2-6-3-10-3-5 0-9 1-13 3-5 5-8 10-11 16-2 9-1 19 4 26 7 8 18 13 31 13 20 0 41-7 59-21 26-22 37-48 47-78 2-8 4-17 7-25 32 0 67-10 96-32 20-17 35-40 41-63z"><text:p/></draw:path><draw:path draw:style-name="gr4" draw:text-style-name="P21" svg:width="0.0378in" svg:height="0.163in" svg:x="0.4835in" svg:y="0.0177in" svg:viewBox="0 0 97 415" svg:d="M97 412c0-2-1-3-2-4-43-32-73-116-73-182 0-12 0-24 0-36 0-67 30-151 73-183 1-1 2-2 2-3 0-3-2-4-5-4-1 0-1 0-2 0-47 35-90 118-90 190 0 12 0 24 0 36 0 69 43 154 90 189 1 0 1 0 2 0 3 0 5-1 5-3z"><text:p/></draw:path><draw:path draw:style-name="gr4" draw:text-style-name="P21" svg:width="0.0378in" svg:height="0.163in" svg:x="0.5476in" svg:y="0.0177in" svg:viewBox="0 0 97 415" svg:d="M97 412c0-2 0-3-1-4-44-32-73-116-73-182 0-12 0-24 0-36 0-67 29-151 73-183 1-1 1-2 1-3 0-3-1-4-3-4s-2 0-3 0c-47 35-91 118-91 190 0 12 0 24 0 36 0 69 44 154 91 189 1 0 1 0 3 0s3-1 3-3z"><text:p/></draw:path><draw:path draw:style-name="gr4" draw:text-style-name="P21" svg:width="0.0697in" svg:height="0.1126in" svg:x="0.602in" svg:y="0.0311in" svg:viewBox="0 0 178 287" svg:d="M178 145c0-34-3-67-17-98-19-40-54-47-72-47-25 0-57 11-73 50-14 29-16 61-16 95 0 32 1 69 19 100 18 34 49 42 70 42 23 0 54-8 73-48 13-28 16-61 16-94zM143 140c0 31 0 60-5 87-6 39-30 51-49 51-17 0-42-10-49-49-5-26-5-64-5-89 0-26 0-54 3-77 9-50 40-53 51-53 13 0 42 7 49 49 5 24 5 55 5 81z"><text:p/></draw:path><draw:path draw:style-name="gr4" draw:text-style-name="P21" svg:width="0.0189in" svg:height="0.0492in" svg:x="0.6921in" svg:y="0.1228in" svg:viewBox="0 0 49 126" svg:d="M49 44c0-27-9-44-26-44-15 0-23 11-23 23 0 10 8 21 23 21 5 0 11-1 14-5 1-1 1-1 3-1 0 3 1 0 1 6 0 31-16 56-29 71-5 3-5 5-5 6 0 3 3 5 4 5 5 0 38-33 38-82z"><text:p/></draw:path><draw:path draw:style-name="gr4" draw:text-style-name="P21" svg:width="0.0543in" svg:height="0.1091in" svg:x="0.7661in" svg:y="0.0311in" svg:viewBox="0 0 139 278" svg:d="M139 278c0-4 0-8 0-12-5 0-8 0-13 0-37 0-38-5-38-21 0-78 0-156 0-234 0-10 0-11-11-11-25 28-63 28-77 28 0 4 0 8 0 13 10 0 34 0 56-12 0 71 0 144 0 216 0 15-2 21-39 21-5 0-9 0-13 0 0 4 0 8 0 12 14-2 50-2 68-2 17 0 53 0 67 2z"><text:p/></draw:path><draw:path draw:style-name="gr4" draw:text-style-name="P21" svg:width="0.0378in" svg:height="0.163in" svg:x="0.8441in" svg:y="0.0177in" svg:viewBox="0 0 97 415" svg:d="M97 226c0-12 0-24 0-36 0-72-44-155-90-190-1 0-2 0-3 0-2 0-4 1-4 4 0 1 1 2 1 3 45 32 73 116 73 183 0 12 0 24 0 36 0 66-28 150-73 182 0 1-1 2-1 4s2 3 4 3c1 0 2 0 3 0 46-35 90-120 90-189z"><text:p/></draw:path><draw:path draw:style-name="gr4" draw:text-style-name="P21" svg:width="0.0642in" svg:height="0.1642in" svg:x="0.9087in" svg:y="0.0173in" svg:viewBox="0 0 164 418" svg:d="M164 409c0-1 0-2-1-2-49-134-97-268-146-402-3-3-5-5-9-5s-8 4-8 8c0 2 0 2 0 3 49 134 98 267 148 401 1 3 3 6 7 6 5 0 9-4 9-9z"><text:p/></draw:path><draw:path draw:style-name="gr4" draw:text-style-name="P21" svg:width="0.1146in" svg:height="0.1469in" svg:x="0.9902in" svg:y="0.0256in" svg:viewBox="0 0 292 374" svg:d="M292 112c0-68-45-112-107-112-91 0-185 95-185 193 0 68 48 110 108 110 11 0 25-2 42-6-2 26-2 26-2 32 0 13 0 45 36 45 49 0 69-76 69-81 0-2-2-3-5-3-2 0-3 2-4 4-10 30-35 40-50 40-19 0-25-11-30-43 66-24 128-98 128-179zM254 99c0 42-21 139-92 177-1-14-6-44-37-44-22 0-42 20-42 42 0 8 1 10 2 14-33-13-48-46-48-82 0-29 11-89 43-134 32-43 71-62 101-62 43 0 73 33 73 89zM151 276c0 6-1 8-5 9-10 5-24 7-36 7-4 0-19 0-19-18 0-17 16-34 34-34 17 0 26 11 26 36z"><text:p/></draw:path><draw:path draw:style-name="gr4" draw:text-style-name="P21" svg:width="0.0894in" svg:height="0.0831in" svg:x="1.1217in" svg:y="0in" svg:viewBox="0 0 228 212" svg:d="M228 4c0-2 0-4-4-4-2 0-2 0-4 4-8 7-15 15-22 22-2-3-19-26-55-26-72 0-143 63-143 129 0 48 38 83 91 83 16 0 45-3 75-29 22-19 30-45 30-48s-4-3-5-3c-5 0-5 2-6 4-12 41-53 65-89 65-31 0-66-17-66-62 0-9 2-55 36-92 20-23 52-36 79-36 35 0 54 24 54 57 0 9 0 10 0 12 0 4 4 4 5 4 5 0 5-1 6-6 6-25 12-49 18-74z"><text:p/></draw:path><draw:path draw:style-name="gr4" draw:text-style-name="P21" svg:width="0.0378in" svg:height="0.163in" svg:x="1.2327in" svg:y="0.0177in" svg:viewBox="0 0 97 415" svg:d="M97 226c0-12 0-24 0-36 0-72-44-155-91-190-1 0-1 0-2 0-2 0-4 1-4 4 0 1 1 2 1 3 45 32 73 116 73 183 0 12 0 24 0 36 0 66-28 150-73 182 0 1-1 2-1 4s2 3 4 3c1 0 1 0 2 0 47-35 91-120 91-189z"><text:p/></draw:path></draw:g></draw:g>. מהגדרת חיתוך קבוצות והמשלים לקבוצה <draw:g text:anchor-type="as-char" svg:y="-0.1417in" draw:z-index="30" draw:name="Shape31" draw:style-name="gr1"><svg:title>TexMaths</svg:title><svg:desc>12§display§A = \mathcal{P}((0, 1) \cap (Q^C)^C) = \mathcal{P}((0, 1) \cap Q)§svg§600§FALSE§</svg:desc><draw:g draw:style-name="gr2"><draw:path draw:style-name="gr3" draw:text-style-name="P20" svg:width="2.7626in" svg:height="0.1646in" svg:x="0.0024in" svg:y="0.0087in" svg:viewBox="0 0 7018 419" svg:d="M0 0c2339 0 4679 0 7018 0 0 140 0 279 0 419-2339 0-4679 0-7018 0 0-140 0-279 0-419z"><text:p/></draw:path><draw:path draw:style-name="gr4" draw:text-style-name="P21" svg:width="0.1134in" svg:height="0.1173in" svg:x="-0.0004in" svg:y="0.0232in" svg:viewBox="0 0 289 299" svg:d="M289 291c0-5-3-5-9-5-26 0-26-2-28-16-8-86-17-173-25-260-1-9-1-10-9-10-6 0-8 2-10 7-50 82-98 163-147 244-17 28-33 34-51 35-6 0-10 0-10 8 0 3 2 5 6 5 11 0 24-1 36-1 14 0 29 1 42 1 2 0 8 0 8-8 0-5-3-5-7-5-9-1-19-4-19-14 0-5 2-10 6-16 2-5 4-5 31-53 36 0 71 0 107 0 0 9 6 65 6 70 0 12-22 13-30 13-6 0-11 0-11 8 0 5 4 4 6 5 18 0 36-1 53-1 11 0 37 1 48 1 2 0 7 0 7-8zM209 190c-33 0-65 0-97 0 27-46 55-93 82-139 5 46 10 93 15 139z"><text:p/></draw:path><draw:path draw:style-name="gr4" draw:text-style-name="P21" svg:width="0.1102in" svg:height="0.0382in" svg:x="0.174in" svg:y="0.0807in" svg:viewBox="0 0 281 98" svg:d="M281 8c0-4-4-8-9-8-87 0-176 0-264 0-4 0-8 4-8 8 0 5 4 9 8 9 88 0 177 0 264 0 5 0 9-4 9-9zM281 90c0-5-4-9-9-9-87 0-176 0-264 0-4 0-8 4-8 9s4 8 8 8c88 0 177 0 264 0 5 0 9-3 9-8z"><text:p/></draw:path><draw:path draw:style-name="gr4" draw:text-style-name="P21" svg:width="0.113in" svg:height="0.1181in" svg:x="0.3469in" svg:y="0.024in" svg:viewBox="0 0 288 301" svg:d="M256 85c-6 21-17 43-36 59-20 15-46 20-68 20 12-48 24-95 34-141 15 0 27 0 40 3 8 4 17 7 23 13 8 12 11 29 7 46zM285 81c5-16 5-33-5-46-7-10-18-15-32-19-18-5-36-6-57-6 1-3 3-6 3-9-2 0-3-1-4-1-8 4-17 7-26 11-33 0-66 7-93 27-18 13-33 33-39 53-2 8-5 18 1 25 1 2 5 5 8 5 5 0 10-4 15-6 3-4 6-9 7-15 1-3 0-7 0-10 0-6 0-13 1-17 4-13 14-24 25-32 22-17 60-18 71-18-14 57-29 115-43 172-5 17-10 34-17 49-6 11-12 23-23 31-8 7-17 13-27 13-5 0-11-1-14-4-3-5-3-12-1-18 1-8 4-15-1-20-1-3-5-4-10-4-3 0-9 1-13 4-5 4-8 10-9 16-3 10-3 19 2 25 7 10 19 14 32 14 20 0 40-8 58-22 26-21 37-48 47-78 2-8 6-17 7-25 32 0 67-9 96-31 22-17 35-40 41-64z"><text:p/></draw:path><draw:path draw:style-name="gr4" draw:text-style-name="P21" svg:width="0.0378in" svg:height="0.1634in" svg:x="0.4835in" svg:y="0.0181in" svg:viewBox="0 0 97 416" svg:d="M97 412c0-2-1-2-1-3-44-33-73-117-73-183 0-12 0-24 0-35 0-68 29-152 73-184 0-1 1-2 1-3 0-3-2-4-3-4-2 0-3 0-4 0-46 35-90 120-90 191 0 11 0 23 0 35 0 71 44 154 90 189 1 1 2 1 4 1 1 0 3-2 3-4z"><text:p/></draw:path><draw:path draw:style-name="gr4" draw:text-style-name="P21" svg:width="0.0378in" svg:height="0.1634in" svg:x="0.548in" svg:y="0.0181in" svg:viewBox="0 0 97 416" svg:d="M97 412c0-2-1-3-2-3-43-33-72-117-72-183 0-12 0-24 0-35 0-68 29-152 72-184 1-1 2-2 2-3 0-3-2-4-5-4-1 0-1 0-2 0-47 35-90 120-90 191 0 11 0 23 0 35 0 71 43 154 90 189 1 1 1 1 2 1 3 0 5-2 5-4z"><text:p/></draw:path><draw:path draw:style-name="gr4" draw:text-style-name="P21" svg:width="0.0697in" svg:height="0.113in" svg:x="0.602in" svg:y="0.0307in" svg:viewBox="0 0 178 288" svg:d="M178 146c0-34-2-67-17-98-19-41-54-48-71-48-25 0-56 11-74 50-14 29-16 62-16 96 0 31 2 69 19 99 18 35 49 43 70 43 23 0 55-9 73-49 14-27 16-61 16-93zM143 141c0 31 0 60-5 86-6 39-30 52-49 52-16 0-41-11-48-49-5-27-5-65-5-89 0-27 0-55 2-78 9-50 41-53 51-53 14 0 42 7 50 49 4 24 4 55 4 82z"><text:p/></draw:path><draw:path draw:style-name="gr4" draw:text-style-name="P21" svg:width="0.0189in" svg:height="0.0492in" svg:x="0.6933in" svg:y="0.1236in" svg:viewBox="0 0 49 126" svg:d="M49 44c0-28-11-44-27-44-14 0-22 11-22 22s8 22 22 22c6 0 10-1 15-6 1 0 1-1 1-1 0 2 2 1 2 7 0 31-15 56-29 70-5 4-5 6-5 7 0 2 2 5 5 5 5 0 38-33 38-82z"><text:p/></draw:path><draw:path draw:style-name="gr4" draw:text-style-name="P21" svg:width="0.0543in" svg:height="0.1094in" svg:x="0.7673in" svg:y="0.0307in" svg:viewBox="0 0 139 279" svg:d="M139 279c0-4 0-9 0-13-5 0-8 0-13 0-38 0-40-5-40-21 0-78 0-156 0-234 0-10 0-11-9-11-27 28-64 28-77 28 0 4 0 8 0 13 8 0 34 0 55-11 0 72 0 143 0 215 0 16-1 21-39 21-5 0-9 0-14 0 0 4 0 9 0 13 15-1 52-1 69-1s54 0 68 1z"><text:p/></draw:path><draw:path draw:style-name="gr4" draw:text-style-name="P21" svg:width="0.0378in" svg:height="0.1634in" svg:x="0.8453in" svg:y="0.0181in" svg:viewBox="0 0 97 416" svg:d="M97 226c0-12 0-24 0-35 0-71-44-156-91-191-1 0-1 0-2 0-3 0-4 1-4 4 0 1 0 2 1 3 43 32 73 116 73 184 0 11 0 23 0 35 0 66-30 150-73 183-1 0-1 1-1 3s1 4 4 4c1 0 1 0 2-1 47-35 91-118 91-189z"><text:p/></draw:path><draw:path draw:style-name="gr4" draw:text-style-name="P21" svg:width="0.0902in" svg:height="0.1024in" svg:x="0.9472in" svg:y="0.0413in" svg:viewBox="0 0 230 261" svg:d="M230 252c0-52 0-106 0-159 0-50-51-93-115-93-65 0-115 43-115 93 0 53 0 107 0 159 0 5 4 9 8 9 5 0 9-4 9-9 0-52 0-106 0-159 0-43 44-76 98-76s99 33 99 76c0 53 0 107 0 159 0 5 3 9 8 9 4 0 8-4 8-9z"><text:p/></draw:path><draw:path draw:style-name="gr4" draw:text-style-name="P21" svg:width="0.0378in" svg:height="0.1634in" svg:x="1.1012in" svg:y="0.0181in" svg:viewBox="0 0 97 416" svg:d="M97 412c0-2 0-3-1-3-43-33-73-117-73-183 0-12 0-24 0-35 0-68 30-152 73-184 1-1 1-2 1-3 0-3-1-4-3-4s-2 0-3 0c-47 35-91 120-91 191 0 11 0 23 0 35 0 71 44 154 91 189 1 1 1 1 3 1s3-2 3-4z"><text:p/></draw:path><draw:path draw:style-name="gr4" draw:text-style-name="P21" svg:width="0.1146in" svg:height="0.1476in" svg:x="1.1575in" svg:y="0.0252in" svg:viewBox="0 0 292 376" svg:d="M292 112c0-67-46-112-108-112-92 0-184 95-184 193 0 68 47 111 108 111 10 0 24-3 41-7-1 26-1 27-1 32 0 14 0 47 34 47 51 0 71-77 71-82 0-2-3-4-5-4-3 0-4 2-4 4-11 30-35 41-51 41-19 0-25-11-30-43 66-25 129-98 129-180zM254 99c0 42-21 139-92 179-2-15-7-46-37-46-23 0-43 22-43 43 0 9 1 10 2 13-32-13-47-45-47-82 0-29 11-89 43-134 30-42 70-62 101-62 42 0 73 33 73 89zM150 278c0 6 0 6-5 8-11 4-23 7-35 7-6 0-19 0-19-18 0-17 16-33 34-33s25 9 25 36z"><text:p/></draw:path><draw:path draw:style-name="gr4" draw:text-style-name="P21" svg:width="0.0894in" svg:height="0.0835in" svg:x="1.289in" svg:y="0in" svg:viewBox="0 0 228 213" svg:d="M228 4c0-2-1-4-4-4-2 0-3 0-6 4-7 7-14 15-21 22-3-3-19-26-55-26-72 0-142 63-142 129 0 48 37 84 90 84 17 0 44-4 74-30 24-19 30-44 30-47s-3-3-4-3c-4 0-5 1-5 3-12 41-54 66-90 66-31 0-66-17-66-63 0-9 2-55 36-92 20-23 51-36 79-36 35 0 55 24 55 57 0 9-1 11-1 12 0 4 4 4 5 4 5 0 5-1 7-6 6-25 12-49 18-74z"><text:p/></draw:path><draw:path draw:style-name="gr4" draw:text-style-name="P21" svg:width="0.0382in" svg:height="0.1634in" svg:x="1.3988in" svg:y="0.0181in" svg:viewBox="0 0 98 416" svg:d="M98 226c0-12 0-24 0-35 0-71-44-156-91-191-1 0-1 0-2 0-3 0-5 1-5 4 0 1 1 2 2 3 44 32 74 116 74 184 0 11 0 23 0 35 0 66-30 150-74 183-1 0-2 1-2 3s2 4 5 4c1 0 1 0 2-1 47-35 91-118 91-189z"><text:p/></draw:path><draw:path draw:style-name="gr4" draw:text-style-name="P21" svg:width="0.0894in" svg:height="0.0835in" svg:x="1.4622in" svg:y="0in" svg:viewBox="0 0 228 213" svg:d="M228 4c0-2 0-4-4-4-2 0-2 0-4 4-8 7-15 15-22 22-2-3-19-26-55-26-72 0-143 63-143 129 0 48 38 84 91 84 16 0 45-4 75-30 22-19 30-44 30-47s-4-3-5-3c-5 0-5 1-6 3-12 41-53 66-89 66-31 0-66-17-66-63 0-9 2-55 36-92 20-23 52-36 79-36 35 0 54 24 54 57 0 9 0 11 0 12 0 4 4 4 5 4 5 0 5-1 6-6 6-25 12-49 18-74z"><text:p/></draw:path><draw:path draw:style-name="gr4" draw:text-style-name="P21" svg:width="0.0378in" svg:height="0.1634in" svg:x="1.5732in" svg:y="0.0181in" svg:viewBox="0 0 97 416" svg:d="M97 226c0-12 0-24 0-35 0-71-44-156-90-191-1 0-2 0-3 0-2 0-4 1-4 4 0 1 1 2 1 3 45 32 73 116 73 184 0 11 0 23 0 35 0 66-28 150-73 183 0 1-1 1-1 3s2 4 4 4c1 0 2 0 3-1 46-35 90-118 90-189z"><text:p/></draw:path><draw:path draw:style-name="gr4" draw:text-style-name="P21" svg:width="0.1102in" svg:height="0.0382in" svg:x="1.6839in" svg:y="0.0807in" svg:viewBox="0 0 281 98" svg:d="M281 8c0-4-4-8-9-8-87 0-176 0-264 0-4 0-8 4-8 8 0 5 4 9 8 9 88 0 177 0 264 0 5 0 9-4 9-9zM281 90c0-5-4-9-9-9-87 0-176 0-264 0-4 0-8 4-8 9s4 8 8 8c88 0 177 0 264 0 5 0 9-3 9-8z"><text:p/></draw:path><draw:path draw:style-name="gr4" draw:text-style-name="P21" svg:width="0.113in" svg:height="0.1181in" svg:x="1.8567in" svg:y="0.024in" svg:viewBox="0 0 288 301" svg:d="M256 85c-6 21-17 43-36 59-20 15-46 20-68 20 12-48 24-95 34-141 15 0 27 0 40 3 8 4 17 7 23 13 8 12 11 29 7 46zM285 81c5-16 5-33-5-46-7-10-18-15-32-19-18-5-36-6-57-6 1-3 3-6 3-9-2 0-3-1-4-1-8 4-17 7-26 11-33 0-66 7-93 27-18 13-33 33-39 53-2 8-5 18 1 25 1 2 5 5 8 5 5 0 10-4 15-6 3-4 6-9 7-15 1-3 0-7 0-10 0-6 0-13 1-17 4-13 14-24 25-32 22-17 60-18 71-18-14 57-29 115-43 172-5 17-10 34-17 49-6 11-12 23-23 31-8 7-17 13-27 13-5 0-11-1-14-4-3-5-3-12-1-18 1-8 4-15-1-20-1-3-5-4-10-4-3 0-9 1-13 4-5 4-8 10-9 16-3 10-3 19 2 25 7 10 19 14 32 14 20 0 40-8 58-22 26-21 37-48 47-78 2-8 6-17 7-25 32 0 67-9 96-31 22-17 35-40 41-64z"><text:p/></draw:path><draw:path draw:style-name="gr4" draw:text-style-name="P21" svg:width="0.0378in" svg:height="0.1634in" svg:x="1.9933in" svg:y="0.0181in" svg:viewBox="0 0 97 416" svg:d="M97 412c0-2-1-2-1-3-44-33-73-117-73-183 0-12 0-24 0-35 0-68 29-152 73-184 0-1 1-2 1-3 0-3-2-4-3-4-2 0-3 0-4 0-46 35-90 120-90 191 0 11 0 23 0 35 0 71 44 154 90 189 1 1 2 1 4 1 1 0 3-2 3-4z"><text:p/></draw:path><draw:path draw:style-name="gr4" draw:text-style-name="P21" svg:width="0.0378in" svg:height="0.1634in" svg:x="2.0583in" svg:y="0.0181in" svg:viewBox="0 0 97 416" svg:d="M97 412c0-2-1-3-2-3-43-33-72-117-72-183 0-12 0-24 0-35 0-68 29-152 72-184 1-1 2-2 2-3 0-3-2-4-5-4-1 0-1 0-2 0-47 35-90 120-90 191 0 11 0 23 0 35 0 71 43 154 90 189 1 1 1 1 2 1 3 0 5-2 5-4z"><text:p/></draw:path><draw:path draw:style-name="gr4" draw:text-style-name="P21" svg:width="0.0697in" svg:height="0.113in" svg:x="2.1118in" svg:y="0.0307in" svg:viewBox="0 0 178 288" svg:d="M178 146c0-34-2-67-17-98-19-41-54-48-71-48-25 0-56 11-73 50-15 29-17 62-17 96 0 31 2 69 19 99 18 35 49 43 70 43 23 0 55-9 73-49 14-27 16-61 16-93zM143 141c0 31 0 60-5 86-6 39-30 52-49 52-16 0-41-11-48-49-5-27-5-65-5-89 0-27 0-55 2-78 9-50 41-53 51-53 14 0 42 7 50 49 4 24 4 55 4 82z"><text:p/></draw:path><draw:path draw:style-name="gr4" draw:text-style-name="P21" svg:width="0.0189in" svg:height="0.0492in" svg:x="2.2031in" svg:y="0.1236in" svg:viewBox="0 0 49 126" svg:d="M49 44c0-28-11-44-27-44-14 0-22 11-22 22s8 22 22 22c6 0 10-1 15-6 1 0 1-1 1-1 0 2 2 1 2 7 0 31-15 56-29 70-5 4-5 6-5 7 0 2 2 5 5 5 5 0 38-33 38-82z"><text:p/></draw:path><draw:path draw:style-name="gr4" draw:text-style-name="P21" svg:width="0.0543in" svg:height="0.1094in" svg:x="2.2772in" svg:y="0.0307in" svg:viewBox="0 0 139 279" svg:d="M139 279c0-4 0-9 0-13-5 0-8 0-13 0-38 0-40-5-40-21 0-78 0-156 0-234 0-10 0-11-9-11-27 28-64 28-77 28 0 4 0 8 0 13 8 0 34 0 55-11 0 72 0 143 0 215 0 16-1 21-39 21-5 0-9 0-14 0 0 4 0 9 0 13 15-1 52-1 69-1s54 0 68 1z"><text:p/></draw:path><draw:path draw:style-name="gr4" draw:text-style-name="P21" svg:width="0.0378in" svg:height="0.1634in" svg:x="2.3551in" svg:y="0.0181in" svg:viewBox="0 0 97 416" svg:d="M97 226c0-12 0-24 0-35 0-71-44-156-91-191-1 0-1 0-2 0-3 0-4 1-4 4 0 1 0 2 1 3 43 32 73 116 73 184 0 11 0 23 0 35 0 66-30 150-73 183-1 0-1 1-1 3s1 4 4 4c1 0 1 0 2-1 47-35 91-118 91-189z"><text:p/></draw:path><draw:path draw:style-name="gr4" draw:text-style-name="P21" svg:width="0.0902in" svg:height="0.1024in" svg:x="2.4575in" svg:y="0.0413in" svg:viewBox="0 0 230 261" svg:d="M230 252c0-52 0-106 0-159 0-50-51-93-115-93-65 0-115 43-115 93 0 53 0 107 0 159 0 5 4 9 8 9 5 0 9-4 9-9 0-52 0-106 0-159 0-43 44-76 98-76s99 33 99 76c0 53 0 107 0 159 0 5 3 9 8 9 4 0 8-4 8-9z"><text:p/></draw:path><draw:path draw:style-name="gr4" draw:text-style-name="P21" svg:width="0.1146in" svg:height="0.1476in" svg:x="2.6028in" svg:y="0.0252in" svg:viewBox="0 0 292 376" svg:d="M292 112c0-67-45-112-108-112-92 0-184 95-184 193 0 68 47 111 108 111 11 0 25-3 41-7-1 26-1 27-1 32 0 14 0 47 34 47 51 0 71-77 71-82 0-2-3-4-5-4-3 0-3 2-4 4-11 30-35 41-50 41-19 0-26-11-30-43 65-25 128-98 128-180zM254 99c0 42-21 139-92 179-2-15-6-46-37-46-23 0-43 22-43 43 0 9 1 10 2 13-32-13-47-45-47-82 0-29 11-89 43-134 30-42 70-62 101-62 42 0 73 33 73 89zM150 278c0 6 0 6-4 8-12 4-24 7-36 7-6 0-19 0-19-18 0-17 16-33 34-33s25 9 25 36z"><text:p/></draw:path><draw:path draw:style-name="gr4" draw:text-style-name="P21" svg:width="0.0378in" svg:height="0.1634in" svg:x="2.7354in" svg:y="0.0181in" svg:viewBox="0 0 97 416" svg:d="M97 226c0-12 0-24 0-35 0-71-44-156-91-191-1 0-1 0-2 0-2 0-4 1-4 4 0 1 1 2 1 3 45 32 73 116 73 184 0 11 0 23 0 35 0 66-28 150-73 183 0 1-1 1-1 3s2 4 4 4c1 0 2 0 2-1 47-35 91-118 91-189z"><text:p/></draw:path></draw:g></draw:g>, לכן <draw:g text:anchor-type="as-char" svg:y="-0.1181in" draw:z-index="31" draw:name="Shape32"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היא קבוצת <text:span text:style-name="T10">החזקה של</text:span> כל המספרים הרציונלים שקטנים מ־1 וגדולים מ־0. בסעיף ב’ הראינו כי קבוצה זו <text:span text:style-name="T10">בת־מנייה ואין־סופית, לכן עוצמת </text:span><text:span text:style-name="T10"><draw:g text:anchor-type="as-char" svg:y="-0.1228in" draw:z-index="32" draw:name="Shape33" draw:style-name="gr1"><svg:title>TexMaths</svg:title><svg:desc>12§display§\mathcal{P}(A)§svg§600§FALSE§</svg:desc><draw:g draw:style-name="gr2"><draw:path draw:style-name="gr3" draw:text-style-name="P20" svg:width="0.3453in" svg:height="0.1472in" svg:x="0.0008in" svg:y="0.0079in" svg:viewBox="0 0 878 375" svg:d="M440 375c-147 0-294 0-440 0 0-125 0-250 0-375 293 0 585 0 878 0 0 125 0 250 0 375-146 0-293 0-438 0z"><text:p/></draw:path><draw:path draw:style-name="gr4" draw:text-style-name="P21" svg:width="0.1126in" svg:height="0.1185in" svg:x="-0.0004in" svg:y="0.0063in" svg:viewBox="0 0 287 302" svg:d="M255 84c-5 21-17 44-36 59-20 16-45 20-67 20 12-47 22-94 34-140 13 0 27 0 39 3 9 3 18 6 22 14 10 12 12 27 8 44zM285 81c3-16 3-34-5-46-9-11-19-16-33-19-18-6-36-6-56-6 1-3 1-6 3-9-2 0-3-1-4-1-10 4-18 6-28 10-31 0-64 8-91 27-19 15-35 34-39 54-2 8-5 18 1 24 1 4 5 5 8 5 5 0 10-3 15-5 3-4 6-10 7-14s0-8 0-11c0-6 0-13 1-18 2-12 14-23 25-32 22-17 60-17 71-17-14 57-29 115-43 172-5 17-10 33-18 49-5 11-11 23-22 30-8 8-18 14-27 14-6 0-11 0-14-4-3-5-3-12-1-18 1-8 4-14-1-20-1-3-6-4-10-4s-9 1-13 5c-5 3-8 8-9 14-3 10-3 19 2 27 7 9 19 14 31 14 21 0 41-8 59-23 26-21 37-49 47-78 2-8 5-17 7-25 32 0 67-9 96-32 20-17 35-40 41-63z"><text:p/></draw:path><draw:path draw:style-name="gr4" draw:text-style-name="P21" svg:width="0.0382in" svg:height="0.1642in" svg:x="0.1354in" svg:y="-0.0004in" svg:viewBox="0 0 98 418" svg:d="M98 413c0-1-1-2-2-3-43-33-73-116-73-184 0-10 0-22 0-34 0-67 30-151 73-184 1-1 2-2 2-3 0-3-2-5-4-5s-2 1-3 1c-47 35-91 119-91 191 0 12 0 24 0 34 0 72 44 156 91 191 1 0 1 1 3 1s4-2 4-5z"><text:p/></draw:path><draw:path draw:style-name="gr4" draw:text-style-name="P21" svg:width="0.1134in" svg:height="0.1181in" svg:x="0.189in" svg:y="0.0047in" svg:viewBox="0 0 289 301" svg:d="M289 292c0-4-5-4-11-4-25 0-25-4-26-16-10-86-18-174-26-261 0-9 0-11-8-11-7 0-8 4-12 7-49 82-97 163-146 245-17 28-32 34-52 36-4 0-8 0-8 8 0 2 2 5 5 5 12 0 25-2 37-2 13 0 28 2 42 2 2 0 7 0 7-9 0-4-3-4-6-4-9-2-20-5-20-15 0-6 2-9 6-15 3-6 3-6 32-53 35 0 70 0 106 0 1 8 6 65 6 68 0 13-22 15-30 15-6 0-10 0-10 8 0 5 4 3 6 5 17 0 35-2 53-2 10 0 36 2 47 2 2 0 8 0 8-9zM208 192c-33 0-65 0-98 0 28-47 56-94 84-139 4 45 9 92 14 139z"><text:p/></draw:path><draw:path draw:style-name="gr4" draw:text-style-name="P21" svg:width="0.0378in" svg:height="0.1642in" svg:x="0.3169in" svg:y="-0.0004in" svg:viewBox="0 0 97 418" svg:d="M97 226c0-10 0-22 0-34 0-72-44-156-91-191-1 0-1-1-2-1-3 0-4 2-4 5 0 1 0 2 1 3 45 33 73 117 73 184 0 12 0 24 0 34 0 68-28 151-73 184-1 1-1 2-1 3 0 3 1 5 4 5 1 0 1-1 2-1 47-35 91-119 91-191z"><text:p/></draw:path></draw:g></draw:g></text:span><text:span text:style-name="T10"><text:s/>שקולה לעוצמת </text:span><text:span text:style-name="T10"><draw:g text:anchor-type="as-char" svg:y="-0.1228in" draw:z-index="33" draw:name="Shape34" draw:style-name="gr1"><svg:title>TexMaths</svg:title><svg:desc>12§display§\mathcal{P}(N)§svg§600§FALSE§</svg:desc><draw:g draw:style-name="gr2"><draw:path draw:style-name="gr3" draw:text-style-name="P20" svg:width="0.372in" svg:height="0.1472in" svg:x="0.0008in" svg:y="0.0079in" svg:viewBox="0 0 946 375" svg:d="M474 375c-158 0-315 0-474 0 0-125 0-250 0-375 316 0 630 0 946 0 0 125 0 250 0 375-157 0-314 0-472 0z"><text:p/></draw:path><draw:path draw:style-name="gr4" draw:text-style-name="P21" svg:width="0.113in" svg:height="0.1185in" svg:x="-0.0004in" svg:y="0.0063in" svg:viewBox="0 0 288 302" svg:d="M255 84c-5 21-17 44-36 59-19 16-44 20-67 20 12-47 23-94 35-140 13 0 26 0 38 3 10 3 18 6 23 14 9 12 12 27 7 44zM285 81c4-16 4-34-5-46-8-11-19-16-32-19-18-6-36-6-57-6 2-3 2-6 3-9-1 0-3-1-4-1-9 4-18 6-28 10-31 0-64 8-91 27-19 15-35 34-39 54-2 8-5 18 1 24 1 4 5 5 8 5 5 0 10-3 15-5 3-4 6-10 7-14s0-8 0-11c0-6 0-13 1-18 2-12 14-23 25-32 22-17 60-17 71-17-14 57-29 115-43 172-5 17-10 33-18 49-5 11-11 23-22 30-8 8-18 14-27 14-6 0-11 0-14-4-3-5-3-12-1-18 1-8 4-14-1-20-1-3-6-4-10-4s-9 1-13 5c-5 3-8 8-9 14-3 10-3 19 2 27 7 9 19 14 31 14 21 0 41-8 59-23 26-21 37-49 47-78 2-8 5-17 7-25 33 0 67-9 96-32 21-17 35-40 41-63z"><text:p/></draw:path><draw:path draw:style-name="gr4" draw:text-style-name="P21" svg:width="0.0378in" svg:height="0.1642in" svg:x="0.1362in" svg:y="-0.0004in" svg:viewBox="0 0 97 418" svg:d="M97 413c0-1-1-2-2-3-43-33-73-116-73-184 0-10 0-22 0-34 0-67 30-151 73-184 1-1 2-2 2-3 0-3-2-5-5-5-1 0-1 1-2 1-47 35-90 119-90 191 0 12 0 24 0 34 0 72 43 156 90 191 1 0 1 1 2 1 3 0 5-2 5-5z"><text:p/></draw:path><draw:path draw:style-name="gr4" draw:text-style-name="P21" svg:width="0.1394in" svg:height="0.1122in" svg:x="0.1898in" svg:y="0.0102in" svg:viewBox="0 0 355 286" svg:d="M355 5c-2-1 0-5-6-5-13 0-28 1-42 1s-28-1-43-1c-2 0-7 0-7 8 0 5 4 5 7 5 24 0 29 10 29 18 0 1-1 9-1 10-16 62-31 124-47 185-31-71-62-145-94-218-3-8-3-8-13-8-19 0-37 0-56 0-9 0-12 0-12 8 0 5 3 5 10 5 3 0 29 0 29 4-19 75-37 151-56 225-4 17-11 30-46 31-2 0-7 0-7 9 0 2 2 4 6 4 13 0 28-1 42-1s30 1 43 1c3 0 7 0 7-8 0-5-3-5-8-5-24-1-28-11-28-19 0-2 2-5 3-10 18-73 37-147 55-220 1 2 1 4 4 7 35 83 69 165 105 247 3 7 4 8 8 8s4-1 7-9c19-77 38-155 59-233 3-16 12-30 45-31 3 0 7 0 7-8z"><text:p/></draw:path><draw:path draw:style-name="gr4" draw:text-style-name="P21" svg:width="0.0378in" svg:height="0.1642in" svg:x="0.3437in" svg:y="-0.0004in" svg:viewBox="0 0 97 418" svg:d="M97 226c0-10 0-22 0-34 0-72-44-156-91-191-1 0-1-1-2-1-3 0-4 2-4 5 0 1 0 2 1 3 45 33 73 117 73 184 0 12 0 24 0 34 0 68-28 151-73 184-1 1-1 2-1 3 0 3 1 5 4 5 1 0 1-1 2-1 47-35 91-119 91-191z"><text:p/></draw:path></draw:g></draw:g></text:span><text:span text:style-name="T10">, לפי משפט 4.42 עוצמה זו שקולה ל־</text:span><text:span text:style-name="T10"><draw:g text:anchor-type="as-char" svg:y="-0.1465in" draw:z-index="34" draw:name="Shape35" draw:style-name="gr1"><svg:title>TexMaths</svg:title><svg:desc>12§display§2^ {\lvert N \rvert}§svg§600§FALSE§</svg:desc><draw:g draw:style-name="gr2"><draw:path draw:style-name="gr3" draw:text-style-name="P20" svg:width="0.2299in" svg:height="0.1287in" svg:x="-0.0004in" svg:y="0.0083in" svg:viewBox="0 0 585 328" svg:d="M0 0c195 0 390 0 585 0 0 109 0 219 0 328-195 0-390 0-585 0 0-109 0-219 0-328z"><text:p/></draw:path><draw:path draw:style-name="gr4" draw:text-style-name="P21" svg:width="0.0654in" svg:height="0.1091in" svg:x="-0.0004in" svg:y="0.0366in" svg:viewBox="0 0 167 278" svg:d="M167 205c-4 0-7 0-10 0-2 13-6 31-9 37-4 4-32 4-40 4-25 0-50 0-76 0 15-15 30-29 45-43 65-57 90-80 90-121 0-48-37-82-89-82-48 0-78 38-78 76 0 24 20 24 22 24 7 0 21-5 21-23 0-11-7-22-21-22-4 0-5 0-6 0 9-26 32-42 57-42 37 0 57 34 57 69 0 33-22 65-45 92-27 29-54 59-81 89-4 4-4 6-4 15 52 0 104 0 156 0 4-24 7-48 11-73z"><text:p/></draw:path><draw:path draw:style-name="gr4" draw:text-style-name="P21" svg:width="0.0043in" svg:height="0.115in" svg:x="0.0874in" svg:y="0in" svg:viewBox="0 0 12 293" svg:d="M12 287c0-94 0-187 0-281 0-4-4-6-6-6-4 0-6 2-6 6 0 94 0 187 0 281 0 3 2 6 6 6 2 0 6-3 6-6z"><text:p/></draw:path><draw:path draw:style-name="gr4" draw:text-style-name="P21" svg:width="0.1031in" svg:height="0.0783in" svg:x="0.1138in" svg:y="0.0075in" svg:viewBox="0 0 263 200" svg:d="M263 5c0-3-2-5-5-5-10 0-21 1-30 1-7 0-24-1-31-1-2 0-6 0-6 7 0 4 3 4 6 4 14 0 19 5 19 12 0 2 0 3-1 7-11 42-22 85-33 128-25-51-50-102-74-152-2-6-2-6-10-6-13 0-27 0-40 0-6 0-10 0-10 7 0 4 4 4 10 4s13 0 19 1c-13 53-27 105-40 158-2 11-7 18-30 19-2 0-7 0-7 6 0 4 2 5 5 5 9 0 20-1 31-1 7 0 24 1 31 1 3 0 6-1 6-6s-3-5-7-5c-19 0-19-7-19-10 0-2 0-3 1-8 13-50 25-100 38-151 29 59 58 118 87 175 1 5 2 5 6 5s4-1 6-6c13-54 26-108 40-162 4-10 9-20 32-21 1 0 6 0 6-6z"><text:p/></draw:path><draw:path draw:style-name="gr4" draw:text-style-name="P21" svg:width="0.0043in" svg:height="0.115in" svg:x="0.2339in" svg:y="0in" svg:viewBox="0 0 12 293" svg:d="M12 287c0-94 0-187 0-281 0-4-2-6-6-6s-6 2-6 6c0 94 0 187 0 281 0 3 2 6 6 6s6-3 6-6z"><text:p/></draw:path></draw:g></draw:g></text:span><text:span text:style-name="T10">. לכן </text:span><text:span text:style-name="T10"><draw:g text:anchor-type="as-char" svg:y="-0.1236in" draw:z-index="35" draw:name="Shape36" draw:style-name="gr1"><svg:title>TexMaths</svg:title><svg:desc>12§display§\lvert A \rvert = \aleph§svg§600§FALSE§</svg:desc><draw:g draw:style-name="gr2"><draw:path draw:style-name="gr3" draw:text-style-name="P20" svg:width="0.5114in" svg:height="0.148in" svg:x="-0.0004in" svg:y="0.0083in" svg:viewBox="0 0 1300 377" svg:d="M651 377c-217 0-434 0-651 0 0-126 0-251 0-377 434 0 866 0 1300 0 0 126 0 251 0 377-217 0-434 0-649 0z"><text:p/></draw:path><draw:path draw:style-name="gr4" draw:text-style-name="P21" svg:width="0.0063in" svg:height="0.1654in" svg:x="0.011in" svg:y="-0.0004in" svg:viewBox="0 0 17 421" svg:d="M17 412c0-134 0-269 0-404 0-4-4-8-9-8-4 0-8 4-8 8 0 135 0 270 0 404 0 5 4 9 8 9 5 0 9-4 9-9z"><text:p/></draw:path><draw:path draw:style-name="gr4" draw:text-style-name="P21" svg:width="0.1134in" svg:height="0.1181in" svg:x="0.0429in" svg:y="0.0051in" svg:viewBox="0 0 289 301" svg:d="M289 292c0-5-4-5-10-5-26 0-26-2-27-14-9-87-17-174-26-262-1-9-1-11-8-11s-8 4-11 7c-49 82-97 164-146 245-17 28-33 34-51 35-6 1-10 1-10 9 0 2 2 5 6 5 11 0 24-2 36-2 13 0 29 2 42 2 2 0 8 0 8-9 0-4-3-5-7-5-10 0-19-3-19-14 0-5 2-10 5-16 3-5 3-5 32-53 35 0 71 0 106 0 1 10 7 65 7 70 0 12-22 13-30 13-6 0-11 0-11 9 0 5 4 3 6 5 18 0 36-2 53-2 10 0 37 2 48 2 2 0 7 0 7-9zM207 191c-32 0-63 0-96 0 28-47 56-92 83-138 5 46 9 91 13 138z"><text:p/></draw:path><draw:path draw:style-name="gr4" draw:text-style-name="P21" svg:width="0.0063in" svg:height="0.1654in" svg:x="0.1811in" svg:y="-0.0004in" svg:viewBox="0 0 17 421" svg:d="M17 412c0-134 0-269 0-404 0-4-4-8-9-8-4 0-8 4-8 8 0 135 0 270 0 404 0 5 4 9 8 9 5 0 9-4 9-9z"><text:p/></draw:path><draw:path draw:style-name="gr4" draw:text-style-name="P21" svg:width="0.1098in" svg:height="0.039in" svg:x="0.2622in" svg:y="0.063in" svg:viewBox="0 0 280 100" svg:d="M280 8c0-3-3-8-8-8-87 0-176 0-264 0-4 0-8 4-8 8s4 10 8 10c88 0 177 0 264 0 5 0 8-5 8-10zM280 91c0-4-3-9-8-9-87 0-176 0-264 0-4 0-8 5-8 9s4 9 8 9c88 0 177 0 264 0 5 0 8-5 8-9z"><text:p/></draw:path><draw:path draw:style-name="gr4" draw:text-style-name="P21" svg:width="0.0823in" svg:height="0.1142in" svg:x="0.4374in" svg:y="0.0091in" svg:viewBox="0 0 210 291" svg:d="M210 264c0-12 0-19-40-62-6-6-6-7-6-11 0-1 0-14 7-54 2-7 8-36 9-53 13 16 14 24 14 30 0 3 1 5 5 5 1 0 11-4 11-26 0-8 0-17-16-32-12-11-13-12-21-26-15-23-16-25-18-33-2-1-3-2-4-2-2 0-12 5-12 26 0 10 0 20 29 46-1 21-7 55-9 61-2 16-6 35-7 47-39-45-79-91-118-136-17-19-18-33-18-38 0-2-2-6-5-6s-11 5-11 26c0 10 0 16 19 41 10 12 6 5 27 32-14 19-35 56-35 92 0 11 2 21 14 40 9 15 11 25 11 35 0 4 0 15-29 15-5 0-7 0-7 5s4 5 11 5c8 0 17 0 25 0 19 0 42-4 42-25 0-16-11-29-19-39-17-19-19-25-19-39s1-51 15-80c40 46 80 93 120 138 18 20 19 34 19 39 0 2 0 6 5 6 1 0 11-5 11-27z"><text:p/></draw:path></draw:g></draw:g></text:span><text:span text:style-name="T10">.</text:span></text:p>
      <text:h text:style-name="P19" text:outline-level="2">סעיף ד’</text:h>
      <text:p text:style-name="P7">תהיה קבוצה <draw:g text:anchor-type="as-char" svg:y="-0.1366in" draw:z-index="36" draw:name="Shape37" draw:style-name="gr1"><svg:title>TexMaths</svg:title><svg:desc>12§display§A = \mathcal{P}((0, 10^{-10}) \backslash Q)§svg§600§FALSE§</svg:desc><draw:g draw:style-name="gr2"><draw:path draw:style-name="gr3" draw:text-style-name="P20" svg:width="1.4642in" svg:height="0.1602in" svg:x="0.0024in" svg:y="0.0083in" svg:viewBox="0 0 3720 408" svg:d="M0 0c1239 0 2480 0 3720 0 0 136 0 272 0 408-1240 0-2481 0-3720 0 0-136 0-272 0-408z"><text:p/></draw:path><draw:path draw:style-name="gr4" draw:text-style-name="P21" svg:width="0.1134in" svg:height="0.1173in" svg:x="-0.0004in" svg:y="0.0189in" svg:viewBox="0 0 289 299" svg:d="M289 291c0-5-3-5-9-5-27 0-27-2-28-14-8-87-17-174-25-261-1-9-1-11-9-11-6 0-8 4-10 7-50 82-98 163-147 244-17 28-33 34-51 35-6 1-10 1-10 8 0 4 2 5 6 5 11 0 24-1 36-1 14 0 29 1 42 1 2 0 8 0 8-7 0-5-3-6-7-6-9 0-19-4-19-14 0-5 2-10 6-16 2-5 2-5 31-53 36 0 71 0 107 0 0 10 6 65 6 70 0 12-22 13-30 13-6 0-11 0-11 8 0 5 4 4 6 5 18 0 36-1 53-1 11 0 37 1 48 1 2 0 7 0 7-8zM209 190c-33 0-65 0-97 0 27-46 55-92 82-137 5 45 10 91 15 137z"><text:p/></draw:path><draw:path draw:style-name="gr4" draw:text-style-name="P21" svg:width="0.1102in" svg:height="0.0382in" svg:x="0.174in" svg:y="0.076in" svg:viewBox="0 0 281 98" svg:d="M281 8c0-4-4-8-9-8-87 0-176 0-264 0-4 0-8 4-8 8s4 9 8 9c88 0 177 0 264 0 5 0 9-5 9-9zM281 90c0-5-4-9-9-9-87 0-176 0-264 0-4 0-8 4-8 9s4 8 8 8c88 0 177 0 264 0 5 0 9-3 9-8z"><text:p/></draw:path><draw:path draw:style-name="gr4" draw:text-style-name="P21" svg:width="0.113in" svg:height="0.1181in" svg:x="0.3465in" svg:y="0.0193in" svg:viewBox="0 0 288 301" svg:d="M255 85c-5 21-17 43-35 59-20 16-45 20-68 20 11-47 23-93 35-140 13 0 26 0 38 4 10 2 18 5 23 13 10 12 12 27 7 44zM285 83c4-17 4-35-5-47-8-11-19-16-32-19-18-6-36-7-56-7 0-3 1-6 2-9-1 0-2-1-4-1-9 4-19 7-27 11-31 0-65 7-91 27-20 15-35 34-40 53-2 9-5 19 1 25 1 4 5 5 9 5s9-3 14-6c4-4 6-9 7-13s0-7-1-12c1-6 1-12 2-17 3-13 15-24 26-32 21-17 60-17 70-17-14 56-28 114-43 171-5 18-9 33-18 49-5 11-11 23-21 31-9 7-18 13-28 13-6 0-11-1-13-4-4-4-4-11-1-18 1-8 2-15-2-20-1-2-6-3-9-3-5 0-10 1-13 3-5 5-9 10-10 16-4 10-2 19 2 26 8 9 18 13 32 13 20 0 40-7 58-21 27-22 38-49 47-78 3-8 5-17 7-25 33 0 68-10 96-32 21-17 35-40 41-62z"><text:p/></draw:path><draw:path draw:style-name="gr4" draw:text-style-name="P21" svg:width="0.0378in" svg:height="0.1634in" svg:x="0.4835in" svg:y="0.0138in" svg:viewBox="0 0 97 416" svg:d="M97 413c0-1-1-3-2-4-43-32-72-117-72-183 0-12 0-24 0-35 0-67 29-150 72-184 1 0 2-1 2-2 0-3-2-5-5-5-1 0-1 0-2 1-46 35-90 119-90 190 0 11 0 23 0 35 0 71 44 154 90 190 1 0 1 0 2 0 3 0 5-1 5-3z"><text:p/></draw:path><draw:path draw:style-name="gr4" draw:text-style-name="P21" svg:width="0.0378in" svg:height="0.1634in" svg:x="0.5476in" svg:y="0.0138in" svg:viewBox="0 0 97 416" svg:d="M97 413c0-1 0-3-1-4-43-32-73-117-73-183 0-12 0-24 0-35 0-67 30-150 73-184 1 0 1-1 1-2 0-3-1-5-3-5s-2 0-3 1c-47 35-91 119-91 190 0 11 0 23 0 35 0 71 44 154 91 190 1 0 1 0 3 0s3-1 3-3z"><text:p/></draw:path><draw:path draw:style-name="gr4" draw:text-style-name="P21" svg:width="0.0697in" svg:height="0.1126in" svg:x="0.602in" svg:y="0.0276in" svg:viewBox="0 0 178 287" svg:d="M178 145c0-34-3-67-17-98-19-41-54-47-72-47-25 0-55 11-73 49-14 30-16 62-16 96 0 31 2 69 19 100 18 34 49 42 70 42 23 0 55-8 73-49 13-27 16-60 16-93zM143 140c0 31 0 60-5 86-6 40-30 52-49 52-17 0-41-10-49-51-5-24-5-62-5-87 0-28 0-55 3-78 9-49 40-54 51-54 14 0 42 9 49 51 5 22 5 55 5 81z"><text:p/></draw:path><draw:path draw:style-name="gr4" draw:text-style-name="P21" svg:width="0.0189in" svg:height="0.0492in" svg:x="0.6925in" svg:y="0.1193in" svg:viewBox="0 0 49 126" svg:d="M49 44c0-27-9-44-26-44-15 0-23 11-23 23 0 10 8 21 23 21 5 0 11-1 14-5 1-1 1-1 3-1 0 3 1 0 1 6 0 31-16 56-29 71-5 3-5 5-5 6 0 3 3 5 5 5 4 0 37-33 37-82z"><text:p/></draw:path><draw:path draw:style-name="gr4" draw:text-style-name="P21" svg:width="0.0543in" svg:height="0.1091in" svg:x="0.7665in" svg:y="0.0276in" svg:viewBox="0 0 139 278" svg:d="M139 278c0-4 0-9 0-14-5 0-9 0-14 0-37 0-39-3-39-19 0-78 0-156 0-234 0-11 0-11-9-11-27 26-64 26-77 26 0 5 0 9 0 13 8 0 32 0 55-10 0 71 0 144 0 216 0 15-1 19-39 19-5 0-9 0-14 0 0 5 0 10 0 14 15-2 52-2 69-2s53 0 68 2z"><text:p/></draw:path><draw:path draw:style-name="gr4" draw:text-style-name="P21" svg:width="0.0697in" svg:height="0.1126in" svg:x="0.8413in" svg:y="0.0276in" svg:viewBox="0 0 178 287" svg:d="M178 145c0-34-3-67-17-98-21-41-54-47-72-47-25 0-57 11-73 49-14 30-16 62-16 96 0 31 1 69 19 100 18 34 48 42 70 42 23 0 54-8 73-49 13-27 16-60 16-93zM143 140c0 31 0 60-5 86-7 40-31 52-49 52-17 0-42-10-49-51-5-24-5-62-5-87 0-28 0-55 3-78 8-49 40-54 51-54 13 0 41 9 49 51 5 22 5 55 5 81z"><text:p/></draw:path><draw:path draw:style-name="gr4" draw:text-style-name="P21" svg:width="0.0768in" svg:height="0.0043in" svg:x="0.9244in" svg:y="0.0457in" svg:viewBox="0 0 196 12" svg:d="M196 6c0-4-3-6-6-6-62 0-124 0-185 0-3 0-5 2-5 6 0 2 2 6 5 6 61 0 123 0 185 0 3 0 6-4 6-6z"><text:p/></draw:path><draw:path draw:style-name="gr4" draw:text-style-name="P21" svg:width="0.0417in" svg:height="0.0764in" svg:x="1.0209in" svg:y="0in" svg:viewBox="0 0 107 195" svg:d="M107 195c0-4 0-7 0-11-4 0-7 0-11 0-30 0-30-3-30-13 0-55 0-109 0-163 0-8 0-8-8-8-20 18-46 19-58 19 0 4 0 7 0 11 7 0 26 0 43-8 0 50 0 99 0 149 0 10 0 13-30 13-3 0-7 0-11 0 0 4 0 7 0 11 17-1 35-1 52-1 18 0 35 0 53 1z"><text:p/></draw:path><draw:path draw:style-name="gr4" draw:text-style-name="P21" svg:width="0.0535in" svg:height="0.0787in" svg:x="1.0803in" svg:y="0in" svg:viewBox="0 0 137 201" svg:d="M137 102c0-33-4-57-18-77-9-13-27-25-51-25-68 0-68 80-68 102 0 20 0 99 68 99 69 0 69-79 69-99zM110 98c0 22 0 43-4 61-6 28-26 34-38 34-13 0-31-9-37-33-5-16-5-40-5-62 0-21 0-44 5-61 6-23 25-29 37-29 16 0 32 10 36 27 5 15 6 37 6 63z"><text:p/></draw:path><draw:path draw:style-name="gr4" draw:text-style-name="P21" svg:width="0.0378in" svg:height="0.1634in" svg:x="1.1583in" svg:y="0.0138in" svg:viewBox="0 0 97 416" svg:d="M97 226c0-12 0-24 0-35 0-71-44-155-91-190-1-1-1-1-2-1-3 0-4 2-4 5 0 1 0 2 1 2 45 34 73 117 73 184 0 11 0 23 0 35 0 66-28 151-73 183-1 1-1 3-1 4 0 2 1 3 4 3 1 0 1 0 2 0 47-36 91-119 91-190z"><text:p/></draw:path><draw:path draw:style-name="gr4" draw:text-style-name="P21" svg:width="0.0638in" svg:height="0.1646in" svg:x="1.2224in" svg:y="0.0134in" svg:viewBox="0 0 163 419" svg:d="M163 410c0-1 0-1 0-2-49-134-98-268-147-402-2-4-4-6-8-6s-8 4-8 8c0 2 0 3 0 4 49 134 98 267 148 401 1 3 3 6 7 6 5 0 8-4 8-9z"><text:p/></draw:path><draw:path draw:style-name="gr4" draw:text-style-name="P21" svg:width="0.1146in" svg:height="0.1476in" svg:x="1.3043in" svg:y="0.0201in" svg:viewBox="0 0 292 376" svg:d="M292 112c0-67-45-112-108-112-92 0-184 96-184 193 0 69 47 111 108 111 11 0 25-1 41-6-1 26-1 26-1 32 0 13 0 46 34 46 51 0 71-77 71-82 0-2-3-3-5-3-3 0-3 2-4 4-11 30-35 40-50 40-19 0-26-11-30-43 65-24 128-98 128-180zM254 99c0 42-21 139-92 179-2-15-6-46-37-46-23 0-43 22-43 43 0 9 1 10 2 13-32-12-47-45-47-81 0-30 11-89 43-134 32-43 71-62 101-62 42 0 73 32 73 88zM151 278c0 6-1 7-5 8-10 5-24 7-36 7-6 0-19 0-19-18 0-17 16-33 34-33s26 10 26 36z"><text:p/></draw:path><draw:path draw:style-name="gr4" draw:text-style-name="P21" svg:width="0.0378in" svg:height="0.1634in" svg:x="1.437in" svg:y="0.0138in" svg:viewBox="0 0 97 416" svg:d="M97 226c0-12 0-24 0-35 0-71-44-155-91-190 0-1-1-1-2-1-2 0-4 2-4 5 0 1 1 1 1 2 45 34 73 117 73 184 0 11 0 23 0 35 0 66-28 151-73 183 0 1-1 3-1 4 0 2 2 3 4 3 1 0 1 0 2 0 47-36 91-119 91-190z"><text:p/></draw:path></draw:g></draw:g>. אנו יודעים שעוצמת כל קטע לא מנוון שווה לעוצמת הרצף לפי טענה ה’ עמוד 192 מספר תורת הקבוצות. לפי משפט 4.34 עוצמת הקבוצה <draw:g text:anchor-type="as-char" svg:y="-0.1366in" draw:z-index="37" draw:name="Shape38" draw:style-name="gr1"><svg:title>TexMaths</svg:title><svg:desc>12§display§\lvert (0, 10^{-10}) \backslash Q \rvert = \lvert R \backslash Q \rvert = \lvert R \rvert§svg§600§FALSE§</svg:desc><draw:g draw:style-name="gr2"><draw:path draw:style-name="gr3" draw:text-style-name="P20" svg:width="2.0539in" svg:height="0.1602in" svg:x="-0.0004in" svg:y="0.0083in" svg:viewBox="0 0 5218 408" svg:d="M0 0c1739 0 3479 0 5218 0 0 136 0 272 0 408-1739 0-3479 0-5218 0 0-136 0-272 0-408z"><text:p/></draw:path><draw:path draw:style-name="gr4" draw:text-style-name="P21" svg:width="0.0063in" svg:height="0.1646in" svg:x="0.011in" svg:y="0.0134in" svg:viewBox="0 0 17 419" svg:d="M17 410c0-134 0-268 0-402 0-4-4-8-9-8-4 0-8 4-8 8 0 134 0 268 0 402 0 5 4 9 8 9 5 0 9-4 9-9z"><text:p/></draw:path><draw:path draw:style-name="gr4" draw:text-style-name="P21" svg:width="0.0378in" svg:height="0.1634in" svg:x="0.0539in" svg:y="0.0138in" svg:viewBox="0 0 97 416" svg:d="M97 413c0-1 0-3-1-4-44-32-73-117-73-183 0-12 0-24 0-35 0-67 29-150 73-184 1 0 1-1 1-2 0-3-1-5-3-5s-3 0-3 1c-47 35-91 119-91 190 0 11 0 23 0 35 0 71 44 154 91 190 1 0 1 0 3 0s3-1 3-3z"><text:p/></draw:path><draw:path draw:style-name="gr4" draw:text-style-name="P21" svg:width="0.0697in" svg:height="0.1126in" svg:x="0.1083in" svg:y="0.0276in" svg:viewBox="0 0 178 287" svg:d="M178 145c0-34-3-67-17-98-19-41-54-47-72-47-25 0-55 11-73 49-14 30-16 62-16 96 0 31 2 69 19 100 18 34 49 42 70 42 23 0 55-8 73-49 13-27 16-60 16-93zM143 140c0 31 0 60-5 86-6 40-30 52-49 52-17 0-42-10-49-51-5-24-5-62-5-87 0-28 0-55 3-78 9-49 40-54 51-54 13 0 42 9 49 51 5 22 5 55 5 81z"><text:p/></draw:path><draw:path draw:style-name="gr4" draw:text-style-name="P21" svg:width="0.0189in" svg:height="0.0492in" svg:x="0.1988in" svg:y="0.1193in" svg:viewBox="0 0 49 126" svg:d="M49 44c0-27-9-44-26-44-15 0-23 11-23 23 0 10 8 21 23 21 5 0 11-1 14-5 1-1 1-1 3-1 0 3 1 0 1 6 0 31-15 56-29 71-5 3-5 5-5 6 0 3 3 5 4 5 5 0 38-33 38-82z"><text:p/></draw:path><draw:path draw:style-name="gr4" draw:text-style-name="P21" svg:width="0.0543in" svg:height="0.1091in" svg:x="0.2736in" svg:y="0.0276in" svg:viewBox="0 0 139 278" svg:d="M139 278c0-4 0-9 0-14-5 0-9 0-14 0-37 0-39-3-39-19 0-78 0-156 0-234 0-11 0-11-9-11-27 26-64 26-77 26 0 5 0 9 0 13 8 0 32 0 55-10 0 71 0 144 0 216 0 15-1 19-39 19-5 0-9 0-14 0 0 5 0 10 0 14 15-2 52-2 69-2s53 0 68 2z"><text:p/></draw:path><draw:path draw:style-name="gr4" draw:text-style-name="P21" svg:width="0.0697in" svg:height="0.1126in" svg:x="0.348in" svg:y="0.0276in" svg:viewBox="0 0 178 287" svg:d="M178 145c0-34-3-67-17-98-19-41-54-47-72-47-25 0-57 11-73 49-14 30-16 62-16 96 0 31 1 69 19 100 18 34 48 42 70 42 23 0 54-8 73-49 13-27 16-60 16-93zM143 140c0 31 0 60-5 86-7 40-31 52-49 52-17 0-42-10-49-51-5-24-5-62-5-87 0-28 0-55 3-78 8-49 40-54 51-54 13 0 41 9 49 51 5 22 5 55 5 81z"><text:p/></draw:path><draw:path draw:style-name="gr4" draw:text-style-name="P21" svg:width="0.0768in" svg:height="0.0043in" svg:x="0.4315in" svg:y="0.0457in" svg:viewBox="0 0 196 12" svg:d="M196 6c0-4-3-6-6-6-62 0-124 0-185 0-3 0-5 2-5 6 0 2 2 6 5 6 61 0 123 0 185 0 3 0 6-4 6-6z"><text:p/></draw:path><draw:path draw:style-name="gr4" draw:text-style-name="P21" svg:width="0.0421in" svg:height="0.0764in" svg:x="0.5276in" svg:y="0in" svg:viewBox="0 0 108 195" svg:d="M108 195c0-4 0-7 0-11-4 0-8 0-12 0-29 0-29-3-29-13 0-55 0-109 0-163 0-8-1-8-9-8-20 18-46 19-58 19 0 4 0 7 0 11 7 0 26 0 43-8 0 50 0 99 0 149 0 10 0 13-30 13-3 0-7 0-11 0 0 4 0 7 0 11 17-1 35-1 52-1 18 0 36 0 54 1z"><text:p/></draw:path><draw:path draw:style-name="gr4" draw:text-style-name="P21" svg:width="0.0535in" svg:height="0.0787in" svg:x="0.5874in" svg:y="0in" svg:viewBox="0 0 137 201" svg:d="M137 102c0-33-4-57-17-77-10-13-28-25-52-25-68 0-68 80-68 102 0 20 0 99 68 99 69 0 69-79 69-99zM110 98c0 22 0 43-4 61-5 28-26 34-38 34-13 0-31-9-37-33-5-16-5-40-5-62 0-21 0-44 5-61 6-23 25-29 37-29 16 0 32 10 38 27 3 15 4 37 4 63z"><text:p/></draw:path><draw:path draw:style-name="gr4" draw:text-style-name="P21" svg:width="0.0378in" svg:height="0.1634in" svg:x="0.6654in" svg:y="0.0138in" svg:viewBox="0 0 97 416" svg:d="M97 226c0-12 0-24 0-35 0-71-44-155-91-190 0-1-1-1-2-1-3 0-4 2-4 5 0 1 0 2 1 2 45 34 73 117 73 184 0 11 0 23 0 35 0 66-28 151-73 183-1 1-1 3-1 4 0 2 1 3 4 3 1 0 1 0 2 0 47-36 91-119 91-190z"><text:p/></draw:path><draw:path draw:style-name="gr4" draw:text-style-name="P21" svg:width="0.0638in" svg:height="0.1646in" svg:x="0.7295in" svg:y="0.0134in" svg:viewBox="0 0 163 419" svg:d="M163 410c0-1 0-1 0-2-49-134-98-268-147-402-2-4-4-6-8-6s-8 4-8 8c0 2 0 3 0 4 49 134 98 267 148 401 1 3 3 6 7 6 5 0 8-4 8-9z"><text:p/></draw:path><draw:path draw:style-name="gr4" draw:text-style-name="P21" svg:width="0.1146in" svg:height="0.1476in" svg:x="0.811in" svg:y="0.0201in" svg:viewBox="0 0 292 376" svg:d="M292 112c0-67-45-112-107-112-91 0-185 96-185 193 0 69 48 111 108 111 11 0 25-1 42-6-2 26-2 26-2 32 0 13 0 46 34 46 51 0 71-77 71-82 0-2-2-3-5-3s-3 2-4 4c-10 30-35 40-50 40-19 0-25-11-30-43 65-24 128-98 128-180zM254 99c0 42-21 139-92 179-2-15-6-46-37-46-22 0-43 22-43 43 0 9 2 10 3 13-33-12-48-45-48-81 0-30 11-89 43-134 32-43 71-62 101-62 43 0 73 32 73 88zM151 278c0 6-1 7-5 8-10 5-24 7-36 7-6 0-19 0-19-18 0-17 16-33 34-33 17 0 26 10 26 36z"><text:p/></draw:path><draw:path draw:style-name="gr4" draw:text-style-name="P21" svg:width="0.0063in" svg:height="0.1646in" svg:x="0.9543in" svg:y="0.0134in" svg:viewBox="0 0 17 419" svg:d="M17 410c0-134 0-268 0-402 0-4-4-8-9-8-4 0-8 4-8 8 0 134 0 268 0 402 0 5 4 9 8 9 5 0 9-4 9-9z"><text:p/></draw:path><draw:path draw:style-name="gr4" draw:text-style-name="P21" svg:width="0.1102in" svg:height="0.0382in" svg:x="1.0354in" svg:y="0.076in" svg:viewBox="0 0 281 98" svg:d="M281 8c0-4-4-8-9-8-87 0-176 0-264 0-4 0-8 4-8 8s4 9 8 9c88 0 177 0 264 0 5 0 9-5 9-9zM281 90c0-5-4-9-9-9-87 0-176 0-264 0-4 0-8 4-8 9s4 8 8 8c88 0 177 0 264 0 5 0 9-3 9-8z"><text:p/></draw:path><draw:path draw:style-name="gr4" draw:text-style-name="P21" svg:width="0.0063in" svg:height="0.1646in" svg:x="1.2213in" svg:y="0.0134in" svg:viewBox="0 0 17 419" svg:d="M17 410c0-134 0-268 0-402 0-4-4-8-9-8-4 0-8 4-8 8 0 134 0 268 0 402 0 5 4 9 8 9 5 0 9-4 9-9z"><text:p/></draw:path><draw:path draw:style-name="gr4" draw:text-style-name="P21" svg:width="0.1177in" svg:height="0.1154in" svg:x="1.2547in" svg:y="0.0248in" svg:viewBox="0 0 300 294" svg:d="M254 54c0 14-7 44-22 60-11 10-34 25-72 25-16 0-32 0-47 0 9-37 18-73 27-110 3-10 4-15 12-16 4 0 17 0 26 0 30 0 76 0 76 41zM300 246c0-4-4-2-5-4-3 0-5 2-5 4-10 32-28 39-38 39-14 0-17-9-17-25 0-14 3-34 4-47 1-6 2-14 2-20 0-33-29-45-41-49 44-10 94-39 94-82 0-36-38-62-94-62-39 0-80 0-120 0-8 0-12 0-12 8 0 5 4 5 12 5 5 0 9 0 16 0 7 1 11 1 11 7 0 2 0 3-1 9-20 74-38 149-57 223-5 17-5 20-38 20-7 0-11 0-11 8 0 5 4 4 5 5 18 0 36 0 54-1 18 1 35 1 53 1 3 0 8 0 8-9 0-4-4-4-11-4-15 0-27 0-27-8 0-2 0-4 1-7 9-36 18-73 27-110 17 0 34 0 51 0 38 0 45 24 45 38 0 6-3 20-6 29-2 12-6 26-6 35 0 45 51 45 56 45 36 0 50-42 50-48z"><text:p/></draw:path><draw:path draw:style-name="gr4" draw:text-style-name="P21" svg:width="0.0638in" svg:height="0.1646in" svg:x="1.387in" svg:y="0.0134in" svg:viewBox="0 0 163 419" svg:d="M163 410c0-1 0-1 0-2-49-134-98-268-147-402-2-4-4-6-8-6s-8 4-8 8c0 2 0 3 0 4 49 134 98 267 148 401 1 3 3 6 7 6 5 0 8-4 8-9z"><text:p/></draw:path><draw:path draw:style-name="gr4" draw:text-style-name="P21" svg:width="0.1146in" svg:height="0.1476in" svg:x="1.4689in" svg:y="0.0201in" svg:viewBox="0 0 292 376" svg:d="M292 112c0-67-45-112-108-112-92 0-184 96-184 193 0 69 48 111 108 111 11 0 25-1 42-6-2 26-2 26-2 32 0 13 0 46 34 46 51 0 71-77 71-82 0-2-2-3-5-3s-3 2-4 4c-10 30-35 40-50 40-19 0-26-11-30-43 65-24 128-98 128-180zM254 99c0 42-21 139-92 179-2-15-6-46-37-46-22 0-43 22-43 43 0 9 1 10 2 13-32-12-47-45-47-81 0-30 11-89 43-134 32-43 71-62 101-62 42 0 73 32 73 88zM151 278c0 6-1 7-5 8-10 5-24 7-36 7-6 0-19 0-19-18 0-17 16-33 34-33s26 10 26 36z"><text:p/></draw:path><draw:path draw:style-name="gr4" draw:text-style-name="P21" svg:width="0.0063in" svg:height="0.1646in" svg:x="1.6118in" svg:y="0.0134in" svg:viewBox="0 0 17 419" svg:d="M17 410c0-134 0-268 0-402 0-4-4-8-9-8-4 0-8 4-8 8 0 134 0 268 0 402 0 5 4 9 8 9 5 0 9-4 9-9z"><text:p/></draw:path><draw:path draw:style-name="gr4" draw:text-style-name="P21" svg:width="0.1102in" svg:height="0.0382in" svg:x="1.6937in" svg:y="0.076in" svg:viewBox="0 0 281 98" svg:d="M281 8c0-4-4-8-9-8-87 0-176 0-264 0-4 0-8 4-8 8s4 9 8 9c88 0 177 0 264 0 5 0 9-5 9-9zM281 90c0-5-4-9-9-9-87 0-176 0-264 0-4 0-8 4-8 9s4 8 8 8c88 0 177 0 264 0 5 0 9-3 9-8z"><text:p/></draw:path><draw:path draw:style-name="gr4" draw:text-style-name="P21" svg:width="0.0063in" svg:height="0.1646in" svg:x="1.8795in" svg:y="0.0134in" svg:viewBox="0 0 17 419" svg:d="M17 410c0-134 0-268 0-402 0-4-4-8-9-8-4 0-8 4-8 8 0 134 0 268 0 402 0 5 4 9 8 9 5 0 9-4 9-9z"><text:p/></draw:path><draw:path draw:style-name="gr4" draw:text-style-name="P21" svg:width="0.1181in" svg:height="0.1154in" svg:x="1.9126in" svg:y="0.0248in" svg:viewBox="0 0 301 294" svg:d="M256 54c0 14-8 44-23 60-11 10-34 25-72 25-16 0-31 0-47 0 10-37 18-73 28-110 2-10 3-15 12-16 3 0 16 0 25 0 30 0 77 0 77 41zM301 246c0-4-3-2-5-4-3 0-4 2-6 4-9 32-27 39-37 39-14 0-18-9-18-25 0-14 4-34 5-47 1-6 1-14 1-20 0-33-27-45-39-49 43-10 93-39 93-82 0-36-38-62-93-62-40 0-81 0-120 0-9 0-12 0-12 8 0 5 3 5 10 5 6 0 10 0 17 0 7 1 11 1 11 7 0 2 0 3-1 9-19 74-37 149-57 223-4 17-4 20-38 20-7 0-12 0-12 8 0 5 4 4 6 5 18 0 36 0 54-1 18 1 35 1 53 1 3 0 8 0 8-9 0-4-3-4-12-4-15 0-26 0-26-8 0-2 0-4 1-7 10-36 18-73 28-110 16 0 33 0 50 0 38 0 46 24 46 38 0 6-4 20-6 29-3 12-8 26-8 35 0 45 52 45 57 45 36 0 50-42 50-48z"><text:p/></draw:path><draw:path draw:style-name="gr4" draw:text-style-name="P21" svg:width="0.0063in" svg:height="0.1646in" svg:x="2.0555in" svg:y="0.0134in" svg:viewBox="0 0 17 419" svg:d="M17 410c0-134 0-268 0-402 0-4-4-8-9-8-4 0-8 4-8 8 0 134 0 268 0 402 0 5 4 9 8 9 5 0 9-4 9-9z"><text:p/></draw:path></draw:g></draw:g>, לכן <draw:g text:anchor-type="as-char" svg:y="-0.1398in" draw:z-index="38" draw:name="Shape39" draw:style-name="gr1"><svg:title>TexMaths</svg:title><svg:desc>12§display§\lvert A \rvert = \lvert \mathcal{P}( R ) \rvert = 2^\aleph§svg§600§FALSE§</svg:desc><draw:g draw:style-name="gr2"><draw:path draw:style-name="gr3" draw:text-style-name="P20" svg:width="1.276in" svg:height="0.1646in" svg:x="-0.0004in" svg:y="0.0083in" svg:viewBox="0 0 3242 419" svg:d="M1621 419c-541 0-1081 0-1621 0 0-140 0-279 0-419 1081 0 2161 0 3242 0 0 140 0 279 0 419-540 0-1081 0-1621 0z"><text:p/></draw:path><draw:path draw:style-name="gr4" draw:text-style-name="P21" svg:width="0.0063in" svg:height="0.165in" svg:x="0.011in" svg:y="0.0161in" svg:viewBox="0 0 17 420" svg:d="M17 411c0-134 0-268 0-403 0-4-4-8-9-8-4 0-8 4-8 8 0 135 0 269 0 403 0 5 4 9 8 9 5 0 9-4 9-9z"><text:p/></draw:path><draw:path draw:style-name="gr4" draw:text-style-name="P21" svg:width="0.1134in" svg:height="0.1181in" svg:x="0.0429in" svg:y="0.0217in" svg:viewBox="0 0 289 301" svg:d="M289 292c0-5-3-5-9-5-27 0-27-2-28-14-8-87-17-174-25-262-1-9-1-11-9-11-6 0-8 4-10 7-50 82-98 164-147 246-17 27-33 33-51 34-6 2-10 2-10 9 0 3 2 5 6 5 11 0 24-2 36-2 14 0 29 2 42 2 2 0 8 0 8-8 0-4-3-6-7-6-9 0-19-3-19-14 0-5 2-10 6-16 2-4 2-4 31-53 35 0 71 0 106 0 1 10 7 65 7 70 0 12-22 13-30 13-6 0-11 0-11 9 0 5 4 3 6 5 18 0 36-2 53-2 11 0 37 2 48 2 2 0 7 0 7-9zM208 191c-33 0-64 0-96 0 27-47 55-92 82-138 5 46 9 91 14 138z"><text:p/></draw:path><draw:path draw:style-name="gr4" draw:text-style-name="P21" svg:width="0.0063in" svg:height="0.165in" svg:x="0.1815in" svg:y="0.0161in" svg:viewBox="0 0 17 420" svg:d="M17 411c0-134 0-268 0-403 0-4-4-8-9-8-4 0-8 4-8 8 0 135 0 269 0 403 0 5 4 9 8 9 5 0 9-4 9-9z"><text:p/></draw:path><draw:path draw:style-name="gr4" draw:text-style-name="P21" svg:width="0.1102in" svg:height="0.0386in" svg:x="0.263in" svg:y="0.0803in" svg:viewBox="0 0 281 99" svg:d="M281 8c0-4-4-8-9-8-87 0-176 0-264 0-4 0-8 4-8 8 0 5 4 9 8 9 88 0 177 0 264 0 5 0 9-4 9-9zM281 90c0-5-4-8-9-8-87 0-176 0-264 0-4 0-8 3-8 8s4 9 8 9c88 0 177 0 264 0 5 0 9-4 9-9z"><text:p/></draw:path><draw:path draw:style-name="gr4" draw:text-style-name="P21" svg:width="0.0063in" svg:height="0.165in" svg:x="0.4488in" svg:y="0.0161in" svg:viewBox="0 0 17 420" svg:d="M17 411c0-134 0-268 0-403 0-4-4-8-9-8-4 0-8 4-8 8 0 135 0 269 0 403 0 5 4 9 8 9 5 0 9-4 9-9z"><text:p/></draw:path><draw:path draw:style-name="gr4" draw:text-style-name="P21" svg:width="0.113in" svg:height="0.1185in" svg:x="0.4819in" svg:y="0.0228in" svg:viewBox="0 0 288 302" svg:d="M255 84c-5 22-17 43-35 59-20 17-46 21-68 21 12-47 24-94 34-141 14 0 27 0 40 3 8 3 17 6 22 14 9 12 12 27 7 44zM285 82c5-17 5-35-5-47-7-11-19-16-32-19-18-6-36-6-57-6 1-3 3-6 3-9-2 0-3-1-4-1-8 4-17 6-26 10-33 0-66 8-93 27-19 15-35 34-39 54-2 9-5 18 1 24 1 4 5 5 8 5 5 0 10-2 15-5 3-4 6-9 7-14 1-4 0-7 0-11 0-6 0-13 1-18 2-12 14-23 25-32 22-17 60-17 71-17-14 58-29 114-43 172-5 18-10 35-18 50-5 10-11 22-22 30-8 8-18 14-27 14-6 0-11-2-14-5-3-4-3-11-1-18 1-7 4-15-1-18-1-3-6-4-10-4s-9 1-13 4c-5 3-8 8-9 14-3 10-3 19 2 27 7 8 19 13 31 13 21 0 41-9 59-22 26-21 37-48 47-78 2-8 5-17 7-25 32 0 67-10 96-33 22-17 35-39 41-62z"><text:p/></draw:path><draw:path draw:style-name="gr4" draw:text-style-name="P21" svg:width="0.0378in" svg:height="0.1646in" svg:x="0.6189in" svg:y="0.0161in" svg:viewBox="0 0 97 419" svg:d="M97 415c0-1-1-2-2-4-43-33-72-118-72-184 0-12 0-24 0-35 0-67 29-151 72-184 1-1 2-2 2-3 0-3-2-5-5-5-1 0-1 1-2 1-46 35-90 119-90 191 0 11 0 23 0 35 0 71 44 155 90 190 1 2 1 2 2 2 3 0 5-3 5-4z"><text:p/></draw:path><draw:path draw:style-name="gr4" draw:text-style-name="P21" svg:width="0.1181in" svg:height="0.1161in" svg:x="0.6724in" svg:y="0.0276in" svg:viewBox="0 0 301 296" svg:d="M256 55c0 14-8 44-24 59-11 11-33 26-71 26-16 0-31 0-47 0 10-38 18-74 28-111 2-10 3-15 10-16 5 0 18 0 27 0 30 0 77 0 77 42zM301 248c0-5-3-4-5-5-3 0-4 4-6 5-9 31-28 38-38 38-13 0-17-8-17-25 0-13 3-34 5-47 0-6 1-14 1-20 0-32-27-45-39-50 43-9 92-38 92-80 0-38-37-64-92-64-40 0-81 0-120 0-9 0-12 0-12 8 0 5 3 5 10 5 6 0 10 0 17 1 7 0 11 2 11 6 0 3 0 4-1 9-19 74-37 150-57 225-4 17-6 19-38 19-8 0-12 0-12 8 0 5 4 4 6 5 18 0 35 0 53-1 18 1 36 1 54 1 3 0 8 0 8-8 0-5-3-5-12-5-15 0-27 0-27-7 0-3 1-5 1-7 9-36 19-74 29-111 16 0 32 0 49 0 38 0 47 24 47 38 0 6-4 20-6 29-4 12-8 28-8 35 0 46 51 46 57 46 36 0 50-42 50-48z"><text:p/></draw:path><draw:path draw:style-name="gr4" draw:text-style-name="P21" svg:width="0.0378in" svg:height="0.1646in" svg:x="0.8055in" svg:y="0.0161in" svg:viewBox="0 0 97 419" svg:d="M97 227c0-12 0-24 0-35 0-72-44-156-90-191-1 0-2-1-3-1-2 0-4 2-4 5 0 1 1 2 1 3 45 33 73 117 73 184 0 11 0 23 0 35 0 66-28 151-73 184 0 2-1 3-1 4s2 4 4 4c1 0 2 0 3-2 46-35 90-119 90-190z"><text:p/></draw:path><draw:path draw:style-name="gr4" draw:text-style-name="P21" svg:width="0.0063in" svg:height="0.165in" svg:x="0.8799in" svg:y="0.0161in" svg:viewBox="0 0 17 420" svg:d="M17 411c0-134 0-268 0-403 0-4-5-8-9-8s-8 4-8 8c0 135 0 269 0 403 0 5 4 9 8 9s9-4 9-9z"><text:p/></draw:path><draw:path draw:style-name="gr4" draw:text-style-name="P21" svg:width="0.1102in" svg:height="0.0386in" svg:x="0.9618in" svg:y="0.0803in" svg:viewBox="0 0 281 99" svg:d="M281 8c0-4-4-8-9-8-87 0-175 0-262 0-5 0-10 4-10 8 0 5 5 9 10 9 87 0 175 0 262 0 5 0 9-4 9-9zM281 90c0-5-4-8-9-8-87 0-175 0-262 0-5 0-10 3-10 8s5 9 10 9c87 0 175 0 262 0 5 0 9-4 9-9z"><text:p/></draw:path><draw:path draw:style-name="gr4" draw:text-style-name="P21" svg:width="0.0657in" svg:height="0.1094in" svg:x="1.1358in" svg:y="0.0303in" svg:viewBox="0 0 168 279" svg:d="M168 207c-4 0-6 0-10 0-2 13-6 31-9 37-4 4-31 4-40 4-25 0-51 0-77 0 16-15 30-29 46-44 65-57 90-80 90-122 0-48-37-82-89-82-48 0-79 38-79 76 0 24 22 24 23 24 7 0 21-5 21-23 0-11-7-22-21-22-4 0-5 0-6 2 9-28 32-44 56-44 39 0 57 34 57 69 0 33-21 67-44 92-27 30-54 61-81 89-5 5-5 6-5 16 53 0 104 0 157 0 4-24 7-48 11-72z"><text:p/></draw:path><draw:path draw:style-name="gr4" draw:text-style-name="P21" svg:width="0.0642in" svg:height="0.0799in" svg:x="1.2197in" svg:y="0in" svg:viewBox="0 0 164 204" svg:d="M164 185c0-7 0-12-31-43-5-5-5-6-5-8 3-14 2-10 6-38 2-6 6-25 8-37 9 11 10 17 10 22 0 1 0 3 4 3 1 0 8-3 8-19 0-5 0-12-12-22-9-8-10-8-18-19-10-16-12-18-13-23-1 0-2-1-3-1-2 0-9 4-9 19 0 6 0 12 23 32-1 14-6 38-7 43-3 9-5 24-6 32-31-32-61-63-93-95-14-14-14-24-14-27 0-2-1-4-4-4-2 0-8 4-8 19 0 6 0 10 16 28 7 8 3 4 20 22-11 13-28 39-28 65 0 7 3 14 11 28 6 11 10 18 10 24 0 4 0 11-24 12-3 0-5-1-5 3 0 2 2 3 8 3s14 0 20 0c15 0 32-2 32-18 0-10-7-19-14-26-14-14-15-18-15-29 0-8 1-35 12-55 31 32 64 65 95 97 13 15 14 24 14 28 0 1 0 3 4 3 1 0 8-3 8-19z"><text:p/></draw:path></draw:g></draw:g>.</text:p>
      <text:h text:style-name="P17" text:outline-level="1">שאלה 2</text:h>
      <text:h text:style-name="P19" text:outline-level="2">סעיף א’</text:h>
      <text:p text:style-name="P8">תהיה הקבוצה <draw:g text:anchor-type="as-char" svg:y="-0.1417in" draw:z-index="39" draw:name="Shape40" draw:style-name="gr1"><svg:title>TexMaths</svg:title><svg:desc>12§display§K = \{ A \in \mathcal{P}(N) \mid \lvert A^C \rvert = \aleph_0 \}§svg§600§FALSE§</svg:desc><draw:g draw:style-name="gr2"><draw:path draw:style-name="gr3" draw:text-style-name="P20" svg:width="2.1059in" svg:height="0.1673in" svg:x="0.0016in" svg:y="0.0083in" svg:viewBox="0 0 5350 426" svg:d="M2676 426c-893 0-1784 0-2676 0 0-142 0-285 0-426 1783 0 3567 0 5350 0 0 141 0 284 0 426-892 0-1783 0-2674 0z"><text:p/></draw:path><draw:path draw:style-name="gr4" draw:text-style-name="P21" svg:width="0.1409in" svg:height="0.1118in" svg:x="-0.0004in" svg:y="0.0283in" svg:viewBox="0 0 359 285" svg:d="M359 4c0-2-1-4-5-4-10 0-20 1-30 1-16 0-32-1-47-1-3 0-8 0-8 8 0 3 2 4 5 4 9 1 13 4 13 10 0 7-12 16-15 19-55 42-109 84-164 126 11-46 23-90 34-135 3-15 4-20 34-20 11 0 15 0 15-8 0-4-4-4-6-4-18 0-36 1-54 1s-36-1-54-1c-4 0-9 0-9 7 0 5 4 5 12 5 6 0 14 1 18 1 8 1 10 3 10 7 0 2 0 3-2 8-20 75-38 151-57 225-3 17-5 19-38 19-7 0-11 0-11 9 0 4 5 4 6 4 18 0 35 0 53-1 9 1 18 1 27 1 10 0 18 0 28 0 2 0 8 0 8-8 0-5-3-5-12-5-15 0-27 0-27-7 0-2 2-12 3-17 6-23 11-44 17-66 22-17 42-33 64-49 15 37 32 74 48 113 6 11 6 11 6 13 0 13-18 13-23 13-4 0-8 0-8 9 0 4 3 3 6 4 16 0 33-1 51-1 9 0 31 1 41 1 2 0 7 0 7-8 0-5-5-5-8-5-17 0-23-3-29-18-20-45-40-92-60-138 0-1-2-3-2-4 4-4 8-8 13-11 24-19 49-37 73-57 40-28 56-30 68-32 4 0 9 0 9-8z"><text:p/></draw:path><draw:path draw:style-name="gr4" draw:text-style-name="P21" svg:width="0.1102in" svg:height="0.039in" svg:x="0.2008in" svg:y="0.0799in" svg:viewBox="0 0 281 100" svg:d="M281 8c0-3-4-8-9-8-87 0-176 0-264 0-4 0-8 4-8 8s4 9 8 9c88 0 177 0 264 0 5 0 9-4 9-9zM281 91c0-5-4-8-9-8-87 0-176 0-264 0-4 0-8 3-8 8 0 4 4 9 8 9 88 0 177 0 264 0 5 0 9-5 9-9z"><text:p/></draw:path><draw:path draw:style-name="gr4" draw:text-style-name="P21" svg:width="0.0579in" svg:height="0.165in" svg:x="0.3791in" svg:y="0.0169in" svg:viewBox="0 0 148 420" svg:d="M148 415c0-4-2-5-5-5-31 0-54-21-54-43 0-35 0-70 0-106 0-22-21-42-49-50 28-10 49-29 49-53 0-36 0-70 0-105 0-22 23-42 54-42 3 0 5-4 5-6 0-4-2-5-5-5-45 0-83 22-83 53 0 35 0 69 0 105 0 24-23 47-54 47-4 0-6 2-6 6 0 2 2 5 6 5 31 0 54 23 54 45 0 36 0 71 0 106 0 31 38 53 83 53 3 0 5-3 5-5z"><text:p/></draw:path><draw:path draw:style-name="gr4" draw:text-style-name="P21" svg:width="0.1134in" svg:height="0.1177in" svg:x="0.4555in" svg:y="0.0228in" svg:viewBox="0 0 289 300" svg:d="M289 291c0-4-3-4-9-4-27 0-27-3-28-15-8-87-17-175-25-262-1-9-1-10-9-10-7 0-8 2-10 7-50 82-98 163-147 245-17 27-33 33-53 35-4 1-8 1-8 8 0 2 2 5 6 5 11 0 24-1 36-1 13 0 29 1 42 1 2 0 8 0 8-7 0-5-3-6-7-6-9 0-19-4-19-15 0-5 2-9 5-15 3-5 3-5 32-53 35 0 71 0 106 0 1 9 7 65 7 69 0 12-22 14-30 14-6 0-11 0-11 8 0 5 4 4 6 5 18 0 36-1 53-1 11 0 37 1 48 1 2 0 7 0 7-9zM208 191c-33 0-64 0-96 0 27-47 55-93 82-138 5 45 9 91 14 138z"><text:p/></draw:path><draw:path draw:style-name="gr4" draw:text-style-name="P21" svg:width="0.0839in" svg:height="0.0965in" svg:x="0.6335in" svg:y="0.0516in" svg:viewBox="0 0 214 246" svg:d="M214 237c0-4-4-8-9-8-27 0-54 0-81 0-56 0-102-43-106-97 62 0 125 0 187 0 12 0 12-18 0-18-62 0-125 0-187 0 4-54 50-97 106-97 27 0 54 0 81 0 5 0 9-4 9-9 0-4-4-8-9-8-27 0-54 0-81 0-69 0-124 55-124 124 0 67 55 122 124 122 27 0 54 0 81 0 5 0 9-4 9-9z"><text:p/></draw:path><draw:path draw:style-name="gr4" draw:text-style-name="P21" svg:width="0.113in" svg:height="0.1185in" svg:x="0.7839in" svg:y="0.0236in" svg:viewBox="0 0 288 302" svg:d="M256 85c-5 22-17 43-36 59-20 15-46 20-68 20 12-48 23-94 35-141 13 0 27 0 39 5 9 2 18 6 22 12 10 13 12 28 8 45zM286 83c3-17 3-35-5-47-9-11-19-16-33-20-18-5-36-6-56-6 1-3 1-6 2-9-1 0-2-1-3-1-10 4-18 7-28 11-31 0-65 7-92 27-18 15-34 33-39 53-2 10-4 19 0 25 3 3 6 5 10 5 5 0 10-2 13-6 5-3 7-8 9-13 1-4 0-8-2-12 2-6 2-12 2-17 3-13 15-24 26-32 20-17 60-18 71-18-15 57-29 115-43 172-5 18-10 35-18 51-5 9-12 21-22 30-8 7-18 13-29 13-5 0-9-1-12-5-3-5-3-11-1-18 1-7 2-14-1-18-3-2-6-3-10-3-5 0-9 1-13 3-5 4-8 9-11 15-2 9-1 19 4 25 7 9 18 14 31 14 20 0 41-8 59-23 26-20 37-48 47-76 2-9 4-18 7-27 32 0 67-8 96-31 20-17 35-39 41-62z"><text:p/></draw:path><draw:path draw:style-name="gr4" draw:text-style-name="P21" svg:width="0.0378in" svg:height="0.1638in" svg:x="0.9209in" svg:y="0.0177in" svg:viewBox="0 0 97 417" svg:d="M97 414c0-2-1-3-2-4-43-32-72-117-72-183 0-12 0-24 0-35 0-67 29-152 72-185 1-1 2-2 2-3 0-2-2-4-5-4-1 0-1 0-2 0-47 36-90 120-90 192 0 11 0 23 0 35 0 70 43 154 90 190 1 0 1 0 2 0 3 0 5-2 5-3z"><text:p/></draw:path><draw:path draw:style-name="gr4" draw:text-style-name="P21" svg:width="0.1394in" svg:height="0.1118in" svg:x="0.9748in" svg:y="0.0283in" svg:viewBox="0 0 355 285" svg:d="M355 4c-1-2 0-4-5-4-14 0-28 1-43 1-14 0-29-1-43-1-2 0-7 0-7 8 0 4 5 4 7 4 24 1 29 10 29 19 0 1 0 7-1 9-16 62-32 124-47 187-31-74-63-147-94-220-3-7-3-7-13-7-19 0-37 0-56 0-9 0-12 0-12 8 0 4 3 4 12 4 1 0 27 0 27 5-19 74-37 150-56 225-4 16-11 29-46 30-2 0-7 1-7 9 0 3 2 4 6 4 13 0 29-1 42-1 14 0 30 1 43 1 3 0 9 0 9-8 0-4-4-5-9-5-25 0-29-9-29-18 0-3 2-3 3-8 18-75 37-149 55-222 2 2 2 2 4 7 34 83 70 166 105 247 3 7 4 7 9 7 3 0 3-1 6-8 19-78 39-156 58-234 5-17 12-29 46-31 2 0 7 0 7-8z"><text:p/></draw:path><draw:path draw:style-name="gr4" draw:text-style-name="P21" svg:width="0.0378in" svg:height="0.1638in" svg:x="1.1283in" svg:y="0.0177in" svg:viewBox="0 0 97 417" svg:d="M97 227c0-12 0-24 0-35 0-72-43-156-90-192-1 0-1 0-2 0-3 0-5 2-5 4 0 1 1 2 2 3 44 33 72 118 72 185 0 11 0 23 0 35 0 66-28 151-72 183-1 1-2 2-2 4 0 1 2 3 5 3 1 0 1 0 2 0 47-36 90-120 90-190z"><text:p/></draw:path><draw:path draw:style-name="gr4" draw:text-style-name="P21" svg:width="0.0063in" svg:height="0.165in" svg:x="1.2492in" svg:y="0.0169in" svg:viewBox="0 0 17 420" svg:d="M17 411c0-134 0-268 0-403 0-4-4-8-9-8-4 0-8 4-8 8 0 135 0 269 0 403 0 5 4 9 8 9 5 0 9-4 9-9z"><text:p/></draw:path><draw:path draw:style-name="gr4" draw:text-style-name="P21" svg:width="0.0063in" svg:height="0.165in" svg:x="1.3417in" svg:y="0.0169in" svg:viewBox="0 0 17 420" svg:d="M17 411c0-134 0-268 0-403 0-4-4-8-9-8-4 0-8 4-8 8 0 135 0 269 0 403 0 5 4 9 8 9 5 0 9-4 9-9z"><text:p/></draw:path><draw:path draw:style-name="gr4" draw:text-style-name="P21" svg:width="0.1134in" svg:height="0.1177in" svg:x="1.374in" svg:y="0.0228in" svg:viewBox="0 0 289 300" svg:d="M289 291c0-4-5-4-9-4-27 0-27-3-28-15-8-87-17-175-25-262-1-9-1-10-9-10-7 0-8 2-10 7-50 82-99 163-148 245-17 27-32 33-52 35-4 1-8 1-8 8 0 2 2 5 5 5 12 0 25-1 37-1 13 0 28 1 42 1 2 0 7 0 7-7 0-5-3-6-6-6-9 0-20-4-20-15 0-5 2-9 6-15 3-5 3-5 32-53 35 0 71 0 106 0 1 9 7 65 7 69 0 12-23 14-31 14-5 0-10 0-10 8 0 5 4 4 6 5 17 0 35-1 53-1 11 0 37 1 48 1 2 0 7 0 7-9zM208 191c-33 0-64 0-96 0 27-47 55-93 82-138 5 45 9 91 14 138z"><text:p/></draw:path><draw:path draw:style-name="gr4" draw:text-style-name="P21" svg:width="0.0894in" svg:height="0.0835in" svg:x="1.5004in" svg:y="-0.0004in" svg:viewBox="0 0 228 213" svg:d="M228 4c0-2 0-4-4-4-2 0-2 1-4 4-8 7-15 15-22 22-2-3-19-26-55-26-72 0-143 64-143 131 0 48 38 82 91 82 16 0 45-3 75-28 22-21 30-46 30-48 0-4-4-4-5-4-5 0-5 1-6 5-12 39-53 65-89 65-31 0-66-17-66-64 0-8 2-55 36-92 20-23 52-36 79-36 35 0 54 25 54 57 0 9 0 11 0 12 0 4 4 4 5 4 5 0 5 0 6-6 6-25 12-49 18-74z"><text:p/></draw:path><draw:path draw:style-name="gr4" draw:text-style-name="P21" svg:width="0.0063in" svg:height="0.165in" svg:x="1.622in" svg:y="0.0169in" svg:viewBox="0 0 17 420" svg:d="M17 411c0-134 0-268 0-403 0-4-4-8-9-8-4 0-8 4-8 8 0 135 0 269 0 403 0 5 4 9 8 9 5 0 9-4 9-9z"><text:p/></draw:path><draw:path draw:style-name="gr4" draw:text-style-name="P21" svg:width="0.1102in" svg:height="0.039in" svg:x="1.7039in" svg:y="0.0799in" svg:viewBox="0 0 281 100" svg:d="M281 8c0-3-4-8-9-8-87 0-176 0-264 0-4 0-8 4-8 8s4 9 8 9c88 0 177 0 264 0 5 0 9-4 9-9zM281 91c0-5-4-8-9-8-87 0-176 0-264 0-4 0-8 3-8 8 0 4 4 9 8 9 88 0 177 0 264 0 5 0 9-5 9-9z"><text:p/></draw:path><draw:path draw:style-name="gr4" draw:text-style-name="P21" svg:width="0.0823in" svg:height="0.1138in" svg:x="1.8791in" svg:y="0.0264in" svg:viewBox="0 0 210 290" svg:d="M210 264c0-12 0-18-40-63-6-6-6-7-6-10 0-2 0-15 8-54 1-7 7-36 8-53 13 16 14 24 14 30 2 2 2 5 5 5 1 0 11-4 11-27 0-7 0-16-16-31-12-12-13-12-21-26-15-23-16-27-18-33-1-1-3-2-4-2-2 0-11 5-11 26 0 10 0 20 28 46-1 20-7 55-8 61-3 16-6 35-8 47-39-46-79-91-118-136-17-20-18-33-18-38 0-2-2-6-5-6s-11 5-11 26c0 10 0 16 19 41 10 12 6 5 27 30-14 21-35 58-35 94 0 10 2 20 14 40 9 16 11 24 11 34 0 5 0 16-30 16-4 0-6 0-6 4 0 5 4 5 11 5 8 0 17 0 25 0 19 0 42-3 42-25 0-14-11-28-19-37-17-21-19-27-19-41 0-13 1-50 15-79 40 45 81 92 120 139 18 19 19 32 19 37 0 3 2 6 5 6 1 0 11-5 11-26z"><text:p/></draw:path><draw:path draw:style-name="gr4" draw:text-style-name="P21" svg:width="0.0535in" svg:height="0.0787in" svg:x="1.9772in" svg:y="0.1043in" svg:viewBox="0 0 137 201" svg:d="M137 102c0-32-4-56-18-77-9-13-28-25-51-25-68 0-68 80-68 102 0 20 0 99 68 99 69 0 69-79 69-99zM109 97c0 23 0 44-3 62-6 28-26 34-38 34-14 0-32-8-37-32-5-17-5-41-5-64 0-21 0-43 5-60 6-23 25-29 37-29 16 0 32 10 36 27 5 15 5 37 5 62z"><text:p/></draw:path><draw:path draw:style-name="gr4" draw:text-style-name="P21" svg:width="0.0579in" svg:height="0.165in" svg:x="2.0583in" svg:y="0.0169in" svg:viewBox="0 0 148 420" svg:d="M148 211c0-4-3-6-5-6-33 0-55-23-55-47 0-36 0-70 0-105 0-31-39-53-83-53-3 0-5 1-5 5 0 2 2 6 5 6 31 0 55 20 55 42 0 35 0 69 0 105 0 24 20 43 48 53-28 8-48 28-48 50 0 36 0 71 0 106 0 22-24 43-55 43-3 0-5 2-5 5s2 5 5 5c44 0 83-22 83-53 0-35 0-70 0-106 0-22 22-45 55-45 2 0 5-3 5-5z"><text:p/></draw:path></draw:g></draw:g>, <text:span text:style-name="T12">נוכיח כי </text:span><text:span text:style-name="T12"><draw:g text:anchor-type="as-char" svg:y="-0.1236in" draw:z-index="40" draw:name="Shape41" draw:style-name="gr1"><svg:title>TexMaths</svg:title><svg:desc>12§display§\lvert K \rvert = \aleph§svg§600§FALSE§</svg:desc><draw:g draw:style-name="gr2"><draw:path draw:style-name="gr3" draw:text-style-name="P20" svg:width="0.5402in" svg:height="0.148in" svg:x="-0.0004in" svg:y="0.0083in" svg:viewBox="0 0 1373 377" svg:d="M688 377c-229 0-459 0-688 0 0-126 0-251 0-377 457 0 916 0 1373 0 0 126 0 251 0 377-228 0-457 0-685 0z"><text:p/></draw:path><draw:path draw:style-name="gr4" draw:text-style-name="P21" svg:width="0.0063in" svg:height="0.1654in" svg:x="0.011in" svg:y="-0.0004in" svg:viewBox="0 0 17 421" svg:d="M17 412c0-134 0-269 0-404 0-4-4-8-9-8-4 0-8 4-8 8 0 135 0 270 0 404 0 5 4 9 8 9 5 0 9-4 9-9z"><text:p/></draw:path><draw:path draw:style-name="gr4" draw:text-style-name="P21" svg:width="0.1409in" svg:height="0.1122in" svg:x="0.0437in" svg:y="0.011in" svg:viewBox="0 0 359 286" svg:d="M359 5c0-3-1-5-5-5-8 0-19 1-30 1-14 0-31-1-47-1-2 0-7 0-7 8 0 3 1 4 5 5 10 0 13 3 13 9 0 7-13 16-15 19-56 42-110 84-165 126 11-46 23-90 34-135 3-15 4-19 36-19 10 0 14 0 14-8 0-5-4-5-6-5-18 0-36 1-54 1s-36-1-54-1c-4 0-10 0-10 7 0 6 5 6 14 6 4 0 13 0 18 0 6 1 9 3 9 7 0 2-1 3-2 9-19 74-37 150-57 225-3 15-4 19-38 19-7 0-12 0-12 8 0 5 5 5 7 5 18 0 35 0 53-1 10 0 18 0 28 0 8 0 18 1 26 1 4 0 8 0 8-8 0-5-3-5-10-5-16 0-28 0-28-7 0-3 2-12 4-18 6-22 10-45 16-66 21-17 42-33 63-49 17 38 32 75 49 112 5 12 5 12 5 15 0 13-18 13-22 13-5 0-9 0-9 8 0 5 3 4 6 5 17 0 35-1 51-1 10 0 33 1 42 1 2 0 8 0 8-8 0-5-5-5-9-5-18 0-23-4-29-18-20-46-39-92-60-137-1-3-2-5-2-6 4-4 7-7 12-10 25-19 49-38 74-58 40-28 56-30 69-31 3-1 7-1 7-8z"><text:p/></draw:path><draw:path draw:style-name="gr4" draw:text-style-name="P21" svg:width="0.0063in" svg:height="0.1654in" svg:x="0.2094in" svg:y="-0.0004in" svg:viewBox="0 0 17 421" svg:d="M17 412c0-134 0-269 0-404 0-4-4-8-9-8-4 0-8 4-8 8 0 135 0 270 0 404 0 5 4 9 8 9 5 0 9-4 9-9z"><text:p/></draw:path><draw:path draw:style-name="gr4" draw:text-style-name="P21" svg:width="0.1102in" svg:height="0.039in" svg:x="0.2906in" svg:y="0.063in" svg:viewBox="0 0 281 100" svg:d="M281 8c0-3-4-8-8-8-88 0-177 0-265 0-4 0-8 4-8 8s4 10 8 10c88 0 177 0 265 0 4 0 8-5 8-10zM281 91c0-4-4-9-8-9-88 0-177 0-265 0-4 0-8 5-8 9s4 9 8 9c88 0 177 0 265 0 4 0 8-5 8-9z"><text:p/></draw:path><draw:path draw:style-name="gr4" draw:text-style-name="P21" svg:width="0.0823in" svg:height="0.1142in" svg:x="0.4661in" svg:y="0.0091in" svg:viewBox="0 0 210 291" svg:d="M210 264c0-12 0-19-40-62-6-6-6-7-6-11 0-1 0-14 8-54 1-7 7-36 8-53 13 16 14 24 14 30 0 3 2 5 5 5 2 0 11-4 11-26 0-8 0-17-16-32-12-11-13-12-21-26-15-23-16-25-18-33-1-1-3-2-4-2-2 0-12 5-12 26 0 10 0 20 29 46-1 21-7 55-8 61-3 16-6 35-8 47-39-45-79-91-118-136-17-19-18-33-20-38 0-2 0-6-3-6s-11 5-11 26c0 10 0 16 19 41 10 12 6 5 27 32-14 19-35 56-35 92 0 11 2 21 14 40 9 15 11 25 11 35 0 4 0 15-30 15-4 0-6 0-6 5s4 5 11 5c8 0 17 0 25 0 19 0 41-4 41-25 0-16-10-29-18-39-17-19-19-25-19-39s1-51 15-80c40 46 81 93 120 138 18 20 19 34 19 39 0 2 0 6 5 6 2 0 11-5 11-27z"><text:p/></draw:path></draw:g></draw:g></text:span><text:span text:style-name="T12">. </text:span><text:span text:style-name="T13">ניתן לראות כי הקבוצה </text:span><text:span text:style-name="T13"><draw:g text:anchor-type="as-char" svg:y="-0.1126in" draw:z-index="41" draw:name="Shape42" draw:style-name="gr1"><svg:title>TexMaths</svg:title><svg:desc>12§display§K§svg§600§FALSE§</svg:desc><draw:g draw:style-name="gr2"><draw:path draw:style-name="gr3" draw:text-style-name="P20" svg:width="0.1287in" svg:height="0.0949in" svg:x="0.002in" svg:y="0.0087in" svg:viewBox="0 0 328 242" svg:d="M0 0c109 0 219 0 328 0 0 80 0 162 0 242-109 0-219 0-328 0 0-80 0-162 0-242z"><text:p/></draw:path><draw:path draw:style-name="gr4" draw:text-style-name="P21" svg:width="0.1394in" svg:height="0.1122in" svg:x="-0.0004in" svg:y="0in" svg:viewBox="0 0 355 286" svg:d="M355 5c0-3-1-5-4-5-10 0-20 1-30 1-15 0-31-1-47-1-2 0-7 0-7 8 0 3 2 4 5 5 9 1 13 3 13 9 0 7-13 18-16 19-54 42-107 84-161 125 10-45 21-89 33-134 4-15 5-19 35-19 11 0 13 0 13-8 0-4-2-5-5-5-18 0-36 1-54 1s-35-1-53-1c-3 0-9 0-9 8 0 5 4 5 12 5 6 0 13 0 19 1 6 0 9 2 9 6 0 3 0 4-2 9-19 74-38 150-56 224-5 16-5 19-38 19-7 0-12 0-12 9 0 5 5 5 7 5 18 0 35-2 53-2 8 0 17 0 26 0 10 0 19 2 28 2 3 0 8 0 8-9 0-5-4-5-12-5-15 0-26 0-26-7 0-3 2-12 3-19 5-22 11-43 17-65 20-15 41-32 62-48 16 37 31 75 47 112 6 12 6 12 6 14 0 13-18 13-23 13-3 0-8 0-8 9 0 5 5 3 6 5 17 0 33-2 50-2 10 0 32 2 42 2 1 0 7 0 7-9 0-5-5-5-8-5-17 0-23-3-29-19-19-45-39-91-60-135 0-2-2-5-2-6 5-4 8-8 12-10 25-19 50-38 74-58 39-28 55-30 68-31 4-1 7-1 7-8z"><text:p/></draw:path></draw:g></draw:g></text:span><text:span text:style-name="T13"><text:s/>חלקית לקבוצה </text:span><text:span text:style-name="T13"><draw:g text:anchor-type="as-char" svg:y="-0.1228in" draw:z-index="42" draw:name="Shape43" draw:style-name="gr1"><svg:title>TexMaths</svg:title><svg:desc>12§display§\mathcal{P}(N)§svg§600§FALSE§</svg:desc><draw:g draw:style-name="gr2"><draw:path draw:style-name="gr3" draw:text-style-name="P20" svg:width="0.372in" svg:height="0.1472in" svg:x="0.0008in" svg:y="0.0079in" svg:viewBox="0 0 946 375" svg:d="M474 375c-158 0-315 0-474 0 0-125 0-250 0-375 316 0 630 0 946 0 0 125 0 250 0 375-157 0-314 0-472 0z"><text:p/></draw:path><draw:path draw:style-name="gr4" draw:text-style-name="P21" svg:width="0.113in" svg:height="0.1185in" svg:x="-0.0004in" svg:y="0.0063in" svg:viewBox="0 0 288 302" svg:d="M255 84c-5 21-17 44-36 59-19 16-44 20-67 20 12-47 23-94 35-140 13 0 26 0 38 3 10 3 18 6 23 14 9 12 12 27 7 44zM285 81c4-16 4-34-5-46-8-11-19-16-32-19-18-6-36-6-57-6 2-3 2-6 3-9-1 0-3-1-4-1-9 4-18 6-28 10-31 0-64 8-91 27-19 15-35 34-39 54-2 8-5 18 1 24 1 4 5 5 8 5 5 0 10-3 15-5 3-4 6-10 7-14s0-8 0-11c0-6 0-13 1-18 2-12 14-23 25-32 22-17 60-17 71-17-14 57-29 115-43 172-5 17-10 33-18 49-5 11-11 23-22 30-8 8-18 14-27 14-6 0-11 0-14-4-3-5-3-12-1-18 1-8 4-14-1-20-1-3-6-4-10-4s-9 1-13 5c-5 3-8 8-9 14-3 10-3 19 2 27 7 9 19 14 31 14 21 0 41-8 59-23 26-21 37-49 47-78 2-8 5-17 7-25 33 0 67-9 96-32 21-17 35-40 41-63z"><text:p/></draw:path><draw:path draw:style-name="gr4" draw:text-style-name="P21" svg:width="0.0378in" svg:height="0.1642in" svg:x="0.1362in" svg:y="-0.0004in" svg:viewBox="0 0 97 418" svg:d="M97 413c0-1-1-2-2-3-43-33-73-116-73-184 0-10 0-22 0-34 0-67 30-151 73-184 1-1 2-2 2-3 0-3-2-5-5-5-1 0-1 1-2 1-47 35-90 119-90 191 0 12 0 24 0 34 0 72 43 156 90 191 1 0 1 1 2 1 3 0 5-2 5-5z"><text:p/></draw:path><draw:path draw:style-name="gr4" draw:text-style-name="P21" svg:width="0.1394in" svg:height="0.1122in" svg:x="0.1898in" svg:y="0.0102in" svg:viewBox="0 0 355 286" svg:d="M355 5c-2-1 0-5-6-5-13 0-28 1-42 1s-28-1-43-1c-2 0-7 0-7 8 0 5 4 5 7 5 24 0 29 10 29 18 0 1-1 9-1 10-16 62-31 124-47 185-31-71-62-145-94-218-3-8-3-8-13-8-19 0-37 0-56 0-9 0-12 0-12 8 0 5 3 5 10 5 3 0 29 0 29 4-19 75-37 151-56 225-4 17-11 30-46 31-2 0-7 0-7 9 0 2 2 4 6 4 13 0 28-1 42-1s30 1 43 1c3 0 7 0 7-8 0-5-3-5-8-5-24-1-28-11-28-19 0-2 2-5 3-10 18-73 37-147 55-220 1 2 1 4 4 7 35 83 69 165 105 247 3 7 4 8 8 8s4-1 7-9c19-77 38-155 59-233 3-16 12-30 45-31 3 0 7 0 7-8z"><text:p/></draw:path><draw:path draw:style-name="gr4" draw:text-style-name="P21" svg:width="0.0378in" svg:height="0.1642in" svg:x="0.3437in" svg:y="-0.0004in" svg:viewBox="0 0 97 418" svg:d="M97 226c0-10 0-22 0-34 0-72-44-156-91-191-1 0-1-1-2-1-3 0-4 2-4 5 0 1 0 2 1 3 45 33 73 117 73 184 0 12 0 24 0 34 0 68-28 151-73 184-1 1-1 2-1 3 0 3 1 5 4 5 1 0 1-1 2-1 47-35 91-119 91-191z"><text:p/></draw:path></draw:g></draw:g></text:span><text:span text:style-name="T13">, לכן </text:span><text:span text:style-name="T13"><draw:g text:anchor-type="as-char" svg:y="-0.1236in" draw:z-index="43" draw:name="Shape44" draw:style-name="gr1"><svg:title>TexMaths</svg:title><svg:desc>12§display§\lvert K \rvert \le \aleph§svg§600§FALSE§</svg:desc><draw:g draw:style-name="gr2"><draw:path draw:style-name="gr3" draw:text-style-name="P20" svg:width="0.5402in" svg:height="0.148in" svg:x="-0.0004in" svg:y="0.0083in" svg:viewBox="0 0 1373 377" svg:d="M688 377c-229 0-459 0-688 0 0-126 0-251 0-377 457 0 916 0 1373 0 0 126 0 251 0 377-228 0-457 0-685 0z"><text:p/></draw:path><draw:path draw:style-name="gr4" draw:text-style-name="P21" svg:width="0.0063in" svg:height="0.1654in" svg:x="0.011in" svg:y="-0.0004in" svg:viewBox="0 0 17 421" svg:d="M17 412c0-134 0-269 0-404 0-4-4-8-9-8-4 0-8 4-8 8 0 135 0 270 0 404 0 5 4 9 8 9 5 0 9-4 9-9z"><text:p/></draw:path><draw:path draw:style-name="gr4" draw:text-style-name="P21" svg:width="0.1409in" svg:height="0.1122in" svg:x="0.0437in" svg:y="0.011in" svg:viewBox="0 0 359 286" svg:d="M359 5c0-3-1-5-5-5-8 0-19 1-30 1-14 0-31-1-47-1-2 0-7 0-7 8 0 3 1 4 5 5 10 0 13 3 13 9 0 7-13 16-15 19-56 42-110 84-165 126 11-46 23-90 34-135 3-15 4-19 36-19 10 0 14 0 14-8 0-5-4-5-6-5-18 0-36 1-54 1s-36-1-54-1c-4 0-10 0-10 7 0 6 5 6 14 6 4 0 13 0 18 0 6 1 9 3 9 7 0 2-1 3-2 9-19 74-37 150-57 225-3 15-4 19-38 19-7 0-12 0-12 8 0 5 5 5 7 5 18 0 35 0 53-1 10 0 18 0 28 0 8 0 18 1 26 1 4 0 8 0 8-8 0-5-3-5-10-5-16 0-28 0-28-7 0-3 2-12 4-18 6-22 10-45 16-66 21-17 42-33 63-49 17 38 32 75 49 112 5 12 5 12 5 15 0 13-18 13-22 13-5 0-9 0-9 8 0 5 3 4 6 5 17 0 35-1 51-1 10 0 33 1 42 1 2 0 8 0 8-8 0-5-5-5-9-5-18 0-23-4-29-18-20-46-39-92-60-137-1-3-2-5-2-6 4-4 7-7 12-10 25-19 49-38 74-58 40-28 56-30 69-31 3-1 7-1 7-8z"><text:p/></draw:path><draw:path draw:style-name="gr4" draw:text-style-name="P21" svg:width="0.0063in" svg:height="0.1654in" svg:x="0.2094in" svg:y="-0.0004in" svg:viewBox="0 0 17 421" svg:d="M17 412c0-134 0-269 0-404 0-4-4-8-9-8-4 0-8 4-8 8 0 135 0 270 0 404 0 5 4 9 8 9 5 0 9-4 9-9z"><text:p/></draw:path><draw:path draw:style-name="gr4" draw:text-style-name="P21" svg:width="0.1035in" svg:height="0.1236in" svg:x="0.2941in" svg:y="0.0193in" svg:viewBox="0 0 264 315" svg:d="M259 233c-77-36-153-72-230-108 77-37 153-74 230-110 10-4 3-19-7-14-82 38-163 77-245 115-7 4-7 14 0 17 82 37 163 76 245 114 10 5 17-9 7-14zM264 306c0-5-3-8-8-8-83 0-165 0-248 0-4 0-8 3-8 8s4 9 8 9c83 0 165 0 248 0 5 0 8-4 8-9z"><text:p/></draw:path><draw:path draw:style-name="gr4" draw:text-style-name="P21" svg:width="0.0823in" svg:height="0.1142in" svg:x="0.4661in" svg:y="0.0091in" svg:viewBox="0 0 210 291" svg:d="M210 264c0-12 0-19-40-62-6-6-6-7-6-11 0-1 0-14 8-54 1-7 7-36 8-53 13 16 14 24 14 30 0 3 2 5 5 5 2 0 11-4 11-26 0-8 0-17-16-32-12-11-13-12-21-26-15-23-16-25-18-33-1-1-3-2-4-2-2 0-12 5-12 26 0 10 0 20 29 46-1 21-7 55-8 61-3 16-6 35-8 47-39-45-79-91-118-136-17-19-18-33-20-38 0-2 0-6-3-6s-11 5-11 26c0 10 0 16 19 41 10 12 6 5 27 32-14 19-35 56-35 92 0 11 2 21 14 40 9 15 11 25 11 35 0 4 0 15-30 15-4 0-6 0-6 5s4 5 11 5c8 0 17 0 25 0 19 0 41-4 41-25 0-16-10-29-18-39-17-19-19-25-19-39s1-51 15-80c40 46 81 93 120 138 18 20 19 34 19 39 0 2 0 6 5 6 2 0 11-5 11-27z"><text:p/></draw:path></draw:g></draw:g></text:span><text:span text:style-name="T13">. </text:span><text:span text:style-name="T14">נראה כי ישנה פונקציה חד־חד ערכית מקבוצה בעלת עוצמה </text:span><text:span text:style-name="T14"><draw:g text:anchor-type="as-char" svg:y="-0.1138in" draw:z-index="44" draw:name="Shape45" draw:style-name="gr1"><svg:title>TexMaths</svg:title><svg:desc>12§display§\aleph§svg§600§FALSE§</svg:desc><draw:g draw:style-name="gr2"><draw:path draw:style-name="gr3" draw:text-style-name="P20" svg:width="0.074in" svg:height="0.0969in" svg:x="-0.0004in" svg:y="0.0079in" svg:viewBox="0 0 189 247" svg:d="M95 247c-32 0-64 0-95 0 0-83 0-164 0-247 63 0 126 0 189 0 0 83 0 164 0 247-32 0-63 0-94 0z"><text:p/></draw:path><draw:path draw:style-name="gr4" draw:text-style-name="P21" svg:width="0.0815in" svg:height="0.1138in" svg:x="0.0004in" svg:y="-0.0004in" svg:viewBox="0 0 208 290" svg:d="M208 262c0-11 0-18-40-62-6-7-6-7-6-11 0-1 0-14 7-53 2-7 8-35 9-52 13 15 14 24 14 30 2 2 2 5 5 5 1 0 11-4 11-27 0-7 0-17-16-31-12-12-13-12-21-26-15-23-16-25-18-33-2-1-3-2-4-2-2 0-11 5-11 26 0 10 0 19 28 46-1 20-7 55-9 61-2 14-6 33-7 45-38-44-78-89-116-134-18-20-18-33-20-38 0-2 0-6-3-6s-11 5-11 26c0 10 0 16 19 41 10 12 5 5 25 30-12 20-33 57-33 91 0 12 2 21 13 42 8 15 12 25 12 33 0 5 0 16-30 17-4 0-6 0-6 5s4 5 10 5c8 0 16 0 25 0 20 0 42-5 42-25 0-16-11-29-18-39-18-21-19-26-19-40s1-50 15-78c40 45 80 91 119 136 17 21 18 35 18 40 0 2 2 4 5 4 1 0 11-4 11-26z"><text:p/></draw:path></draw:g></draw:g></text:span><text:span text:style-name="T14"><text:s/>ל־</text:span><text:span text:style-name="T14"><draw:g text:anchor-type="as-char" svg:y="-0.1126in" draw:z-index="45" draw:name="Shape46" draw:style-name="gr1"><svg:title>TexMaths</svg:title><svg:desc>12§display§K§svg§600§FALSE§</svg:desc><draw:g draw:style-name="gr2"><draw:path draw:style-name="gr3" draw:text-style-name="P20" svg:width="0.1287in" svg:height="0.0949in" svg:x="0.002in" svg:y="0.0087in" svg:viewBox="0 0 328 242" svg:d="M0 0c109 0 219 0 328 0 0 80 0 162 0 242-109 0-219 0-328 0 0-80 0-162 0-242z"><text:p/></draw:path><draw:path draw:style-name="gr4" draw:text-style-name="P21" svg:width="0.1394in" svg:height="0.1122in" svg:x="-0.0004in" svg:y="0in" svg:viewBox="0 0 355 286" svg:d="M355 5c0-3-1-5-4-5-10 0-20 1-30 1-15 0-31-1-47-1-2 0-7 0-7 8 0 3 2 4 5 5 9 1 13 3 13 9 0 7-13 18-16 19-54 42-107 84-161 125 10-45 21-89 33-134 4-15 5-19 35-19 11 0 13 0 13-8 0-4-2-5-5-5-18 0-36 1-54 1s-35-1-53-1c-3 0-9 0-9 8 0 5 4 5 12 5 6 0 13 0 19 1 6 0 9 2 9 6 0 3 0 4-2 9-19 74-38 150-56 224-5 16-5 19-38 19-7 0-12 0-12 9 0 5 5 5 7 5 18 0 35-2 53-2 8 0 17 0 26 0 10 0 19 2 28 2 3 0 8 0 8-9 0-5-4-5-12-5-15 0-26 0-26-7 0-3 2-12 3-19 5-22 11-43 17-65 20-15 41-32 62-48 16 37 31 75 47 112 6 12 6 12 6 14 0 13-18 13-23 13-3 0-8 0-8 9 0 5 5 3 6 5 17 0 33-2 50-2 10 0 32 2 42 2 1 0 7 0 7-9 0-5-5-5-8-5-17 0-23-3-29-19-19-45-39-91-60-135 0-2-2-5-2-6 5-4 8-8 12-10 25-19 50-38 74-58 39-28 55-30 68-31 4-1 7-1 7-8z"><text:p/></draw:path></draw:g></draw:g></text:span><text:span text:style-name="T14">. לצורך כך נגדיר פונקציה <text:s/></text:span><text:span text:style-name="T14"><draw:g text:anchor-type="as-char" svg:y="-0.139in" draw:z-index="46" draw:name="Shape47" draw:style-name="gr1"><svg:title>TexMaths</svg:title><svg:desc>12§display§f : 2^N \to K§svg§600§FALSE§</svg:desc><draw:g draw:style-name="gr2"><draw:path draw:style-name="gr3" draw:text-style-name="P20" svg:width="0.8283in" svg:height="0.1551in" svg:x="-0.0004in" svg:y="0.0087in" svg:viewBox="0 0 2105 395" svg:d="M0 0c702 0 1403 0 2105 0 0 132 0 264 0 395-702 0-1403 0-2105 0 0-131 0-263 0-395z"><text:p/></draw:path><draw:path draw:style-name="gr4" draw:text-style-name="P21" svg:width="0.0823in" svg:height="0.1496in" svg:x="0in" svg:y="0.0228in" svg:viewBox="0 0 210 381" svg:d="M210 29c0-19-19-29-37-29-15 0-41 7-53 49-2 9-4 13-14 66-10 0-20 0-29 0s-13 0-13 8c0 5 4 5 12 5 9 0 18 0 27 0-11 55-20 109-31 164-7 41-14 79-37 79-1 0-12 0-19-7 19-1 22-17 22-23 0-9-7-14-15-14-11 0-23 8-23 25 0 19 18 29 35 29 24 0 41-25 48-41 13-26 23-78 24-80 8-43 17-87 25-132 12 0 24 0 36 0 8 0 13 0 13-8 0-5-5-5-12-5-12 0-23 0-35 0 5-24 5-24 9-48 2-8 8-38 11-44 3-7 10-15 19-15 2 0 13 0 21 9-19 1-22 15-22 23 0 9 7 14 15 14 11 0 23-10 23-25z"><text:p/></draw:path><draw:path draw:style-name="gr4" draw:text-style-name="P21" svg:width="0.0177in" svg:height="0.0567in" svg:x="0.1476in" svg:y="0.0689in" svg:viewBox="0 0 46 145" svg:d="M46 23c0-13-11-23-23-23s-23 10-23 23c0 12 11 21 23 21s23-9 23-21zM46 122c0-12-11-21-23-21s-23 9-23 21 11 23 23 23 23-11 23-23z"><text:p/></draw:path><draw:path draw:style-name="gr4" draw:text-style-name="P21" svg:width="0.0657in" svg:height="0.1094in" svg:x="0.2339in" svg:y="0.028in" svg:viewBox="0 0 168 279" svg:d="M168 207c-4 0-7 0-11 0-1 13-5 30-8 36-4 4-31 4-41 4-25 0-50 0-76 0 15-15 30-28 45-42 66-58 91-80 91-124 0-46-37-81-89-81-48 0-79 40-79 77 0 24 22 24 23 24 7 0 21-6 21-23 0-11-7-22-22-22-4 0-4 0-5 0 9-27 32-43 56-43 39 0 57 35 57 68 0 35-21 68-45 94-26 30-54 59-80 89-5 4-5 6-5 15 52 0 104 0 156 0 4-24 8-48 12-72z"><text:p/></draw:path><draw:path draw:style-name="gr4" draw:text-style-name="P21" svg:width="0.1031in" svg:height="0.0787in" svg:x="0.3165in" svg:y="0in" svg:viewBox="0 0 263 201" svg:d="M263 4c0-2-1-4-5-4-10 0-20 1-30 1-7 0-24-1-31-1-3 0-6 0-6 6 0 5 3 5 6 5 14 0 19 5 19 12 0 2 0 3-1 7-11 43-22 85-33 128-25-51-49-102-74-153-2-5-4-5-11-5-13 0-26 0-39 0-6 0-10 0-10 6 0 5 4 5 10 5s13 0 19 1c-13 53-27 104-40 157-2 12-8 20-31 21-2 0-6 0-6 6 0 4 2 5 5 5 9 0 20-1 30-1 7 0 24 1 31 1 4 0 6-2 6-6 0-5-4-5-6-5-19-1-19-8-19-11 0-2 0-4 1-9 13-50 25-99 38-150 29 59 57 118 86 176 2 4 3 5 7 5 5 0 5-1 6-6 13-55 27-109 41-163 3-12 7-21 31-21 1 0 6 0 6-7z"><text:p/></draw:path><draw:path draw:style-name="gr4" draw:text-style-name="P21" svg:width="0.1465in" svg:height="0.0858in" svg:x="0.4866in" svg:y="0.0543in" svg:viewBox="0 0 373 219" svg:d="M373 109c0-2-1-4-3-5-24-8-42-25-58-44-12-14-20-34-24-53-1-3-5-7-8-7-5 0-9 4-9 8 0 2 0 2 0 3 4 21 13 42 28 60 9 12 20 21 32 30-108 0-215 0-323 0-3 0-8 3-8 8 0 4 5 8 8 8 108 0 215 0 323 0-12 9-23 20-32 32-15 16-24 38-28 59 0 2 0 2 0 3 0 3 4 8 9 8 3 0 7-3 8-7 4-20 12-38 24-54 16-18 34-35 58-43 2-1 3-4 3-6z"><text:p/></draw:path><draw:path draw:style-name="gr4" draw:text-style-name="P21" svg:width="0.1409in" svg:height="0.1122in" svg:x="0.6957in" svg:y="0.026in" svg:viewBox="0 0 359 286" svg:d="M359 5c0-1-1-5-5-5-10 0-19 2-30 2-14 0-31-2-47-2-2 0-7 0-7 8 0 4 1 5 5 5 8 1 13 4 13 10 0 7-13 17-16 19-55 42-109 84-164 126 11-46 23-91 34-136 3-14 4-19 36-19 9 0 14 0 14-8 0-4-4-5-6-5-18 1-36 1-54 2-18-1-37-1-55-2-3 0-9 0-9 8 0 5 5 5 14 5 4 0 12 1 18 1 6 2 8 3 8 8 0 1 0 2-1 7-19 75-37 151-57 225-4 16-4 19-38 19-7 0-12 0-12 9 0 4 5 4 6 4 18 0 36 0 54-1 8 0 18 0 26 0 10 0 20 1 28 1 4 0 8 0 8-8 0-5-3-5-10-5-16 0-28 0-28-7 0-4 2-12 4-19 6-22 10-43 16-65 21-17 42-32 63-48 17 37 32 74 49 112 5 12 5 12 5 14 0 13-18 13-22 13-5 0-9 0-9 9 0 4 3 3 6 4 16 0 34-1 51-1 10 0 33 1 41 1 2 0 8 0 8-8 0-5-4-5-8-5-18 0-23-3-30-19-19-46-40-91-59-137-1-1-2-4-2-6 3-3 7-6 12-9 24-19 49-37 73-56 40-29 56-32 70-33 2 0 7 0 7-8z"><text:p/></draw:path></draw:g></draw:g></text:span><text:span text:style-name="T14">. תחום הפונקציה שקול ל־</text:span><text:span text:style-name="T14"><draw:g text:anchor-type="as-char" svg:y="-0.1126in" draw:z-index="47" draw:name="Shape48" draw:style-name="gr1"><svg:title>TexMaths</svg:title><svg:desc>12§display§R§svg§600§FALSE§</svg:desc><draw:g draw:style-name="gr2"><draw:path draw:style-name="gr3" draw:text-style-name="P20" svg:width="0.1075in" svg:height="0.0988in" svg:x="0.0016in" svg:y="0.0087in" svg:viewBox="0 0 274 252" svg:d="M0 0c92 0 182 0 274 0 0 84 0 168 0 252-92 0-182 0-274 0 0-84 0-168 0-252z"><text:p/></draw:path><draw:path draw:style-name="gr4" draw:text-style-name="P21" svg:width="0.1177in" svg:height="0.1161in" svg:x="-0.0004in" svg:y="0in" svg:viewBox="0 0 300 296" svg:d="M254 55c0 13-7 44-23 59-10 11-33 25-71 25-15 0-31 0-47 0 9-37 18-74 28-110 2-10 4-15 12-16 4 0 16 0 24 0 30 0 77 0 77 42zM300 247c0-4-3-2-5-4-3 0-4 2-6 4-9 32-29 39-38 39-13 0-17-8-17-25 0-14 4-35 5-48 1-6 1-15 1-20 0-32-28-44-40-49 44-9 93-38 93-80 0-38-37-64-93-64-40 0-79 0-119 0-9 0-12 0-12 8 0 5 3 5 12 5 5 0 8 0 15 1 9 0 13 2 13 6 0 3 0 4-3 9-19 74-37 150-55 225-5 16-6 19-39 19-8 0-12 0-12 8 0 5 4 4 6 5 18 0 35-1 53-1s36 1 54 1c3 0 9 0 9-8 0-5-4-5-12-5-16 0-28 0-28-7 0-3 1-5 1-8 9-37 18-74 28-110 17 0 34 0 49 0 39 0 46 23 46 37 0 6-3 19-6 29-2 12-6 27-6 36 0 46 50 46 56 46 36 0 50-42 50-49z"><text:p/></draw:path></draw:g></draw:g></text:span><text:span text:style-name="T14"> לפי משפט 4.42, נגדיר את </text:span><text:span text:style-name="T14"><draw:g text:anchor-type="as-char" svg:y="-0.1165in" draw:z-index="48" draw:name="Shape49" draw:style-name="gr1"><svg:title>TexMaths</svg:title><svg:desc>12§display§f§svg§600§FALSE§</svg:desc><draw:g draw:style-name="gr2"><draw:path draw:style-name="gr3" draw:text-style-name="P20" svg:width="0.0736in" svg:height="0.1335in" svg:x="-0.0004in" svg:y="0.0083in" svg:viewBox="0 0 188 340" svg:d="M0 0c63 0 125 0 188 0 0 113 0 227 0 340-63 0-125 0-188 0 0-113 0-227 0-340z"><text:p/></draw:path><draw:path draw:style-name="gr4" draw:text-style-name="P21" svg:width="0.0815in" svg:height="0.1504in" svg:x="0in" svg:y="0in" svg:viewBox="0 0 208 383" svg:d="M208 29c0-19-19-29-36-29-14 0-41 7-54 49-1 9-2 14-12 67-10 0-19 0-29 0-8 0-13 0-13 8 0 5 3 5 12 5 8 0 18 0 28 0-11 55-22 110-32 165-8 41-15 80-37 80-1 0-12 0-21-8 21-1 25-16 25-22 0-10-9-15-16-15-11 0-23 9-23 25 0 20 18 29 35 29 23 0 40-25 48-41 13-26 23-78 23-80 8-45 16-88 24-133 12 0 24 0 36 0 9 0 13 0 13-8 0-5-4-5-12-5-10 0-23 0-35 0 5-24 5-24 10-48 1-9 7-39 10-44 3-8 11-14 20-14 1 0 12 0 21 7-20 1-23 17-23 23 0 9 7 14 15 14 11 0 23-8 23-25z"><text:p/></draw:path></draw:g></draw:g></text:span><text:span text:style-name="T14"><text:s/>כך שעבור כל סדרה כלשהי תחזיר הפונקציה את הסדרה כך שבכל מקום שני נוסף הערך 0. כל סדרה בתמונה של </text:span><text:span text:style-name="T14"><draw:g text:anchor-type="as-char" svg:y="-0.1165in" draw:z-index="49" draw:name="Shape50" draw:style-name="gr1"><svg:title>TexMaths</svg:title><svg:desc>12§display§f§svg§600§FALSE§</svg:desc><draw:g draw:style-name="gr2"><draw:path draw:style-name="gr3" draw:text-style-name="P20" svg:width="0.0736in" svg:height="0.1335in" svg:x="-0.0004in" svg:y="0.0083in" svg:viewBox="0 0 188 340" svg:d="M0 0c63 0 125 0 188 0 0 113 0 227 0 340-63 0-125 0-188 0 0-113 0-227 0-340z"><text:p/></draw:path><draw:path draw:style-name="gr4" draw:text-style-name="P21" svg:width="0.0815in" svg:height="0.1504in" svg:x="0in" svg:y="0in" svg:viewBox="0 0 208 383" svg:d="M208 29c0-19-19-29-36-29-14 0-41 7-54 49-1 9-2 14-12 67-10 0-19 0-29 0-8 0-13 0-13 8 0 5 3 5 12 5 8 0 18 0 28 0-11 55-22 110-32 165-8 41-15 80-37 80-1 0-12 0-21-8 21-1 25-16 25-22 0-10-9-15-16-15-11 0-23 9-23 25 0 20 18 29 35 29 23 0 40-25 48-41 13-26 23-78 23-80 8-45 16-88 24-133 12 0 24 0 36 0 9 0 13 0 13-8 0-5-4-5-12-5-10 0-23 0-35 0 5-24 5-24 10-48 1-9 7-39 10-44 3-8 11-14 20-14 1 0 12 0 21 7-20 1-23 17-23 23 0 9 7 14 15 14 11 0 23-8 23-25z"><text:p/></draw:path></draw:g></draw:g></text:span><text:span text:style-name="T14"><text:s/>מתארת קבוצה (בעזרת היפוך לפונקציה האופיינית) שבה כל מספר טבעי זוגי לא נמצא בקבוצה, לכן המשלים לקבוצה על המספרים הטבעיים הוא קבוצה אין־סופית. ניתן לראות שכל סדרה בפונקציה נשארת זהה כאשר מחלצים את האיברים האי־זוגיים, לכן הקבוצה האופיינית של איבר בתחום ושל תמונתו זהים, לכן הפונקציה חד־חד ערכית. הראינו כי ישנה פונקציה חד־חד ערכית מקבוצה בעלת עוצמת הרצף ל־</text:span><text:span text:style-name="T14"><draw:g text:anchor-type="as-char" svg:y="-0.1126in" draw:z-index="50" draw:name="Shape51" draw:style-name="gr1"><svg:title>TexMaths</svg:title><svg:desc>12§display§K§svg§600§FALSE§</svg:desc><draw:g draw:style-name="gr2"><draw:path draw:style-name="gr3" draw:text-style-name="P20" svg:width="0.1287in" svg:height="0.0949in" svg:x="0.002in" svg:y="0.0087in" svg:viewBox="0 0 328 242" svg:d="M0 0c109 0 219 0 328 0 0 80 0 162 0 242-109 0-219 0-328 0 0-80 0-162 0-242z"><text:p/></draw:path><draw:path draw:style-name="gr4" draw:text-style-name="P21" svg:width="0.1394in" svg:height="0.1122in" svg:x="-0.0004in" svg:y="0in" svg:viewBox="0 0 355 286" svg:d="M355 5c0-3-1-5-4-5-10 0-20 1-30 1-15 0-31-1-47-1-2 0-7 0-7 8 0 3 2 4 5 5 9 1 13 3 13 9 0 7-13 18-16 19-54 42-107 84-161 125 10-45 21-89 33-134 4-15 5-19 35-19 11 0 13 0 13-8 0-4-2-5-5-5-18 0-36 1-54 1s-35-1-53-1c-3 0-9 0-9 8 0 5 4 5 12 5 6 0 13 0 19 1 6 0 9 2 9 6 0 3 0 4-2 9-19 74-38 150-56 224-5 16-5 19-38 19-7 0-12 0-12 9 0 5 5 5 7 5 18 0 35-2 53-2 8 0 17 0 26 0 10 0 19 2 28 2 3 0 8 0 8-9 0-5-4-5-12-5-15 0-26 0-26-7 0-3 2-12 3-19 5-22 11-43 17-65 20-15 41-32 62-48 16 37 31 75 47 112 6 12 6 12 6 14 0 13-18 13-23 13-3 0-8 0-8 9 0 5 5 3 6 5 17 0 33-2 50-2 10 0 32 2 42 2 1 0 7 0 7-9 0-5-5-5-8-5-17 0-23-3-29-19-19-45-39-91-60-135 0-2-2-5-2-6 5-4 8-8 12-10 25-19 50-38 74-58 39-28 55-30 68-31 4-1 7-1 7-8z"><text:p/></draw:path></draw:g></draw:g></text:span><text:span text:style-name="T14"> ולכן </text:span><text:span text:style-name="T14"><draw:g text:anchor-type="as-char" svg:y="-0.1236in" draw:z-index="51" draw:name="Shape52" draw:style-name="gr1"><svg:title>TexMaths</svg:title><svg:desc>12§display§\aleph \le \lvert K \rvert§svg§600§FALSE§</svg:desc><draw:g draw:style-name="gr2"><draw:path draw:style-name="gr3" draw:text-style-name="P20" svg:width="0.5295in" svg:height="0.148in" svg:x="-0.0004in" svg:y="0.0083in" svg:viewBox="0 0 1346 377" svg:d="M674 377c-225 0-450 0-674 0 0-126 0-251 0-377 449 0 897 0 1346 0 0 126 0 251 0 377-224 0-449 0-672 0z"><text:p/></draw:path><draw:path draw:style-name="gr4" draw:text-style-name="P21" svg:width="0.0823in" svg:height="0.1142in" svg:x="0.0004in" svg:y="0.0091in" svg:viewBox="0 0 210 291" svg:d="M210 264c0-12 0-19-40-62-6-6-6-7-6-11 0-1 0-14 8-54 1-7 7-36 8-53 13 16 14 24 14 30 2 3 2 5 5 5 1 0 11-4 11-26 0-8 0-17-16-32-12-11-13-12-21-26-15-23-16-25-18-33-1-1-3-2-4-2-2 0-12 5-12 26 0 10 0 20 29 46-1 21-7 55-8 61-3 16-6 35-8 47-39-45-79-91-118-136-17-19-18-33-18-38 0-2-2-6-5-6s-11 5-11 26c0 10 0 16 19 41 10 12 6 5 27 32-14 19-35 56-35 92 0 11 2 21 14 40 9 15 11 25 11 35 0 4 0 15-29 15-5 0-7 0-7 5s4 5 11 5c8 0 17 0 25 0 19 0 42-4 42-25 0-16-11-29-19-39-17-19-19-25-19-39s1-51 15-80c40 46 81 93 120 138 18 20 19 34 19 39 0 2 2 6 5 6 1 0 11-5 11-27z"><text:p/></draw:path><draw:path draw:style-name="gr4" draw:text-style-name="P21" svg:width="0.1039in" svg:height="0.1236in" svg:x="0.1512in" svg:y="0.0193in" svg:viewBox="0 0 265 315" svg:d="M259 233c-77-36-153-72-230-108 77-37 153-74 230-110 11-4 4-19-7-14-82 38-163 77-245 115-7 4-7 14 0 17 82 37 163 76 245 114 11 5 18-9 7-14zM264 306c0-5-4-8-8-8-83 0-165 0-248 0-4 0-8 3-8 8s4 9 8 9c83 0 165 0 248 0 4 0 8-4 8-9z"><text:p/></draw:path><draw:path draw:style-name="gr4" draw:text-style-name="P21" svg:width="0.0063in" svg:height="0.1654in" svg:x="0.3331in" svg:y="-0.0004in" svg:viewBox="0 0 17 421" svg:d="M17 412c0-134 0-269 0-404 0-4-4-8-9-8-4 0-8 4-8 8 0 135 0 270 0 404 0 5 4 9 8 9 5 0 9-4 9-9z"><text:p/></draw:path><draw:path draw:style-name="gr4" draw:text-style-name="P21" svg:width="0.1409in" svg:height="0.1122in" svg:x="0.3657in" svg:y="0.011in" svg:viewBox="0 0 359 286" svg:d="M359 5c0-3-1-5-5-5-8 0-19 1-30 1-14 0-31-1-47-1-2 0-7 0-7 8 0 3 1 4 5 5 9 0 13 3 13 9 0 7-13 16-16 19-55 42-109 84-164 126 11-46 23-90 34-135 3-15 4-19 36-19 10 0 14 0 14-8 0-5-4-5-6-5-18 0-36 1-54 1s-37-1-55-1c-3 0-9 0-9 7 0 6 5 6 14 6 4 0 13 0 18 0 6 1 8 3 8 7 0 2 0 3-1 9-19 74-37 150-57 225-4 15-4 19-38 19-7 0-12 0-12 8 0 5 5 5 6 5 18 0 36 0 54-1 10 0 18 0 28 0 8 0 18 1 26 1 4 0 8 0 8-8 0-5-3-5-10-5-16 0-28 0-28-7 0-3 2-12 4-18 6-22 10-45 16-66 21-17 42-33 63-49 17 38 32 75 49 112 5 12 5 12 5 15 0 13-18 13-22 13-5 0-9 0-9 8 0 5 3 4 6 5 16 0 34-1 51-1 10 0 33 1 41 1 2 0 8 0 8-8 0-5-4-5-8-5-18 0-23-4-29-18-20-46-39-92-60-137-1-3-2-5-2-6 3-4 7-7 12-10 25-19 49-38 74-58 40-28 55-30 69-31 3-1 7-1 7-8z"><text:p/></draw:path><draw:path draw:style-name="gr4" draw:text-style-name="P21" svg:width="0.0063in" svg:height="0.1654in" svg:x="0.5315in" svg:y="-0.0004in" svg:viewBox="0 0 17 421" svg:d="M17 412c0-134 0-269 0-404 0-4-4-8-9-8-4 0-8 4-8 8 0 135 0 270 0 404 0 5 4 9 8 9 5 0 9-4 9-9z"><text:p/></draw:path></draw:g></draw:g></text:span><text:span text:style-name="T14">, אבל גם </text:span><text:span text:style-name="T14"><draw:g text:anchor-type="as-char" svg:y="-0.1236in" draw:z-index="52" draw:name="Shape53" draw:style-name="gr1"><svg:title>TexMaths</svg:title><svg:desc>12§display§\aleph \ge \lvert K \rvert§svg§600§FALSE§</svg:desc><draw:g draw:style-name="gr2"><draw:path draw:style-name="gr3" draw:text-style-name="P20" svg:width="0.5295in" svg:height="0.148in" svg:x="-0.0004in" svg:y="0.0083in" svg:viewBox="0 0 1346 377" svg:d="M674 377c-225 0-450 0-674 0 0-126 0-251 0-377 449 0 897 0 1346 0 0 126 0 251 0 377-224 0-449 0-672 0z"><text:p/></draw:path><draw:path draw:style-name="gr4" draw:text-style-name="P21" svg:width="0.0823in" svg:height="0.1142in" svg:x="0.0004in" svg:y="0.0091in" svg:viewBox="0 0 210 291" svg:d="M210 264c0-12 0-19-40-62-6-6-6-7-6-11 0-1 0-14 8-54 1-7 7-36 8-53 13 16 14 24 14 30 2 3 2 5 5 5 1 0 11-4 11-26 0-8 0-17-16-32-12-11-13-12-21-26-15-23-16-25-18-33-1-1-3-2-4-2-2 0-12 5-12 26 0 10 0 20 29 46-1 21-7 55-8 61-3 16-6 35-8 47-39-45-79-91-118-136-17-19-18-33-18-38 0-2-2-6-5-6s-11 5-11 26c0 10 0 16 19 41 10 12 6 5 27 32-14 19-35 56-35 92 0 11 2 21 14 40 9 15 11 25 11 35 0 4 0 15-29 15-5 0-7 0-7 5s4 5 11 5c8 0 17 0 25 0 19 0 42-4 42-25 0-16-11-29-19-39-17-19-19-25-19-39s1-51 15-80c40 46 81 93 120 138 18 20 19 34 19 39 0 2 2 6 5 6 1 0 11-5 11-27z"><text:p/></draw:path><draw:path draw:style-name="gr4" draw:text-style-name="P21" svg:width="0.1035in" svg:height="0.1236in" svg:x="0.1512in" svg:y="0.0193in" svg:viewBox="0 0 264 315" svg:d="M257 133c7-3 7-13 0-17-82-38-163-77-245-115-11-5-17 10-7 14 77 36 153 73 230 110-77 36-153 72-230 108-10 5-4 19 7 14 82-38 163-77 245-114zM264 306c0-5-4-8-8-8-83 0-165 0-248 0-4 0-8 3-8 8s4 9 8 9c83 0 165 0 248 0 4 0 8-4 8-9z"><text:p/></draw:path><draw:path draw:style-name="gr4" draw:text-style-name="P21" svg:width="0.0063in" svg:height="0.1654in" svg:x="0.3331in" svg:y="-0.0004in" svg:viewBox="0 0 17 421" svg:d="M17 412c0-134 0-269 0-404 0-4-4-8-9-8-4 0-8 4-8 8 0 135 0 270 0 404 0 5 4 9 8 9 5 0 9-4 9-9z"><text:p/></draw:path><draw:path draw:style-name="gr4" draw:text-style-name="P21" svg:width="0.1409in" svg:height="0.1122in" svg:x="0.3657in" svg:y="0.011in" svg:viewBox="0 0 359 286" svg:d="M359 5c0-3-1-5-5-5-8 0-19 1-30 1-14 0-31-1-47-1-2 0-7 0-7 8 0 3 1 4 5 5 9 0 13 3 13 9 0 7-13 16-16 19-55 42-109 84-164 126 11-46 23-90 34-135 3-15 4-19 36-19 10 0 14 0 14-8 0-5-4-5-6-5-18 0-36 1-54 1s-37-1-55-1c-3 0-9 0-9 7 0 6 5 6 14 6 4 0 13 0 18 0 6 1 8 3 8 7 0 2 0 3-1 9-19 74-37 150-57 225-4 15-4 19-38 19-7 0-12 0-12 8 0 5 5 5 6 5 18 0 36 0 54-1 10 0 18 0 28 0 8 0 18 1 26 1 4 0 8 0 8-8 0-5-3-5-10-5-16 0-28 0-28-7 0-3 2-12 4-18 6-22 10-45 16-66 21-17 42-33 63-49 17 38 32 75 49 112 5 12 5 12 5 15 0 13-18 13-22 13-5 0-9 0-9 8 0 5 3 4 6 5 16 0 34-1 51-1 10 0 33 1 41 1 2 0 8 0 8-8 0-5-4-5-8-5-18 0-23-4-29-18-20-46-39-92-60-137-1-3-2-5-2-6 3-4 7-7 12-10 25-19 49-38 74-58 40-28 55-30 69-31 3-1 7-1 7-8z"><text:p/></draw:path><draw:path draw:style-name="gr4" draw:text-style-name="P21" svg:width="0.0063in" svg:height="0.1654in" svg:x="0.5315in" svg:y="-0.0004in" svg:viewBox="0 0 17 421" svg:d="M17 412c0-134 0-269 0-404 0-4-4-8-9-8-4 0-8 4-8 8 0 135 0 270 0 404 0 5 4 9 8 9 5 0 9-4 9-9z"><text:p/></draw:path></draw:g></draw:g></text:span><text:span text:style-name="T14">, לכן </text:span><text:span text:style-name="T14"><draw:g text:anchor-type="as-char" svg:y="-0.1236in" draw:z-index="53" draw:name="Shape54" draw:style-name="gr1"><svg:title>TexMaths</svg:title><svg:desc>12§display§\aleph = \lvert K \rvert§svg§600§FALSE§</svg:desc><draw:g draw:style-name="gr2"><draw:path draw:style-name="gr3" draw:text-style-name="P20" svg:width="0.5295in" svg:height="0.148in" svg:x="-0.0004in" svg:y="0.0083in" svg:viewBox="0 0 1346 377" svg:d="M674 377c-225 0-450 0-674 0 0-126 0-251 0-377 449 0 897 0 1346 0 0 126 0 251 0 377-224 0-449 0-672 0z"><text:p/></draw:path><draw:path draw:style-name="gr4" draw:text-style-name="P21" svg:width="0.0823in" svg:height="0.1142in" svg:x="0.0004in" svg:y="0.0091in" svg:viewBox="0 0 210 291" svg:d="M210 264c0-12 0-19-40-62-6-6-6-7-6-11 0-1 0-14 8-54 1-7 7-36 8-53 13 16 14 24 14 30 2 3 2 5 5 5 1 0 11-4 11-26 0-8 0-17-16-32-12-11-13-12-21-26-15-23-16-25-18-33-1-1-3-2-4-2-2 0-12 5-12 26 0 10 0 20 29 46-1 21-7 55-8 61-3 16-6 35-8 47-39-45-79-91-118-136-17-19-18-33-18-38 0-2-2-6-5-6s-11 5-11 26c0 10 0 16 19 41 10 12 6 5 27 32-14 19-35 56-35 92 0 11 2 21 14 40 9 15 11 25 11 35 0 4 0 15-29 15-5 0-7 0-7 5s4 5 11 5c8 0 17 0 25 0 19 0 42-4 42-25 0-16-11-29-19-39-17-19-19-25-19-39s1-51 15-80c40 46 81 93 120 138 18 20 19 34 19 39 0 2 2 6 5 6 1 0 11-5 11-27z"><text:p/></draw:path><draw:path draw:style-name="gr4" draw:text-style-name="P21" svg:width="0.1102in" svg:height="0.039in" svg:x="0.148in" svg:y="0.063in" svg:viewBox="0 0 281 100" svg:d="M281 8c0-3-4-8-9-8-87 0-176 0-264 0-4 0-8 4-8 8s4 10 8 10c88 0 177 0 264 0 5 0 9-5 9-10zM281 91c0-4-4-9-9-9-87 0-176 0-264 0-4 0-8 5-8 9s4 9 8 9c88 0 177 0 264 0 5 0 9-5 9-9z"><text:p/></draw:path><draw:path draw:style-name="gr4" draw:text-style-name="P21" svg:width="0.0063in" svg:height="0.1654in" svg:x="0.3331in" svg:y="-0.0004in" svg:viewBox="0 0 17 421" svg:d="M17 412c0-134 0-269 0-404 0-4-4-8-9-8-4 0-8 4-8 8 0 135 0 270 0 404 0 5 4 9 8 9 5 0 9-4 9-9z"><text:p/></draw:path><draw:path draw:style-name="gr4" draw:text-style-name="P21" svg:width="0.1409in" svg:height="0.1122in" svg:x="0.3657in" svg:y="0.011in" svg:viewBox="0 0 359 286" svg:d="M359 5c0-3-1-5-5-5-8 0-19 1-30 1-14 0-31-1-47-1-2 0-7 0-7 8 0 3 1 4 5 5 9 0 13 3 13 9 0 7-13 16-16 19-55 42-109 84-164 126 11-46 23-90 34-135 3-15 4-19 36-19 10 0 14 0 14-8 0-5-4-5-6-5-18 0-36 1-54 1s-37-1-55-1c-3 0-9 0-9 7 0 6 5 6 14 6 4 0 13 0 18 0 6 1 8 3 8 7 0 2 0 3-1 9-19 74-37 150-57 225-4 15-4 19-38 19-7 0-12 0-12 8 0 5 5 5 6 5 18 0 36 0 54-1 10 0 18 0 28 0 8 0 18 1 26 1 4 0 8 0 8-8 0-5-3-5-10-5-16 0-28 0-28-7 0-3 2-12 4-18 6-22 10-45 16-66 21-17 42-33 63-49 17 38 32 75 49 112 5 12 5 12 5 15 0 13-18 13-22 13-5 0-9 0-9 8 0 5 3 4 6 5 16 0 34-1 51-1 10 0 33 1 41 1 2 0 8 0 8-8 0-5-4-5-8-5-18 0-23-4-29-18-20-46-39-92-60-137-1-3-2-5-2-6 3-4 7-7 12-10 25-19 49-38 74-58 40-28 55-30 69-31 3-1 7-1 7-8z"><text:p/></draw:path><draw:path draw:style-name="gr4" draw:text-style-name="P21" svg:width="0.0063in" svg:height="0.1654in" svg:x="0.5315in" svg:y="-0.0004in" svg:viewBox="0 0 17 421" svg:d="M17 412c0-134 0-269 0-404 0-4-4-8-9-8-4 0-8 4-8 8 0 135 0 270 0 404 0 5 4 9 8 9 5 0 9-4 9-9z"><text:p/></draw:path></draw:g></draw:g></text:span><text:span text:style-name="T14">. </text:span><text:span text:style-name="T15">הראינו כי עוצמת </text:span><text:span text:style-name="T15"><draw:g text:anchor-type="as-char" svg:y="-0.1126in" draw:z-index="54" draw:name="Shape55" draw:style-name="gr1"><svg:title>TexMaths</svg:title><svg:desc>12§display§K§svg§600§FALSE§</svg:desc><draw:g draw:style-name="gr2"><draw:path draw:style-name="gr3" draw:text-style-name="P20" svg:width="0.1287in" svg:height="0.0949in" svg:x="0.002in" svg:y="0.0087in" svg:viewBox="0 0 328 242" svg:d="M0 0c109 0 219 0 328 0 0 80 0 162 0 242-109 0-219 0-328 0 0-80 0-162 0-242z"><text:p/></draw:path><draw:path draw:style-name="gr4" draw:text-style-name="P21" svg:width="0.1394in" svg:height="0.1122in" svg:x="-0.0004in" svg:y="0in" svg:viewBox="0 0 355 286" svg:d="M355 5c0-3-1-5-4-5-10 0-20 1-30 1-15 0-31-1-47-1-2 0-7 0-7 8 0 3 2 4 5 5 9 1 13 3 13 9 0 7-13 18-16 19-54 42-107 84-161 125 10-45 21-89 33-134 4-15 5-19 35-19 11 0 13 0 13-8 0-4-2-5-5-5-18 0-36 1-54 1s-35-1-53-1c-3 0-9 0-9 8 0 5 4 5 12 5 6 0 13 0 19 1 6 0 9 2 9 6 0 3 0 4-2 9-19 74-38 150-56 224-5 16-5 19-38 19-7 0-12 0-12 9 0 5 5 5 7 5 18 0 35-2 53-2 8 0 17 0 26 0 10 0 19 2 28 2 3 0 8 0 8-9 0-5-4-5-12-5-15 0-26 0-26-7 0-3 2-12 3-19 5-22 11-43 17-65 20-15 41-32 62-48 16 37 31 75 47 112 6 12 6 12 6 14 0 13-18 13-23 13-3 0-8 0-8 9 0 5 5 3 6 5 17 0 33-2 50-2 10 0 32 2 42 2 1 0 7 0 7-9 0-5-5-5-8-5-17 0-23-3-29-19-19-45-39-91-60-135 0-2-2-5-2-6 5-4 8-8 12-10 25-19 50-38 74-58 39-28 55-30 68-31 4-1 7-1 7-8z"><text:p/></draw:path></draw:g></draw:g></text:span><text:span text:style-name="T15"><text:s/>היא עוצמת הרצף ולכן </text:span><text:span text:style-name="T15"><draw:g text:anchor-type="as-char" svg:y="-0.1244in" draw:z-index="55" draw:name="Shape56" draw:style-name="gr1"><svg:title>TexMaths</svg:title><svg:desc>12§display§\lvert K \rvert \ne \aleph_0§svg§600§FALSE§</svg:desc><draw:g draw:style-name="gr2"><draw:path draw:style-name="gr3" draw:text-style-name="P20" svg:width="0.6098in" svg:height="0.15in" svg:x="-0.0004in" svg:y="0.0083in" svg:viewBox="0 0 1550 382" svg:d="M776 382c-260 0-518 0-776 0 0-128 0-255 0-382 516 0 1034 0 1550 0 0 127 0 254 0 382-258 0-516 0-774 0z"><text:p/></draw:path><draw:path draw:style-name="gr4" draw:text-style-name="P21" svg:width="0.0063in" svg:height="0.165in" svg:x="0.011in" svg:y="0in" svg:viewBox="0 0 17 420" svg:d="M17 412c0-135 0-269 0-404 0-4-4-8-9-8-4 0-8 4-8 8 0 135 0 269 0 404 0 4 4 8 8 8 5 0 9-4 9-8z"><text:p/></draw:path><draw:path draw:style-name="gr4" draw:text-style-name="P21" svg:width="0.1409in" svg:height="0.1122in" svg:x="0.0437in" svg:y="0.011in" svg:viewBox="0 0 359 286" svg:d="M359 5c0-3-1-5-5-5-8 0-19 1-30 1-14 0-31-1-47-1-2 0-7 0-7 8 0 3 1 4 5 5 10 0 13 3 13 9 0 7-13 16-15 19-56 42-110 84-165 126 11-46 23-90 34-135 3-15 4-19 36-19 11 0 14 0 14-8 0-5-3-5-6-5-18 0-36 1-54 1s-36-1-54-1c-4 0-8 0-8 7 0 6 3 6 12 6 4 0 13 0 18 0 6 1 9 3 9 7 0 2-1 3-2 9-19 74-37 150-57 224-3 17-4 19-38 19-7 0-12 0-12 9 0 5 5 5 7 5 18 0 35 0 53-2 10 2 18 2 28 2 8 0 18 0 26 0 4 0 8 0 8-9 0-5-3-5-10-5-16 0-28 0-28-7 0-2 2-12 4-18 6-21 10-43 16-65 21-16 42-33 63-49 17 37 32 75 49 112 5 12 5 12 5 15 0 12-18 12-22 12s-9 0-9 9c0 5 3 3 6 5 17 0 35-2 51-2 10 0 33 2 42 2 2 0 8 0 8-9 0-5-5-5-9-5-18 0-23-3-29-18-20-45-39-91-60-136-1-2-2-5-2-6 4-4 7-8 12-10 25-19 49-38 74-58 40-28 56-30 69-31 3-1 7-1 7-8z"><text:p/></draw:path><draw:path draw:style-name="gr4" draw:text-style-name="P21" svg:width="0.0063in" svg:height="0.165in" svg:x="0.2094in" svg:y="0in" svg:viewBox="0 0 17 420" svg:d="M17 412c0-135 0-269 0-404 0-4-4-8-9-8-4 0-8 4-8 8 0 135 0 269 0 404 0 4 4 8 8 8 5 0 9-4 9-8z"><text:p/></draw:path><draw:path draw:style-name="gr4" draw:text-style-name="P21" svg:width="0.1102in" svg:height="0.1583in" svg:x="0.2913in" svg:y="0.0031in" svg:viewBox="0 0 281 403" svg:d="M281 242c0-4-4-8-8-8-45 0-90 0-135 0 7-20 16-42 23-64 37 0 74 0 112 0 4 0 8-4 8-8 0-5-4-8-8-8-35 0-71 0-106 0 17-48 35-95 52-142 1-1 1-2 1-4 0-4-4-8-9-8-3 0-7 2-8 6-18 49-36 98-54 148-47 0-94 0-141 0-4 0-8 3-8 8 0 4 4 8 8 8 45 0 90 0 135 0-7 22-16 44-23 64-37 0-74 0-112 0-4 0-8 5-8 8 0 5 4 9 8 9 35 0 70 0 105 0-17 47-34 93-51 140-1 1-1 3-1 4 0 5 4 8 9 8 3 0 7-2 8-6 18-48 36-97 54-146 47 0 94 0 141 0 4 0 8-5 8-9z"><text:p/></draw:path><draw:path draw:style-name="gr4" draw:text-style-name="P21" svg:width="0.0823in" svg:height="0.1138in" svg:x="0.4661in" svg:y="0.0091in" svg:viewBox="0 0 210 290" svg:d="M210 264c0-12 0-19-39-61-6-7-6-9-6-12 0-1 0-15 7-53 1-8 7-37 8-54 13 16 15 24 15 30 1 2 1 5 4 5 2 0 11-4 11-27 0-7 0-16-15-31-12-11-14-12-22-26-14-23-16-25-18-33-1-1-2-2-4-2s-11 5-11 26c0 10 0 20 28 46-1 20-7 55-8 61-3 16-6 35-7 47-40-46-80-91-119-136-17-19-18-33-18-38 0-2-2-6-5-6s-11 5-11 26c0 10 0 16 19 41 10 12 6 5 27 31-14 20-35 57-35 93 0 11 2 20 14 39 9 16 11 26 11 35 0 5 0 16-29 17-5 0-7 0-7 4s4 4 11 4c8 0 17 0 25 0 19 0 42-3 42-25 0-15-11-29-19-37-17-20-19-25-19-41 0-13 1-49 15-79 40 46 81 92 120 138 18 20 20 34 20 38 0 3 1 6 4 6 2 0 11-4 11-26z"><text:p/></draw:path><draw:path draw:style-name="gr4" draw:text-style-name="P21" svg:width="0.0535in" svg:height="0.0791in" svg:x="0.5646in" svg:y="0.0874in" svg:viewBox="0 0 137 202" svg:d="M137 102c0-32-4-56-18-77-9-13-28-25-51-25-68 0-68 80-68 102 0 20 0 100 68 100 69 0 69-80 69-100zM109 97c0 23 0 45-3 63-6 27-26 33-38 33-14 0-32-8-38-32-4-17-4-41-4-64 0-21 0-43 5-60 6-23 25-29 37-29 16 0 32 10 36 27 5 15 5 37 5 62z"><text:p/></draw:path></draw:g></draw:g></text:span><text:span text:style-name="T15">.</text:span></text:p>
      <text:h text:style-name="P19" text:outline-level="2">סעיף ב’</text:h>
      <text:p text:style-name="P9">תהיה הקבוצה <draw:g text:anchor-type="as-char" svg:y="-0.1417in" draw:z-index="56" draw:name="Shape57" draw:style-name="gr1"><svg:title>TexMaths</svg:title><svg:desc>12§display§M = \{ A \in \mathcal{P}(N) \mid \lvert A \rvert = \aleph_0 \land \lvert A^C \rvert = \aleph_0 \}§svg§600§FALSE§</svg:desc><draw:g draw:style-name="gr2"><draw:path draw:style-name="gr3" draw:text-style-name="P20" svg:width="2.9303in" svg:height="0.1669in" svg:x="0.0016in" svg:y="0.0087in" svg:viewBox="0 0 7444 425" svg:d="M0 0c2482 0 4962 0 7444 0 0 141 0 284 0 425-2482 0-4962 0-7444 0 0-141 0-284 0-425z"><text:p/></draw:path><draw:path draw:style-name="gr4" draw:text-style-name="P21" svg:width="0.1657in" svg:height="0.113in" svg:x="0in" svg:y="0.0283in" svg:viewBox="0 0 422 288" svg:d="M422 5c0-5-4-5-12-5-18 0-37 0-55 0-11 0-12 0-17 8-51 81-102 160-153 240-11-79-22-159-33-238-1-10-2-10-13-10-19 0-38 0-57 0-9 0-14 0-14 8 0 5 4 5 12 5 6 0 14 1 18 1 8 2 10 3 10 6s0 4-1 9c-18 70-36 142-54 213-4 17-11 31-46 32-2 0-7 0-7 8 0 4 2 6 6 6 13 0 28-2 42-2s29 2 43 2c3 0 7 0 7-9 0-5-4-5-7-5-24-1-29-9-29-19 0-2 0-5 3-9 19-77 37-153 56-229h1c12 87 24 174 36 261 2 5 2 10 6 10 5 0 8-5 10-9 56-88 114-176 170-265-20 81-39 160-60 240-4 17-4 20-38 20-7 0-12 0-12 8 0 6 5 6 6 6 18 0 35-2 53-2 17 0 35 2 53 2 2 0 8 0 8-9 0-5-5-5-12-5-16 0-28 0-28-8 0-1 0-2 3-10 18-74 37-149 55-224 5-14 5-19 37-19 10 0 13 0 13-8z"><text:p/></draw:path><draw:path draw:style-name="gr4" draw:text-style-name="P21" svg:width="0.1102in" svg:height="0.0382in" svg:x="0.2264in" svg:y="0.0807in" svg:viewBox="0 0 281 98" svg:d="M281 8c0-4-4-8-9-8-87 0-176 0-264 0-4 0-8 4-8 8 0 5 4 9 8 9 88 0 177 0 264 0 5 0 9-4 9-9zM281 90c0-5-4-9-9-9-87 0-176 0-264 0-4 0-8 4-8 9s4 8 8 8c88 0 177 0 264 0 5 0 9-3 9-8z"><text:p/></draw:path><draw:path draw:style-name="gr4" draw:text-style-name="P21" svg:width="0.0579in" svg:height="0.1646in" svg:x="0.4047in" svg:y="0.0173in" svg:viewBox="0 0 148 419" svg:d="M148 415c0-4-3-5-6-5-32 0-54-21-54-43 0-35 0-70 0-105 0-25-21-44-50-52 29-9 50-28 50-53 0-35 0-70 0-104 0-23 22-43 54-43 3 0 6-3 6-5 0-3-3-5-6-5-44 0-82 22-82 53 0 34 0 69 0 104 0 25-24 48-55 48-4 0-5 2-5 5 0 2 1 4 5 4 31 0 55 23 55 48 0 35 0 70 0 105 0 31 38 52 82 52 3 0 6-2 6-4z"><text:p/></draw:path><draw:path draw:style-name="gr4" draw:text-style-name="P21" svg:width="0.1134in" svg:height="0.1181in" svg:x="0.4811in" svg:y="0.0232in" svg:viewBox="0 0 289 301" svg:d="M289 292c0-4-3-4-9-4-27 0-27-4-28-16-8-87-17-175-25-262-1-9-1-10-9-10-6 0-8 2-10 7-50 82-98 163-147 245-17 28-33 34-51 36-6 0-10 0-10 8 0 2 2 5 6 5 11 0 24-1 36-1 14 0 29 1 42 1 2 0 8 0 8-9 0-4-3-4-7-4-9-2-19-5-19-16 0-5 2-10 6-16 2-4 2-4 31-52 36 0 71 0 107 0 0 8 6 66 6 69 0 13-22 15-30 15-6 0-11 0-11 8 0 5 4 4 6 5 18 0 36-1 53-1 11 0 37 1 48 1 2 0 7 0 7-9zM208 191c-33 0-64 0-96 0 27-47 55-93 82-139 5 46 9 92 14 139z"><text:p/></draw:path><draw:path draw:style-name="gr4" draw:text-style-name="P21" svg:width="0.0835in" svg:height="0.0969in" svg:x="0.6594in" svg:y="0.0516in" svg:viewBox="0 0 213 247" svg:d="M212 238c0-4-3-8-8-8-26 0-54 0-80 0-57 0-104-43-107-98 62 0 125 0 187 0 12 0 12-17 0-17-62 0-125 0-187 0 3-55 50-98 107-98 26 0 54 0 80 0 5 0 8-4 8-9 0-4-3-8-8-8-26 0-54 0-80 0-69 0-124 55-124 123 0 69 55 124 124 124 26 0 54 0 80 0 5 0 8-5 8-9z"><text:p/></draw:path><draw:path draw:style-name="gr4" draw:text-style-name="P21" svg:width="0.1134in" svg:height="0.1185in" svg:x="0.8094in" svg:y="0.024in" svg:viewBox="0 0 289 302" svg:d="M255 85c-4 20-16 43-34 58-21 16-46 20-69 20 11-47 23-94 35-140 13 0 26 0 38 3 10 4 18 8 23 14 10 12 12 28 7 45zM285 81c5-16 5-34-4-46-9-10-20-15-33-19-18-5-36-6-56-6 0-3 1-6 2-9-1 0-2-1-3-1-10 4-20 7-28 11-31 0-65 7-91 27-20 14-35 33-40 53-2 8-5 18 1 25 1 3 5 4 9 4s9-3 14-5c4-4 6-10 7-14s0-8 0-11c0-6 0-13 1-18 3-12 15-23 26-32 21-17 60-17 71-17-15 57-29 115-44 172-5 17-9 34-18 51-5 10-11 22-21 30-9 7-18 13-28 13-6 0-11 0-13-4-4-5-4-12-1-18 1-8 2-14-2-20-1-3-6-4-9-4-5 0-10 1-13 5-5 4-9 8-10 14-4 10-2 20 2 27 8 9 18 13 32 13 20 0 40-7 58-22 27-21 38-49 47-79 3-8 5-16 8-25 32 0 67-9 96-32 21-17 34-40 40-63z"><text:p/></draw:path><draw:path draw:style-name="gr4" draw:text-style-name="P21" svg:width="0.0378in" svg:height="0.1638in" svg:x="0.9465in" svg:y="0.0181in" svg:viewBox="0 0 97 417" svg:d="M97 413c0-1-1-2-2-3-43-33-72-116-72-184 0-12 0-24 0-35 0-68 29-151 72-184 1-1 2-2 2-3 0-3-2-4-5-4-1 0-1 0-2 0-46 35-90 119-90 191 0 11 0 23 0 35 0 72 44 156 90 191 1 0 1 0 2 0 3 0 5-1 5-4z"><text:p/></draw:path><draw:path draw:style-name="gr4" draw:text-style-name="P21" svg:width="0.139in" svg:height="0.113in" svg:x="1.0008in" svg:y="0.0283in" svg:viewBox="0 0 354 288" svg:d="M354 5c-1-1 0-5-5-5-14 0-29 1-43 1s-29-1-42-1c-4 0-8 0-8 8 0 5 4 5 8 5 24 1 28 10 28 19 0 2 0 8-2 9-15 62-31 124-46 187-32-73-63-147-94-220-2-7-4-8-13-8-19 0-37 0-57 0-8 0-12 0-12 8 0 5 4 5 12 5 2 0 29 0 29 4-19 75-37 150-56 225-5 17-12 31-46 32-3 0-7 0-7 9 0 2 1 5 5 5 13 0 29-2 42-2 14 0 30 2 43 2 2 0 8 0 8-9 0-5-3-5-8-5-25-1-28-10-28-19 0-2 0-5 2-9 18-75 37-148 55-222 2 2 2 4 5 8 34 83 69 165 104 247 2 7 5 9 8 9 5 0 5-2 6-10 21-78 40-156 60-234 4-16 11-30 45-31 2 0 7 0 7-8z"><text:p/></draw:path><draw:path draw:style-name="gr4" draw:text-style-name="P21" svg:width="0.0378in" svg:height="0.1638in" svg:x="1.1543in" svg:y="0.0181in" svg:viewBox="0 0 97 417" svg:d="M97 226c0-12 0-24 0-35 0-72-43-156-90-191-1 0-1 0-2 0-3 0-5 1-5 4 0 1 1 2 2 3 44 33 74 116 74 184 0 11 0 23 0 35 0 68-30 151-74 184-1 1-2 2-2 3 0 3 2 4 5 4 1 0 1 0 2 0 47-35 90-119 90-191z"><text:p/></draw:path><draw:path draw:style-name="gr4" draw:text-style-name="P21" svg:width="0.0063in" svg:height="0.1646in" svg:x="1.2752in" svg:y="0.0173in" svg:viewBox="0 0 17 419" svg:d="M17 411c0-134 0-268 0-403 0-4-4-8-9-8-3 0-8 4-8 8 0 135 0 269 0 403 0 5 5 8 8 8 5 0 9-3 9-8z"><text:p/></draw:path><draw:path draw:style-name="gr4" draw:text-style-name="P21" svg:width="0.0063in" svg:height="0.1646in" svg:x="1.3677in" svg:y="0.0173in" svg:viewBox="0 0 17 419" svg:d="M17 411c0-134 0-268 0-403 0-4-4-8-9-8-4 0-8 4-8 8 0 135 0 269 0 403 0 5 4 8 8 8 5 0 9-3 9-8z"><text:p/></draw:path><draw:path draw:style-name="gr4" draw:text-style-name="P21" svg:width="0.1134in" svg:height="0.1181in" svg:x="1.4in" svg:y="0.0232in" svg:viewBox="0 0 289 301" svg:d="M289 292c0-4-5-4-9-4-27 0-27-4-28-16-8-87-17-175-25-262-1-9-1-10-9-10-7 0-8 2-10 7-50 82-99 163-148 245-17 28-32 34-52 36-4 0-8 0-8 8 0 2 2 5 5 5 12 0 25-1 37-1 13 0 29 1 42 1 2 0 7 0 7-9 0-4-3-4-6-4-9-2-20-5-20-16 0-5 2-10 6-16 3-4 3-4 32-52 35 0 71 0 106 0 1 8 7 66 7 69 0 13-23 15-31 15-5 0-10 0-10 8 0 5 4 4 6 5 17 0 35-1 53-1 11 0 37 1 48 1 2 0 7 0 7-9zM208 191c-33 0-64 0-96 0 27-47 55-93 82-139 5 46 9 92 14 139z"><text:p/></draw:path><draw:path draw:style-name="gr4" draw:text-style-name="P21" svg:width="0.0063in" svg:height="0.1646in" svg:x="1.5382in" svg:y="0.0173in" svg:viewBox="0 0 17 419" svg:d="M17 411c0-134 0-268 0-403 0-4-4-8-9-8-4 0-8 4-8 8 0 135 0 269 0 403 0 5 4 8 8 8 5 0 9-3 9-8z"><text:p/></draw:path><draw:path draw:style-name="gr4" draw:text-style-name="P21" svg:width="0.1102in" svg:height="0.0382in" svg:x="1.6201in" svg:y="0.0807in" svg:viewBox="0 0 281 98" svg:d="M281 8c0-4-4-8-9-8-87 0-176 0-264 0-4 0-8 4-8 8 0 5 4 9 8 9 88 0 177 0 264 0 5 0 9-4 9-9zM281 90c0-5-4-9-9-9-87 0-176 0-264 0-4 0-8 4-8 9s4 8 8 8c88 0 177 0 264 0 5 0 9-3 9-8z"><text:p/></draw:path><draw:path draw:style-name="gr4" draw:text-style-name="P21" svg:width="0.0823in" svg:height="0.1142in" svg:x="1.7953in" svg:y="0.0268in" svg:viewBox="0 0 210 291" svg:d="M210 264c0-12 0-18-40-63-6-7-6-8-6-10s0-16 8-54c1-9 7-38 8-53 13 14 14 24 14 30 2 1 2 5 5 5s11-5 11-27c0-7 0-17-16-31-12-12-13-13-21-26-15-23-16-27-18-33-1-2-3-2-4-2-2 0-11 5-11 26 0 9 0 18 28 46-1 20-7 55-8 61-3 14-6 35-8 47-39-46-78-90-117-136-18-20-19-33-19-39 0-1-2-5-5-5s-11 5-11 26c0 9 0 15 20 40 10 13 5 6 26 31-14 19-34 56-34 92 0 11 1 21 13 42 9 16 12 25 12 34 0 5 0 15-30 17-3 0-7 0-7 4 0 5 4 5 11 5 8 0 17 0 25 0 19 0 42-5 42-25 0-16-11-29-19-38-17-22-19-27-19-41 0-13 1-50 15-79 41 45 81 92 121 138 17 20 18 33 18 39 0 1 2 5 5 5s11-5 11-26z"><text:p/></draw:path><draw:path draw:style-name="gr4" draw:text-style-name="P21" svg:width="0.0535in" svg:height="0.0787in" svg:x="1.8937in" svg:y="0.1043in" svg:viewBox="0 0 137 201" svg:d="M137 102c0-33-4-55-18-77-9-13-27-25-51-25-68 0-68 80-68 102 0 21 0 99 68 99 69 0 69-78 69-99zM110 98c0 22 0 43-4 61-6 28-26 34-38 34-13 0-31-7-37-32-5-17-5-41-5-63 0-21 0-44 5-60 6-24 25-30 37-30 16 0 32 10 36 27 5 17 6 37 6 63z"><text:p/></draw:path><draw:path draw:style-name="gr4" draw:text-style-name="P21" svg:width="0.0874in" svg:height="0.1024in" svg:x="2.0102in" svg:y="0.0421in" svg:viewBox="0 0 223 261" svg:d="M222 250c-35-81-69-162-102-244-4-8-15-8-17 0-35 82-68 163-102 244-5 10 11 16 14 6 32-76 64-151 96-227 32 76 63 151 95 227 5 10 21 4 16-6z"><text:p/></draw:path><draw:path draw:style-name="gr4" draw:text-style-name="P21" svg:width="0.0063in" svg:height="0.1646in" svg:x="2.1661in" svg:y="0.0173in" svg:viewBox="0 0 17 419" svg:d="M17 411c0-134 0-268 0-403 0-4-4-8-9-8-4 0-8 4-8 8 0 135 0 269 0 403 0 5 4 8 8 8 5 0 9-3 9-8z"><text:p/></draw:path><draw:path draw:style-name="gr4" draw:text-style-name="P21" svg:width="0.1134in" svg:height="0.1181in" svg:x="2.1984in" svg:y="0.0232in" svg:viewBox="0 0 289 301" svg:d="M289 292c0-4-3-4-9-4-27 0-27-4-28-16-8-87-17-175-25-262-1-9-1-10-9-10-6 0-8 2-10 7-50 82-98 163-147 245-17 28-33 34-51 36-6 0-10 0-10 8 0 2 2 5 6 5 11 0 24-1 36-1 14 0 29 1 42 1 2 0 8 0 8-9 0-4-3-4-7-4-9-2-19-5-19-16 0-5 2-10 6-16 2-4 2-4 31-52 35 0 71 0 106 0 1 8 7 66 7 69 0 13-22 15-30 15-6 0-11 0-11 8 0 5 4 4 6 5 18 0 36-1 53-1 11 0 37 1 48 1 2 0 7 0 7-9zM208 191c-33 0-64 0-96 0 27-47 55-93 82-139 5 46 9 92 14 139z"><text:p/></draw:path><draw:path draw:style-name="gr4" draw:text-style-name="P21" svg:width="0.0894in" svg:height="0.0831in" svg:x="2.3256in" svg:y="0in" svg:viewBox="0 0 228 212" svg:d="M228 4c0-2-1-4-4-4-2 0-3 0-6 4-7 7-14 15-21 22-3-3-19-26-55-26-72 0-142 64-142 129 0 48 37 83 90 83 16 0 44-2 74-29 24-19 30-45 30-46 0-5-3-5-4-5-4 0-5 2-5 5-13 40-54 64-90 64-31 0-66-16-66-62 0-8 2-55 36-92 20-23 51-36 79-36 35 0 55 24 55 57 0 9-1 10-1 12 0 4 4 4 5 4 5 0 5-1 6-6 6-25 13-49 19-74z"><text:p/></draw:path><draw:path draw:style-name="gr4" draw:text-style-name="P21" svg:width="0.0063in" svg:height="0.1646in" svg:x="2.4465in" svg:y="0.0173in" svg:viewBox="0 0 17 419" svg:d="M17 411c0-134 0-268 0-403 0-4-4-8-9-8-4 0-8 4-8 8 0 135 0 269 0 403 0 5 4 8 8 8 5 0 9-3 9-8z"><text:p/></draw:path><draw:path draw:style-name="gr4" draw:text-style-name="P21" svg:width="0.1102in" svg:height="0.0382in" svg:x="2.5283in" svg:y="0.0807in" svg:viewBox="0 0 281 98" svg:d="M281 8c0-4-4-8-9-8-87 0-176 0-264 0-4 0-8 4-8 8 0 5 4 9 8 9 88 0 177 0 264 0 5 0 9-4 9-9zM281 90c0-5-4-9-9-9-87 0-176 0-264 0-4 0-8 4-8 9s4 8 8 8c88 0 177 0 264 0 5 0 9-3 9-8z"><text:p/></draw:path><draw:path draw:style-name="gr4" draw:text-style-name="P21" svg:width="0.0823in" svg:height="0.1142in" svg:x="2.7035in" svg:y="0.0268in" svg:viewBox="0 0 210 291" svg:d="M210 264c0-12 0-18-40-63-6-7-6-8-6-10s2-16 8-54c2-9 7-38 9-53 12 14 13 24 13 30 2 1 2 5 5 5s11-5 11-27c0-7 0-17-16-31-12-12-13-13-21-26-15-23-16-27-18-33-1-2-3-2-4-2-2 0-11 5-11 26 0 9 0 18 28 46-1 20-7 55-8 61-3 14-6 35-8 47-39-46-78-90-117-136-18-20-19-33-19-39 0-1-2-5-5-5-1 0-11 5-11 26 0 9 0 15 20 40 10 13 5 6 26 31-14 19-34 56-34 92 0 11 1 21 13 42 9 16 12 25 12 34 0 5 0 15-30 17-3 0-7 0-7 4 0 5 4 5 11 5 8 0 17 0 25 0 19 0 42-5 42-25 0-16-11-29-19-38-17-22-19-27-19-41 0-13 2-50 15-79 41 45 81 92 121 138 17 20 18 33 18 39 0 1 2 5 5 5s11-5 11-26z"><text:p/></draw:path><draw:path draw:style-name="gr4" draw:text-style-name="P21" svg:width="0.0535in" svg:height="0.0787in" svg:x="2.8016in" svg:y="0.1043in" svg:viewBox="0 0 137 201" svg:d="M137 102c0-33-4-55-17-77-10-13-28-25-52-25-68 0-68 80-68 102 0 21 0 99 68 99 69 0 69-78 69-99zM110 98c0 22 0 43-4 61-5 28-26 34-38 34-13 0-31-7-37-32-5-17-5-41-5-63 0-21 0-44 5-60 6-24 25-30 37-30 16 0 32 10 36 27 5 17 6 37 6 63z"><text:p/></draw:path><draw:path draw:style-name="gr4" draw:text-style-name="P21" svg:width="0.0579in" svg:height="0.1646in" svg:x="2.8827in" svg:y="0.0173in" svg:viewBox="0 0 148 419" svg:d="M148 210c0-3-3-5-5-5-33 0-55-23-55-48 0-35 0-70 0-104 0-31-39-53-83-53-3 0-5 2-5 5 0 2 2 5 5 5 32 0 55 20 55 43 0 34 0 69 0 104 0 25 20 44 48 53-28 8-48 27-48 52 0 35 0 70 0 105 0 22-23 43-55 43-3 0-5 2-5 5s2 4 5 4c44 0 83-21 83-52 0-35 0-70 0-105 0-25 22-48 55-48 2 0 5-2 5-4z"><text:p/></draw:path></draw:g></draw:g>, נוכיח כי <draw:g text:anchor-type="as-char" svg:y="-0.1236in" draw:z-index="57" draw:name="Shape58" draw:style-name="gr1"><svg:title>TexMaths</svg:title><svg:desc>12§display§\lvert M \rvert = \aleph§svg§600§FALSE§</svg:desc><draw:g draw:style-name="gr2"><draw:path draw:style-name="gr3" draw:text-style-name="P20" svg:width="0.5657in" svg:height="0.1476in" svg:x="-0.0004in" svg:y="0.0087in" svg:viewBox="0 0 1438 376" svg:d="M0 0c479 0 959 0 1438 0 0 125 0 251 0 376-479 0-959 0-1438 0 0-125 0-251 0-376z"><text:p/></draw:path><draw:path draw:style-name="gr4" draw:text-style-name="P21" svg:width="0.0063in" svg:height="0.165in" svg:x="0.011in" svg:y="0in" svg:viewBox="0 0 17 420" svg:d="M17 411c0-135 0-268 0-403 0-4-4-8-9-8-4 0-8 4-8 8 0 135 0 268 0 403 0 5 4 9 8 9 5 0 9-4 9-9z"><text:p/></draw:path><draw:path draw:style-name="gr4" draw:text-style-name="P21" svg:width="0.1661in" svg:height="0.1126in" svg:x="0.0441in" svg:y="0.011in" svg:viewBox="0 0 423 287" svg:d="M423 5c0-5-4-5-11-5-20 0-38 0-56 0-12 0-12 0-16 8-52 80-102 160-154 240-11-80-23-159-34-238-1-10-2-10-13-10-19 0-38 0-57 0-8 0-12 0-12 8 0 5 3 5 12 5 4 0 13 1 18 1 7 2 9 3 9 8 0 1-1 2-2 7-18 71-35 142-53 213-5 16-12 31-46 32-2 0-8 0-8 7 0 4 4 6 6 6 14 0 29-2 42-2 14 0 30 2 44 2 2 0 8 0 8-9 0-4-5-4-8-4-24-1-28-10-28-19 0-3 0-5 1-10 19-76 38-152 57-228 12 86 24 173 36 259 2 6 3 11 8 11 4 0 7-5 8-8 56-88 113-177 170-265h2c-21 80-41 160-60 240-5 16-6 20-39 20-7 0-12 0-12 7 0 6 5 6 6 6 17 0 35-1 53-2 17 0 35 2 52 2 3 0 8 0 8-9 0-4-4-4-12-4-16 0-28 0-28-8 0-2 0-3 3-10 18-74 37-149 56-224 4-14 5-19 36-19 10 0 14 0 14-8z"><text:p/></draw:path><draw:path draw:style-name="gr4" draw:text-style-name="P21" svg:width="0.0063in" svg:height="0.165in" svg:x="0.235in" svg:y="0in" svg:viewBox="0 0 17 420" svg:d="M17 411c0-135 0-268 0-403 0-4-4-8-9-8-4 0-8 4-8 8 0 135 0 268 0 403 0 5 4 9 8 9 5 0 9-4 9-9z"><text:p/></draw:path><draw:path draw:style-name="gr4" draw:text-style-name="P21" svg:width="0.1102in" svg:height="0.0386in" svg:x="0.3161in" svg:y="0.0634in" svg:viewBox="0 0 281 99" svg:d="M281 8c0-4-4-8-9-8-87 0-176 0-264 0-4 0-8 4-8 8 0 5 4 9 8 9 88 0 177 0 264 0 5 0 9-4 9-9zM281 90c0-5-4-8-9-8-87 0-176 0-264 0-4 0-8 3-8 8s4 9 8 9c88 0 177 0 264 0 5 0 9-4 9-9z"><text:p/></draw:path><draw:path draw:style-name="gr4" draw:text-style-name="P21" svg:width="0.0823in" svg:height="0.1142in" svg:x="0.4913in" svg:y="0.0094in" svg:viewBox="0 0 210 291" svg:d="M210 263c0-12 0-18-40-61-6-7-6-8-6-11 0-1 0-16 8-54 1-8 7-37 8-53 13 16 14 24 14 30 2 3 2 5 5 5s11-5 11-26c0-8 0-17-16-32-12-12-13-12-21-26-15-23-16-27-18-33-1-1-3-2-4-2-2 0-11 5-11 26 0 9 0 18 28 46-1 21-7 55-8 61-3 15-6 35-8 47-39-45-78-91-117-136-18-20-19-33-19-39 0-1-2-5-5-5s-11 5-11 26c0 9 0 16 20 41 10 12 5 5 26 30-14 20-34 57-34 93 0 11 1 20 13 41 9 15 12 25 12 33 0 5 0 16-30 17-3 0-7 1-7 5 0 5 4 5 11 5 8 0 17 0 25 0 19 0 42-5 42-27 0-14-11-27-19-37-17-20-19-25-19-39s1-51 15-80c41 46 81 92 121 137 17 21 18 34 18 40 0 1 2 5 5 5s11-5 11-27z"><text:p/></draw:path></draw:g></draw:g><text:s/>בעזרת הרחבה של ההוכחה בסעיף א’. <text:span text:style-name="T16">נגדיר מחדש את </text:span><text:span text:style-name="T16"><draw:g text:anchor-type="as-char" svg:y="-0.1165in" draw:z-index="58" draw:name="Shape59" draw:style-name="gr1"><svg:title>TexMaths</svg:title><svg:desc>12§display§f§svg§600§FALSE§</svg:desc><draw:g draw:style-name="gr2"><draw:path draw:style-name="gr3" draw:text-style-name="P20" svg:width="0.0736in" svg:height="0.1335in" svg:x="-0.0004in" svg:y="0.0083in" svg:viewBox="0 0 188 340" svg:d="M0 0c63 0 125 0 188 0 0 113 0 227 0 340-63 0-125 0-188 0 0-113 0-227 0-340z"><text:p/></draw:path><draw:path draw:style-name="gr4" draw:text-style-name="P21" svg:width="0.0815in" svg:height="0.1504in" svg:x="0in" svg:y="0in" svg:viewBox="0 0 208 383" svg:d="M208 29c0-19-19-29-36-29-14 0-41 7-54 49-1 9-2 14-12 67-10 0-19 0-29 0-8 0-13 0-13 8 0 5 3 5 12 5 8 0 18 0 28 0-11 55-22 110-32 165-8 41-15 80-37 80-1 0-12 0-21-8 21-1 25-16 25-22 0-10-9-15-16-15-11 0-23 9-23 25 0 20 18 29 35 29 23 0 40-25 48-41 13-26 23-78 23-80 8-45 16-88 24-133 12 0 24 0 36 0 9 0 13 0 13-8 0-5-4-5-12-5-10 0-23 0-35 0 5-24 5-24 10-48 1-9 7-39 10-44 3-8 11-14 20-14 1 0 12 0 21 7-20 1-23 17-23 23 0 9 7 14 15 14 11 0 23-8 23-25z"><text:p/></draw:path></draw:g></draw:g></text:span><text:span text:style-name="T16"><text:s/>כך שלפני הכנסת הערך 0 בכל מקום זוגי, הפונקציה ממשיכה את הסדרה עד אין־סוף בעזרת ערכי 1. כך שכל סדרה אופיינית לקבוצה, סופית או לא, מובילה לקבוצה אין־סופית כך שאיננה מכילה כלל מספרים זוגיים אך מכילה כל מספר הגדול מכמות האיברים בקבוצה המקורית. נראה כי התמונה של הפונקציה </text:span><text:span text:style-name="T16"><draw:g text:anchor-type="as-char" svg:y="-0.1165in" draw:z-index="59" draw:name="Shape60" draw:style-name="gr1"><svg:title>TexMaths</svg:title><svg:desc>12§display§f§svg§600§FALSE§</svg:desc><draw:g draw:style-name="gr2"><draw:path draw:style-name="gr3" draw:text-style-name="P20" svg:width="0.0736in" svg:height="0.1335in" svg:x="-0.0004in" svg:y="0.0083in" svg:viewBox="0 0 188 340" svg:d="M0 0c63 0 125 0 188 0 0 113 0 227 0 340-63 0-125 0-188 0 0-113 0-227 0-340z"><text:p/></draw:path><draw:path draw:style-name="gr4" draw:text-style-name="P21" svg:width="0.0815in" svg:height="0.1504in" svg:x="0in" svg:y="0in" svg:viewBox="0 0 208 383" svg:d="M208 29c0-19-19-29-36-29-14 0-41 7-54 49-1 9-2 14-12 67-10 0-19 0-29 0-8 0-13 0-13 8 0 5 3 5 12 5 8 0 18 0 28 0-11 55-22 110-32 165-8 41-15 80-37 80-1 0-12 0-21-8 21-1 25-16 25-22 0-10-9-15-16-15-11 0-23 9-23 25 0 20 18 29 35 29 23 0 40-25 48-41 13-26 23-78 23-80 8-45 16-88 24-133 12 0 24 0 36 0 9 0 13 0 13-8 0-5-4-5-12-5-10 0-23 0-35 0 5-24 5-24 10-48 1-9 7-39 10-44 3-8 11-14 20-14 1 0 12 0 21 7-20 1-23 17-23 23 0 9 7 14 15 14 11 0 23-8 23-25z"><text:p/></draw:path></draw:g></draw:g></text:span><text:span text:style-name="T16"><text:s/>היא קבוצה שעומדת בתנאים של </text:span><text:span text:style-name="T16"><draw:g text:anchor-type="as-char" svg:y="-0.1126in" draw:z-index="60" draw:name="Shape61" draw:style-name="gr1"><svg:title>TexMaths</svg:title><svg:desc>12§display§M§svg§600§FALSE§</svg:desc><draw:g draw:style-name="gr2"><draw:path draw:style-name="gr3" draw:text-style-name="P20" svg:width="0.1551in" svg:height="0.0949in" svg:x="0.0008in" svg:y="0.0087in" svg:viewBox="0 0 395 242" svg:d="M0 0c132 0 263 0 395 0 0 80 0 162 0 242-132 0-263 0-395 0 0-80 0-162 0-242z"><text:p/></draw:path><draw:path draw:style-name="gr4" draw:text-style-name="P21" svg:width="0.1654in" svg:height="0.1122in" svg:x="-0.0004in" svg:y="0in" svg:viewBox="0 0 421 286" svg:d="M421 5c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8 0 35-2 52-2 18 0 36 2 53 2 2 0 8 0 8-9 0-5-3-5-12-5-15 0-27 0-27-7 0-2 0-2 2-11 19-74 38-147 56-222 4-15 4-19 36-19 10 0 14 0 14-8z"><text:p/></draw:path></draw:g></draw:g></text:span><text:span text:style-name="T16">, והיא עדיין חד־חד ערכית כמקודם, לכן </text:span><text:span text:style-name="T16"><draw:g text:anchor-type="as-char" svg:y="-0.1236in" draw:z-index="61" draw:name="Shape62" draw:style-name="gr1"><svg:title>TexMaths</svg:title><svg:desc>12§display§\aleph \le \lvert M \rvert§svg§600§FALSE§</svg:desc><draw:g draw:style-name="gr2"><draw:path draw:style-name="gr3" draw:text-style-name="P20" svg:width="0.5551in" svg:height="0.1476in" svg:x="-0.0004in" svg:y="0.0087in" svg:viewBox="0 0 1411 376" svg:d="M0 0c470 0 941 0 1411 0 0 125 0 251 0 376-470 0-941 0-1411 0 0-125 0-251 0-376z"><text:p/></draw:path><draw:path draw:style-name="gr4" draw:text-style-name="P21" svg:width="0.0823in" svg:height="0.1142in" svg:x="0.0004in" svg:y="0.0094in" svg:viewBox="0 0 210 291" svg:d="M210 263c0-12 0-18-40-61-6-7-6-8-6-11 0-1 0-16 8-54 1-8 7-37 8-53 13 16 14 24 14 30 0 3 2 5 4 5s12-5 12-26c0-8 0-17-16-32-13-12-13-12-22-26-15-23-16-27-17-33-1-1-3-2-5-2-1 0-11 5-11 26 0 9 0 18 29 46-1 21-8 55-10 61-2 15-4 35-7 47-39-45-78-91-117-136-18-20-18-33-20-39 0-1 0-5-3-5s-11 5-11 26c0 9 0 16 19 41 10 12 5 5 27 30-14 20-35 57-35 93 0 11 2 20 13 41 8 15 12 25 12 33 0 5 0 16-30 17-4 0-6 1-6 5 0 5 2 5 10 5s18 0 26 0c19 0 41-5 41-27 0-14-10-27-18-37-18-20-19-25-19-39s1-51 15-80c40 46 81 92 120 137 18 21 19 34 19 40 0 1 0 5 4 5 2 0 12-5 12-27z"><text:p/></draw:path><draw:path draw:style-name="gr4" draw:text-style-name="P21" svg:width="0.1035in" svg:height="0.1236in" svg:x="0.1512in" svg:y="0.0193in" svg:viewBox="0 0 264 315" svg:d="M259 233c-77-36-155-72-231-108 76-36 154-72 231-108 10-5 3-21-7-16-82 38-164 77-246 115-6 3-6 14 0 17 82 39 164 77 246 116 10 4 17-11 7-16zM264 306c0-5-4-8-8-8-83 0-165 0-248 0-4 0-8 3-8 8s4 9 8 9c83 0 165 0 248 0 4 0 8-4 8-9z"><text:p/></draw:path><draw:path draw:style-name="gr4" draw:text-style-name="P21" svg:width="0.0063in" svg:height="0.165in" svg:x="0.3331in" svg:y="0in" svg:viewBox="0 0 17 420" svg:d="M17 411c0-135 0-268 0-403 0-4-4-8-9-8-4 0-8 4-8 8 0 135 0 268 0 403 0 5 4 9 8 9 5 0 9-4 9-9z"><text:p/></draw:path><draw:path draw:style-name="gr4" draw:text-style-name="P21" svg:width="0.1657in" svg:height="0.1126in" svg:x="0.3661in" svg:y="0.011in" svg:viewBox="0 0 422 287" svg:d="M422 5c0-5-3-5-11-5-19 0-38 0-56 0-11 0-11 0-15 8-52 80-102 160-154 240-11-80-23-159-34-238-1-10-2-10-13-10-19 0-38 0-57 0-8 0-12 0-12 8 0 5 3 5 12 5 4 0 13 1 18 1 7 2 9 3 9 8 0 1-1 2-2 7-18 71-35 142-53 213-5 16-12 31-46 32-2 0-8 0-8 7 0 4 2 6 6 6 14 0 29-2 42-2 14 0 30 2 44 2 2 0 8 0 8-9 0-4-5-4-8-4-24-1-28-10-28-19 0-3 0-5 1-10 19-76 38-152 57-228 12 86 24 173 36 259 2 6 3 11 8 11 4 0 7-5 8-8 56-88 113-177 170-265h2c-21 80-41 160-62 240-3 16-4 20-37 20-7 0-12 0-12 7 0 6 5 6 6 6 17 0 34-1 52-2 18 0 36 2 53 2 3 0 8 0 8-9 0-4-4-4-12-4-16 0-28 0-28-8 0-2 0-3 3-10 18-74 37-149 56-224 4-14 5-19 36-19 10 0 13 0 13-8z"><text:p/></draw:path><draw:path draw:style-name="gr4" draw:text-style-name="P21" svg:width="0.0063in" svg:height="0.165in" svg:x="0.5567in" svg:y="0in" svg:viewBox="0 0 17 420" svg:d="M17 411c0-135 0-268 0-403 0-4-4-8-9-8-4 0-8 4-8 8 0 135 0 268 0 403 0 5 4 9 8 9 5 0 9-4 9-9z"><text:p/></draw:path></draw:g></draw:g></text:span><text:span text:style-name="T16">. </text:span><text:span text:style-name="T17">הקבוצה </text:span><text:span text:style-name="T17"><draw:g text:anchor-type="as-char" svg:y="-0.1126in" draw:z-index="62" draw:name="Shape63" draw:style-name="gr1"><svg:title>TexMaths</svg:title><svg:desc>12§display§M§svg§600§FALSE§</svg:desc><draw:g draw:style-name="gr2"><draw:path draw:style-name="gr3" draw:text-style-name="P20" svg:width="0.1551in" svg:height="0.0949in" svg:x="0.0008in" svg:y="0.0087in" svg:viewBox="0 0 395 242" svg:d="M0 0c132 0 263 0 395 0 0 80 0 162 0 242-132 0-263 0-395 0 0-80 0-162 0-242z"><text:p/></draw:path><draw:path draw:style-name="gr4" draw:text-style-name="P21" svg:width="0.1654in" svg:height="0.1122in" svg:x="-0.0004in" svg:y="0in" svg:viewBox="0 0 421 286" svg:d="M421 5c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8 0 35-2 52-2 18 0 36 2 53 2 2 0 8 0 8-9 0-5-3-5-12-5-15 0-27 0-27-7 0-2 0-2 2-11 19-74 38-147 56-222 4-15 4-19 36-19 10 0 14 0 14-8z"><text:p/></draw:path></draw:g></draw:g></text:span><text:span text:style-name="T17"><text:s/>היא קבוצה אין־סופית וחלקית לקבוצה </text:span><text:span text:style-name="T17"><draw:g text:anchor-type="as-char" svg:y="-0.1398in" draw:z-index="63" draw:name="Shape64" draw:style-name="gr1"><svg:title>TexMaths</svg:title><svg:desc>12§display§2^N§svg§600§FALSE§</svg:desc><draw:g draw:style-name="gr2"><draw:path draw:style-name="gr3" draw:text-style-name="P20" svg:width="0.176in" svg:height="0.122in" svg:x="-0.0004in" svg:y="0.0079in" svg:viewBox="0 0 448 311" svg:d="M0 0c150 0 298 0 448 0 0 104 0 207 0 311-150 0-298 0-448 0 0-104 0-207 0-311z"><text:p/></draw:path><draw:path draw:style-name="gr4" draw:text-style-name="P21" svg:width="0.0654in" svg:height="0.1098in" svg:x="-0.0004in" svg:y="0.0283in" svg:viewBox="0 0 167 280" svg:d="M167 207c-4 0-8 0-10 0-2 12-6 31-10 37-2 4-31 4-39 4-25 0-50 0-76 0 15-15 30-29 45-43 64-58 90-80 90-123 0-48-38-82-89-82-48 0-78 40-78 77 0 24 20 24 22 24 7 0 21-6 21-23 0-11-7-21-21-21-4 0-5 0-6 0 9-28 32-44 57-44 37 0 56 35 56 69 0 35-21 67-44 94-27 29-54 59-81 89-4 5-4 6-4 15 52 0 103 0 156 0 3-24 7-48 11-73z"><text:p/></draw:path><draw:path draw:style-name="gr4" draw:text-style-name="P21" svg:width="0.1024in" svg:height="0.0787in" svg:x="0.0815in" svg:y="0in" svg:viewBox="0 0 261 201" svg:d="M261 4c0-2-1-4-5-4-9 0-19 1-28 1-8 0-24-1-31-1-2 0-6 0-6 6 0 5 3 5 6 5 14 0 19 5 19 12 0 2 0 3-2 7-10 42-21 86-32 129-25-52-50-102-74-154-3-5-4-5-10-5-14 0-27 0-40 0-6 0-10 0-10 6 0 5 4 5 10 5s13 0 19 1c-13 52-27 105-40 158-2 11-7 19-31 20-1 0-6 0-6 6 0 4 2 5 5 5 9 0 20-1 30-1 7 0 25 1 32 1 2 0 5-2 5-6 0-5-4-5-6-5-19-1-19-8-19-12 0 0 0-2 1-7 13-51 25-101 38-151 28 59 57 118 85 176 3 4 4 5 8 5s4-1 6-6c13-54 26-108 40-163 4-12 7-21 30-21 1 0 6 0 6-7z"><text:p/></draw:path></draw:g></draw:g></text:span><text:span text:style-name="T17">, לכן גם </text:span><text:span text:style-name="T17"><draw:g text:anchor-type="as-char" svg:y="-0.1236in" draw:z-index="64" draw:name="Shape65" draw:style-name="gr1"><svg:title>TexMaths</svg:title><svg:desc>12§display§\aleph \ge \lvert M \rvert§svg§600§FALSE§</svg:desc><draw:g draw:style-name="gr2"><draw:path draw:style-name="gr3" draw:text-style-name="P20" svg:width="0.5551in" svg:height="0.1476in" svg:x="-0.0004in" svg:y="0.0087in" svg:viewBox="0 0 1411 376" svg:d="M0 0c470 0 941 0 1411 0 0 125 0 251 0 376-470 0-941 0-1411 0 0-125 0-251 0-376z"><text:p/></draw:path><draw:path draw:style-name="gr4" draw:text-style-name="P21" svg:width="0.0823in" svg:height="0.1142in" svg:x="0.0004in" svg:y="0.0094in" svg:viewBox="0 0 210 291" svg:d="M210 263c0-12 0-18-40-61-6-7-6-8-6-11 0-1 0-16 8-54 1-8 7-37 8-53 13 16 14 24 14 30 0 3 2 5 4 5s12-5 12-26c0-8 0-17-16-32-13-12-13-12-22-26-15-23-16-27-17-33-1-1-3-2-5-2-1 0-11 5-11 26 0 9 0 18 29 46-1 21-8 55-10 61-2 15-4 35-7 47-39-45-78-91-117-136-18-20-18-33-20-39 0-1 0-5-3-5s-11 5-11 26c0 9 0 16 19 41 10 12 5 5 27 30-14 20-35 57-35 93 0 11 2 20 13 41 8 15 12 25 12 33 0 5 0 16-30 17-4 0-6 1-6 5 0 5 2 5 10 5s18 0 26 0c19 0 41-5 41-27 0-14-10-27-18-37-18-20-19-25-19-39s1-51 15-80c40 46 81 92 120 137 18 21 19 34 19 40 0 1 0 5 4 5 2 0 12-5 12-27z"><text:p/></draw:path><draw:path draw:style-name="gr4" draw:text-style-name="P21" svg:width="0.1035in" svg:height="0.1236in" svg:x="0.1508in" svg:y="0.0193in" svg:viewBox="0 0 264 315" svg:d="M257 133c7-3 7-14 0-17-81-38-163-77-244-115-11-5-18 11-8 16 77 36 154 72 231 108-77 36-154 72-231 108-10 5-3 20 8 16 81-39 163-77 244-116zM264 306c0-5-3-8-8-8-82 0-164 0-247 0-5 0-8 3-8 8s3 9 8 9c83 0 165 0 247 0 5 0 8-4 8-9z"><text:p/></draw:path><draw:path draw:style-name="gr4" draw:text-style-name="P21" svg:width="0.0063in" svg:height="0.165in" svg:x="0.3331in" svg:y="0in" svg:viewBox="0 0 17 420" svg:d="M17 411c0-135 0-268 0-403 0-4-4-8-9-8-4 0-8 4-8 8 0 135 0 268 0 403 0 5 4 9 8 9 5 0 9-4 9-9z"><text:p/></draw:path><draw:path draw:style-name="gr4" draw:text-style-name="P21" svg:width="0.1657in" svg:height="0.1126in" svg:x="0.3661in" svg:y="0.011in" svg:viewBox="0 0 422 287" svg:d="M422 5c0-5-3-5-11-5-19 0-38 0-56 0-11 0-11 0-15 8-52 80-102 160-154 240-11-80-23-159-34-238-1-10-2-10-13-10-19 0-38 0-57 0-8 0-12 0-12 8 0 5 3 5 12 5 4 0 13 1 18 1 7 2 9 3 9 8 0 1-1 2-2 7-18 71-35 142-53 213-5 16-12 31-46 32-2 0-8 0-8 7 0 4 2 6 6 6 14 0 29-2 42-2 14 0 30 2 44 2 2 0 8 0 8-9 0-4-5-4-8-4-24-1-28-10-28-19 0-3 0-5 1-10 19-76 38-152 57-228 12 86 24 173 36 259 2 6 3 11 8 11 4 0 7-5 8-8 56-88 113-177 170-265h2c-21 80-41 160-62 240-3 16-4 20-37 20-7 0-12 0-12 7 0 6 5 6 6 6 17 0 34-1 52-2 18 0 36 2 53 2 3 0 8 0 8-9 0-4-4-4-12-4-16 0-28 0-28-8 0-2 0-3 3-10 18-74 37-149 56-224 4-14 5-19 36-19 10 0 13 0 13-8z"><text:p/></draw:path><draw:path draw:style-name="gr4" draw:text-style-name="P21" svg:width="0.0063in" svg:height="0.165in" svg:x="0.5567in" svg:y="0in" svg:viewBox="0 0 17 420" svg:d="M17 411c0-135 0-268 0-403 0-4-4-8-9-8-4 0-8 4-8 8 0 135 0 268 0 403 0 5 4 9 8 9 5 0 9-4 9-9z"><text:p/></draw:path></draw:g></draw:g></text:span><text:span text:style-name="T17">, ובסך הכול </text:span><text:span text:style-name="T17"><draw:g text:anchor-type="as-char" svg:y="-0.1236in" draw:z-index="65" draw:name="Shape66" draw:style-name="gr1"><svg:title>TexMaths</svg:title><svg:desc>12§display§\lvert M \rvert = \aleph§svg§600§FALSE§</svg:desc><draw:g draw:style-name="gr2"><draw:path draw:style-name="gr3" draw:text-style-name="P20" svg:width="0.5657in" svg:height="0.1476in" svg:x="-0.0004in" svg:y="0.0087in" svg:viewBox="0 0 1438 376" svg:d="M0 0c479 0 959 0 1438 0 0 125 0 251 0 376-479 0-959 0-1438 0 0-125 0-251 0-376z"><text:p/></draw:path><draw:path draw:style-name="gr4" draw:text-style-name="P21" svg:width="0.0063in" svg:height="0.165in" svg:x="0.011in" svg:y="0in" svg:viewBox="0 0 17 420" svg:d="M17 411c0-135 0-268 0-403 0-4-4-8-9-8-4 0-8 4-8 8 0 135 0 268 0 403 0 5 4 9 8 9 5 0 9-4 9-9z"><text:p/></draw:path><draw:path draw:style-name="gr4" draw:text-style-name="P21" svg:width="0.1661in" svg:height="0.1126in" svg:x="0.0441in" svg:y="0.011in" svg:viewBox="0 0 423 287" svg:d="M423 5c0-5-4-5-11-5-20 0-38 0-56 0-12 0-12 0-16 8-52 80-102 160-154 240-11-80-23-159-34-238-1-10-2-10-13-10-19 0-38 0-57 0-8 0-12 0-12 8 0 5 3 5 12 5 4 0 13 1 18 1 7 2 9 3 9 8 0 1-1 2-2 7-18 71-35 142-53 213-5 16-12 31-46 32-2 0-8 0-8 7 0 4 4 6 6 6 14 0 29-2 42-2 14 0 30 2 44 2 2 0 8 0 8-9 0-4-5-4-8-4-24-1-28-10-28-19 0-3 0-5 1-10 19-76 38-152 57-228 12 86 24 173 36 259 2 6 3 11 8 11 4 0 7-5 8-8 56-88 113-177 170-265h2c-21 80-41 160-60 240-5 16-6 20-39 20-7 0-12 0-12 7 0 6 5 6 6 6 17 0 35-1 53-2 17 0 35 2 52 2 3 0 8 0 8-9 0-4-4-4-12-4-16 0-28 0-28-8 0-2 0-3 3-10 18-74 37-149 56-224 4-14 5-19 36-19 10 0 14 0 14-8z"><text:p/></draw:path><draw:path draw:style-name="gr4" draw:text-style-name="P21" svg:width="0.0063in" svg:height="0.165in" svg:x="0.235in" svg:y="0in" svg:viewBox="0 0 17 420" svg:d="M17 411c0-135 0-268 0-403 0-4-4-8-9-8-4 0-8 4-8 8 0 135 0 268 0 403 0 5 4 9 8 9 5 0 9-4 9-9z"><text:p/></draw:path><draw:path draw:style-name="gr4" draw:text-style-name="P21" svg:width="0.1102in" svg:height="0.0386in" svg:x="0.3161in" svg:y="0.0634in" svg:viewBox="0 0 281 99" svg:d="M281 8c0-4-4-8-9-8-87 0-176 0-264 0-4 0-8 4-8 8 0 5 4 9 8 9 88 0 177 0 264 0 5 0 9-4 9-9zM281 90c0-5-4-8-9-8-87 0-176 0-264 0-4 0-8 3-8 8s4 9 8 9c88 0 177 0 264 0 5 0 9-4 9-9z"><text:p/></draw:path><draw:path draw:style-name="gr4" draw:text-style-name="P21" svg:width="0.0823in" svg:height="0.1142in" svg:x="0.4913in" svg:y="0.0094in" svg:viewBox="0 0 210 291" svg:d="M210 263c0-12 0-18-40-61-6-7-6-8-6-11 0-1 0-16 8-54 1-8 7-37 8-53 13 16 14 24 14 30 2 3 2 5 5 5s11-5 11-26c0-8 0-17-16-32-12-12-13-12-21-26-15-23-16-27-18-33-1-1-3-2-4-2-2 0-11 5-11 26 0 9 0 18 28 46-1 21-7 55-8 61-3 15-6 35-8 47-39-45-78-91-117-136-18-20-19-33-19-39 0-1-2-5-5-5s-11 5-11 26c0 9 0 16 20 41 10 12 5 5 26 30-14 20-34 57-34 93 0 11 1 20 13 41 9 15 12 25 12 33 0 5 0 16-30 17-3 0-7 1-7 5 0 5 4 5 11 5 8 0 17 0 25 0 19 0 42-5 42-27 0-14-11-27-19-37-17-20-19-25-19-39s1-51 15-80c41 46 81 92 121 137 17 21 18 34 18 40 0 1 2 5 5 5s11-5 11-27z"><text:p/></draw:path></draw:g></draw:g></text:span><text:span text:style-name="T17">. הראינו כי עוצמת </text:span><text:span text:style-name="T17"><draw:g text:anchor-type="as-char" svg:y="-0.1126in" draw:z-index="66" draw:name="Shape67" draw:style-name="gr1"><svg:title>TexMaths</svg:title><svg:desc>12§display§M§svg§600§FALSE§</svg:desc><draw:g draw:style-name="gr2"><draw:path draw:style-name="gr3" draw:text-style-name="P20" svg:width="0.1551in" svg:height="0.0949in" svg:x="0.0008in" svg:y="0.0087in" svg:viewBox="0 0 395 242" svg:d="M0 0c132 0 263 0 395 0 0 80 0 162 0 242-132 0-263 0-395 0 0-80 0-162 0-242z"><text:p/></draw:path><draw:path draw:style-name="gr4" draw:text-style-name="P21" svg:width="0.1654in" svg:height="0.1122in" svg:x="-0.0004in" svg:y="0in" svg:viewBox="0 0 421 286" svg:d="M421 5c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8 0 35-2 52-2 18 0 36 2 53 2 2 0 8 0 8-9 0-5-3-5-12-5-15 0-27 0-27-7 0-2 0-2 2-11 19-74 38-147 56-222 4-15 4-19 36-19 10 0 14 0 14-8z"><text:p/></draw:path></draw:g></draw:g></text:span><text:span text:style-name="T17"><text:s/>היא עוצמת הרצף ולכן </text:span><text:span text:style-name="T17"><draw:g text:anchor-type="as-char" svg:y="-0.1244in" draw:z-index="67" draw:name="Shape68" draw:style-name="gr1"><svg:title>TexMaths</svg:title><svg:desc>12§display§\lvert M \rvert \ne \aleph_0§svg§600§FALSE§</svg:desc><draw:g draw:style-name="gr2"><draw:path draw:style-name="gr3" draw:text-style-name="P20" svg:width="0.6346in" svg:height="0.15in" svg:x="-0.0004in" svg:y="0.0083in" svg:viewBox="0 0 1613 382" svg:d="M807 382c-270 0-538 0-807 0 0-128 0-255 0-382 537 0 1076 0 1613 0 0 127 0 254 0 382-268 0-537 0-806 0z"><text:p/></draw:path><draw:path draw:style-name="gr4" draw:text-style-name="P21" svg:width="0.0063in" svg:height="0.165in" svg:x="0.011in" svg:y="0in" svg:viewBox="0 0 17 420" svg:d="M17 412c0-135 0-269 0-404 0-4-4-8-9-8-4 0-8 4-8 8 0 135 0 269 0 404 0 4 4 8 8 8 5 0 9-4 9-8z"><text:p/></draw:path><draw:path draw:style-name="gr4" draw:text-style-name="P21" svg:width="0.1657in" svg:height="0.1122in" svg:x="0.0445in" svg:y="0.011in" svg:viewBox="0 0 422 286" svg:d="M422 5c0-5-5-5-12-5-19 0-37 0-55 0-11 0-12 0-17 7-51 79-102 160-153 239-11-78-23-157-34-236-1-10-1-10-12-10-19 0-39 0-59 0-7 0-12 0-12 7 0 6 4 6 12 6 6 0 14 0 18 0 8 1 10 3 10 7 0 2 0 3-2 9-18 71-35 141-53 212-5 17-12 30-46 31-2 0-7 2-7 9 0 3 2 5 6 5 13 0 28-2 42-2s29 2 43 2c3 0 7 0 7-9 0-5-4-5-7-5-24 0-29-8-29-18 0-3 0-4 2-9 19-76 38-153 57-228 12 86 25 173 37 259 0 5 2 10 6 10 5 0 8-5 10-8 56-87 113-176 170-265-20 81-41 161-60 240-5 17-6 19-38 19-7 0-12 0-12 9 0 5 5 5 6 5 18 0 35 0 53-2 16 0 34 2 52 2 3 0 8 0 8-9 0-5-4-5-12-5-16 0-27 0-27-7 0-1 0-2 1-9 18-75 38-149 57-224 3-15 5-19 36-19 9 0 14 0 14-8z"><text:p/></draw:path><draw:path draw:style-name="gr4" draw:text-style-name="P21" svg:width="0.0063in" svg:height="0.165in" svg:x="0.2346in" svg:y="0in" svg:viewBox="0 0 17 420" svg:d="M17 412c0-135 0-269 0-404 0-4-4-8-9-8-4 0-8 4-8 8 0 135 0 269 0 404 0 4 4 8 8 8 5 0 9-4 9-8z"><text:p/></draw:path><draw:path draw:style-name="gr4" draw:text-style-name="P21" svg:width="0.1102in" svg:height="0.1583in" svg:x="0.3165in" svg:y="0.0031in" svg:viewBox="0 0 281 403" svg:d="M281 242c0-4-4-8-9-8-44 0-90 0-134 0 7-20 16-42 23-64 37 0 74 0 111 0 5 0 9-4 9-8 0-5-4-8-9-8-35 0-69 0-104 0 17-48 34-95 50-142 2-1 2-2 2-4 0-4-4-8-9-8-3 0-7 2-8 6-18 49-35 98-53 148-47 0-95 0-142 0-4 0-8 3-8 8 0 4 4 8 8 8 46 0 90 0 136 0-8 22-16 44-24 64-37 0-74 0-112 0-4 0-8 5-8 8 0 5 4 9 8 9 35 0 71 0 106 0-17 47-35 93-52 140-1 1-1 3-1 4 0 5 4 8 10 8 2 0 6-2 7-6 18-48 36-97 54-146 47 0 94 0 140 0 5 0 9-5 9-9z"><text:p/></draw:path><draw:path draw:style-name="gr4" draw:text-style-name="P21" svg:width="0.0823in" svg:height="0.1138in" svg:x="0.4913in" svg:y="0.0091in" svg:viewBox="0 0 210 290" svg:d="M210 264c0-12 0-19-40-61-6-7-6-9-6-12 0-1 0-15 8-53 1-8 7-37 8-54 13 16 14 24 14 30 2 2 2 5 5 5s11-4 11-27c0-7 0-16-16-31-12-11-13-12-21-26-15-23-16-25-18-33-1-1-3-2-4-2-2 0-11 5-11 26 0 10 0 20 28 46-1 20-7 55-8 61-3 16-6 35-8 47-39-46-79-91-118-136-17-19-18-33-18-38 0-2-2-6-5-6s-11 5-11 26c0 10 0 16 20 41 10 12 5 5 26 31-14 20-35 57-35 93 0 11 2 20 14 39 9 16 12 26 12 35 0 5 0 16-30 17-5 0-7 0-7 4s4 4 11 4c8 0 17 0 25 0 19 0 42-3 42-25 0-15-11-29-19-37-17-20-19-25-19-41 0-13 1-49 15-79 40 46 81 92 120 138 18 20 19 34 19 38 0 3 2 6 5 6s11-4 11-26z"><text:p/></draw:path><draw:path draw:style-name="gr4" draw:text-style-name="P21" svg:width="0.0535in" svg:height="0.0791in" svg:x="0.5894in" svg:y="0.0874in" svg:viewBox="0 0 137 202" svg:d="M137 102c0-32-4-56-18-77-9-13-28-25-51-25-68 0-68 80-68 102 0 20 0 100 68 100 69 0 69-80 69-100zM109 97c0 23 0 45-3 63-6 27-26 33-38 33-14 0-32-8-37-32-5-17-5-41-5-64 0-21 0-43 5-60 6-23 25-29 37-29 16 0 32 10 36 27 5 15 5 37 5 62z"><text:p/></draw:path></draw:g></draw:g></text:span><text:span text:style-name="T17">.</text:span></text:p>
      <text:h text:style-name="P19" text:outline-level="2">סעיף ג’</text:h>
      <text:p text:style-name="P10">תהיה הקבוצה <draw:g text:anchor-type="as-char" svg:y="-0.1236in" draw:z-index="68" draw:name="Shape69" draw:style-name="gr1"><svg:title>TexMaths</svg:title><svg:desc>12§display§A = \mathcal{P}(N) \backslash K§svg§600§FALSE§</svg:desc><draw:g draw:style-name="gr2"><draw:path draw:style-name="gr3" draw:text-style-name="P20" svg:width="0.965in" svg:height="0.1476in" svg:x="0.0024in" svg:y="0.0087in" svg:viewBox="0 0 2452 376" svg:d="M0 0c817 0 1635 0 2452 0 0 125 0 251 0 376-817 0-1635 0-2452 0 0-125 0-251 0-376z"><text:p/></draw:path><draw:path draw:style-name="gr4" draw:text-style-name="P21" svg:width="0.1134in" svg:height="0.1181in" svg:x="-0.0004in" svg:y="0.0055in" svg:viewBox="0 0 289 301" svg:d="M289 291c0-4-3-4-9-4-27 0-27-3-28-15-8-87-17-175-25-262-1-9-1-10-9-10-6 0-8 2-10 7-50 82-98 164-147 244-17 29-33 35-51 36-6 0-10 0-10 9 0 2 2 5 6 5 11 0 24-3 36-3 14 0 29 3 42 3 2 0 8 0 8-9 0-5-3-5-7-5-9-1-19-5-19-15 0-5 2-10 6-16 2-5 2-5 31-52 36 0 71 0 107 0 0 8 6 65 6 69 0 13-22 14-30 14-6 0-11 0-11 9 0 5 4 3 6 5 18 0 36-3 53-3 11 0 37 3 48 3 2 0 7 0 7-10zM209 191c-33 0-65 0-97 0 27-47 55-94 82-139 5 45 10 92 15 139z"><text:p/></draw:path><draw:path draw:style-name="gr4" draw:text-style-name="P21" svg:width="0.1102in" svg:height="0.0386in" svg:x="0.174in" svg:y="0.0634in" svg:viewBox="0 0 281 99" svg:d="M281 8c0-4-4-8-9-8-87 0-176 0-264 0-4 0-8 4-8 8 0 5 4 9 8 9 88 0 177 0 264 0 5 0 9-4 9-9zM281 90c0-5-4-8-9-8-87 0-176 0-264 0-4 0-8 3-8 8s4 9 8 9c88 0 177 0 264 0 5 0 9-4 9-9z"><text:p/></draw:path><draw:path draw:style-name="gr4" draw:text-style-name="P21" svg:width="0.113in" svg:height="0.1185in" svg:x="0.3461in" svg:y="0.0067in" svg:viewBox="0 0 288 302" svg:d="M255 85c-5 22-17 44-35 58-20 17-45 20-68 20 11-46 23-93 35-140 13 0 26 0 38 3 10 4 18 8 23 14 10 12 12 29 7 45zM285 82c5-17 5-34-5-47-8-10-19-15-32-19-18-5-36-6-56-6 0-3 1-6 2-9-1 0-2-1-4-1-9 4-19 7-27 11-31 0-65 7-91 27-20 14-35 33-40 53-2 9-5 18 1 26 1 2 5 3 9 3s9-2 14-5c4-3 6-8 7-14 1-4 0-7 0-11 0-6 0-13 1-17 3-13 15-24 26-32 21-17 60-18 70-18-14 58-28 115-43 173-5 16-9 32-18 49-5 10-11 23-21 30-9 7-18 13-28 13-6 0-11-1-13-3-4-5-4-12-1-18 1-9 2-15-2-21-1-2-6-3-9-3-5 0-10 1-13 3-5 5-9 10-10 16-4 10-2 19 2 26 8 10 18 14 32 14 20 0 40-8 58-22 27-22 38-49 47-78 3-8 5-17 7-25 33 0 68-10 96-33 22-17 35-39 41-62z"><text:p/></draw:path><draw:path draw:style-name="gr4" draw:text-style-name="P21" svg:width="0.0378in" svg:height="0.1638in" svg:x="0.4831in" svg:y="0.0004in" svg:viewBox="0 0 97 417" svg:d="M97 413c0-1-1-2-2-3-43-33-72-117-72-184 0-12 0-23 0-35 0-67 29-151 72-184 1-1 2-2 2-3 0-3-2-4-5-4-1 0-1 0-2 0-46 35-90 119-90 191 0 12 0 23 0 35 0 72 44 156 90 191 1 0 1 0 2 0 3 0 5-1 5-4z"><text:p/></draw:path><draw:path draw:style-name="gr4" draw:text-style-name="P21" svg:width="0.139in" svg:height="0.1126in" svg:x="0.537in" svg:y="0.011in" svg:viewBox="0 0 354 287" svg:d="M354 5c-1-1 0-5-5-5-14 0-29 1-43 1s-29-1-42-1c-4 0-8 0-8 8 0 5 4 5 8 5 24 1 28 10 28 19 0 2 0 8-2 9-15 62-31 125-46 186-32-72-63-145-94-219-2-7-4-8-13-8-19 0-37 0-57 0-8 0-12 0-12 8 0 5 4 5 12 5 2 0 29 0 29 4-19 74-37 150-56 225-5 16-12 31-46 32-3 0-7 0-7 8 0 3 1 5 5 5 13 0 29-2 42-2 14 0 30 2 43 2 2 0 8 0 8-9 0-4-3-4-8-4-25-1-28-11-28-19 0-3 0-5 2-10 18-73 37-148 55-221 2 2 2 4 5 8 34 82 69 165 104 247 2 7 5 8 8 8 5 0 5-2 6-9 21-77 40-155 60-234 4-16 11-30 45-31 2 0 7 0 7-8z"><text:p/></draw:path><draw:path draw:style-name="gr4" draw:text-style-name="P21" svg:width="0.0378in" svg:height="0.1638in" svg:x="0.6906in" svg:y="0.0004in" svg:viewBox="0 0 97 417" svg:d="M97 226c0-12 0-23 0-35 0-72-43-156-90-191-1 0-1 0-2 0-3 0-5 1-5 4 0 1 1 2 2 3 44 33 72 117 72 184 0 12 0 23 0 35 0 67-28 151-72 184-1 1-2 2-2 3 0 3 2 4 5 4 1 0 1 0 2 0 47-35 90-119 90-191z"><text:p/></draw:path><draw:path draw:style-name="gr4" draw:text-style-name="P21" svg:width="0.0642in" svg:height="0.165in" svg:x="0.7547in" svg:y="0in" svg:viewBox="0 0 164 420" svg:d="M164 411c0-1 0-1 0-2-49-135-98-268-147-403-1-4-5-6-9-6s-8 4-8 8c0 2 0 3 1 3 49 134 97 268 147 402 1 4 4 7 8 7 5 0 8-4 8-9z"><text:p/></draw:path><draw:path draw:style-name="gr4" draw:text-style-name="P21" svg:width="0.1409in" svg:height="0.1126in" svg:x="0.835in" svg:y="0.011in" svg:viewBox="0 0 359 287" svg:d="M359 5c0-1-2-5-5-5-10 0-19 1-30 1-14 0-31-1-47-1-2 0-7 0-7 8 0 4 1 5 5 5 8 1 13 4 13 10 0 7-13 17-16 19-55 42-109 84-164 126 11-45 23-91 34-136 3-14 4-19 36-19 9 0 14 0 14-8 0-4-4-5-6-5-18 0-36 1-54 1s-37-1-55-1c-3 0-9 0-9 8 0 5 4 5 12 5 6 0 14 1 20 1 6 2 8 3 8 8 0 1 0 2-1 7-19 74-37 150-57 225-4 16-4 20-38 20-7 0-12 0-12 7 0 6 5 6 6 6 18 0 36-1 54-2 8 1 18 1 26 1 10 0 20 1 28 1 4 0 8 0 8-9 0-4-3-4-12-4-15 0-26 0-26-8 0-3 2-12 4-18 6-22 10-44 16-65 21-17 42-34 63-50 17 38 32 76 49 113 5 11 5 12 5 15 0 12-18 13-22 13-5 0-9 0-9 8 0 5 3 4 6 5 16 0 34-2 51-2 10 0 33 2 41 2 2 0 8 0 8-9 0-4-4-4-8-4-18-1-23-5-30-19-20-46-40-92-60-137 0-1-1-5-1-6 3-4 7-6 12-10 24-19 49-37 73-56 40-29 56-32 69-33 3 0 8 0 8-8z"><text:p/></draw:path></draw:g></draw:g>. הקבוצה <draw:g text:anchor-type="as-char" svg:y="-0.1126in" draw:z-index="69" draw:name="Shape70" draw:style-name="gr1"><svg:title>TexMaths</svg:title><svg:desc>12§display§K§svg§600§FALSE§</svg:desc><draw:g draw:style-name="gr2"><draw:path draw:style-name="gr3" draw:text-style-name="P20" svg:width="0.1287in" svg:height="0.0949in" svg:x="0.002in" svg:y="0.0087in" svg:viewBox="0 0 328 242" svg:d="M0 0c109 0 219 0 328 0 0 80 0 162 0 242-109 0-219 0-328 0 0-80 0-162 0-242z"><text:p/></draw:path><draw:path draw:style-name="gr4" draw:text-style-name="P21" svg:width="0.1394in" svg:height="0.1122in" svg:x="-0.0004in" svg:y="0in" svg:viewBox="0 0 355 286" svg:d="M355 5c0-3-1-5-4-5-10 0-20 1-30 1-15 0-31-1-47-1-2 0-7 0-7 8 0 3 2 4 5 5 9 1 13 3 13 9 0 7-13 18-16 19-54 42-107 84-161 125 10-45 21-89 33-134 4-15 5-19 35-19 11 0 13 0 13-8 0-4-2-5-5-5-18 0-36 1-54 1s-35-1-53-1c-3 0-9 0-9 8 0 5 4 5 12 5 6 0 13 0 19 1 6 0 9 2 9 6 0 3 0 4-2 9-19 74-38 150-56 224-5 16-5 19-38 19-7 0-12 0-12 9 0 5 5 5 7 5 18 0 35-2 53-2 8 0 17 0 26 0 10 0 19 2 28 2 3 0 8 0 8-9 0-5-4-5-12-5-15 0-26 0-26-7 0-3 2-12 3-19 5-22 11-43 17-65 20-15 41-32 62-48 16 37 31 75 47 112 6 12 6 12 6 14 0 13-18 13-23 13-3 0-8 0-8 9 0 5 5 3 6 5 17 0 33-2 50-2 10 0 32 2 42 2 1 0 7 0 7-9 0-5-5-5-8-5-17 0-23-3-29-19-19-45-39-91-60-135 0-2-2-5-2-6 5-4 8-8 12-10 25-19 50-38 74-58 39-28 55-30 68-31 4-1 7-1 7-8z"><text:p/></draw:path></draw:g></draw:g><text:s/>היא קבוצת הקבוצות של המספרים הטבעיים כך שהמשלים להם הוא קבוצה אין־סופית. קבוצת הקבוצות של המספרים הטבעיים ללא <draw:g text:anchor-type="as-char" svg:y="-0.1126in" draw:z-index="70" draw:name="Shape71" draw:style-name="gr1"><svg:title>TexMaths</svg:title><svg:desc>12§display§K§svg§600§FALSE§</svg:desc><draw:g draw:style-name="gr2"><draw:path draw:style-name="gr3" draw:text-style-name="P20" svg:width="0.1287in" svg:height="0.0949in" svg:x="0.002in" svg:y="0.0087in" svg:viewBox="0 0 328 242" svg:d="M0 0c109 0 219 0 328 0 0 80 0 162 0 242-109 0-219 0-328 0 0-80 0-162 0-242z"><text:p/></draw:path><draw:path draw:style-name="gr4" draw:text-style-name="P21" svg:width="0.1394in" svg:height="0.1122in" svg:x="-0.0004in" svg:y="0in" svg:viewBox="0 0 355 286" svg:d="M355 5c0-3-1-5-4-5-10 0-20 1-30 1-15 0-31-1-47-1-2 0-7 0-7 8 0 3 2 4 5 5 9 1 13 3 13 9 0 7-13 18-16 19-54 42-107 84-161 125 10-45 21-89 33-134 4-15 5-19 35-19 11 0 13 0 13-8 0-4-2-5-5-5-18 0-36 1-54 1s-35-1-53-1c-3 0-9 0-9 8 0 5 4 5 12 5 6 0 13 0 19 1 6 0 9 2 9 6 0 3 0 4-2 9-19 74-38 150-56 224-5 16-5 19-38 19-7 0-12 0-12 9 0 5 5 5 7 5 18 0 35-2 53-2 8 0 17 0 26 0 10 0 19 2 28 2 3 0 8 0 8-9 0-5-4-5-12-5-15 0-26 0-26-7 0-3 2-12 3-19 5-22 11-43 17-65 20-15 41-32 62-48 16 37 31 75 47 112 6 12 6 12 6 14 0 13-18 13-23 13-3 0-8 0-8 9 0 5 5 3 6 5 17 0 33-2 50-2 10 0 32 2 42 2 1 0 7 0 7-9 0-5-5-5-8-5-17 0-23-3-29-19-19-45-39-91-60-135 0-2-2-5-2-6 5-4 8-8 12-10 25-19 50-38 74-58 39-28 55-30 68-31 4-1 7-1 7-8z"><text:p/></draw:path></draw:g></draw:g><text:s/>לכן תהיה קבוצת הקבוצות שהמשלים שלהן הוא סופי, דהינו כל המספרים הטבעיים ללא קבוצה סופית כלשהי. <text:span text:style-name="T18">נראה כי עבור כל מספר טבעי ישנה קבוצת המספרים הטבעיים בלעדיו, זוהי פונקציה חד־חד ערכית מהמספרים הטבעיים ל־</text:span><text:span text:style-name="T18"><draw:g text:anchor-type="as-char" svg:y="-0.1181in" draw:z-index="71" draw:name="Shape72"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18">, לכן </text:span><text:span text:style-name="T18"><draw:g text:anchor-type="as-char" svg:y="-0.1244in" draw:z-index="72" draw:name="Shape73" draw:style-name="gr1"><svg:title>TexMaths</svg:title><svg:desc>12§display§\aleph_0 \le \lvert A \rvert§svg§600§FALSE§</svg:desc><draw:g draw:style-name="gr2"><draw:path draw:style-name="gr3" draw:text-style-name="P20" svg:width="0.5764in" svg:height="0.15in" svg:x="-0.0004in" svg:y="0.0083in" svg:viewBox="0 0 1465 382" svg:d="M733 382c-245 0-488 0-733 0 0-128 0-255 0-382 488 0 976 0 1465 0 0 127 0 254 0 382-244 0-489 0-732 0z"><text:p/></draw:path><draw:path draw:style-name="gr4" draw:text-style-name="P21" svg:width="0.0823in" svg:height="0.1138in" svg:x="0.0004in" svg:y="0.0091in" svg:viewBox="0 0 210 290" svg:d="M210 264c0-12 0-19-40-61-6-7-6-9-6-12 0-1 0-15 8-53 1-8 7-37 8-54 13 16 14 24 14 30 2 2 2 5 5 5 1 0 11-4 11-27 0-7 0-16-16-31-12-11-13-12-21-26-15-23-16-25-18-33-1-1-3-2-4-2-2 0-11 5-11 26 0 10 0 20 28 46-1 20-7 55-8 61-3 16-6 35-8 47-39-46-79-91-118-136-17-19-18-33-18-38 0-2-2-6-5-6s-11 5-11 26c0 10 0 16 19 41 10 12 6 5 27 31-14 20-35 57-35 93 0 11 2 20 14 39 9 16 11 26 11 35 0 5 0 16-29 17-5 0-7 0-7 4s4 4 11 4c8 0 17 0 25 0 19 0 42-3 42-25 0-15-11-29-19-37-17-20-19-25-19-41 0-13 1-49 15-79 40 46 81 92 120 138 18 20 19 34 19 38 0 3 2 6 5 6 1 0 11-4 11-26z"><text:p/></draw:path><draw:path draw:style-name="gr4" draw:text-style-name="P21" svg:width="0.0535in" svg:height="0.0791in" svg:x="0.0988in" svg:y="0.0874in" svg:viewBox="0 0 137 202" svg:d="M137 102c0-32-4-56-18-77-9-13-28-25-51-25-68 0-68 80-68 102 0 20 0 100 68 100 69 0 69-80 69-100zM109 97c0 23 0 45-3 63-6 27-26 33-38 33-14 0-32-8-38-32-4-17-4-41-4-64 0-21 0-43 5-60 6-23 25-29 37-29 16 0 32 10 36 27 5 15 5 37 5 62z"><text:p/></draw:path><draw:path draw:style-name="gr4" draw:text-style-name="P21" svg:width="0.1035in" svg:height="0.1232in" svg:x="0.2256in" svg:y="0.0197in" svg:viewBox="0 0 264 314" svg:d="M259 233c-77-36-155-72-231-108 76-38 154-74 231-110 10-4 2-19-8-14-82 38-163 77-245 115-7 4-7 13 0 17 82 38 163 77 245 115 10 4 18-11 8-15zM264 306c0-5-5-9-10-9-81 0-164 0-246 0-4 0-8 4-8 9s4 8 8 8c82 0 165 0 246 0 5 0 10-3 10-8z"><text:p/></draw:path><draw:path draw:style-name="gr4" draw:text-style-name="P21" svg:width="0.0063in" svg:height="0.165in" svg:x="0.4075in" svg:y="0in" svg:viewBox="0 0 17 420" svg:d="M17 412c0-135 0-269 0-404 0-4-5-8-9-8s-8 4-8 8c0 135 0 269 0 404 0 4 4 8 8 8s9-4 9-8z"><text:p/></draw:path><draw:path draw:style-name="gr4" draw:text-style-name="P21" svg:width="0.1134in" svg:height="0.1177in" svg:x="0.4398in" svg:y="0.0059in" svg:viewBox="0 0 289 300" svg:d="M289 292c0-5-5-5-10-5-26 0-26-3-27-15-9-86-18-174-27-261 0-9 0-11-7-11s-8 4-10 7c-50 82-99 163-148 245-17 28-32 34-52 35-4 1-8 1-8 8 0 3 2 5 5 5 12 0 25-1 37-1 13 0 28 1 42 1 2 0 7 0 7-7 0-5-3-6-6-6-9 0-20-4-20-15 0-4 2-9 6-15 3-5 3-5 32-53 35 0 71 0 106 0 1 10 7 65 7 70 0 12-23 13-31 13-6 0-10 0-10 8 0 5 4 4 6 5 17 0 35-1 53-1 11 0 37 1 47 1 3 0 8 0 8-8zM208 191c-33 0-65 0-98 0 28-47 57-93 84-138 5 45 9 91 14 138z"><text:p/></draw:path><draw:path draw:style-name="gr4" draw:text-style-name="P21" svg:width="0.0063in" svg:height="0.165in" svg:x="0.578in" svg:y="0in" svg:viewBox="0 0 17 420" svg:d="M17 412c0-135 0-269 0-404 0-4-4-8-9-8-4 0-8 4-8 8 0 135 0 269 0 404 0 4 4 8 8 8 5 0 9-4 9-8z"><text:p/></draw:path></draw:g></draw:g></text:span><text:span text:style-name="T18">. </text:span><text:span text:style-name="T19">עבור כל קבוצה ב־</text:span><text:span text:style-name="T19"><draw:g text:anchor-type="as-char" svg:y="-0.1181in" draw:z-index="73" draw:name="Shape74"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19"> ניקח את קבוצת המספרים החסרים, זוהי כאמור קבוצה סופית. </text:span><text:span text:style-name="T20">נמיר קבוצה זו למספר טבעי כך: עבור כל מספר n בקבוצה, ניקח את המספר הראשוני ה־n־י שקיים, ונכפול את מספרים אלה. התוצאה המתקבלת היא מספר טבעי אליו אפשר להגיע רק מקבוצה זאת. לכן גם פונקציה זו מ־</text:span><text:span text:style-name="T20"><draw:g text:anchor-type="as-char" svg:y="-0.1181in" draw:z-index="74" draw:name="Shape75"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20"> ל־</text:span><text:span text:style-name="T20"><draw:g text:anchor-type="as-char" svg:y="-0.1126in" draw:z-index="75" draw:name="Shape76" draw:style-name="gr1"><svg:title>TexMaths</svg:title><svg:desc>12§display§N§svg§600§FALSE§</svg:desc><draw:g draw:style-name="gr2"><draw:path draw:style-name="gr3" draw:text-style-name="P20" svg:width="0.1287in" svg:height="0.0949in" svg:x="0.0016in" svg:y="0.0087in" svg:viewBox="0 0 328 242" svg:d="M0 0c110 0 218 0 328 0 0 80 0 162 0 242-110 0-218 0-328 0 0-80 0-162 0-242z"><text:p/></draw:path><draw:path draw:style-name="gr4" draw:text-style-name="P21" svg:width="0.139in" svg:height="0.1122in" svg:x="-0.0004in" svg:y="0in" svg:viewBox="0 0 354 286" svg:d="M354 5c-2-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 5-16 12-30 46-31 2 0 7-1 7-8z"><text:p/></draw:path></draw:g></draw:g></text:span><text:span text:style-name="T20"> היא חד־חד ערכית, ובסך הכול </text:span><text:span text:style-name="T20"><draw:g text:anchor-type="as-char" svg:y="-0.1244in" draw:z-index="76" draw:name="Shape77" draw:style-name="gr1"><svg:title>TexMaths</svg:title><svg:desc>12§display§\lvert A \rvert = \aleph_0§svg§600§FALSE§</svg:desc><draw:g draw:style-name="gr2"><draw:path draw:style-name="gr3" draw:text-style-name="P20" svg:width="0.5819in" svg:height="0.15in" svg:x="-0.0004in" svg:y="0.0083in" svg:viewBox="0 0 1479 382" svg:d="M740 382c-248 0-494 0-740 0 0-128 0-255 0-382 493 0 986 0 1479 0 0 127 0 254 0 382-246 0-493 0-739 0z"><text:p/></draw:path><draw:path draw:style-name="gr4" draw:text-style-name="P21" svg:width="0.0063in" svg:height="0.165in" svg:x="0.011in" svg:y="0in" svg:viewBox="0 0 17 420" svg:d="M17 412c0-135 0-269 0-404 0-4-4-8-9-8-4 0-8 4-8 8 0 135 0 269 0 404 0 4 4 8 8 8 5 0 9-4 9-8z"><text:p/></draw:path><draw:path draw:style-name="gr4" draw:text-style-name="P21" svg:width="0.1134in" svg:height="0.1177in" svg:x="0.0429in" svg:y="0.0059in" svg:viewBox="0 0 289 300" svg:d="M289 292c0-5-3-5-9-5-27 0-27-3-28-15-8-86-17-174-25-261-1-9-1-11-8-11-8 0-9 4-11 7-50 82-98 163-147 245-17 28-33 34-51 35-6 1-10 1-10 8 0 3 2 5 6 5 11 0 24-1 36-1 14 0 29 1 42 1 2 0 8 0 8-7 0-5-3-6-7-6-9 0-19-4-19-15 0-4 2-9 6-15 2-5 2-5 31-53 35 0 71 0 106 0 1 10 7 65 7 70 0 12-22 13-30 13-6 0-11 0-11 8 0 5 4 4 6 5 18 0 36-1 53-1 11 0 37 1 48 1 3 0 7 0 7-8zM208 191c-33 0-64 0-96 0 27-47 55-93 82-138 5 45 9 91 14 138z"><text:p/></draw:path><draw:path draw:style-name="gr4" draw:text-style-name="P21" svg:width="0.0063in" svg:height="0.165in" svg:x="0.1815in" svg:y="0in" svg:viewBox="0 0 17 420" svg:d="M17 412c0-135 0-269 0-404 0-4-4-8-9-8-4 0-8 4-8 8 0 135 0 269 0 404 0 4 4 8 8 8 5 0 9-4 9-8z"><text:p/></draw:path><draw:path draw:style-name="gr4" draw:text-style-name="P21" svg:width="0.1102in" svg:height="0.0382in" svg:x="0.2634in" svg:y="0.0634in" svg:viewBox="0 0 281 98" svg:d="M281 8c0-4-4-8-8-8-88 0-177 0-265 0-4 0-8 4-8 8s4 9 8 9c88 0 177 0 265 0 4 0 8-5 8-9zM281 90c0-5-4-8-8-8-88 0-177 0-265 0-4 0-8 3-8 8 0 4 4 8 8 8 88 0 177 0 265 0 4 0 8-4 8-8z"><text:p/></draw:path><draw:path draw:style-name="gr4" draw:text-style-name="P21" svg:width="0.0823in" svg:height="0.1138in" svg:x="0.4382in" svg:y="0.0091in" svg:viewBox="0 0 210 290" svg:d="M210 264c0-12 0-19-40-61-6-7-6-9-6-12 0-1 0-15 8-53 1-8 7-37 8-54 13 16 14 24 14 30 2 2 2 5 5 5s11-4 11-27c0-7 0-16-16-31-12-11-13-12-21-26-15-23-16-25-18-33-1-1-3-2-4-2-2 0-11 5-11 26 0 10 0 20 28 46-1 20-7 55-8 61-3 16-6 35-8 47-39-46-79-91-118-136-17-19-18-33-18-38 0-2-2-6-5-6s-11 5-11 26c0 10 0 16 19 41 11 12 6 5 27 31-14 20-35 57-35 93 0 11 2 20 14 39 9 16 12 26 12 35 0 5 0 16-30 17-5 0-7 0-7 4s4 4 11 4c8 0 17 0 25 0 19 0 42-3 42-25 0-15-11-29-19-37-17-20-19-25-19-41 0-13 1-49 15-79 40 46 81 92 120 138 18 20 19 34 19 38 0 3 2 6 5 6s11-4 11-26z"><text:p/></draw:path><draw:path draw:style-name="gr4" draw:text-style-name="P21" svg:width="0.0535in" svg:height="0.0791in" svg:x="0.5366in" svg:y="0.0874in" svg:viewBox="0 0 137 202" svg:d="M137 102c0-32-4-56-18-77-9-13-28-25-51-25-68 0-68 80-68 102 0 20 0 100 68 100 69 0 69-80 69-100zM109 97c0 23 0 45-3 63-6 27-26 33-38 33-14 0-32-8-37-32-5-17-5-41-5-64 0-21 0-43 5-60 6-23 25-29 37-29 16 0 32 10 36 27 5 15 5 37 5 62z"><text:p/></draw:path></draw:g></draw:g></text:span></text:p>
      <text:h text:style-name="P19" text:outline-level="2">סעיף ד'</text:h>
      <text:p text:style-name="P11">תהיה הקבוצה <draw:g text:anchor-type="as-char" svg:y="-0.1236in" draw:z-index="78" draw:name="Shape78" draw:style-name="gr1"><svg:title>TexMaths</svg:title><svg:desc>12§display§B = \mathcal{P}(N) \backslash M§svg§600§FALSE§</svg:desc><draw:g draw:style-name="gr2"><draw:path draw:style-name="gr3" draw:text-style-name="P20" svg:width="0.9969in" svg:height="0.148in" svg:x="0.0008in" svg:y="0.0083in" svg:viewBox="0 0 2533 377" svg:d="M1268 377c-423 0-845 0-1268 0 0-126 0-251 0-377 844 0 1689 0 2533 0 0 126 0 251 0 377-422 0-844 0-1265 0z"><text:p/></draw:path><draw:path draw:style-name="gr4" draw:text-style-name="P21" svg:width="0.1181in" svg:height="0.1122in" svg:x="-0.0004in" svg:y="0.011in" svg:viewBox="0 0 301 286" svg:d="M301 58c0-32-27-58-79-58-47 0-95 0-142 0-7 0-12 0-12 8 0 5 4 5 12 5 5 0 9 0 16 0 8 1 12 1 12 7 0 2 0 3-2 9-20 74-38 150-57 225-3 15-5 19-38 19-7 0-11 0-11 8 0 5 4 5 11 5 50 0 101 0 151 0 66 0 116-49 116-90 0-30-25-54-66-59 45-8 89-40 89-79zM263 56c0 38-36 77-88 77-20 0-42 0-62 0 8-34 18-69 26-104 4-15 5-16 23-16s37 0 55 0c36 0 46 24 46 43zM239 192c0 40-37 81-88 81-19 0-37 0-56 0-6 0-7 0-10 0-5 0-6-1-6-5 0-1 0-1 3-10 9-38 19-76 28-115 27 0 54 0 81 0 39 0 48 30 48 49z"><text:p/></draw:path><draw:path draw:style-name="gr4" draw:text-style-name="P21" svg:width="0.1102in" svg:height="0.039in" svg:x="0.1783in" svg:y="0.063in" svg:viewBox="0 0 281 100" svg:d="M281 8c0-3-4-8-9-8-87 0-176 0-264 0-4 0-8 4-8 8s4 10 8 10c88 0 177 0 264 0 5 0 9-5 9-10zM281 91c0-4-4-9-9-9-87 0-176 0-264 0-4 0-8 5-8 9s4 9 8 9c88 0 177 0 264 0 5 0 9-5 9-9z"><text:p/></draw:path><draw:path draw:style-name="gr4" draw:text-style-name="P21" svg:width="0.113in" svg:height="0.1189in" svg:x="0.3508in" svg:y="0.0063in" svg:viewBox="0 0 288 303" svg:d="M256 85c-5 22-17 44-36 59-20 16-46 21-69 21 12-47 24-94 36-141 13 0 27 0 39 4 9 2 18 6 22 13 10 12 12 28 8 44zM286 83c3-17 3-35-5-47-9-11-19-16-33-19-18-6-36-7-56-7 1-3 1-6 2-9-1 0-2-1-3-1-10 4-18 7-28 11-31 0-65 7-92 27-18 15-34 33-39 53-2 10-4 20 0 26 3 2 6 4 10 4 5 0 10-2 13-6 5-3 7-8 9-13 1-3 0-8-2-12 2-6 2-12 2-17 3-13 15-24 26-32 20-17 60-17 71-17-15 57-29 114-43 172-5 18-10 34-18 49-5 11-12 23-22 31-8 8-18 14-29 14-5 0-9-2-12-5-3-5-3-12-1-18 1-7 2-15-1-19-3-3-6-4-10-4-5 0-9 1-13 4-5 4-8 9-11 15-2 10-1 19 4 25 7 10 18 15 31 15 20 0 41-9 59-23 25-20 37-49 47-77 2-9 4-18 7-26 32 0 67-9 96-32 20-16 35-39 41-62z"><text:p/></draw:path><draw:path draw:style-name="gr4" draw:text-style-name="P21" svg:width="0.0382in" svg:height="0.1642in" svg:x="0.4874in" svg:y="0in" svg:viewBox="0 0 98 418" svg:d="M98 415c0-2-1-4-2-4-43-34-73-118-73-184 0-12 0-24 0-35 0-67 30-151 73-185 1 0 2-2 2-3 0-2-2-4-4-4s-2 0-3 1c-47 35-91 119-91 191 0 11 0 23 0 35 0 71 44 155 91 190 1 1 1 1 3 1s4-2 4-3z"><text:p/></draw:path><draw:path draw:style-name="gr4" draw:text-style-name="P21" svg:width="0.1394in" svg:height="0.1122in" svg:x="0.5409in" svg:y="0.011in" svg:viewBox="0 0 355 286" svg:d="M355 5c-2-1 0-5-6-5-13 0-27 1-42 1-14 0-29-1-43-1-2 0-7 0-7 8 0 5 3 5 7 5 24 0 29 9 29 18 0 1-1 7-1 9-16 62-32 125-47 187-31-73-63-146-94-220-3-7-3-7-13-7-19 0-37 0-56 0-9 0-12 0-12 8 0 5 3 5 10 5 3 0 29 0 29 4-19 74-37 150-56 225-4 16-11 30-46 31-2 0-7 1-7 8 0 4 2 5 6 5 13 0 28-1 42-1s30 1 43 1c3 0 7 0 7-8 0-4-3-5-8-5-24 0-28-10-28-18 0-4 2-5 3-10 18-73 37-148 55-221 1 2 1 2 4 7 34 82 70 165 105 247 3 7 4 8 7 8 5 0 5-1 8-8 19-77 39-155 58-234 5-18 12-30 46-31 2 0 7-1 7-8z"><text:p/></draw:path><draw:path draw:style-name="gr4" draw:text-style-name="P21" svg:width="0.0378in" svg:height="0.1642in" svg:x="0.6953in" svg:y="0in" svg:viewBox="0 0 97 418" svg:d="M97 227c0-12 0-24 0-35 0-72-44-156-91-191 0-1-1-1-2-1-2 0-4 2-4 4 0 1 1 2 1 3 45 34 73 118 73 185 0 11 0 23 0 35 0 66-28 150-73 184 0 1-1 2-1 4 0 1 2 3 4 3 1 0 2 0 2-1 47-35 91-119 91-190z"><text:p/></draw:path><draw:path draw:style-name="gr4" draw:text-style-name="P21" svg:width="0.0638in" svg:height="0.1654in" svg:x="0.7594in" svg:y="-0.0004in" svg:viewBox="0 0 163 421" svg:d="M163 412c0-1 0-2 0-3-49-135-97-268-146-403-3-4-5-6-9-6s-8 4-8 8c0 2 0 3 0 4 49 135 98 268 148 403 1 3 3 6 7 6 5 0 8-4 8-9z"><text:p/></draw:path><draw:path draw:style-name="gr4" draw:text-style-name="P21" svg:width="0.1661in" svg:height="0.1122in" svg:x="0.8402in" svg:y="0.011in" svg:viewBox="0 0 423 286" svg:d="M423 5c0-5-5-5-12-5-18 0-38 0-56 0-11 0-12 0-17 7-51 80-102 160-153 239-11-78-22-157-33-236-1-10-2-10-13-10-19 0-38 0-57 0-9 0-14 0-14 7 0 6 4 6 12 6 6 0 14 0 18 0 8 1 10 3 10 7 0 2 0 3-1 9-18 71-36 142-54 213-4 16-11 30-46 31-2 0-7 1-7 8 0 4 2 5 6 5 13 0 28-1 42-1s29 1 43 1c3 0 7 0 7-8 0-5-3-5-7-5-24 0-29-9-29-18 0-4 2-5 3-10 19-76 37-152 56-228h1c12 86 24 173 36 259 2 5 2 10 6 10 5 0 8-5 10-7 56-88 114-177 170-266-20 81-39 161-60 241-4 15-4 19-38 19-7 0-12 0-12 8 0 5 5 5 6 5 18 0 35 0 53-1 17 0 35 1 53 1 2 0 8 0 8-8 0-5-5-5-12-5-16 0-28 0-28-7 0-2 0-3 3-10 18-74 37-149 55-224 4-15 5-19 37-19 10 0 14 0 14-8z"><text:p/></draw:path></draw:g></draw:g>. <text:span text:style-name="T21">קבוצה זו היא כל תת־הקבוצות של המספרים הטבעיים אשר לא נמצאים ב־</text:span><text:span text:style-name="T21"><draw:g text:anchor-type="as-char" svg:y="-0.1126in" draw:z-index="77" draw:name="Shape79" draw:style-name="gr1"><svg:title>TexMaths</svg:title><svg:desc>12§display§M§svg§600§FALSE§</svg:desc><draw:g draw:style-name="gr2"><draw:path draw:style-name="gr3" draw:text-style-name="P20" svg:width="0.1551in" svg:height="0.0949in" svg:x="0.0008in" svg:y="0.0087in" svg:viewBox="0 0 395 242" svg:d="M0 0c132 0 263 0 395 0 0 80 0 162 0 242-132 0-263 0-395 0 0-80 0-162 0-242z"><text:p/></draw:path><draw:path draw:style-name="gr4" draw:text-style-name="P21" svg:width="0.1654in" svg:height="0.1122in" svg:x="-0.0004in" svg:y="0in" svg:viewBox="0 0 421 286" svg:d="M421 5c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8 0 35-2 52-2 18 0 36 2 53 2 2 0 8 0 8-9 0-5-3-5-12-5-15 0-27 0-27-7 0-2 0-2 2-11 19-74 38-147 56-222 4-15 4-19 36-19 10 0 14 0 14-8z"><text:p/></draw:path></draw:g></draw:g></text:span><text:span text:style-name="T21">, דהינו שעבור כל קבוצה היא לא אין־סופית והמשלים שלה אינו אין־סופי, לכן </text:span><text:span text:style-name="T21"><draw:g text:anchor-type="as-char" svg:y="-0.1126in" draw:z-index="79" draw:name="Shape80" draw:style-name="gr1"><svg:title>TexMaths</svg:title><svg:desc>12§display§B§svg§600§FALSE§</svg:desc><draw:g draw:style-name="gr2"><draw:path draw:style-name="gr3" draw:text-style-name="P20" svg:width="0.1075in" svg:height="0.0957in" svg:x="0.0016in" svg:y="0.0087in" svg:viewBox="0 0 274 244" svg:d="M0 0c91 0 183 0 274 0 0 82 0 162 0 244-91 0-183 0-274 0 0-82 0-162 0-244z"><text:p/></draw:path><draw:path draw:style-name="gr4" draw:text-style-name="P21" svg:width="0.1173in" svg:height="0.1126in" svg:x="0in" svg:y="0in" svg:viewBox="0 0 299 287" svg:d="M299 58c0-32-27-58-78-58-46 0-94 0-141 0-8 0-12 0-12 8 0 5 4 5 12 5 5 0 9 0 16 1 7 0 11 2 11 6 0 3 0 4-2 9-19 75-37 150-56 225-4 16-5 20-38 20-7 0-11 0-11 8 0 5 4 5 11 5 50 0 99 0 149 0 67 0 117-49 117-91 0-30-24-54-65-59 43-9 87-39 87-79zM261 56c0 38-36 77-87 77-21 0-41 0-61 0 8-35 17-69 26-104 3-15 5-16 23-16s36 0 53 0c38 0 46 24 46 43zM237 192c0 41-37 82-86 82-19 0-38 0-58 0-6 0-6 0-8 0-5-2-6-2-6-5 0-1 0-1 2-10 10-38 20-78 29-116 26 0 53 0 79 0 41 0 48 31 48 49z"><text:p/></draw:path></draw:g></draw:g></text:span><text:span text:style-name="T21"><text:s/>היא קבוצת הקבוצות של המספרים הטבעיים שהן סופיות או שהמשלים שלהן סופי. </text:span><text:span text:style-name="T22">ניתן לראות ש־</text:span><text:span text:style-name="T22"><draw:g text:anchor-type="as-char" svg:y="-0.1126in" draw:z-index="80" draw:name="Shape81" draw:style-name="gr1"><svg:title>TexMaths</svg:title><svg:desc>12§display§B§svg§600§FALSE§</svg:desc><draw:g draw:style-name="gr2"><draw:path draw:style-name="gr3" draw:text-style-name="P20" svg:width="0.1075in" svg:height="0.0957in" svg:x="0.0016in" svg:y="0.0087in" svg:viewBox="0 0 274 244" svg:d="M0 0c91 0 183 0 274 0 0 82 0 162 0 244-91 0-183 0-274 0 0-82 0-162 0-244z"><text:p/></draw:path><draw:path draw:style-name="gr4" draw:text-style-name="P21" svg:width="0.1173in" svg:height="0.1126in" svg:x="0in" svg:y="0in" svg:viewBox="0 0 299 287" svg:d="M299 58c0-32-27-58-78-58-46 0-94 0-141 0-8 0-12 0-12 8 0 5 4 5 12 5 5 0 9 0 16 1 7 0 11 2 11 6 0 3 0 4-2 9-19 75-37 150-56 225-4 16-5 20-38 20-7 0-11 0-11 8 0 5 4 5 11 5 50 0 99 0 149 0 67 0 117-49 117-91 0-30-24-54-65-59 43-9 87-39 87-79zM261 56c0 38-36 77-87 77-21 0-41 0-61 0 8-35 17-69 26-104 3-15 5-16 23-16s36 0 53 0c38 0 46 24 46 43zM237 192c0 41-37 82-86 82-19 0-38 0-58 0-6 0-6 0-8 0-5-2-6-2-6-5 0-1 0-1 2-10 10-38 20-78 29-116 26 0 53 0 79 0 41 0 48 31 48 49z"><text:p/></draw:path></draw:g></draw:g></text:span><text:span text:style-name="T22"> היא איחוד של קבוצת </text:span><text:soft-page-break/><text:span text:style-name="T22">הקבוצות שהמשלים שלהן הוא סופי, היא קבוצה </text:span><text:span text:style-name="T22"><draw:g text:anchor-type="as-char" svg:y="-0.1181in" draw:z-index="81" draw:name="Shape82"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22"><text:s/>מהסעיף הקודם, וקבוצת הקבוצות הסופיות של המספרים הטבעיים. לכן </text:span><text:span text:style-name="T22"><draw:g text:anchor-type="as-char" svg:y="-0.1189in" draw:z-index="82" draw:name="Shape83" draw:style-name="gr1"><svg:title>TexMaths</svg:title><svg:desc>12§display§A \subseteq B§svg§600§FALSE§</svg:desc><draw:g draw:style-name="gr2"><draw:path draw:style-name="gr3" draw:text-style-name="P20" svg:width="0.4528in" svg:height="0.122in" svg:x="0.0024in" svg:y="0.0079in" svg:viewBox="0 0 1151 311" svg:d="M0 0c384 0 768 0 1151 0 0 104 0 207 0 311-383 0-767 0-1151 0 0-104 0-207 0-311z"><text:p/></draw:path><draw:path draw:style-name="gr4" draw:text-style-name="P21" svg:width="0.1134in" svg:height="0.1181in" svg:x="-0.0004in" svg:y="0in" svg:viewBox="0 0 289 301" svg:d="M289 292c0-4-4-4-10-4-26 0-26-4-27-16-9-88-17-175-25-262-2-9-2-10-9-10-6 0-8 2-11 7-49 82-97 164-146 245-17 28-33 34-51 36-6 0-10 0-10 8 0 2 2 5 6 5 11 0 24-1 36-1 14 0 29 1 42 1 2 0 8 0 8-9 0-4-3-4-7-4-9-2-19-5-19-16 0-5 2-10 6-14 2-6 2-6 31-55 35 0 71 0 106 0 1 9 7 67 7 70 0 13-22 15-30 15-6 0-11 0-11 8 0 5 4 4 6 5 18 0 36-1 53-1 11 0 37 1 48 1 2 0 7 0 7-9zM207 190c-32 0-63 0-95 0 27-46 55-93 82-138 5 45 9 92 13 138z"><text:p/></draw:path><draw:path draw:style-name="gr4" draw:text-style-name="P21" svg:width="0.1in" svg:height="0.1244in" svg:x="0.1783in" svg:y="0.015in" svg:viewBox="0 0 255 317" svg:d="M255 237c0-5-3-8-8-8-42 0-83 0-123 0-60 0-107-47-107-105 0-59 47-107 107-107 40 0 81 0 123 0 5 0 8-4 8-9 0-4-3-8-8-8-42 0-83 0-123 0-69 0-124 55-124 124 0 67 55 122 124 122 40 0 81 0 123 0 5 0 8-4 8-9zM255 308c0-5-3-8-8-8-77 0-153 0-230 0-4 0-9 3-9 8s5 9 9 9c77 0 153 0 230 0 5 0 8-4 8-9z"><text:p/></draw:path><draw:path draw:style-name="gr4" draw:text-style-name="P21" svg:width="0.1181in" svg:height="0.1122in" svg:x="0.3457in" svg:y="0.0059in" svg:viewBox="0 0 301 286" svg:d="M301 58c0-32-28-58-78-58-47 0-95 0-141 0-9 0-12 0-12 8 0 4 3 4 10 4 6 0 10 0 17 1s11 1 11 7c0 2 0 3-1 8-19 74-37 150-57 225-4 17-4 20-38 20-7 0-12 0-12 9 0 4 4 4 12 4 50 0 100 0 150 0 67 0 116-50 116-91 0-29-24-54-65-58 44-8 88-40 88-79zM263 55c0 38-36 77-88 77-20 0-41 0-61 0 8-35 18-69 26-103 4-16 4-17 22-17s37 0 55 0c37 0 46 25 46 43zM239 190c0 42-38 83-87 83-19 0-38 0-57 0-6 0-7 0-10-1-3 0-5 0-5-4 0-1 0-2 2-9 9-39 20-78 30-117 26 0 52 0 79 0 40 0 48 31 48 48z"><text:p/></draw:path></draw:g></draw:g></text:span><text:span text:style-name="T22">, ולכן </text:span><text:span text:style-name="T22"><draw:g text:anchor-type="as-char" svg:y="-0.1244in" draw:z-index="83" draw:name="Shape84" draw:style-name="gr1"><svg:title>TexMaths</svg:title><svg:desc>12§display§\aleph_0 \le \rvert B \lvert§svg§600§FALSE§</svg:desc><draw:g draw:style-name="gr2"><draw:path draw:style-name="gr3" draw:text-style-name="P20" svg:width="0.5354in" svg:height="0.15in" svg:x="-0.0004in" svg:y="0.0083in" svg:viewBox="0 0 1361 382" svg:d="M681 382c-228 0-454 0-681 0 0-128 0-255 0-382 453 0 908 0 1361 0 0 127 0 254 0 382-227 0-453 0-680 0z"><text:p/></draw:path><draw:path draw:style-name="gr4" draw:text-style-name="P21" svg:width="0.0823in" svg:height="0.1138in" svg:x="0.0004in" svg:y="0.0094in" svg:viewBox="0 0 210 290" svg:d="M210 264c0-12 0-19-40-61-6-7-6-9-6-12 0-1 0-15 7-53 2-8 8-37 9-54 13 16 14 24 14 30 0 2 1 5 5 5 1 0 11-4 11-27 0-7 0-16-16-31-12-11-13-12-21-26-15-23-16-25-18-33-2-1-3-2-4-2-2 0-12 5-12 26 0 10 0 20 29 46-1 20-7 55-9 61-2 16-6 35-7 47-39-46-79-91-118-136-17-19-18-33-18-38 0-2-2-6-5-6s-11 5-11 26c0 10 0 16 19 41 10 12 6 5 27 31-14 20-35 57-35 93 0 11 2 20 14 39 9 16 11 26 11 35 0 5 0 16-29 17-5 0-7 0-7 4s4 4 11 4c8 0 17 0 25 0 19 0 42-3 42-25 0-15-11-29-19-37-17-20-19-25-19-41 0-13 1-49 15-79 40 46 80 92 120 138 18 20 19 34 19 38 0 3 0 6 5 6 1 0 11-4 11-26z"><text:p/></draw:path><draw:path draw:style-name="gr4" draw:text-style-name="P21" svg:width="0.0535in" svg:height="0.0791in" svg:x="0.0988in" svg:y="0.0874in" svg:viewBox="0 0 137 202" svg:d="M137 102c0-32-5-56-18-77-9-13-28-25-51-25-68 0-68 80-68 102 0 20 0 100 68 100 69 0 69-80 69-100zM109 97c0 23 0 45-3 63-6 27-27 33-38 33-14 0-32-8-38-32-4-17-4-41-4-64 0-21 0-43 5-60 6-23 25-29 37-29 16 0 32 10 36 27 5 15 5 37 5 62z"><text:p/></draw:path><draw:path draw:style-name="gr4" draw:text-style-name="P21" svg:width="0.1039in" svg:height="0.1232in" svg:x="0.2252in" svg:y="0.0197in" svg:viewBox="0 0 265 314" svg:d="M259 233c-77-36-153-72-230-108 77-38 153-74 230-110 11-4 4-19-7-14-82 38-163 77-245 115-7 4-7 13 0 17 82 38 163 77 245 115 11 4 18-11 7-15zM264 306c0-5-4-9-9-9-82 0-164 0-247 0-3 0-8 4-8 9s5 8 8 8c83 0 165 0 247 0 5 0 9-3 9-8z"><text:p/></draw:path><draw:path draw:style-name="gr4" draw:text-style-name="P21" svg:width="0.0063in" svg:height="0.165in" svg:x="0.361in" svg:y="-0.0004in" svg:viewBox="0 0 17 420" svg:d="M17 412c0-135 0-269 0-404 0-4-4-8-9-8-4 0-8 4-8 8 0 135 0 269 0 404 0 4 4 8 8 8 5 0 9-4 9-8z"><text:p/></draw:path><draw:path draw:style-name="gr4" draw:text-style-name="P21" svg:width="0.1181in" svg:height="0.1122in" svg:x="0.3941in" svg:y="0.011in" svg:viewBox="0 0 301 286" svg:d="M301 58c0-32-28-58-78-58-47 0-95 0-141 0-9 0-12 0-12 8 0 5 3 5 10 5 6 0 10 0 17 0 7 1 11 1 11 7 0 2 0 3-1 9-19 74-37 150-57 224-4 17-4 19-38 19-7 0-12 0-12 9 0 5 5 5 12 5 50 0 100 0 150 0 67 0 116-50 116-90 0-30-24-54-65-59 44-9 88-40 88-79zM263 56c0 38-36 77-88 77-20 0-41 0-61 0 8-35 18-69 26-104 4-15 4-16 23-16 18 0 36 0 54 0 37 0 46 24 46 43zM239 192c0 40-38 80-87 80-19 0-38 0-57 0-6 0-7 0-10 0s-5-1-5-3c0-3 0-3 2-11 9-38 20-77 30-115 26 0 52 0 79 0 40 0 48 31 48 49z"><text:p/></draw:path><draw:path draw:style-name="gr4" draw:text-style-name="P21" svg:width="0.0063in" svg:height="0.165in" svg:x="0.5374in" svg:y="-0.0004in" svg:viewBox="0 0 17 420" svg:d="M17 412c0-135 0-269 0-404 0-4-4-8-9-8-4 0-8 4-8 8 0 135 0 269 0 404 0 4 4 8 8 8 5 0 9-4 9-8z"><text:p/></draw:path></draw:g></draw:g></text:span><text:span text:style-name="T22">. </text:span><text:span text:style-name="T23">בסעיף הקודם הראינו כי ישנה פונקציה מ־</text:span><text:span text:style-name="T23"><draw:g text:anchor-type="as-char" svg:y="-0.1181in" draw:z-index="84" draw:name="Shape85"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23"> ל־</text:span><text:span text:style-name="T23"><draw:g text:anchor-type="as-char" svg:y="-0.1126in" draw:z-index="85" draw:name="Shape86" draw:style-name="gr1"><svg:title>TexMaths</svg:title><svg:desc>12§display§N§svg§600§FALSE§</svg:desc><draw:g draw:style-name="gr2"><draw:path draw:style-name="gr3" draw:text-style-name="P20" svg:width="0.1287in" svg:height="0.0949in" svg:x="0.0016in" svg:y="0.0087in" svg:viewBox="0 0 328 242" svg:d="M0 0c110 0 218 0 328 0 0 80 0 162 0 242-110 0-218 0-328 0 0-80 0-162 0-242z"><text:p/></draw:path><draw:path draw:style-name="gr4" draw:text-style-name="P21" svg:width="0.139in" svg:height="0.1122in" svg:x="-0.0004in" svg:y="0in" svg:viewBox="0 0 354 286" svg:d="M354 5c-2-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 5-16 12-30 46-31 2 0 7-1 7-8z"><text:p/></draw:path></draw:g></draw:g></text:span><text:span text:style-name="T23"> שהיא חד־חד ערכית. פונקציה זו הוגדרה כמורכבת משתי פעולות, הראשונה כללה את השלמת הקבוצה והשנייה התאמת מספר טבעי חד־חד ערכי לקבוצה הסופית. עבור קבוצה </text:span><text:span text:style-name="T23"><draw:g text:anchor-type="as-char" svg:y="-0.1126in" draw:z-index="86" draw:name="Shape87" draw:style-name="gr1"><svg:title>TexMaths</svg:title><svg:desc>12§display§B§svg§600§FALSE§</svg:desc><draw:g draw:style-name="gr2"><draw:path draw:style-name="gr3" draw:text-style-name="P20" svg:width="0.1075in" svg:height="0.0957in" svg:x="0.0016in" svg:y="0.0087in" svg:viewBox="0 0 274 244" svg:d="M0 0c91 0 183 0 274 0 0 82 0 162 0 244-91 0-183 0-274 0 0-82 0-162 0-244z"><text:p/></draw:path><draw:path draw:style-name="gr4" draw:text-style-name="P21" svg:width="0.1173in" svg:height="0.1126in" svg:x="0in" svg:y="0in" svg:viewBox="0 0 299 287" svg:d="M299 58c0-32-27-58-78-58-46 0-94 0-141 0-8 0-12 0-12 8 0 5 4 5 12 5 5 0 9 0 16 1 7 0 11 2 11 6 0 3 0 4-2 9-19 75-37 150-56 225-4 16-5 20-38 20-7 0-11 0-11 8 0 5 4 5 11 5 50 0 99 0 149 0 67 0 117-49 117-91 0-30-24-54-65-59 43-9 87-39 87-79zM261 56c0 38-36 77-87 77-21 0-41 0-61 0 8-35 17-69 26-104 3-15 5-16 23-16s36 0 53 0c38 0 46 24 46 43zM237 192c0 41-37 82-86 82-19 0-38 0-58 0-6 0-6 0-8 0-5-2-6-2-6-5 0-1 0-1 2-10 10-38 20-78 29-116 26 0 53 0 79 0 41 0 48 31 48 49z"><text:p/></draw:path></draw:g></draw:g></text:span><text:span text:style-name="T23"><text:s/>ניתן להשתמש באותה הפונקציה החד־חד ערכית ללא השלב הראשון, לכן גם </text:span><text:span text:style-name="T23"><draw:g text:anchor-type="as-char" svg:y="-0.1244in" draw:z-index="87" draw:name="Shape88" draw:style-name="gr1"><svg:title>TexMaths</svg:title><svg:desc>12§display§\aleph_0 \ge \rvert B \lvert§svg§600§FALSE§</svg:desc><draw:g draw:style-name="gr2"><draw:path draw:style-name="gr3" draw:text-style-name="P20" svg:width="0.5354in" svg:height="0.15in" svg:x="-0.0004in" svg:y="0.0083in" svg:viewBox="0 0 1361 382" svg:d="M681 382c-228 0-454 0-681 0 0-128 0-255 0-382 453 0 908 0 1361 0 0 127 0 254 0 382-227 0-453 0-680 0z"><text:p/></draw:path><draw:path draw:style-name="gr4" draw:text-style-name="P21" svg:width="0.0823in" svg:height="0.1138in" svg:x="0.0004in" svg:y="0.0094in" svg:viewBox="0 0 210 290" svg:d="M210 264c0-12 0-19-40-61-6-7-6-9-6-12 0-1 0-15 7-53 2-8 8-37 9-54 13 16 14 24 14 30 0 2 1 5 5 5 1 0 11-4 11-27 0-7 0-16-16-31-12-11-13-12-21-26-15-23-16-25-18-33-2-1-3-2-4-2-2 0-12 5-12 26 0 10 0 20 29 46-1 20-7 55-9 61-2 16-6 35-7 47-39-46-79-91-118-136-17-19-18-33-18-38 0-2-2-6-5-6s-11 5-11 26c0 10 0 16 19 41 10 12 6 5 27 31-14 20-35 57-35 93 0 11 2 20 14 39 9 16 11 26 11 35 0 5 0 16-29 17-5 0-7 0-7 4s4 4 11 4c8 0 17 0 25 0 19 0 42-3 42-25 0-15-11-29-19-37-17-20-19-25-19-41 0-13 1-49 15-79 40 46 80 92 120 138 18 20 19 34 19 38 0 3 0 6 5 6 1 0 11-4 11-26z"><text:p/></draw:path><draw:path draw:style-name="gr4" draw:text-style-name="P21" svg:width="0.0535in" svg:height="0.0791in" svg:x="0.0988in" svg:y="0.0874in" svg:viewBox="0 0 137 202" svg:d="M137 102c0-32-5-56-18-77-9-13-28-25-51-25-68 0-68 80-68 102 0 20 0 100 68 100 69 0 69-80 69-100zM109 97c0 23 0 45-3 63-6 27-27 33-38 33-14 0-32-8-38-32-4-17-4-41-4-64 0-21 0-43 5-60 6-23 25-29 37-29 16 0 32 10 36 27 5 15 5 37 5 62z"><text:p/></draw:path><draw:path draw:style-name="gr4" draw:text-style-name="P21" svg:width="0.1035in" svg:height="0.1232in" svg:x="0.2252in" svg:y="0.0197in" svg:viewBox="0 0 264 314" svg:d="M258 133c7-4 7-13 0-17-82-38-163-77-245-115-11-5-18 10-8 14 77 36 154 72 231 110-77 36-154 72-231 108-10 4-3 19 8 15 82-38 163-77 245-115zM264 306c0-5-4-9-9-9-82 0-164 0-247 0-3 0-8 4-8 9s5 8 8 8c83 0 165 0 247 0 5 0 9-3 9-8z"><text:p/></draw:path><draw:path draw:style-name="gr4" draw:text-style-name="P21" svg:width="0.0063in" svg:height="0.165in" svg:x="0.361in" svg:y="-0.0004in" svg:viewBox="0 0 17 420" svg:d="M17 412c0-135 0-269 0-404 0-4-4-8-9-8-4 0-8 4-8 8 0 135 0 269 0 404 0 4 4 8 8 8 5 0 9-4 9-8z"><text:p/></draw:path><draw:path draw:style-name="gr4" draw:text-style-name="P21" svg:width="0.1181in" svg:height="0.1122in" svg:x="0.3941in" svg:y="0.011in" svg:viewBox="0 0 301 286" svg:d="M301 58c0-32-28-58-78-58-47 0-95 0-141 0-9 0-12 0-12 8 0 5 3 5 10 5 6 0 10 0 17 0 7 1 11 1 11 7 0 2 0 3-1 9-19 74-37 150-57 224-4 17-4 19-38 19-7 0-12 0-12 9 0 5 5 5 12 5 50 0 100 0 150 0 67 0 116-50 116-90 0-30-24-54-65-59 44-9 88-40 88-79zM263 56c0 38-36 77-88 77-20 0-41 0-61 0 8-35 18-69 26-104 4-15 4-16 23-16 18 0 36 0 54 0 37 0 46 24 46 43zM239 192c0 40-38 80-87 80-19 0-38 0-57 0-6 0-7 0-10 0s-5-1-5-3c0-3 0-3 2-11 9-38 20-77 30-115 26 0 52 0 79 0 40 0 48 31 48 49z"><text:p/></draw:path><draw:path draw:style-name="gr4" draw:text-style-name="P21" svg:width="0.0063in" svg:height="0.165in" svg:x="0.5374in" svg:y="-0.0004in" svg:viewBox="0 0 17 420" svg:d="M17 412c0-135 0-269 0-404 0-4-4-8-9-8-4 0-8 4-8 8 0 135 0 269 0 404 0 4 4 8 8 8 5 0 9-4 9-8z"><text:p/></draw:path></draw:g></draw:g></text:span><text:span text:style-name="T23">, ובסך־הכול </text:span><text:span text:style-name="T23"><draw:g text:anchor-type="as-char" svg:y="-0.1244in" draw:z-index="88" draw:name="Shape89" draw:style-name="gr1"><svg:title>TexMaths</svg:title><svg:desc>12§display§\rvert B \lvert = \aleph_0§svg§600§FALSE§</svg:desc><draw:g draw:style-name="gr2"><draw:path draw:style-name="gr3" draw:text-style-name="P20" svg:width="0.5406in" svg:height="0.15in" svg:x="-0.0004in" svg:y="0.0083in" svg:viewBox="0 0 1374 382" svg:d="M688 382c-230 0-459 0-688 0 0-128 0-255 0-382 458 0 916 0 1374 0 0 127 0 254 0 382-229 0-458 0-686 0z"><text:p/></draw:path><draw:path draw:style-name="gr4" draw:text-style-name="P21" svg:width="0.0063in" svg:height="0.165in" svg:x="0.011in" svg:y="-0.0004in" svg:viewBox="0 0 17 420" svg:d="M17 412c0-135 0-269 0-404 0-4-4-8-9-8-4 0-8 4-8 8 0 135 0 269 0 404 0 4 4 8 8 8 5 0 9-4 9-8z"><text:p/></draw:path><draw:path draw:style-name="gr4" draw:text-style-name="P21" svg:width="0.1177in" svg:height="0.1122in" svg:x="0.0445in" svg:y="0.011in" svg:viewBox="0 0 300 286" svg:d="M300 58c0-32-28-58-78-58-47 0-95 0-142 0-8 0-12 0-12 8 0 5 4 5 12 5 5 0 9 0 16 0 7 1 11 1 11 7 0 2 0 3-2 9-19 74-37 150-56 224-5 17-5 19-38 19-7 0-11 0-11 9 0 5 4 5 11 5 50 0 99 0 150 0 67 0 116-50 116-90 0-30-24-54-65-59 43-9 88-40 88-79zM261 56c0 38-36 77-87 77-21 0-41 0-61 0 8-35 18-69 26-104 4-15 5-16 23-16s36 0 54 0c37 0 45 24 45 43zM239 192c0 40-39 80-88 80-19 0-38 0-57 0-6 0-6 0-9 0-5 0-6-1-6-3 0-3 0-3 3-11 9-38 19-77 28-115 27 0 53 0 79 0 41 0 50 31 50 49z"><text:p/></draw:path><draw:path draw:style-name="gr4" draw:text-style-name="P21" svg:width="0.0063in" svg:height="0.165in" svg:x="0.187in" svg:y="-0.0004in" svg:viewBox="0 0 17 420" svg:d="M17 412c0-135 0-269 0-404 0-4-4-8-9-8-4 0-8 4-8 8 0 135 0 269 0 404 0 4 4 8 8 8 5 0 9-4 9-8z"><text:p/></draw:path><draw:path draw:style-name="gr4" draw:text-style-name="P21" svg:width="0.1102in" svg:height="0.0382in" svg:x="0.2224in" svg:y="0.063in" svg:viewBox="0 0 281 98" svg:d="M281 8c0-4-4-8-9-8-87 0-176 0-264 0-3 0-8 4-8 8s5 9 8 9c88 0 177 0 264 0 5 0 9-5 9-9zM281 90c0-5-4-8-9-8-87 0-176 0-264 0-3 0-8 3-8 8 0 4 5 8 8 8 88 0 177 0 264 0 5 0 9-4 9-8z"><text:p/></draw:path><draw:path draw:style-name="gr4" draw:text-style-name="P21" svg:width="0.0823in" svg:height="0.1138in" svg:x="0.3969in" svg:y="0.0094in" svg:viewBox="0 0 210 290" svg:d="M210 264c0-12 0-19-40-61-6-7-6-9-6-12 0-1 0-15 7-53 2-8 8-37 9-54 13 16 14 24 14 30 1 2 1 5 5 5 2 0 11-4 11-27 0-7 0-16-16-31-12-11-13-12-21-26-15-23-16-25-18-33-2-1-3-2-4-2-2 0-11 5-11 26 0 10 0 20 28 46-1 20-7 55-9 61-2 16-6 35-7 47-39-46-78-91-117-136-18-19-19-33-19-38 0-2-2-6-5-6s-11 5-11 26c0 10 0 16 20 41 10 12 5 5 26 31-14 20-34 57-34 93 0 11 1 20 13 39 9 16 12 26 12 35 0 5 0 16-30 17-3 0-7 0-7 4s4 4 11 4c8 0 17 0 25 0 19 0 42-3 42-25 0-15-11-29-19-37-17-20-19-25-19-41 0-13 1-49 15-79 41 46 80 92 121 138 17 20 18 34 18 38 0 3 1 6 5 6 2 0 11-4 11-26z"><text:p/></draw:path><draw:path draw:style-name="gr4" draw:text-style-name="P21" svg:width="0.0535in" svg:height="0.0791in" svg:x="0.4953in" svg:y="0.0874in" svg:viewBox="0 0 137 202" svg:d="M137 102c0-32-4-56-18-77-9-13-28-25-51-25-68 0-68 80-68 102 0 20 0 100 68 100 69 0 69-80 69-100zM109 97c0 23 0 45-4 63-6 27-25 33-37 33-14 0-32-8-37-32-5-17-5-41-5-64 0-21 0-43 5-60 6-23 25-29 37-29 16 0 31 10 36 27 5 15 5 37 5 62z"><text:p/></draw:path></draw:g></draw:g></text:span><text:span text:style-name="T23">.</text:span></text:p>
      <text:h text:style-name="P17" text:outline-level="1">שאלה 3</text:h>
      <text:h text:style-name="P19" text:outline-level="2">סעיף א’</text:h>
      <text:p text:style-name="P12">תהיה קבוצה <draw:g text:anchor-type="as-char" svg:y="-0.1236in" draw:z-index="89" draw:name="Shape90" draw:style-name="gr1"><svg:title>TexMaths</svg:title><svg:desc>12§display§A = \{ A_i \mid i \in N \}§svg§600§FALSE§</svg:desc><draw:g draw:style-name="gr2"><draw:path draw:style-name="gr3" draw:text-style-name="P20" svg:width="1.2106in" svg:height="0.1484in" svg:x="0.002in" svg:y="0.0079in" svg:viewBox="0 0 3076 378" svg:d="M1539 378c-513 0-1025 0-1539 0 0-126 0-252 0-378 1026 0 2051 0 3076 0 0 126 0 252 0 378-512 0-1024 0-1537 0z"><text:p/></draw:path><draw:path draw:style-name="gr4" draw:text-style-name="P21" svg:width="0.1134in" svg:height="0.1177in" svg:x="-0.0004in" svg:y="0.0051in" svg:viewBox="0 0 289 300" svg:d="M289 292c0-5-5-5-11-5-25 0-25-2-26-16-8-86-18-174-26-261-2-9-2-10-8-10-7 0-9 4-12 7-49 82-97 164-146 245-17 28-34 34-52 35-4 0-8 0-8 8 0 3 1 5 5 5 12 0 24-1 36-1 14 0 29 1 42 1 3 0 8 0 8-8 0-5-3-5-7-5-10-1-19-5-19-14 0-5 2-10 6-16 2-5 3-5 32-53 35 0 71 0 106 0 0 9 6 65 6 69 0 13-22 14-30 14-6 0-10 0-10 8 0 5 4 4 6 5 17 0 35-1 53-1 10 0 36 1 47 1 2 0 8 0 8-8zM208 191c-33 0-65 0-98 0 28-47 56-93 83-138 5 45 10 91 15 138z"><text:p/></draw:path><draw:path draw:style-name="gr4" draw:text-style-name="P21" svg:width="0.1102in" svg:height="0.0382in" svg:x="0.1732in" svg:y="0.063in" svg:viewBox="0 0 281 98" svg:d="M281 8c0-4-4-8-9-8-87 0-176 0-264 0-4 0-8 4-8 8 0 5 4 9 8 9 88 0 177 0 264 0 5 0 9-4 9-9zM281 90c0-5-4-8-9-8-87 0-176 0-264 0-4 0-8 3-8 8s4 8 8 8c88 0 177 0 264 0 5 0 9-3 9-8z"><text:p/></draw:path><draw:path draw:style-name="gr4" draw:text-style-name="P21" svg:width="0.0579in" svg:height="0.1646in" svg:x="0.352in" svg:y="-0.0004in" svg:viewBox="0 0 148 419" svg:d="M148 414c0-2-3-4-6-4-32 0-54-21-54-42 0-35 0-70 0-106 0-24-21-42-50-52 29-8 50-27 50-51 0-36 0-71 0-106 0-22 22-42 54-42 3 0 6-4 6-6 0-4-3-5-6-5-44 0-82 22-82 53 0 35 0 70 0 106 0 24-24 46-55 46-4 0-5 2-5 5s1 5 5 5c31 0 55 23 55 47 0 36 0 71 0 106 0 30 38 51 82 51 3 0 6-1 6-5z"><text:p/></draw:path><draw:path draw:style-name="gr4" draw:text-style-name="P21" svg:width="0.1134in" svg:height="0.1177in" svg:x="0.428in" svg:y="0.0051in" svg:viewBox="0 0 289 300" svg:d="M289 292c0-5-3-5-9-5-27 0-27-2-28-16-8-86-17-174-25-261-1-9-1-10-9-10-6 0-8 4-10 7-50 82-98 164-147 245-17 28-33 34-51 35-6 0-10 0-10 8 0 3 2 5 6 5 11 0 24-1 36-1 14 0 29 1 42 1 2 0 8 0 8-8 0-5-3-5-7-5-9-1-19-5-19-14 0-5 2-10 6-16 2-5 2-5 31-53 36 0 71 0 107 0 0 9 6 65 6 69 0 13-22 14-30 14-6 0-11 0-11 8 0 5 4 4 6 5 18 0 36-1 53-1 11 0 37 1 48 1 2 0 7 0 7-8zM208 191c-33 0-64 0-96 0 27-47 55-93 82-138 5 45 9 91 14 138z"><text:p/></draw:path><draw:path draw:style-name="gr4" draw:text-style-name="P21" svg:width="0.035in" svg:height="0.0776in" svg:x="0.5524in" svg:y="0.0874in" svg:viewBox="0 0 90 198" svg:d="M82 11c0-5-4-11-12-11s-16 7-16 16c0 4 4 12 11 12 9 0 17-9 17-17zM90 153c0-4-4-3-5-4-5 0-5 2-6 5-7 24-20 36-31 36-6 0-7-4-7-11 0-6 1-12 5-18 3-8 6-17 9-24 5-13 10-25 15-37 0-4 1-6 1-10 0-13-12-25-28-25-30 0-43 41-43 45s4 4 5 4c5 0 5-1 6-5 7-25 20-36 31-36 5 0 7 3 7 11 0 6-1 11-9 29-6 16-12 31-18 48-2 4-3 7-3 12 0 14 12 25 28 25 30 0 43-41 43-45z"><text:p/></draw:path><draw:path draw:style-name="gr4" draw:text-style-name="P21" svg:width="0.0063in" svg:height="0.1646in" svg:x="0.6673in" svg:y="-0.0004in" svg:viewBox="0 0 17 419" svg:d="M17 411c0-135 0-268 0-403 0-4-4-8-9-8-4 0-8 4-8 8 0 135 0 268 0 403 0 5 4 8 8 8 5 0 9-3 9-8z"><text:p/></draw:path><draw:path draw:style-name="gr4" draw:text-style-name="P21" svg:width="0.0437in" svg:height="0.1106in" svg:x="0.7445in" svg:y="0.0142in" svg:viewBox="0 0 112 282" svg:d="M108 16c0-9-6-16-16-16s-22 11-22 23c0 8 6 15 15 15 11 0 23-10 23-22zM112 219c0-5-4-5-5-5-4 0-4 1-6 8-9 25-22 51-43 51-8 0-11-5-11-15 0-9 3-15 13-41 5-14 11-28 16-43 6-13 6-13 9-25 4-8 6-14 6-22 0-19-14-35-35-35-39 0-56 62-56 65 0 4 4 3 6 4 4 0 5 0 6-7 12-40 29-52 43-52 4 0 11 0 11 13 0 9-4 18-5 22-3 11-23 60-30 78-3 11-9 24-9 32 0 20 14 35 34 35 40 0 56-60 56-63z"><text:p/></draw:path><draw:path draw:style-name="gr4" draw:text-style-name="P21" svg:width="0.0835in" svg:height="0.0961in" svg:x="0.8571in" svg:y="0.0343in" svg:viewBox="0 0 213 245" svg:d="M212 237c0-5-3-9-8-9-26 0-54 0-80 0-57 0-104-42-107-97 62 0 125 0 187 0 12 0 12-17 0-17-62 0-125 0-187 0 3-54 50-97 107-97 26 0 54 0 80 0 5 0 8-4 8-9 0-4-3-8-8-8-26 0-54 0-80 0-69 0-124 54-124 123 0 67 55 122 124 122 26 0 54 0 80 0 5 0 8-4 8-8z"><text:p/></draw:path><draw:path draw:style-name="gr4" draw:text-style-name="P21" svg:width="0.1394in" svg:height="0.1122in" svg:x="1.0067in" svg:y="0.011in" svg:viewBox="0 0 355 286" svg:d="M355 5c-2-1 0-5-6-5-14 0-29 1-42 1-14 0-30-1-43-1-2 0-8 0-8 8 0 5 4 5 8 5 24 0 29 9 29 18 0 1-1 7-1 9-16 62-33 125-48 187-32-73-62-147-93-220-3-7-5-7-14-7-19 0-37 0-57 0-8 0-12 0-12 8 0 5 4 5 12 5 3 0 29 0 29 4-19 74-37 150-56 224-5 17-12 30-46 32-2 0-7 0-7 8 0 2 2 5 5 5 14 0 29-1 42-1 14 0 30 1 44 1 1 0 7 0 7-9 0-4-3-4-8-4-24-2-28-10-28-18 0-4 0-6 2-10 19-73 37-148 56-221 1 2 1 2 4 7 34 82 69 165 104 246 4 8 5 9 8 9 5 0 5-1 8-10 19-77 39-155 58-233 4-17 12-29 46-30 1 0 7-1 7-8z"><text:p/></draw:path><draw:path draw:style-name="gr4" draw:text-style-name="P21" svg:width="0.0579in" svg:height="0.1646in" svg:x="1.1634in" svg:y="-0.0004in" svg:viewBox="0 0 148 419" svg:d="M148 210c0-2-3-5-5-5-33 0-55-22-55-46 0-36 0-71 0-106 0-31-39-53-83-53-3 0-5 1-5 5 0 2 2 6 5 6 31 0 55 20 55 42 0 35 0 70 0 106 0 24 20 43 48 51-28 10-48 28-48 52 0 36 0 71 0 106 0 21-24 42-55 42-3 0-5 2-5 4 0 4 2 5 5 5 44 0 83-21 83-51 0-35 0-70 0-106 0-24 22-47 55-47 2 0 5-1 5-5z"><text:p/></draw:path></draw:g></draw:g><text:s/>כך שמתקיים <draw:g text:anchor-type="as-char" svg:y="-0.128in" draw:z-index="90" draw:name="Shape91" draw:style-name="gr1"><svg:title>TexMaths</svg:title><svg:desc>12§display§A_i \cap A_j = \emptyset, A_i \ne A_j, A_i \subseteq N§svg§600§FALSE§</svg:desc><draw:g draw:style-name="gr2"><draw:path draw:style-name="gr3" draw:text-style-name="P20" svg:width="2.1224in" svg:height="0.1744in" svg:x="0.0024in" svg:y="0.0079in" svg:viewBox="0 0 5392 444" svg:d="M0 0c1798 0 3594 0 5392 0 0 148 0 296 0 444-1798 0-3594 0-5392 0 0-148 0-296 0-444z"><text:p/></draw:path><draw:path draw:style-name="gr4" draw:text-style-name="P21" svg:width="0.1134in" svg:height="0.1173in" svg:x="-0.0004in" svg:y="0.0094in" svg:viewBox="0 0 289 299" svg:d="M289 290c0-3-3-3-9-3-27 0-27-4-28-16-8-86-17-174-25-261-1-9-1-10-9-10-6 0-8 2-10 7-50 82-98 163-147 244-17 29-33 35-51 36-6 0-10 0-10 8 0 3 2 4 6 4 11 0 24-1 36-1 14 0 29 1 42 1 2 0 8 0 8-7 0-5-3-5-7-5-9-1-19-5-19-16 0-5 2-9 6-15 2-5 2-5 31-52 36 0 71 0 107 0 0 8 6 65 6 68 0 14-22 15-30 15-6 0-11 0-11 8 0 4 4 3 6 4 18 0 36-1 53-1 11 0 37 1 48 1 2 0 7 0 7-9zM209 191c-33 0-65 0-97 0 27-47 55-94 82-139 5 45 10 92 15 139z"><text:p/></draw:path><draw:path draw:style-name="gr4" draw:text-style-name="P21" svg:width="0.035in" svg:height="0.0776in" svg:x="0.1236in" svg:y="0.0917in" svg:viewBox="0 0 90 198" svg:d="M82 12c0-5-4-12-12-12s-16 8-16 17c0 5 4 11 11 11 9 0 17-9 17-16zM90 154c0-4-4-3-5-4-5 0-5 1-6 5-7 24-19 36-31 36-6 0-7-5-7-11 0-7 1-12 5-19 3-9 6-16 9-23 5-13 10-25 15-37 0-4 1-7 1-10 0-14-12-25-28-25-30 0-43 40-43 44 0 5 4 3 5 5 5 0 5-2 6-5 7-25 20-36 31-36 5 0 7 3 7 10s-1 12-8 30c-6 16-13 31-19 47-2 3-3 7-3 13 0 13 12 24 28 24 30 0 43-40 43-44z"><text:p/></draw:path><draw:path draw:style-name="gr4" draw:text-style-name="P21" svg:width="0.0902in" svg:height="0.102in" svg:x="0.2205in" svg:y="0.028in" svg:viewBox="0 0 230 260" svg:d="M230 252c0-53 0-106 0-158s-51-94-115-94c-65 0-115 42-115 94s0 105 0 158c0 5 4 8 8 8 5 0 9-3 9-8 0-53 0-106 0-158 0-44 44-77 98-77s99 33 99 77c0 52 0 105 0 158 0 5 3 8 8 8s8-3 8-8z"><text:p/></draw:path><draw:path draw:style-name="gr4" draw:text-style-name="P21" svg:width="0.1134in" svg:height="0.1173in" svg:x="0.3638in" svg:y="0.0094in" svg:viewBox="0 0 289 299" svg:d="M289 290c0-3-3-3-9-3-27 0-27-4-28-16-8-86-17-174-25-261-1-9-1-10-9-10-6 0-8 2-10 7-50 82-98 163-147 244-17 29-33 35-51 36-6 0-10 0-10 8 0 3 2 4 6 4 11 0 24-1 36-1 14 0 29 1 42 1 2 0 8 0 8-7 0-5-3-5-7-5-9-1-19-5-19-16 0-5 2-9 6-15 2-5 2-5 31-52 36 0 71 0 107 0 0 8 6 65 6 68 0 14-22 15-30 15-6 0-11 0-11 8 0 4 4 3 6 4 18 0 36-1 53-1 11 0 37 1 48 1 2 0 7 0 7-9zM208 191c-33 0-64 0-96 0 27-47 55-94 82-139 5 45 9 92 14 139z"><text:p/></draw:path><draw:path draw:style-name="gr4" draw:text-style-name="P21" svg:width="0.0508in" svg:height="0.0996in" svg:x="0.4823in" svg:y="0.0917in" svg:viewBox="0 0 130 254" svg:d="M130 12c0-5-4-12-11-12-10 0-17 8-17 17 0 5 4 11 12 11 7 0 16-8 16-16zM119 94c0-17-13-28-31-28-33 0-52 41-52 44 0 5 4 5 5 5 3 0 3-1 6-6 7-17 23-35 39-35 8 0 11 5 11 15 0 2-1 7-1 8-10 37-19 75-29 113-5 20-20 36-37 36-5 0-8 0-11-1 7-3 10-10 10-15 0-7-6-10-12-10-9 0-17 8-17 18 0 9 12 16 30 16s52-9 61-45 18-71 27-106c1-2 1-5 1-9z"><text:p/></draw:path><draw:path draw:style-name="gr4" draw:text-style-name="P21" svg:width="0.1102in" svg:height="0.0382in" svg:x="0.6016in" svg:y="0.0665in" svg:viewBox="0 0 281 98" svg:d="M281 8c0-4-5-8-9-8-87 0-176 0-264 0-4 0-8 4-8 8 0 5 4 9 8 9 88 0 177 0 264 0 4 0 9-4 9-9zM281 90c0-5-5-8-9-8-87 0-176 0-264 0-4 0-8 3-8 8s4 8 8 8c88 0 177 0 264 0 4 0 9-3 9-8z"><text:p/></draw:path><draw:path draw:style-name="gr4" draw:text-style-name="P21" svg:width="0.0673in" svg:height="0.1398in" svg:x="0.7748in" svg:y="0in" svg:viewBox="0 0 172 356" svg:d="M172 180c0-35-2-101-38-137 3-9 5-18 8-27 1-3 1-5 2-8 0-4-4-8-8-8-6 0-8 5-10 13-2 6-4 13-6 19-5-2-18-8-34-8-24 0-51 12-67 44-17 34-19 72-19 112 0 25 0 101 37 133-3 12-6 24-9 35 0 5 3 8 8 8 6 0 7-4 10-13 2-6 3-12 6-19 9 5 22 8 33 8 48 0 66-39 75-60 10-27 12-62 12-92zM116 44c-24 83-49 167-73 250-14-29-14-79-14-120 0-34 0-62 6-90 8-38 32-52 51-52 9 0 20 3 30 12zM143 174c0 31 0 62-5 89-7 44-30 60-53 60-9 0-19-3-30-12 25-83 49-167 75-250 13 24 13 73 13 113z"><text:p/></draw:path><draw:path draw:style-name="gr4" draw:text-style-name="P21" svg:width="0.0189in" svg:height="0.0492in" svg:x="0.8646in" svg:y="0.1098in" svg:viewBox="0 0 49 126" svg:d="M49 44c0-27-11-44-27-44-14 0-22 11-22 23 0 11 8 21 22 21 6 0 10-1 15-4 1-2 1-2 1-2 0 3 2 0 2 6 0 32-15 57-29 71-5 4-5 5-5 6 0 4 2 5 5 5 5 0 38-32 38-82z"><text:p/></draw:path><draw:path draw:style-name="gr4" draw:text-style-name="P21" svg:width="0.1134in" svg:height="0.1173in" svg:x="0.9299in" svg:y="0.0094in" svg:viewBox="0 0 289 299" svg:d="M289 290c0-3-3-3-9-3-27 0-27-4-28-16-8-86-17-174-25-261-1-9-1-10-9-10-6 0-8 2-10 7-50 82-98 163-147 244-17 29-33 35-51 36-6 0-10 0-10 8 0 3 2 4 6 4 11 0 24-1 36-1 14 0 29 1 42 1 2 0 8 0 8-7 0-5-3-5-7-5-9-1-19-5-19-16 0-5 2-9 6-15 2-5 2-5 31-52 35 0 71 0 106 0 1 8 7 65 7 68 0 14-22 15-30 15-6 0-11 0-11 8 0 4 4 3 6 4 18 0 36-1 53-1 11 0 37 1 48 1 2 0 7 0 7-9zM208 191c-33 0-64 0-96 0 27-47 55-94 82-139 5 45 9 92 14 139z"><text:p/></draw:path><draw:path draw:style-name="gr4" draw:text-style-name="P21" svg:width="0.0346in" svg:height="0.0776in" svg:x="1.0539in" svg:y="0.0917in" svg:viewBox="0 0 89 198" svg:d="M82 12c0-5-4-12-12-12s-17 8-17 17c0 5 5 11 12 11 8 0 17-9 17-16zM89 154c0-4-4-4-5-4-4 0-4 1-5 5-7 24-20 36-31 36-6 0-7-5-7-11 0-7 1-12 5-19 2-9 6-16 8-23 5-13 10-25 14-37 2-4 3-7 3-10 0-14-12-25-28-25-30 0-43 40-43 44 0 5 4 5 5 5 5 0 5-2 6-5 7-25 20-36 31-36 5 0 7 3 7 10s-2 12-9 30c-6 16-12 31-18 47-2 3-3 7-3 13 0 13 11 24 28 24 30 0 42-40 42-44z"><text:p/></draw:path><draw:path draw:style-name="gr4" draw:text-style-name="P21" svg:width="0.1102in" svg:height="0.1579in" svg:x="1.1591in" svg:y="0.0071in" svg:viewBox="0 0 281 402" svg:d="M281 242c0-4-5-8-9-8-45 0-90 0-135 0 8-22 15-43 24-65 37 0 74 0 111 0 4 0 9-3 9-8s-5-9-9-9c-34 0-70 0-105 0 17-48 35-94 51-141 0-1 2-1 2-3 0-4-5-8-9-8-5 0-7 1-8 5-18 49-36 98-54 147-47 0-94 0-141 0-4 0-8 4-8 9s4 8 8 8c45 0 90 0 135 0-9 22-16 43-24 65-37 0-73 0-111 0-4 0-8 4-8 8s4 8 8 8c35 0 70 0 105 0-17 48-35 94-52 141 0 1 0 1 0 3 0 4 4 8 9 8 3 0 6-2 7-6 18-48 36-97 54-146 47 0 95 0 141 0 4 0 9-4 9-8z"><text:p/></draw:path><draw:path draw:style-name="gr4" draw:text-style-name="P21" svg:width="0.1134in" svg:height="0.1173in" svg:x="1.3303in" svg:y="0.0094in" svg:viewBox="0 0 289 299" svg:d="M289 290c0-3-3-3-9-3-27 0-27-4-28-16-8-86-17-174-25-261-1-9-1-10-9-10-7 0-8 2-10 7-50 82-98 163-147 244-17 29-33 35-53 36-4 0-8 0-8 8 0 3 2 4 6 4 11 0 24-1 36-1 13 0 29 1 42 1 2 0 8 0 8-7 0-5-3-5-7-5-9-1-19-5-19-16 0-5 2-9 5-15 3-5 3-5 32-52 35 0 71 0 106 0 1 8 7 65 7 68 0 14-22 15-30 15-6 0-11 0-11 8 0 4 4 3 6 4 18 0 36-1 53-1 11 0 37 1 48 1 2 0 7 0 7-9zM208 191c-33 0-64 0-96 0 27-47 55-94 82-139 5 45 9 92 14 139z"><text:p/></draw:path><draw:path draw:style-name="gr4" draw:text-style-name="P21" svg:width="0.0508in" svg:height="0.0996in" svg:x="1.4488in" svg:y="0.0917in" svg:viewBox="0 0 130 254" svg:d="M130 12c0-5-4-12-12-12-9 0-16 8-16 17 0 5 4 11 12 11 7 0 16-8 16-16zM119 94c0-17-13-28-31-28-33 0-52 41-52 44 0 5 4 5 5 5 3 0 3-1 6-6 7-17 23-35 39-35 8 0 11 5 11 15 0 2-1 7-1 8-10 37-19 75-29 113-5 20-20 36-38 36-4 0-7 0-10-1 7-3 10-10 10-15 0-7-6-10-12-10-9 0-17 8-17 18 0 9 12 16 30 16 17 0 52-9 61-45s18-71 27-106c1-2 1-5 1-9z"><text:p/></draw:path><draw:path draw:style-name="gr4" draw:text-style-name="P21" svg:width="0.0193in" svg:height="0.0492in" svg:x="1.5264in" svg:y="0.1098in" svg:viewBox="0 0 50 126" svg:d="M50 44c0-27-10-44-27-44-15 0-23 11-23 23 0 11 8 21 23 21 5 0 11-1 14-4 1-2 1-2 3-2 0 3 1 0 1 6 0 32-15 57-29 71-5 4-5 5-5 6 0 4 3 5 5 5 4 0 38-32 38-82z"><text:p/></draw:path><draw:path draw:style-name="gr4" draw:text-style-name="P21" svg:width="0.1134in" svg:height="0.1173in" svg:x="1.5921in" svg:y="0.0094in" svg:viewBox="0 0 289 299" svg:d="M289 290c0-3-5-3-9-3-27 0-27-4-28-16-8-86-18-174-26-261 0-9 0-10-8-10-7 0-8 2-10 7-50 82-99 163-148 244-17 29-32 35-52 36-4 0-8 0-8 8 0 3 2 4 5 4 12 0 25-1 37-1 13 0 28 1 42 1 2 0 7 0 7-7 0-5-3-5-6-5-9-1-20-5-20-16 0-5 2-9 6-15 3-5 3-5 32-52 35 0 71 0 106 0 1 8 7 65 7 68 0 14-23 15-31 15-6 0-10 0-10 8 0 4 4 3 6 4 17 0 35-1 53-1 11 0 37 1 47 1 3 0 8 0 8-9zM208 191c-33 0-64 0-96 0 27-47 55-94 82-139 5 45 9 92 14 139z"><text:p/></draw:path><draw:path draw:style-name="gr4" draw:text-style-name="P21" svg:width="0.0346in" svg:height="0.0776in" svg:x="1.7165in" svg:y="0.0917in" svg:viewBox="0 0 89 198" svg:d="M82 12c0-5-4-12-12-12-9 0-17 8-17 17 0 5 3 11 12 11 8 0 17-9 17-16zM89 154c0-4-4-4-5-4-4 0-5 1-6 5-6 24-19 36-31 36-6 0-7-5-7-11 0-7 2-12 4-19 4-9 6-16 10-23 5-13 10-25 14-37 2-4 3-7 3-10 0-14-12-25-29-25-29 0-42 40-42 44 0 5 4 5 5 5 3 0 3-2 5-5 8-25 20-36 31-36 5 0 8 3 8 10s-2 12-9 30c-6 16-14 31-20 47 0 3-2 7-2 13 0 13 12 24 29 24 29 0 42-40 42-44z"><text:p/></draw:path><draw:path draw:style-name="gr4" draw:text-style-name="P21" svg:width="0.1008in" svg:height="0.124in" svg:x="1.826in" svg:y="0.0244in" svg:viewBox="0 0 257 316" svg:d="M257 238c0-5-4-9-9-9-42 0-82 0-124 0-59 0-107-48-107-107 0-58 48-105 107-105 42 0 82 0 124 0 5 0 9-4 9-9 0-4-4-8-9-8-42 0-82 0-124 0-69 0-124 54-124 122s55 123 124 123c42 0 82 0 124 0 5 0 9-3 9-7zM257 307c0-5-4-8-9-8-76 0-153 0-230 0-5 0-8 3-8 8s3 9 8 9c77 0 154 0 230 0 5 0 9-4 9-9z"><text:p/></draw:path><draw:path draw:style-name="gr4" draw:text-style-name="P21" svg:width="0.1394in" svg:height="0.1122in" svg:x="1.9937in" svg:y="0.015in" svg:viewBox="0 0 355 286" svg:d="M355 5c-2-1 0-5-6-5-13 0-27 1-42 1-14 0-29-1-43-1-2 0-7 0-7 8 0 5 3 5 7 5 24 0 29 10 29 18 0 3-1 9-1 10-16 62-32 125-47 187-31-73-63-146-94-220-3-7-3-8-13-8-19 0-37 0-56 0-9 0-14 0-14 8 0 5 5 5 12 5 3 0 29 0 29 4-19 74-37 150-56 225-4 16-11 30-46 32-2 0-7 0-7 8 0 2 2 4 6 4 13 0 28-2 42-2s29 2 43 2c3 0 7 0 7-9 0-3-3-3-8-3-24-2-28-11-28-20 0-2 2-4 3-9 18-73 37-148 55-221 1 2 1 4 4 7 34 83 70 166 105 247 3 8 4 8 7 8 5 0 5-2 8-9 19-77 39-155 58-233 5-16 12-30 46-31 2 0 7 0 7-8z"><text:p/></draw:path></draw:g></draw:g><text:s/>לכל <draw:g text:anchor-type="as-char" svg:y="-0.1201in" draw:z-index="91" draw:name="Shape92" draw:style-name="gr1"><svg:title>TexMaths</svg:title><svg:desc>12§display§i \ne j, i, j \in N§svg§600§FALSE§</svg:desc><draw:g draw:style-name="gr2"><draw:path draw:style-name="gr3" draw:text-style-name="P20" svg:width="0.9559in" svg:height="0.1413in" svg:x="0.0039in" svg:y="0.0083in" svg:viewBox="0 0 2429 360" svg:d="M0 0c810 0 1619 0 2429 0 0 120 0 240 0 360-810 0-1619 0-2429 0 0-120 0-240 0-360z"><text:p/></draw:path><draw:path draw:style-name="gr4" draw:text-style-name="P21" svg:width="0.0437in" svg:height="0.1106in" svg:x="0in" svg:y="0.0114in" svg:viewBox="0 0 112 282" svg:d="M108 16c0-9-6-16-16-16-12 0-22 11-22 23 0 7 6 14 15 14 10 0 23-9 23-21zM112 217c0-3-4-3-5-3-5 0-5 1-7 7-8 26-21 53-42 53-8 0-11-5-11-15 0-11 2-17 12-42 6-14 11-30 17-44 4-12 4-12 9-24 4-9 5-15 5-22 0-19-13-35-34-35-39 0-56 62-56 65 0 4 4 3 5 4 5 0 5 0 7-7 12-40 29-52 43-52 3 0 10 0 10 13 0 9-3 17-5 22-2 11-22 60-29 78-3 11-9 24-9 33 0 20 14 34 34 34 40 0 56-60 56-65z"><text:p/></draw:path><draw:path draw:style-name="gr4" draw:text-style-name="P21" svg:width="0.1102in" svg:height="0.1583in" svg:x="0.1075in" svg:y="0in" svg:viewBox="0 0 281 403" svg:d="M281 242c0-4-4-8-9-8-44 0-90 0-134 0 8-22 16-43 24-65 37 0 73 0 110 0 5 0 9-3 9-8s-4-9-9-9c-35 0-69 0-104 0 17-46 35-94 52-141 0-1 1-1 1-3 0-4-5-8-10-8-3 0-6 2-7 6-18 49-36 97-54 146-47 0-95 0-142 0-3 0-8 4-8 9s5 8 8 8c46 0 90 0 136 0-8 22-16 43-24 65-37 0-74 0-112 0-3 0-8 4-8 8 0 5 5 9 8 9 35 0 71 0 106 0-17 47-35 95-52 141 0 2 0 2 0 3 0 5 4 8 9 8 3 0 6-2 7-6 18-49 36-97 54-146 47 0 94 0 140 0 5 0 9-4 9-9z"><text:p/></draw:path><draw:path draw:style-name="gr4" draw:text-style-name="P21" svg:width="0.0677in" svg:height="0.1429in" svg:x="0.2717in" svg:y="0.0114in" svg:viewBox="0 0 173 364" svg:d="M173 16c0-9-6-16-16-16-9 0-23 10-23 23 0 8 6 14 16 14 12 0 23-11 23-21zM157 131c0-24-18-39-38-39-43 0-67 62-67 65 0 4 3 3 4 4 4 0 5 0 9-9 9-25 29-50 53-50 6 0 13 1 13 19 0 10-1 15-3 21-13 52-26 104-39 157-9 32-29 56-53 56-2 0-8 0-16-5 12-2 18-13 18-21 0-7-3-15-15-15-11 0-23 9-23 24 0 17 17 26 37 26 30 0 69-22 79-64 14-52 26-102 39-154 2-8 2-14 2-15z"><text:p/></draw:path><draw:path draw:style-name="gr4" draw:text-style-name="P21" svg:width="0.0189in" svg:height="0.0492in" svg:x="0.3583in" svg:y="0.1028in" svg:viewBox="0 0 49 126" svg:d="M49 44c0-27-9-44-26-44-15 0-23 11-23 23 0 11 8 23 23 23 5 0 11-3 14-6 1-2 1-2 3-2 0 3 1 0 1 6 0 32-15 57-29 71-5 5-5 5-5 6 0 4 3 5 4 5 5 0 38-32 38-82z"><text:p/></draw:path><draw:path draw:style-name="gr4" draw:text-style-name="P21" svg:width="0.0437in" svg:height="0.1106in" svg:x="0.4228in" svg:y="0.0114in" svg:viewBox="0 0 112 282" svg:d="M108 16c0-9-6-16-16-16s-22 11-22 23c0 7 6 14 15 14 10 0 23-9 23-21zM112 217c0-3-4-3-5-3-5 0-5 1-6 7-9 26-22 53-43 53-8 0-11-5-11-15 0-11 3-17 13-42 5-14 11-30 16-44 6-12 6-12 9-24 4-9 6-15 6-22 0-19-14-35-35-35-39 0-56 62-56 65 0 4 4 3 6 4 4 0 5 0 6-7 12-40 29-52 43-52 4 0 11 0 11 13 0 9-4 17-5 22-3 11-23 60-30 78-3 11-9 24-9 33 0 20 14 34 34 34 40 0 56-60 56-65z"><text:p/></draw:path><draw:path draw:style-name="gr4" draw:text-style-name="P21" svg:width="0.0189in" svg:height="0.0492in" svg:x="0.4898in" svg:y="0.1028in" svg:viewBox="0 0 49 126" svg:d="M49 44c0-27-11-44-27-44-14 0-22 11-22 23 0 11 8 23 22 23 4 0 10-3 15-6 1-2 1-2 1-2 0 3 2 0 2 6 0 32-15 57-29 71-5 4-5 5-5 6 0 4 2 5 5 5 5 0 38-32 38-82z"><text:p/></draw:path><draw:path draw:style-name="gr4" draw:text-style-name="P21" svg:width="0.0677in" svg:height="0.1429in" svg:x="0.5469in" svg:y="0.0114in" svg:viewBox="0 0 173 364" svg:d="M173 16c0-9-6-16-16-16-9 0-23 10-23 23 0 8 6 14 16 14 12 0 23-11 23-21zM157 131c0-24-18-39-38-39-43 0-67 62-67 65 0 4 3 3 4 4 4 0 5 0 9-9 9-25 29-50 53-50 6 0 13 1 13 19 0 10-1 15-3 21-13 52-26 104-39 157-9 32-29 56-53 56-2 0-8 0-16-5 12-2 18-13 18-21 0-7-3-15-15-15-11 0-23 9-23 24 0 17 17 26 37 26 30 0 69-22 79-64 14-52 26-102 39-154 2-8 2-14 2-15z"><text:p/></draw:path><draw:path draw:style-name="gr4" draw:text-style-name="P21" svg:width="0.0839in" svg:height="0.0969in" svg:x="0.6791in" svg:y="0.0311in" svg:viewBox="0 0 214 247" svg:d="M214 239c0-5-4-9-9-9-27 0-54 0-81 0-57 0-102-43-107-98 62 0 126 0 188 0 11 0 11-17 0-17-62 0-126 0-188 0 5-54 50-98 107-98 27 0 54 0 81 0 5 0 9-4 9-9 0-3-4-8-9-8-27 0-54 0-81 0-69 0-124 55-124 124 0 68 55 123 124 123 27 0 54 0 81 0 5 0 9-5 9-8z"><text:p/></draw:path><draw:path draw:style-name="gr4" draw:text-style-name="P21" svg:width="0.1394in" svg:height="0.113in" svg:x="0.8287in" svg:y="0.0075in" svg:viewBox="0 0 355 288" svg:d="M355 5c-2-1 0-5-6-5-13 0-28 2-42 2s-29-2-43-2c-3 0-7 0-7 8 0 5 3 5 7 5 24 1 29 10 29 19 0 2-2 8-2 9-15 62-31 125-46 187-31-73-63-146-94-220-3-7-3-8-13-8-19 0-37 0-56 0-9 0-14 0-14 8 0 5 5 5 12 5 3 0 29 0 29 4-19 75-37 150-56 225-4 17-11 32-46 33-2 0-7 0-7 8 0 3 2 5 6 5 13 0 28-2 42-2s29 2 43 2c3 0 7 0 7-8 0-5-3-5-8-5-24-1-28-11-28-19 0-3 2-5 3-10 18-74 37-148 55-222 1 4 1 4 4 8 34 83 70 165 105 248 3 7 4 8 7 8 5 0 5-2 7-10 20-78 40-156 59-234 5-16 12-30 46-31 2 0 7 0 7-8z"><text:p/></draw:path></draw:g></draw:g>. <text:span text:style-name="T24">תהיה </text:span><text:span text:style-name="T24"><draw:g text:anchor-type="as-char" svg:y="-0.1126in" draw:z-index="92" draw:name="Shape93" draw:style-name="gr1"><svg:title>TexMaths</svg:title><svg:desc>12§display§B§svg§600§FALSE§</svg:desc><draw:g draw:style-name="gr2"><draw:path draw:style-name="gr3" draw:text-style-name="P20" svg:width="0.1075in" svg:height="0.0957in" svg:x="0.0016in" svg:y="0.0087in" svg:viewBox="0 0 274 244" svg:d="M0 0c91 0 183 0 274 0 0 82 0 162 0 244-91 0-183 0-274 0 0-82 0-162 0-244z"><text:p/></draw:path><draw:path draw:style-name="gr4" draw:text-style-name="P21" svg:width="0.1173in" svg:height="0.1126in" svg:x="0in" svg:y="0in" svg:viewBox="0 0 299 287" svg:d="M299 58c0-32-27-58-78-58-46 0-94 0-141 0-8 0-12 0-12 8 0 5 4 5 12 5 5 0 9 0 16 1 7 0 11 2 11 6 0 3 0 4-2 9-19 75-37 150-56 225-4 16-5 20-38 20-7 0-11 0-11 8 0 5 4 5 11 5 50 0 99 0 149 0 67 0 117-49 117-91 0-30-24-54-65-59 43-9 87-39 87-79zM261 56c0 38-36 77-87 77-21 0-41 0-61 0 8-35 17-69 26-104 3-15 5-16 23-16s36 0 53 0c38 0 46 24 46 43zM237 192c0 41-37 82-86 82-19 0-38 0-58 0-6 0-6 0-8 0-5-2-6-2-6-5 0-1 0-1 2-10 10-38 20-78 29-116 26 0 53 0 79 0 41 0 48 31 48 49z"><text:p/></draw:path></draw:g></draw:g></text:span><text:span text:style-name="T24"><text:s/>קבוצה של קטעים פתוחים לא ריקים ב־</text:span><text:span text:style-name="T24"><draw:g text:anchor-type="as-char" svg:y="-0.1126in" draw:z-index="93" draw:name="Shape94" draw:style-name="gr1"><svg:title>TexMaths</svg:title><svg:desc>12§display§R§svg§600§FALSE§</svg:desc><draw:g draw:style-name="gr2"><draw:path draw:style-name="gr3" draw:text-style-name="P20" svg:width="0.1075in" svg:height="0.0988in" svg:x="0.0016in" svg:y="0.0087in" svg:viewBox="0 0 274 252" svg:d="M0 0c92 0 182 0 274 0 0 84 0 168 0 252-92 0-182 0-274 0 0-84 0-168 0-252z"><text:p/></draw:path><draw:path draw:style-name="gr4" draw:text-style-name="P21" svg:width="0.1177in" svg:height="0.1161in" svg:x="-0.0004in" svg:y="0in" svg:viewBox="0 0 300 296" svg:d="M254 55c0 13-7 44-23 59-10 11-33 25-71 25-15 0-31 0-47 0 9-37 18-74 28-110 2-10 4-15 12-16 4 0 16 0 24 0 30 0 77 0 77 42zM300 247c0-4-3-2-5-4-3 0-4 2-6 4-9 32-29 39-38 39-13 0-17-8-17-25 0-14 4-35 5-48 1-6 1-15 1-20 0-32-28-44-40-49 44-9 93-38 93-80 0-38-37-64-93-64-40 0-79 0-119 0-9 0-12 0-12 8 0 5 3 5 12 5 5 0 8 0 15 1 9 0 13 2 13 6 0 3 0 4-3 9-19 74-37 150-55 225-5 16-6 19-39 19-8 0-12 0-12 8 0 5 4 4 6 5 18 0 35-1 53-1s36 1 54 1c3 0 9 0 9-8 0-5-4-5-12-5-16 0-28 0-28-7 0-3 1-5 1-8 9-37 18-74 28-110 17 0 34 0 49 0 39 0 46 23 46 37 0 6-3 19-6 29-2 12-6 27-6 36 0 46 50 46 56 46 36 0 50-42 50-49z"><text:p/></draw:path></draw:g></draw:g></text:span><text:span text:style-name="T24"> כך שלאף שניים מהם אין נקודה משותפת.</text:span></text:p>
      <text:p text:style-name="P13">נראה כי <draw:g text:anchor-type="as-char" svg:y="-0.1181in" draw:z-index="94" draw:name="Shape95"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היא קבוצה בת־מנייה אין־סופית, שכן היא מוגדרת על־ידי אוסף נמנה של <text:span text:style-name="T28">קבוצות זרות של מספרים טבעיים</text:span>. עוצמת הקבוצה <draw:g text:anchor-type="as-char" svg:y="-0.1181in" draw:z-index="95" draw:name="Shape96" draw:style-name="gr1"><svg:title>TexMaths</svg:title><svg:desc>12§display§A§svg§600§FALSE§</svg:desc><draw:g draw:style-name="gr2"><draw:path draw:style-name="gr3" draw:text-style-name="P20" svg:width="0.1012in" svg:height="0.1004in" svg:x="0.0024in" svg:y="0.0087in" svg:viewBox="0 0 258 256" svg:d="M0 0c86 0 172 0 258 0 0 85 0 171 0 256-86 0-172 0-258 0 0-85 0-171 0-256z"><text:p/></draw:path><draw:path draw:style-name="gr4" draw:text-style-name="P21"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היא <draw:g text:anchor-type="as-char" svg:y="-0.1146in" draw:z-index="96" draw:name="Shape97" draw:style-name="gr1"><svg:title>TexMaths</svg:title><svg:desc>12§display§\aleph_0§svg§600§FALSE§</svg:desc><draw:g draw:style-name="gr2"><draw:path draw:style-name="gr3" draw:text-style-name="P20" svg:width="0.1429in" svg:height="0.1406in" svg:x="-0.0004in" svg:y="0.0079in" svg:viewBox="0 0 364 358" svg:d="M183 358c-61 0-122 0-183 0 0-119 0-239 0-358 121 0 243 0 364 0 0 119 0 239 0 358-60 0-121 0-181 0z"><text:p/></draw:path><draw:path draw:style-name="gr4" draw:text-style-name="P21" svg:width="0.0815in" svg:height="0.1142in" svg:x="0.0004in" svg:y="-0.0004in" svg:viewBox="0 0 208 291" svg:d="M208 264c0-12 0-19-38-61-7-7-7-8-7-12 0-1 1-14 8-53 1-8 6-37 9-54 13 16 13 24 14 30 0 3 0 5 4 5 2 0 10-4 10-27 0-7 0-16-14-31-13-11-14-12-23-26-14-23-15-25-18-33 0-1-1-2-3-2-3 0-11 5-11 26 0 10 0 20 29 46-2 20-9 55-10 61-2 16-6 35-7 47-40-45-78-91-117-136-18-19-18-33-20-38 0-2 0-6-3-6s-11 5-11 26c0 10 0 16 19 41 10 12 5 5 27 31-14 20-35 57-35 93 0 11 2 20 13 40 8 15 12 25 12 34 0 5 0 16-30 17-4 0-6 0-6 4 0 5 4 5 11 5 8 0 17 0 25 0 19 0 41-4 41-26 0-15-10-28-18-38-18-19-19-24-19-40 0-13 1-49 15-79 40 46 79 93 120 138 18 21 18 34 19 39 0 2 0 6 4 6 2 0 10-5 10-27z"><text:p/></draw:path><draw:path draw:style-name="gr4" draw:text-style-name="P21" svg:width="0.0535in" svg:height="0.0791in" svg:x="0.0976in" svg:y="0.0783in" svg:viewBox="0 0 137 202" svg:d="M137 102c0-32-4-56-18-77-9-13-27-25-51-25-68 0-68 80-68 102 0 21 0 100 68 100 69 0 69-79 69-100zM109 97c0 23 0 45-4 63-6 27-25 33-37 33-13 0-31-8-37-32-5-17-5-41-5-64 0-21 0-43 5-60 6-23 25-29 37-29 16 0 31 10 36 27 5 15 5 37 5 62z"><text:p/></draw:path></draw:g></draw:g>.</text:p>
      <text:p text:style-name="P14">הקבוצה <draw:g text:anchor-type="as-char" svg:y="-0.1126in" draw:z-index="97" draw:name="Shape98" draw:style-name="gr1"><svg:title>TexMaths</svg:title><svg:desc>12§display§B§svg§600§FALSE§</svg:desc><draw:g draw:style-name="gr2"><draw:path draw:style-name="gr3" draw:text-style-name="P20" svg:width="0.1075in" svg:height="0.0957in" svg:x="0.0016in" svg:y="0.0087in" svg:viewBox="0 0 274 244" svg:d="M0 0c91 0 183 0 274 0 0 82 0 162 0 244-91 0-183 0-274 0 0-82 0-162 0-244z"><text:p/></draw:path><draw:path draw:style-name="gr4" draw:text-style-name="P21" svg:width="0.1173in" svg:height="0.1126in" svg:x="0in" svg:y="0in" svg:viewBox="0 0 299 287" svg:d="M299 58c0-32-27-58-78-58-46 0-94 0-141 0-8 0-12 0-12 8 0 5 4 5 12 5 5 0 9 0 16 1 7 0 11 2 11 6 0 3 0 4-2 9-19 75-37 150-56 225-4 16-5 20-38 20-7 0-11 0-11 8 0 5 4 5 11 5 50 0 99 0 149 0 67 0 117-49 117-91 0-30-24-54-65-59 43-9 87-39 87-79zM261 56c0 38-36 77-87 77-21 0-41 0-61 0 8-35 17-69 26-104 3-15 5-16 23-16s36 0 53 0c38 0 46 24 46 43zM237 192c0 41-37 82-86 82-19 0-38 0-58 0-6 0-6 0-8 0-5-2-6-2-6-5 0-1 0-1 2-10 10-38 20-78 29-116 26 0 53 0 79 0 41 0 48 31 48 49z"><text:p/></draw:path></draw:g></draw:g><text:s/>מורכבת מקטעים פתוחים ולא ריקים, לכן כל קטע מתחיל וכולל מספר ממשי, ונגמר במספר גדול ממנו, גם הוא ממשי. נתון כי בין הקטעים אין כלל חפיפה, לכן עבור כל קטע שהוא נקודת ההתחלה ונקודת הסיום שלו קטנות שתיהן מנקודות ההתחלה והסיום של הקטע השני, או ההיפך. <text:span text:style-name="T25">דהינו, ניתן לסדר את כל נקודות כל הקטעים כרצף עולה של מספרים ממשיים, כך שכל מספר ממשי יופיע לכל היותר פעם אחת. מצאנו יחס סדר מלא על קבוצת נקודות התחלת וסיום הקטעים, לכן אנו יכולים להתייחס אליהם כקבוצה ללא פגיעה בסדר הופעתם המקורי. קבוצה זו, כאמור, היא קבוצה של מספרים ממשיים. ניקח קטע מסוים, ונתאים לה את המספר 0, לסוף הקטע נתאים את המספר 1, וכך עבור כל מספר עוקב בסדרה נתאים מספר גדול ב־1. אם הקטע שנבחר הוא לא הקטע בעל הערכים הנמוכים ביותר, נגדיר את נקודת הסוף של הקטע מלפניו כ־</text:span><draw:g text:anchor-type="as-char" svg:y="-0.1102in" draw:z-index="98" draw:name="Shape99" draw:style-name="gr1"><svg:title>TexMaths</svg:title><svg:desc>12§display§-1§svg§600§FALSE§</svg:desc><draw:g draw:style-name="gr2"><draw:path draw:style-name="gr3" draw:text-style-name="P20" svg:width="0.1803in" svg:height="0.0925in" svg:x="-0.0004in" svg:y="0.0083in" svg:viewBox="0 0 459 236" svg:d="M0 0c153 0 306 0 459 0 0 78 0 158 0 236-153 0-306 0-459 0 0-78 0-158 0-236z"><text:p/></draw:path><draw:path draw:style-name="gr4" draw:text-style-name="P21" svg:width="0.1091in" svg:height="0.0063in" svg:x="0.0004in" svg:y="0.0661in" svg:viewBox="0 0 278 17" svg:d="M278 8c0-4-4-8-8-8-87 0-174 0-262 0-4 0-8 4-8 8s4 9 8 9c88 0 175 0 262 0 4 0 8-5 8-9z"><text:p/></draw:path><draw:path draw:style-name="gr4" draw:text-style-name="P21" svg:width="0.0543in" svg:height="0.1094in" svg:x="0.1339in" svg:y="0in" svg:viewBox="0 0 139 279" svg:d="M139 279c0-4 0-8 0-13-5 0-10 0-13 0-39 0-40-5-40-20 0-79 0-157 0-235 0-10 0-11-9-11-27 27-64 27-77 27 0 4 0 8 0 13 8 0 34 0 55-11 0 72 0 144 0 217 0 15-1 20-38 20-5 0-10 0-15 0 0 5 0 9 0 13 16-1 52-1 69-1 16 0 54 0 68 1z"><text:p/></draw:path></draw:g></draw:g>, <text:span text:style-name="T25">וכך נמשיך ונחסר מספרים. </text:span><text:span text:style-name="T26">מצאנו פונקציה חד־חד ערכית מקבוצה </text:span><text:span text:style-name="T26"><draw:g text:anchor-type="as-char" svg:y="-0.1126in" draw:z-index="99" draw:name="Shape100" draw:style-name="gr1"><svg:title>TexMaths</svg:title><svg:desc>12§display§B§svg§600§FALSE§</svg:desc><draw:g draw:style-name="gr2"><draw:path draw:style-name="gr3" draw:text-style-name="P20" svg:width="0.1075in" svg:height="0.0957in" svg:x="0.0016in" svg:y="0.0087in" svg:viewBox="0 0 274 244" svg:d="M0 0c91 0 183 0 274 0 0 82 0 162 0 244-91 0-183 0-274 0 0-82 0-162 0-244z"><text:p/></draw:path><draw:path draw:style-name="gr4" draw:text-style-name="P21" svg:width="0.1173in" svg:height="0.1126in" svg:x="0in" svg:y="0in" svg:viewBox="0 0 299 287" svg:d="M299 58c0-32-27-58-78-58-46 0-94 0-141 0-8 0-12 0-12 8 0 5 4 5 12 5 5 0 9 0 16 1 7 0 11 2 11 6 0 3 0 4-2 9-19 75-37 150-56 225-4 16-5 20-38 20-7 0-11 0-11 8 0 5 4 5 11 5 50 0 99 0 149 0 67 0 117-49 117-91 0-30-24-54-65-59 43-9 87-39 87-79zM261 56c0 38-36 77-87 77-21 0-41 0-61 0 8-35 17-69 26-104 3-15 5-16 23-16s36 0 53 0c38 0 46 24 46 43zM237 192c0 41-37 82-86 82-19 0-38 0-58 0-6 0-6 0-8 0-5-2-6-2-6-5 0-1 0-1 2-10 10-38 20-78 29-116 26 0 53 0 79 0 41 0 48 31 48 49z"><text:p/></draw:path></draw:g></draw:g></text:span><text:span text:style-name="T26"><text:s/>למספרים השלמים </text:span><text:span text:style-name="T26"><draw:g text:anchor-type="as-char" svg:y="-0.1165in" draw:z-index="100" draw:name="Shape101" draw:style-name="gr1"><svg:title>TexMaths</svg:title><svg:desc>12§display§Q§svg§600§FALSE§</svg:desc><draw:g draw:style-name="gr2"><draw:path draw:style-name="gr3" draw:text-style-name="P20" svg:width="0.1043in" svg:height="0.1311in" svg:x="0in" svg:y="0.0083in" svg:viewBox="0 0 266 334" svg:d="M0 0c89 0 177 0 266 0 0 112 0 222 0 334-89 0-177 0-266 0 0-112 0-222 0-334z"><text:p/></draw:path><draw:path draw:style-name="gr4" draw:text-style-name="P21" svg:width="0.1134in" svg:height="0.1484in" svg:x="-0.0004in" svg:y="0in" svg:viewBox="0 0 289 378" svg:d="M289 113c0-67-44-113-107-113-90 0-182 96-182 192 0 70 47 113 108 113 9 0 24-2 41-7-2 27-2 28-2 33 0 14 0 47 34 47 49 0 69-77 69-82 0-3-2-4-4-4-4 0-4 1-5 4-10 30-35 41-49 41-19 0-25-11-30-44 66-25 127-99 127-180zM252 100c0 42-22 139-91 179-3-15-6-46-36-46-23 0-43 22-43 44 0 8 1 9 2 13-32-13-47-46-47-84 0-28 11-88 43-133 30-43 70-62 100-62 42 0 72 32 72 89zM150 279c0 6 0 6-5 8-11 5-23 8-35 8-6 0-19 0-19-18 0-17 16-34 34-34 16 0 25 9 25 36z"><text:p/></draw:path></draw:g></draw:g></text:span><text:span text:style-name="T26">. </text:span><text:span text:style-name="T27">עוצמת המספרים השלמים שווה לעוצמת המספרים הטבעיים על־פי משפט 4.4 מהספר תורת הקבוצות, לכן </text:span><text:span text:style-name="T27"><draw:g text:anchor-type="as-char" svg:y="-0.1244in" draw:z-index="101" draw:name="Shape102" draw:style-name="gr1"><svg:title>TexMaths</svg:title><svg:desc>12§display§\lvert B \rvert \le \aleph_0§svg§600§FALSE§</svg:desc><draw:g draw:style-name="gr2"><draw:path draw:style-name="gr3" draw:text-style-name="P20" svg:width="0.5874in" svg:height="0.15in" svg:x="-0.0004in" svg:y="0.0083in" svg:viewBox="0 0 1493 382" svg:d="M746 382c-249 0-498 0-746 0 0-128 0-255 0-382 498 0 995 0 1493 0 0 127 0 254 0 382-249 0-498 0-747 0z"><text:p/></draw:path><draw:path draw:style-name="gr4" draw:text-style-name="P21" svg:width="0.0063in" svg:height="0.165in" svg:x="0.011in" svg:y="-0.0004in" svg:viewBox="0 0 17 420" svg:d="M17 412c0-135 0-269 0-404 0-4-4-8-9-8-4 0-8 4-8 8 0 135 0 269 0 404 0 4 4 8 8 8 5 0 9-4 9-8z"><text:p/></draw:path><draw:path draw:style-name="gr4" draw:text-style-name="P21" svg:width="0.1177in" svg:height="0.1122in" svg:x="0.0445in" svg:y="0.011in" svg:viewBox="0 0 300 286" svg:d="M300 58c0-32-28-58-78-58-47 0-95 0-142 0-8 0-12 0-12 8 0 5 4 5 12 5 5 0 9 0 16 0 7 1 12 1 12 7 0 2-1 3-2 9-20 74-38 150-57 224-3 17-5 19-38 19-7 0-11 0-11 9 0 5 4 5 11 5 50 0 99 0 150 0 67 0 116-50 116-90 0-30-24-54-65-59 45-9 88-40 88-79zM262 56c0 38-36 77-88 77-20 0-41 0-61 0 8-35 18-69 26-104 4-15 5-16 23-16s36 0 54 0c37 0 46 24 46 43zM239 192c0 40-37 80-88 80-19 0-38 0-57 0-6 0-6 0-9 0-5 0-6-1-6-3 0-3 0-3 3-11 9-38 19-77 28-115 27 0 53 0 80 0 40 0 49 31 49 49z"><text:p/></draw:path><draw:path draw:style-name="gr4" draw:text-style-name="P21" svg:width="0.0063in" svg:height="0.165in" svg:x="0.187in" svg:y="-0.0004in" svg:viewBox="0 0 17 420" svg:d="M17 412c0-135 0-269 0-404 0-4-4-8-9-8-4 0-8 4-8 8 0 135 0 269 0 404 0 4 4 8 8 8 5 0 9-4 9-8z"><text:p/></draw:path><draw:path draw:style-name="gr4" draw:text-style-name="P21" svg:width="0.1039in" svg:height="0.1232in" svg:x="0.272in" svg:y="0.0197in" svg:viewBox="0 0 265 314" svg:d="M259 233c-77-36-153-72-230-108 77-38 153-74 230-110 11-4 4-19-7-14-82 38-163 77-245 115-7 4-7 13 0 17 82 38 163 77 245 115 11 4 18-11 7-15zM264 306c0-5-4-9-8-9-83 0-165 0-248 0-4 0-8 4-8 9s4 8 8 8c83 0 165 0 248 0 4 0 8-3 8-8z"><text:p/></draw:path><draw:path draw:style-name="gr4" draw:text-style-name="P21" svg:width="0.0823in" svg:height="0.1138in" svg:x="0.4437in" svg:y="0.0094in" svg:viewBox="0 0 210 290" svg:d="M210 264c0-12 0-19-40-61-6-7-6-9-6-12 0-1 0-15 8-53 1-8 7-37 8-54 13 16 14 24 14 30 2 2 2 5 5 5s11-4 11-27c0-7 0-16-16-31-12-11-13-12-21-26-15-23-16-25-18-33-1-1-3-2-4-2-2 0-11 5-11 26 0 10 0 20 28 46-1 20-7 55-8 61-3 16-6 35-8 47-39-46-79-91-118-136-17-19-18-33-18-38 0-2-2-6-5-6s-11 5-11 26c0 10 0 16 19 41 11 12 6 5 27 31-14 20-35 57-35 93 0 11 2 20 14 39 9 16 12 26 12 35 0 5 0 16-30 17-5 0-7 0-7 4s4 4 11 4c8 0 17 0 25 0 19 0 42-3 42-25 0-15-11-29-19-37-17-20-19-25-19-41 0-13 1-49 15-79 40 46 81 92 120 138 18 20 19 34 19 38 0 3 2 6 5 6s11-4 11-26z"><text:p/></draw:path><draw:path draw:style-name="gr4" draw:text-style-name="P21" svg:width="0.0535in" svg:height="0.0791in" svg:x="0.5417in" svg:y="0.0874in" svg:viewBox="0 0 137 202" svg:d="M137 102c0-32-4-56-18-77-9-13-28-25-51-25-68 0-68 80-68 102 0 20 0 100 68 100 69 0 69-80 69-100zM109 97c0 23 0 45-3 63-6 27-26 33-38 33-14 0-32-8-37-32-5-17-5-41-5-64 0-21 0-43 5-60 6-23 25-29 37-29 16 0 32 10 36 27 5 15 5 37 5 62z"><text:p/></draw:path></draw:g></draw:g></text:span><text:span text:style-name="T27">, וידוע </text:span><text:span text:style-name="T27"><draw:g text:anchor-type="as-char" svg:y="-0.1244in" draw:z-index="102" draw:name="Shape103" draw:style-name="gr1"><svg:title>TexMaths</svg:title><svg:desc>12§display§\lvert A \rvert = \aleph_0§svg§600§FALSE§</svg:desc><draw:g draw:style-name="gr2"><draw:path draw:style-name="gr3" draw:text-style-name="P20" svg:width="0.5819in" svg:height="0.15in" svg:x="-0.0004in" svg:y="0.0083in" svg:viewBox="0 0 1479 382" svg:d="M740 382c-248 0-494 0-740 0 0-128 0-255 0-382 493 0 986 0 1479 0 0 127 0 254 0 382-246 0-493 0-739 0z"><text:p/></draw:path><draw:path draw:style-name="gr4" draw:text-style-name="P21" svg:width="0.0063in" svg:height="0.165in" svg:x="0.011in" svg:y="-0.0004in" svg:viewBox="0 0 17 420" svg:d="M17 412c0-135 0-269 0-404 0-4-4-8-9-8-4 0-8 4-8 8 0 135 0 269 0 404 0 4 4 8 8 8 5 0 9-4 9-8z"><text:p/></draw:path><draw:path draw:style-name="gr4" draw:text-style-name="P21" svg:width="0.1134in" svg:height="0.1177in" svg:x="0.0429in" svg:y="0.0055in" svg:viewBox="0 0 289 300" svg:d="M289 292c0-5-3-5-9-5-27 0-27-3-28-15-8-86-17-174-25-261-1-9-1-11-8-11-8 0-9 4-11 7-50 82-98 163-147 245-17 28-33 34-51 35-6 1-10 1-10 8 0 3 2 5 6 5 11 0 24-1 36-1 14 0 29 1 42 1 2 0 8 0 8-7 0-5-3-6-7-6-9 0-19-4-19-15 0-4 2-9 6-15 2-5 2-5 31-53 35 0 71 0 106 0 1 10 7 65 7 70 0 12-22 13-30 13-6 0-11 0-11 8 0 5 4 4 6 5 18 0 36-1 53-1 11 0 37 1 48 1 3 0 7 0 7-8zM208 191c-33 0-64 0-96 0 27-47 55-93 82-138 5 45 9 91 14 138z"><text:p/></draw:path><draw:path draw:style-name="gr4" draw:text-style-name="P21" svg:width="0.0063in" svg:height="0.165in" svg:x="0.1815in" svg:y="-0.0004in" svg:viewBox="0 0 17 420" svg:d="M17 412c0-135 0-269 0-404 0-4-4-8-9-8-4 0-8 4-8 8 0 135 0 269 0 404 0 4 4 8 8 8 5 0 9-4 9-8z"><text:p/></draw:path><draw:path draw:style-name="gr4" draw:text-style-name="P21" svg:width="0.1102in" svg:height="0.0382in" svg:x="0.2634in" svg:y="0.063in" svg:viewBox="0 0 281 98" svg:d="M281 8c0-4-4-8-8-8-88 0-177 0-265 0-4 0-8 4-8 8s4 9 8 9c88 0 177 0 265 0 4 0 8-5 8-9zM281 90c0-5-4-8-8-8-88 0-177 0-265 0-4 0-8 3-8 8 0 4 4 8 8 8 88 0 177 0 265 0 4 0 8-4 8-8z"><text:p/></draw:path><draw:path draw:style-name="gr4" draw:text-style-name="P21" svg:width="0.0823in" svg:height="0.1138in" svg:x="0.4382in" svg:y="0.0094in" svg:viewBox="0 0 210 290" svg:d="M210 264c0-12 0-19-40-61-6-7-6-9-6-12 0-1 0-15 8-53 1-8 7-37 8-54 13 16 14 24 14 30 2 2 2 5 5 5s11-4 11-27c0-7 0-16-16-31-12-11-13-12-21-26-15-23-16-25-18-33-1-1-3-2-4-2-2 0-11 5-11 26 0 10 0 20 28 46-1 20-7 55-8 61-3 16-6 35-8 47-39-46-79-91-118-136-17-19-18-33-18-38 0-2-2-6-5-6s-11 5-11 26c0 10 0 16 19 41 11 12 6 5 27 31-14 20-35 57-35 93 0 11 2 20 14 39 9 16 12 26 12 35 0 5 0 16-30 17-5 0-7 0-7 4s4 4 11 4c8 0 17 0 25 0 19 0 42-3 42-25 0-15-11-29-19-37-17-20-19-25-19-41 0-13 1-49 15-79 40 46 81 92 120 138 18 20 19 34 19 38 0 3 2 6 5 6s11-4 11-26z"><text:p/></draw:path><draw:path draw:style-name="gr4" draw:text-style-name="P21" svg:width="0.0535in" svg:height="0.0791in" svg:x="0.5366in" svg:y="0.0874in" svg:viewBox="0 0 137 202" svg:d="M137 102c0-32-4-56-18-77-9-13-28-25-51-25-68 0-68 80-68 102 0 20 0 100 68 100 69 0 69-80 69-100zM109 97c0 23 0 45-3 63-6 27-26 33-38 33-14 0-32-8-37-32-5-17-5-41-5-64 0-21 0-43 5-60 6-23 25-29 37-29 16 0 32 10 36 27 5 15 5 37 5 62z"><text:p/></draw:path></draw:g></draw:g></text:span><text:span text:style-name="T27">, לכן </text:span><text:span text:style-name="T27"><draw:g text:anchor-type="as-char" svg:y="-0.1236in" draw:z-index="103" draw:name="Shape104" draw:style-name="gr1"><svg:title>TexMaths</svg:title><svg:desc>12§display§\lvert B \rvert \le \lvert A \rvert§svg§600§FALSE§</svg:desc><draw:g draw:style-name="gr2"><draw:path draw:style-name="gr3" draw:text-style-name="P20" svg:width="0.6224in" svg:height="0.1476in" svg:x="-0.0004in" svg:y="0.0087in" svg:viewBox="0 0 1582 376" svg:d="M0 0c528 0 1054 0 1582 0 0 125 0 251 0 376-528 0-1054 0-1582 0 0-125 0-251 0-376z"><text:p/></draw:path><draw:path draw:style-name="gr4" draw:text-style-name="P21" svg:width="0.0063in" svg:height="0.165in" svg:x="0.011in" svg:y="0in" svg:viewBox="0 0 17 420" svg:d="M17 411c0-135 0-268 0-403 0-4-4-8-9-8-4 0-8 4-8 8 0 135 0 268 0 403 0 5 4 9 8 9 5 0 9-4 9-9z"><text:p/></draw:path><draw:path draw:style-name="gr4" draw:text-style-name="P21" svg:width="0.1181in" svg:height="0.1126in" svg:x="0.0441in" svg:y="0.011in" svg:viewBox="0 0 301 287" svg:d="M301 59c0-31-28-59-78-59-47 0-95 0-141 0-9 0-12 0-12 8 0 5 3 5 10 5 6 0 10 0 17 1 7 2 11 2 11 8 0 1 0 2-1 7-19 74-37 150-57 225-4 16-4 20-38 20-7 0-12 0-12 8 0 4 5 5 12 5 50 0 100 0 150 0 67 0 116-50 116-90 0-30-24-55-65-59 44-8 88-39 88-79zM263 56c0 38-36 77-88 77-20 0-41 0-61 0 8-34 18-68 26-103 4-16 5-17 23-17s36 0 54 0c37 0 46 25 46 43zM240 192c0 41-39 82-88 82-19 0-38 0-57 0-6 0-7 0-10-1-3 0-5 0-5-4 0-1 0-2 3-9 9-39 19-78 29-117 26 0 52 0 79 0 40 0 49 31 49 49z"><text:p/></draw:path><draw:path draw:style-name="gr4" draw:text-style-name="P21" svg:width="0.0063in" svg:height="0.165in" svg:x="0.187in" svg:y="0in" svg:viewBox="0 0 17 420" svg:d="M17 411c0-135 0-268 0-403 0-4-4-8-9-8-4 0-8 4-8 8 0 135 0 268 0 403 0 5 4 9 8 9 5 0 9-4 9-9z"><text:p/></draw:path><draw:path draw:style-name="gr4" draw:text-style-name="P21" svg:width="0.1035in" svg:height="0.1236in" svg:x="0.272in" svg:y="0.0193in" svg:viewBox="0 0 264 315" svg:d="M259 233c-77-36-155-72-231-108 76-36 154-72 231-108 10-5 2-21-7-16-82 38-163 77-245 115-7 3-7 14 0 17 82 39 163 77 245 116 9 4 17-11 7-16zM264 306c0-5-4-8-9-8-82 0-164 0-247 0-4 0-8 3-8 8s4 9 8 9c83 0 165 0 247 0 5 0 9-4 9-9z"><text:p/></draw:path><draw:path draw:style-name="gr4" draw:text-style-name="P21" svg:width="0.0063in" svg:height="0.165in" svg:x="0.4535in" svg:y="0in" svg:viewBox="0 0 17 420" svg:d="M17 411c0-135 0-268 0-403 0-4-4-8-9-8-4 0-8 4-8 8 0 135 0 268 0 403 0 5 4 9 8 9 5 0 9-4 9-9z"><text:p/></draw:path><draw:path draw:style-name="gr4" draw:text-style-name="P21" svg:width="0.1134in" svg:height="0.1181in" svg:x="0.4858in" svg:y="0.0055in" svg:viewBox="0 0 289 301" svg:d="M289 291c0-4-5-4-10-4-26 0-26-3-27-15-9-87-17-175-25-262-2-9-2-10-9-10s-8 2-11 7c-49 82-97 164-146 244-17 29-33 35-53 36-4 0-8 0-8 9 0 2 2 5 6 5 11 0 24-3 36-3 13 0 29 3 42 3 2 0 8 0 8-9 0-5-4-5-7-5-9-1-20-5-20-15 0-5 3-10 6-16 3-5 3-5 32-52 35 0 71 0 106 0 1 8 7 65 7 69 0 13-22 14-30 14-6 0-11 0-11 9 0 3 4 3 6 5 17 0 36-3 53-3 11 0 37 3 48 3 2 0 7 0 7-10zM207 191c-32 0-63 0-95 0 27-47 55-94 82-139 5 45 9 92 13 139z"><text:p/></draw:path><draw:path draw:style-name="gr4" draw:text-style-name="P21" svg:width="0.0063in" svg:height="0.165in" svg:x="0.624in" svg:y="0in" svg:viewBox="0 0 17 420" svg:d="M17 411c0-135 0-268 0-403 0-4-4-8-9-8-4 0-8 4-8 8 0 135 0 268 0 403 0 5 4 9 8 9 5 0 9-4 9-9z"><text:p/></draw:path></draw:g></draw:g></text:span><text:span text:style-name="T27">.</text:span></text:p>
      <text:h text:style-name="P19" text:outline-level="2">סעיף ב’</text:h>
      <text:p text:style-name="P15">תהיה קבוצה <draw:g text:anchor-type="as-char" svg:y="-0.1165in" draw:z-index="104" draw:name="Shape105" draw:style-name="gr1"><svg:title>TexMaths</svg:title><svg:desc>12§display§C§svg§600§FALSE§</svg:desc><draw:g draw:style-name="gr2"><draw:path draw:style-name="gr3" draw:text-style-name="P20" svg:width="0.1079in" svg:height="0.1028in" svg:x="-0.0004in" svg:y="0.0083in" svg:viewBox="0 0 275 262" svg:d="M0 0c91 0 184 0 275 0 0 88 0 174 0 262-91 0-184 0-275 0 0-88 0-174 0-262z"><text:p/></draw:path><draw:path draw:style-name="gr4" draw:text-style-name="P21" svg:width="0.1161in" svg:height="0.1197in" svg:x="-0.0004in" svg:y="0in" svg:viewBox="0 0 296 305" svg:d="M296 5c0-3-1-5-4-5-2 0-2 0-6 5-10 11-20 21-30 32-4-6-23-37-70-37-92 0-186 94-186 190 0 69 49 115 113 115 37 0 67-17 90-36 39-35 45-73 45-74 0-4-2-3-4-4-3 0-5 0-5 4-4 12-15 42-43 67-29 23-54 30-76 30-38 0-83-22-83-88 0-24 10-91 52-140 25-30 65-51 101-51 43 0 67 33 67 82 0 17-1 16-1 20s4 5 7 5c5 0 5-1 7-8 8-36 18-71 26-107z"><text:p/></draw:path></draw:g></draw:g><text:s/>קבוצה אין־סופית של קטעים פתוחים ב־<draw:g text:anchor-type="as-char" svg:y="-0.1126in" draw:z-index="105" draw:name="Shape106" draw:style-name="gr1"><svg:title>TexMaths</svg:title><svg:desc>12§display§R§svg§600§FALSE§</svg:desc><draw:g draw:style-name="gr2"><draw:path draw:style-name="gr3" draw:text-style-name="P20" svg:width="0.1075in" svg:height="0.0988in" svg:x="0.0016in" svg:y="0.0087in" svg:viewBox="0 0 274 252" svg:d="M0 0c92 0 182 0 274 0 0 84 0 168 0 252-92 0-182 0-274 0 0-84 0-168 0-252z"><text:p/></draw:path><draw:path draw:style-name="gr4" draw:text-style-name="P21" svg:width="0.1177in" svg:height="0.1161in" svg:x="-0.0004in" svg:y="0in" svg:viewBox="0 0 300 296" svg:d="M254 55c0 13-7 44-23 59-10 11-33 25-71 25-15 0-31 0-47 0 9-37 18-74 28-110 2-10 4-15 12-16 4 0 16 0 24 0 30 0 77 0 77 42zM300 247c0-4-3-2-5-4-3 0-4 2-6 4-9 32-29 39-38 39-13 0-17-8-17-25 0-14 4-35 5-48 1-6 1-15 1-20 0-32-28-44-40-49 44-9 93-38 93-80 0-38-37-64-93-64-40 0-79 0-119 0-9 0-12 0-12 8 0 5 3 5 12 5 5 0 8 0 15 1 9 0 13 2 13 6 0 3 0 4-3 9-19 74-37 150-55 225-5 16-6 19-39 19-8 0-12 0-12 8 0 5 4 4 6 5 18 0 35-1 53-1s36 1 54 1c3 0 9 0 9-8 0-5-4-5-12-5-16 0-28 0-28-7 0-3 1-5 1-8 9-37 18-74 28-110 17 0 34 0 49 0 39 0 46 23 46 37 0 6-3 19-6 29-2 12-6 27-6 36 0 46 50 46 56 46 36 0 50-42 50-49z"><text:p/></draw:path></draw:g></draw:g> שאינה בת מנייה. אם כל הקטעים ב־<draw:g text:anchor-type="as-char" svg:y="-0.1165in" draw:z-index="106" draw:name="Shape107" draw:style-name="gr1"><svg:title>TexMaths</svg:title><svg:desc>12§display§C§svg§600§FALSE§</svg:desc><draw:g draw:style-name="gr2"><draw:path draw:style-name="gr3" draw:text-style-name="P20" svg:width="0.1079in" svg:height="0.1028in" svg:x="-0.0004in" svg:y="0.0083in" svg:viewBox="0 0 275 262" svg:d="M0 0c91 0 184 0 275 0 0 88 0 174 0 262-91 0-184 0-275 0 0-88 0-174 0-262z"><text:p/></draw:path><draw:path draw:style-name="gr4" draw:text-style-name="P21" svg:width="0.1161in" svg:height="0.1197in" svg:x="-0.0004in" svg:y="0in" svg:viewBox="0 0 296 305" svg:d="M296 5c0-3-1-5-4-5-2 0-2 0-6 5-10 11-20 21-30 32-4-6-23-37-70-37-92 0-186 94-186 190 0 69 49 115 113 115 37 0 67-17 90-36 39-35 45-73 45-74 0-4-2-3-4-4-3 0-5 0-5 4-4 12-15 42-43 67-29 23-54 30-76 30-38 0-83-22-83-88 0-24 10-91 52-140 25-30 65-51 101-51 43 0 67 33 67 82 0 17-1 16-1 20s4 5 7 5c5 0 5-1 7-8 8-36 18-71 26-107z"><text:p/></draw:path></draw:g></draw:g> היו זרים זה לזה, אז הקבוצה הייתה בת־מנייה, כמו שהוכחנו בסעיף א’. לכן קיימים שני קטעים <draw:g text:anchor-type="as-char" svg:y="-0.1126in" draw:z-index="107" draw:name="Shape108" draw:style-name="gr1"><svg:title>TexMaths</svg:title><svg:desc>12§display§I, J§svg§600§FALSE§</svg:desc><draw:g draw:style-name="gr2"><draw:path draw:style-name="gr3" draw:text-style-name="P20" svg:width="0.2488in" svg:height="0.1268in" svg:x="0.0024in" svg:y="0.0083in" svg:viewBox="0 0 633 323" svg:d="M317 323c-105 0-211 0-317 0 0-108 0-215 0-323 210 0 422 0 633 0 0 108 0 215 0 323-105 0-211 0-316 0z"><text:p/></draw:path><draw:path draw:style-name="gr4" draw:text-style-name="P21" svg:width="0.0768in" svg:height="0.1118in" svg:x="-0.0004in" svg:y="-0.0004in" svg:viewBox="0 0 196 285" svg:d="M196 5c0-5-5-5-7-5-19 0-37 1-56 1s-37-1-56-1c-2 0-8 0-8 8 0 5 4 5 12 5 18 0 28 0 28 9 0 1 0 2 0 6-19 75-38 150-57 224-4 16-5 20-39 20-9 0-13 0-13 8 0 5 5 5 6 5 18 0 37 0 55-1 20 1 38 1 57 1 3 0 8 0 8-7 0-6-2-6-12-6-7 0-9 0-18 0-9-2-11-3-11-8 0-3 2-7 2-9 19-74 37-149 56-223 5-14 6-19 39-19 10 0 14 0 14-8z"><text:p/></draw:path><draw:path draw:style-name="gr4" draw:text-style-name="P21" svg:width="0.0189in" svg:height="0.0492in" svg:x="0.0957in" svg:y="0.0945in" svg:viewBox="0 0 49 126" svg:d="M49 44c0-27-11-44-27-44-14 0-22 11-22 23 0 11 8 21 22 21 6 0 10-1 15-5 1-1 1-1 1-1 0 3 2 0 2 6 0 31-15 57-29 70-5 4-5 6-5 7 0 2 2 5 5 5 5 0 38-33 38-82z"><text:p/></draw:path><draw:path draw:style-name="gr4" draw:text-style-name="P21" svg:width="0.0929in" svg:height="0.1154in" svg:x="0.1665in" svg:y="-0.0004in" svg:viewBox="0 0 237 294" svg:d="M237 5c0-4-2-5-6-5-11 0-36 1-47 1-22 0-42-1-63-1-3 0-8 0-8 8 0 5 4 5 14 5s14 0 25 1c10 2 13 3 13 9 0 2-1 5-1 8-17 64-34 128-50 192-9 40-38 62-60 62-11 0-34-4-41-25 3 0 4 0 6 0 16 0 27-15 27-27 0-14-11-18-18-18-8 0-28 5-28 34 0 26 22 45 55 45 39 0 83-27 93-69 16-65 32-129 49-194 4-14 5-18 28-18 7 0 12 0 12-8z"><text:p/></draw:path></draw:g></draw:g><text:s/>המוגדרים כך<draw:g text:anchor-type="as-char" svg:y="-0.1236in" draw:z-index="108" draw:name="Shape109" draw:style-name="gr1"><svg:title>TexMaths</svg:title><svg:desc>12§display§(a_I, b_I), (a_J, b_J)§svg§600§FALSE§</svg:desc><draw:g draw:style-name="gr2"><draw:path draw:style-name="gr3" draw:text-style-name="P20" svg:width="1.0945in" svg:height="0.1492in" svg:x="-0.0004in" svg:y="0.0079in" svg:viewBox="0 0 2781 380" svg:d="M1391 380c-464 0-928 0-1391 0 0-127 0-253 0-380 927 0 1854 0 2781 0 0 127 0 253 0 380-463 0-927 0-1390 0z"><text:p/></draw:path><draw:path draw:style-name="gr4" draw:text-style-name="P21" svg:width="0.0378in" svg:height="0.1642in" svg:x="0.0079in" svg:y="-0.0004in" svg:viewBox="0 0 97 418" svg:d="M97 414c0-1-1-2-2-4-43-32-72-116-72-183 0-12 0-24 0-35 0-67 29-151 72-185 1 0 2-1 2-2 0-3-2-5-5-5-1 0-1 1-2 1-46 35-90 119-90 191 0 11 0 23 0 35 0 71 44 155 90 191 1 0 1 0 2 0 3 0 5-3 5-4z"><text:p/></draw:path><draw:path draw:style-name="gr4" draw:text-style-name="P21" svg:width="0.0756in" svg:height="0.0748in" svg:x="0.0622in" svg:y="0.05in" svg:viewBox="0 0 193 191" svg:d="M193 126c0-4-3-4-5-4-4 0-4 2-6 8-7 27-15 51-32 51-11 0-12-11-12-19s0-12 5-31c3-13 6-25 9-37 5-20 10-40 15-59 3-12 3-13 3-15 0-7-4-12-12-12-10 0-16 10-18 20-7-16-20-28-38-28-49 0-102 62-102 124 0 39 23 67 56 67 9 0 29-1 54-31 4 18 18 31 39 31 15 0 25-10 31-23 7-16 8-29 13-42zM136 47c0 2-2 5-2 7-7 28-14 55-21 83-3 7-3 8-9 15-18 23-36 29-48 29-20 0-26-23-26-38 0-22 13-73 23-93 13-25 32-40 49-40 28 0 34 34 34 37z"><text:p/></draw:path><draw:path draw:style-name="gr4" draw:text-style-name="P21" svg:width="0.0543in" svg:height="0.0791in" svg:x="0.1512in" svg:y="0.0846in" svg:viewBox="0 0 139 202" svg:d="M139 5c0-3-2-5-5-5-6 0-14 1-20 1-7 0-13 0-20 0-8 0-14 0-21 0-6 0-13-1-19-1-2 0-7 0-7 7 0 4 3 4 9 4 4 0 8 0 12 1 6 0 8 0 8 4 0 2 0 3-2 6-13 52-25 104-38 157-2 9-4 12-25 12-9 0-11 0-11 6 1 1 0 5 4 5 9 0 31-2 40-2 8 0 14 0 21 0 6 0 13 2 20 2 1 0 6 0 6-6 0-5-3-5-9-5-5 0-8 0-14 0-6-1-6-3-6-5s0-2 2-6c13-53 25-104 38-156 4-11 4-13 26-13 8 0 11 0 11-6z"><text:p/></draw:path><draw:path draw:style-name="gr4" draw:text-style-name="P21" svg:width="0.0189in" svg:height="0.0492in" svg:x="0.2315in" svg:y="0.1055in" svg:viewBox="0 0 49 126" svg:d="M49 44c0-27-9-44-26-44-15 0-23 11-23 23 0 11 8 21 23 21 5 0 11-1 14-4 1-2 1-2 3-2 0 3 1 0 1 6 0 32-15 57-29 71-5 4-5 5-5 6 0 4 3 5 4 5 5 0 38-32 38-82z"><text:p/></draw:path><draw:path draw:style-name="gr4" draw:text-style-name="P21" svg:width="0.0606in" svg:height="0.1157in" svg:x="0.2992in" svg:y="0.0087in" svg:viewBox="0 0 155 295" svg:d="M155 174c0-38-23-68-57-68-19 0-36 13-49 25 11-42 21-84 31-126-1-1 0-5-4-5-10 0-41 4-52 5-4 0-8 0-8 8 0 5 3 5 10 5 20 0 21 2 21 7 0 3-4 17-6 27-12 45-23 91-35 136-5 21-6 28-6 41 0 40 22 66 53 66 50 0 102-62 102-121zM125 155c0 25-15 73-22 87-14 29-33 44-50 44-15 0-28-11-28-42 0-9 0-16 7-41 3-13 6-27 9-40 2-8 2-9 7-14 20-28 40-34 50-34 15 0 27 13 27 40z"><text:p/></draw:path><draw:path draw:style-name="gr4" draw:text-style-name="P21" svg:width="0.0543in" svg:height="0.0791in" svg:x="0.3701in" svg:y="0.0846in" svg:viewBox="0 0 139 202" svg:d="M139 5c0-3-2-5-5-5-6 0-13 1-20 1-6 0-13 0-19 0-7 0-13 0-21 0-7 0-14-1-20-1-2 0-6 0-6 7 0 4 2 4 10 4 3 0 6 0 10 1 6 0 9 0 9 4 0 2-1 3-1 6-14 52-27 104-40 157-2 9-4 12-25 12-9 0-11 0-11 6 1 1 0 5 5 5 8 0 31-2 39-2s14 0 21 0c6 0 13 2 20 2 1 0 6 0 6-6 0-5-3-5-9-5-4 0-8 0-12 0-8-1-8-3-8-5s0-2 2-6c13-53 26-104 39-156 3-11 3-13 25-13 8 0 11 0 11-6z"><text:p/></draw:path><draw:path draw:style-name="gr4" draw:text-style-name="P21" svg:width="0.0382in" svg:height="0.1642in" svg:x="0.4457in" svg:y="-0.0004in" svg:viewBox="0 0 98 418" svg:d="M98 227c0-12 0-24 0-35 0-72-44-156-91-191-1 0-1-1-2-1-3 0-5 2-5 5 0 1 1 2 2 2 44 34 74 118 74 185 0 11 0 23 0 35 0 67-30 151-74 183-1 2-2 3-2 4s2 4 5 4c1 0 1 0 2 0 47-36 91-120 91-191z"><text:p/></draw:path><draw:path draw:style-name="gr4" draw:text-style-name="P21" svg:width="0.0189in" svg:height="0.0492in" svg:x="0.515in" svg:y="0.1055in" svg:viewBox="0 0 49 126" svg:d="M49 44c0-27-9-44-26-44-15 0-23 11-23 23 0 11 8 21 23 21 5 0 11-1 14-4 1-2 1-2 3-2 0 3 1 0 1 6 0 32-16 57-29 71-5 4-5 5-5 6 0 4 3 5 4 5 5 0 38-32 38-82z"><text:p/></draw:path><draw:path draw:style-name="gr4" draw:text-style-name="P21" svg:width="0.0378in" svg:height="0.1642in" svg:x="0.5913in" svg:y="-0.0004in" svg:viewBox="0 0 97 418" svg:d="M97 414c0-1-1-2-2-4-43-32-72-116-72-183 0-12 0-24 0-35 0-67 29-151 72-185 1 0 2-1 2-2 0-3-2-5-5-5-1 0-1 1-2 1-46 35-90 119-90 191 0 11 0 23 0 35 0 71 44 155 90 191 1 0 1 0 2 0 3 0 5-3 5-4z"><text:p/></draw:path><draw:path draw:style-name="gr4" draw:text-style-name="P21" svg:width="0.0756in" svg:height="0.0748in" svg:x="0.6457in" svg:y="0.05in" svg:viewBox="0 0 193 191" svg:d="M193 126c0-4-3-4-5-4-4 0-4 2-6 8-7 27-15 51-32 51-11 0-12-11-12-19s0-12 5-31c3-13 6-25 9-37 5-20 10-40 15-59 3-12 3-13 3-15 0-7-4-12-12-12-10 0-16 10-18 20-7-16-20-28-38-28-49 0-102 62-102 124 0 39 23 67 56 67 9 0 29-1 54-31 4 18 18 31 39 31 15 0 25-10 31-23 7-16 8-29 13-42zM136 47c0 2-2 5-2 7-7 28-14 55-21 83-3 7-3 8-9 15-18 23-36 29-48 29-20 0-26-23-26-38 0-22 13-73 23-93 13-25 32-40 49-40 28 0 34 34 34 37z"><text:p/></draw:path><draw:path draw:style-name="gr4" draw:text-style-name="P21" svg:width="0.0677in" svg:height="0.0815in" svg:x="0.7386in" svg:y="0.0846in" svg:viewBox="0 0 173 208" svg:d="M173 5c0-4-3-5-4-5-7 0-25 1-32 1s-16 0-23 0-16-1-23-1c-2 0-7 0-7 7 0 4 2 4 12 4 6 0 7 0 16 1 8 0 8 1 8 5 0 2 0 2-1 7-11 44-23 89-34 134-5 22-24 41-43 41-5 0-23-1-30-15 17 0 22-14 22-20 0-8-8-12-15-12s-19 6-19 23c0 19 18 33 43 33 29 0 61-20 69-48 12-46 22-92 34-137 3-10 3-12 20-12 3 0 7 0 7-6z"><text:p/></draw:path><draw:path draw:style-name="gr4" draw:text-style-name="P21" svg:width="0.0189in" svg:height="0.0492in" svg:x="0.8327in" svg:y="0.1055in" svg:viewBox="0 0 49 126" svg:d="M49 44c0-27-11-44-26-44s-23 11-23 23c0 11 8 21 23 21 5 0 9-1 14-4 1-2 1-2 3-2 0 3 0 0 0 6 0 32-15 57-29 71-4 4-4 5-4 6 0 4 1 5 4 5 5 0 38-32 38-82z"><text:p/></draw:path><draw:path draw:style-name="gr4" draw:text-style-name="P21" svg:width="0.061in" svg:height="0.1157in" svg:x="0.8996in" svg:y="0.0087in" svg:viewBox="0 0 156 295" svg:d="M156 174c0-38-23-68-56-68-20 0-38 13-50 25 11-42 21-84 32-126-3-1 0-5-6-5-10 0-40 4-52 5-2 0-7 0-7 8 0 5 3 5 9 5 21 0 22 2 22 7 0 3-4 17-6 27-12 45-23 91-35 136-5 21-7 28-7 41 0 40 23 66 54 66 50 0 102-62 102-121zM125 155c0 25-13 73-21 87-14 29-33 44-50 44-14 0-28-11-28-42 0-9 0-16 6-41 4-13 6-27 10-40 2-8 2-9 6-14 20-28 40-34 50-34 16 0 27 13 27 40z"><text:p/></draw:path><draw:path draw:style-name="gr4" draw:text-style-name="P21" svg:width="0.0677in" svg:height="0.0815in" svg:x="0.9752in" svg:y="0.0846in" svg:viewBox="0 0 173 208" svg:d="M173 5c0-4-3-5-5-5-6 0-24 1-31 1s-16 0-23 0-16-1-23-1c-2 0-7 0-7 7 0 4 2 4 12 4 6 0 7 0 14 1 10 0 10 1 10 5 0 2 0 2-1 7-11 44-23 89-34 134-6 22-24 41-43 41-5 0-23-1-30-15 17 0 22-14 22-20 0-8-8-12-15-12s-19 6-19 23c0 19 18 33 42 33 30 0 62-20 70-48 12-46 22-92 34-137 3-10 3-12 20-12 3 0 7 0 7-6z"><text:p/></draw:path><draw:path draw:style-name="gr4" draw:text-style-name="P21" svg:width="0.0378in" svg:height="0.1642in" svg:x="1.0646in" svg:y="-0.0004in" svg:viewBox="0 0 97 418" svg:d="M97 227c0-12 0-24 0-35 0-72-44-156-91-191-1 0-1-1-2-1-3 0-4 2-4 5 0 1 0 2 1 2 45 34 73 118 73 185 0 11 0 23 0 35 0 67-28 151-73 183-1 2-1 3-1 4s1 4 4 4c1 0 1 0 2 0 47-36 91-120 91-191z"><text:p/></draw:path></draw:g></draw:g> ומתקיים עבורם <draw:g text:anchor-type="as-char" svg:y="-0.1146in" draw:z-index="109" draw:name="Shape110" draw:style-name="gr1"><svg:title>TexMaths</svg:title><svg:desc>12§display§a_I &lt; a_J \land a_J &lt; b_I§svg§600§FALSE§</svg:desc><draw:g draw:style-name="gr2"><draw:path draw:style-name="gr3" draw:text-style-name="P20" svg:width="1.2634in" svg:height="0.1406in" svg:x="0.0016in" svg:y="0.0079in" svg:viewBox="0 0 3210 358" svg:d="M1606 358c-535 0-1071 0-1606 0 0-119 0-239 0-358 1071 0 2140 0 3210 0 0 119 0 239 0 358-535 0-1070 0-1604 0z"><text:p/></draw:path><draw:path draw:style-name="gr4" draw:text-style-name="P21" svg:width="0.0756in" svg:height="0.0748in" svg:x="-0.0004in" svg:y="0.0409in" svg:viewBox="0 0 193 191" svg:d="M193 126c0-3-3-3-5-3-4 0-4 1-6 7-7 27-14 51-32 51-11 0-12-10-12-19 0-8 1-12 5-31 3-13 6-25 9-37 5-21 11-40 16-59 2-12 2-13 2-15 0-7-4-12-12-12-9 0-16 10-18 20-7-16-19-28-38-28-49 0-102 62-102 124 0 39 24 67 56 67 9 0 30-1 56-31 2 18 18 31 38 31 14 0 24-10 31-23 7-15 9-29 12-42zM136 47c0 2-2 5-2 7-7 28-14 55-21 83-1 7-1 8-9 16-18 22-34 28-46 28-22 0-28-22-28-38 0-22 13-73 24-93 12-25 31-40 48-40 28 0 34 34 34 37z"><text:p/></draw:path><draw:path draw:style-name="gr4" draw:text-style-name="P21" svg:width="0.0543in" svg:height="0.0791in" svg:x="0.0882in" svg:y="0.076in" svg:viewBox="0 0 139 202" svg:d="M139 5c0-3-2-5-5-5-6 0-13 1-20 1-6 0-13 0-19 0-7 0-13 0-21 0-7 0-14-1-20-1-2 0-6 0-6 7 0 4 2 4 10 4 3 0 6 0 10 1 6 0 9 0 9 4 0 2-1 3-1 6-14 51-27 104-40 157-2 10-4 12-25 12-9 0-11 0-11 6 1 1 0 5 5 5 8 0 31-1 39-1s14 0 21 0c6 0 13 1 20 1 1 0 6 0 6-6 0-5-3-5-9-5-4 0-6 0-12 0-8-1-8-2-8-5 0-2 0-2 2-6 13-53 26-104 39-156 3-11 3-13 25-13 8 0 11 0 11-6z"><text:p/></draw:path><draw:path draw:style-name="gr4" draw:text-style-name="P21" svg:width="0.1024in" svg:height="0.098in" svg:x="0.2138in" svg:y="0.0236in" svg:viewBox="0 0 261 250" svg:d="M257 235c-77-36-154-73-232-110 78-36 155-72 232-109 9-5 2-19-8-15-81 39-163 78-244 116-7 4-7 13 0 17 81 38 163 77 244 115 10 5 17-11 8-14z"><text:p/></draw:path><draw:path draw:style-name="gr4" draw:text-style-name="P21" svg:width="0.0756in" svg:height="0.0748in" svg:x="0.3827in" svg:y="0.0409in" svg:viewBox="0 0 193 191" svg:d="M193 126c0-3-3-3-5-3-4 0-4 1-6 7-7 27-15 51-32 51-12 0-13-10-13-19 0-8 1-12 6-31 3-13 6-25 9-37 5-21 10-40 15-59 3-12 3-13 3-15 0-7-4-12-12-12-10 0-16 10-18 20-7-16-20-28-38-28-50 0-102 62-102 124 0 39 23 67 56 67 9 0 29-1 54-31 4 18 18 31 39 31 15 0 25-10 31-23 7-15 8-29 13-42zM136 47c0 2-2 5-2 7-7 28-14 55-21 83-3 7-3 8-9 16-18 22-36 28-48 28-20 0-26-22-26-38 0-22 13-73 23-93 13-25 32-40 49-40 28 0 34 34 34 37z"><text:p/></draw:path><draw:path draw:style-name="gr4" draw:text-style-name="P21" svg:width="0.0677in" svg:height="0.0815in" svg:x="0.476in" svg:y="0.076in" svg:viewBox="0 0 173 208" svg:d="M173 5c0-4-3-5-5-5-6 0-24 1-31 1s-16 0-23 0-16-1-24-1c-1 0-6 0-6 7 0 4 2 4 12 4 6 0 7 0 14 1 10 0 10 1 10 5 0 2 0 2-1 7-11 44-23 89-34 135-6 21-24 40-43 40-5 0-23-1-30-15 17 0 22-13 22-19 0-9-8-12-15-12s-19 6-19 22c0 20 18 33 42 33 30 0 62-19 70-48 10-46 22-92 33-137 4-10 4-12 21-12 3 0 7 0 7-6z"><text:p/></draw:path><draw:path draw:style-name="gr4" draw:text-style-name="P21" svg:width="0.0874in" svg:height="0.1024in" svg:x="0.6039in" svg:y="0.0146in" svg:viewBox="0 0 223 261" svg:d="M222 250c-35-82-69-164-102-245-4-7-15-7-17 0-35 81-68 163-102 245-5 9 11 16 14 6 32-76 64-152 96-227 32 75 63 151 95 227 5 10 21 3 16-6z"><text:p/></draw:path><draw:path draw:style-name="gr4" draw:text-style-name="P21" svg:width="0.0756in" svg:height="0.0748in" svg:x="0.7461in" svg:y="0.0409in" svg:viewBox="0 0 193 191" svg:d="M193 126c0-3-3-3-5-3-4 0-4 1-6 7-7 27-14 51-32 51-11 0-12-10-12-19 0-8 0-12 5-31 3-13 6-25 9-37 5-21 11-40 16-59 2-12 2-13 2-15 0-7-4-12-12-12-10 0-16 10-18 20-7-16-19-28-38-28-49 0-102 62-102 124 0 39 23 67 56 67 9 0 29-1 54-31 4 18 20 31 39 31 15 0 25-10 31-23 7-15 8-29 13-42zM136 47c0 2-2 5-2 7-7 28-14 55-21 83-3 7-3 8-9 16-18 22-36 28-46 28-22 0-28-22-28-38 0-22 13-73 23-93 13-25 32-40 49-40 28 0 34 34 34 37z"><text:p/></draw:path><draw:path draw:style-name="gr4" draw:text-style-name="P21" svg:width="0.0677in" svg:height="0.0815in" svg:x="0.839in" svg:y="0.076in" svg:viewBox="0 0 173 208" svg:d="M173 5c0-4-3-5-4-5-7 0-25 1-32 1s-16 0-23 0-16-1-23-1c-2 0-7 0-7 7 0 4 2 4 12 4 7 0 8 0 16 1 8 0 9 1 9 5 0 2 0 2-1 7-12 44-23 89-35 135-5 21-24 40-43 40-5 0-23-1-30-15 18 0 22-13 22-19 0-9-8-12-15-12s-19 6-19 22c0 20 18 33 43 33 29 0 61-19 69-48 12-46 22-92 34-137 3-10 3-12 20-12 3 0 7 0 7-6z"><text:p/></draw:path><draw:path draw:style-name="gr4" draw:text-style-name="P21" svg:width="0.1028in" svg:height="0.098in" svg:x="0.978in" svg:y="0.0236in" svg:viewBox="0 0 262 250" svg:d="M257 235c-77-36-154-73-231-110 77-36 154-72 231-109 10-5 3-19-8-15-81 39-163 78-244 116-7 4-7 13 0 17 81 38 163 77 244 115 11 5 18-11 8-14z"><text:p/></draw:path><draw:path draw:style-name="gr4" draw:text-style-name="P21" svg:width="0.0606in" svg:height="0.1157in" svg:x="1.148in" svg:y="-0.0004in" svg:viewBox="0 0 155 295" svg:d="M155 174c0-38-23-68-57-68-19 0-36 13-49 26 11-43 21-85 31-127-1-1 0-5-4-5-10 0-41 4-52 5-4 0-8 0-8 8 0 5 3 5 10 5 20 0 21 2 21 7 0 3-4 17-6 27-12 45-23 91-35 137-5 20-6 27-6 40 0 40 22 66 53 66 50 0 102-62 102-121zM125 155c0 25-15 72-22 88-14 28-33 43-50 43-15 0-28-11-28-42 0-9 0-16 6-41 4-13 6-26 10-40 2-8 2-9 6-14 21-28 39-34 51-34 15 0 27 14 27 40z"><text:p/></draw:path><draw:path draw:style-name="gr4" draw:text-style-name="P21" svg:width="0.0543in" svg:height="0.0791in" svg:x="1.2189in" svg:y="0.076in" svg:viewBox="0 0 139 202" svg:d="M139 5c0-3-2-5-5-5-6 0-13 1-20 1-6 0-13 0-19 0-7 0-13 0-21 0-7 0-14-1-20-1-2 0-6 0-6 7 0 4 2 4 10 4 3 0 6 0 10 1 6 0 9 0 9 4 0 2-1 3-1 6-14 51-27 104-40 157-2 10-4 12-25 12-9 0-11 0-11 6 1 1 0 5 5 5 8 0 30-1 39-1 8 0 14 0 21 0 6 0 13 1 20 1 1 0 6 0 6-6 0-5-3-5-9-5-5 0-8 0-14 0-6-1-6-2-6-5 0-2 0-2 2-6 13-53 26-104 39-156 3-11 3-13 25-13 8 0 11 0 11-6z"><text:p/></draw:path></draw:g></draw:g>. אוסף המספרים אשר מופיעים בשני הקטעים הוא <draw:g text:anchor-type="as-char" svg:y="-0.1236in" draw:z-index="110" draw:name="Shape111" draw:style-name="gr1"><svg:title>TexMaths</svg:title><svg:desc>12§display§(b_J, a_I)§svg§600§FALSE§</svg:desc><draw:g draw:style-name="gr2"><draw:path draw:style-name="gr3" draw:text-style-name="P20" svg:width="0.4925in" svg:height="0.1492in" svg:x="-0.0004in" svg:y="0.0079in" svg:viewBox="0 0 1252 380" svg:d="M626 380c-209 0-417 0-626 0 0-127 0-253 0-380 417 0 835 0 1252 0 0 127 0 253 0 380-209 0-417 0-626 0z"><text:p/></draw:path><draw:path draw:style-name="gr4" draw:text-style-name="P21" svg:width="0.0378in" svg:height="0.1642in" svg:x="0.0079in" svg:y="-0.0004in" svg:viewBox="0 0 97 418" svg:d="M97 414c0-1-1-2-2-4-43-32-72-116-72-183 0-12 0-24 0-35 0-67 29-151 72-185 1 0 2-1 2-2 0-3-2-5-5-5-1 0-1 1-2 1-46 35-90 119-90 191 0 11 0 23 0 35 0 71 44 155 90 191 1 0 1 0 2 0 3 0 5-3 5-4z"><text:p/></draw:path><draw:path draw:style-name="gr4" draw:text-style-name="P21" svg:width="0.061in" svg:height="0.1157in" svg:x="0.0634in" svg:y="0.0087in" svg:viewBox="0 0 156 295" svg:d="M156 174c0-38-23-68-56-68-20 0-38 13-50 25 11-42 21-84 32-126-3-1 0-5-6-5-10 0-40 4-52 5-2 0-7 0-7 8 0 5 3 5 9 5 21 0 22 2 22 7 0 3-4 17-6 27-12 45-23 91-35 136-5 21-7 28-7 41 0 40 23 66 54 66 49 0 102-62 102-121zM125 155c0 25-13 73-22 87-13 29-32 44-49 44-14 0-29-11-29-42 0-9 0-16 7-41 4-13 6-27 10-40 2-8 2-9 6-14 20-28 40-34 50-34 16 0 27 13 27 40z"><text:p/></draw:path><draw:path draw:style-name="gr4" draw:text-style-name="P21" svg:width="0.0677in" svg:height="0.0815in" svg:x="0.139in" svg:y="0.0846in" svg:viewBox="0 0 173 208" svg:d="M173 5c0-4-3-5-5-5-7 0-24 1-31 1s-16 0-23 0-17-1-24-1c-1 0-6 0-6 7 0 4 2 4 12 4 6 0 7 0 14 1 9 0 10 1 10 5 0 2 0 2-1 7-11 44-23 89-34 134-6 22-24 41-43 41-5 0-23-1-30-15 17 0 20-14 20-20 0-8-7-12-13-12-8 0-19 6-19 23 0 19 18 33 42 33 29 0 62-20 70-48 10-46 22-92 33-137 4-10 4-12 21-12 3 0 7 0 7-6z"><text:p/></draw:path><draw:path draw:style-name="gr4" draw:text-style-name="P21" svg:width="0.0189in" svg:height="0.0492in" svg:x="0.2327in" svg:y="0.1055in" svg:viewBox="0 0 49 126" svg:d="M49 44c0-27-11-44-27-44-14 0-22 11-22 23 0 11 8 21 22 21 4 0 10-1 15-4 1-2 1-2 1-2 0 3 2 0 2 6 0 32-15 57-29 71-5 4-5 5-5 6 0 4 2 5 5 5 5 0 38-32 38-82z"><text:p/></draw:path><draw:path draw:style-name="gr4" draw:text-style-name="P21" svg:width="0.0752in" svg:height="0.0748in" svg:x="0.2984in" svg:y="0.05in" svg:viewBox="0 0 192 191" svg:d="M192 126c0-4-4-4-5-4-4 0-5 2-6 8-7 27-14 51-31 51-12 0-13-11-13-19s1-12 6-31c2-13 6-25 8-37 5-20 11-40 16-59 3-12 3-13 3-15 0-7-6-12-13-12-9 0-15 10-17 20-8-16-20-28-39-28-49 0-101 62-101 124 0 39 23 67 55 67 9 0 30-1 55-31 4 18 18 31 39 31 14 0 24-10 31-23 7-16 8-29 12-42zM134 47c0 2 0 5-1 7-7 28-13 55-20 83-3 7-3 8-9 15-19 23-36 29-48 29-21 0-26-23-26-38 0-22 13-73 23-93 13-25 32-40 49-40 26 0 32 34 32 37z"><text:p/></draw:path><draw:path draw:style-name="gr4" draw:text-style-name="P21" svg:width="0.0543in" svg:height="0.0791in" svg:x="0.3866in" svg:y="0.0846in" svg:viewBox="0 0 139 202" svg:d="M139 5c0-3-2-5-5-5-6 0-13 1-19 1-7 0-13 0-20 0s-13 0-21 0c-6 0-13-1-20-1-1 0-6 0-6 7 0 4 4 4 10 4 3 0 6 0 10 1 6 0 9 0 9 4 0 2 0 3-1 6-14 52-27 104-40 157-2 9-2 12-25 12-7 0-11 0-11 6 1 1 0 5 5 5 8 0 31-2 39-2s14 0 21 0 14 2 20 2c3 0 6 0 6-6 0-5-3-5-9-5-4 0-6 0-12 0-8-1-8-3-8-5s0-2 2-6c13-53 26-104 39-156 3-11 4-13 25-13 8 0 11 0 11-6z"><text:p/></draw:path><draw:path draw:style-name="gr4" draw:text-style-name="P21" svg:width="0.0378in" svg:height="0.1642in" svg:x="0.4626in" svg:y="-0.0004in" svg:viewBox="0 0 97 418" svg:d="M97 227c0-12 0-24 0-35 0-72-44-156-91-191-1 0-1-1-2-1-3 0-4 2-4 5 0 1 0 2 1 2 45 34 73 118 73 185 0 11 0 23 0 35 0 67-28 151-73 183-1 2-1 3-1 4s1 4 4 4c1 0 1 0 2 0 47-36 91-120 91-191z"><text:p/></draw:path></draw:g></draw:g>. <text:span text:style-name="T11">אנו יודעים שעוצמת כל קטע לא מנוון שווה לעוצמת הרצף לפי טענה ה’ עמוד 192 מספר תורת הקבוצו</text:span><text:span text:style-name="T29">ת, לכן </text:span><text:span text:style-name="T29"><draw:g text:anchor-type="as-char" svg:y="-0.1244in" draw:z-index="111" draw:name="Shape112" draw:style-name="gr1"><svg:title>TexMaths</svg:title><svg:desc>12§display§\lvert (b_J, a_I) \rvert = \lvert I \cap J \rvert = \lvert R \rvert§svg§600§FALSE§</svg:desc><draw:g draw:style-name="gr2"><draw:path draw:style-name="gr3" draw:text-style-name="P20" svg:width="1.7209in" svg:height="0.15in" svg:x="-0.0004in" svg:y="0.0083in" svg:viewBox="0 0 4372 382" svg:d="M2186 382c-729 0-1458 0-2186 0 0-128 0-255 0-382 1458 0 2915 0 4372 0 0 127 0 254 0 382-728 0-1457 0-2186 0z"><text:p/></draw:path><draw:path draw:style-name="gr4" draw:text-style-name="P21" svg:width="0.0063in" svg:height="0.165in" svg:x="0.011in" svg:y="-0.0004in" svg:viewBox="0 0 17 420" svg:d="M17 412c0-135 0-269 0-404 0-4-4-8-9-8-4 0-8 4-8 8 0 135 0 269 0 404 0 4 4 8 8 8 5 0 9-4 9-8z"><text:p/></draw:path><draw:path draw:style-name="gr4" draw:text-style-name="P21" svg:width="0.0382in" svg:height="0.1642in" svg:x="0.0539in" svg:y="0.0004in" svg:viewBox="0 0 98 418" svg:d="M98 414c0-1-1-2-2-4-43-32-73-117-73-183 0-12 0-24 0-35 0-67 30-151 73-185 1 0 2-2 2-3 0-2-2-4-4-4s-2 0-3 1c-47 35-91 119-91 191 0 11 0 23 0 35 0 71 44 155 91 191 1 0 1 0 3 0s4-3 4-4z"><text:p/></draw:path><draw:path draw:style-name="gr4" draw:text-style-name="P21" svg:width="0.0606in" svg:height="0.1157in" svg:x="0.1094in" svg:y="0.0094in" svg:viewBox="0 0 155 295" svg:d="M155 173c0-39-22-67-55-67-20 0-38 12-50 25 11-42 21-84 32-126-3-1 0-5-6-5-10 0-41 4-52 4-4 1-8 1-8 8 0 6 4 6 10 6 21 0 21 2 21 7 0 3-4 17-5 25-12 46-23 92-35 138-5 21-7 28-7 41 0 40 23 66 54 66 49 0 101-62 101-122zM125 155c0 25-13 73-22 87-13 29-33 44-49 44-14 0-29-11-29-42 0-9 0-15 7-41 4-13 6-27 10-40 2-8 2-9 6-14 20-28 40-34 50-34 16 0 27 12 27 40z"><text:p/></draw:path><draw:path draw:style-name="gr4" draw:text-style-name="P21" svg:width="0.0681in" svg:height="0.0815in" svg:x="0.1846in" svg:y="0.085in" svg:viewBox="0 0 174 208" svg:d="M174 5c0-4-2-5-5-5-7 0-25 1-31 1-7 0-16 0-23 0-8 0-17-1-24-1-2 0-6 0-6 6 0 5 3 5 11 5 7 0 8 0 16 1 8 0 9 1 9 5 0 2 0 2-1 7-11 44-23 89-34 134-6 22-25 41-44 41-4 0-23-1-29-15 17 0 21-14 21-20 0-8-8-12-14-12-8 0-20 6-20 23 0 19 18 33 43 33 29 0 63-20 70-48 11-46 23-92 33-137 3-10 4-12 20-12 3 0 8 0 8-6z"><text:p/></draw:path><draw:path draw:style-name="gr4" draw:text-style-name="P21" svg:width="0.0189in" svg:height="0.0492in" svg:x="0.2791in" svg:y="0.1063in" svg:viewBox="0 0 49 126" svg:d="M49 44c0-27-11-44-27-44-14 0-22 11-22 23 0 11 8 21 22 21 4 0 10-1 14-4 1-2 1-2 2-2 0 3 2 0 2 6 0 32-15 57-29 70-5 5-5 6-5 7 0 4 2 5 5 5 5 0 38-32 38-82z"><text:p/></draw:path><draw:path draw:style-name="gr4" draw:text-style-name="P21" svg:width="0.0756in" svg:height="0.0748in" svg:x="0.3453in" svg:y="0.0508in" svg:viewBox="0 0 193 191" svg:d="M193 126c0-4-5-4-6-4-3 0-5 2-6 8-7 27-14 51-31 51-12 0-13-11-13-19s1-12 6-31c2-13 6-25 8-37 5-20 11-40 16-59 3-12 3-13 3-15 0-7-6-12-13-12-9 0-15 10-17 20-8-16-20-28-39-28-49 0-101 62-101 124 0 39 23 67 55 67 9 0 30-1 55-31 4 18 18 31 39 31 14 0 24-10 31-23 7-16 8-29 13-42zM134 47c0 2 0 5-1 7-7 28-13 55-20 83-3 7-3 8-9 14-19 24-36 30-48 30-21 0-26-23-26-39 0-21 13-72 23-92 13-25 32-40 49-40 26 0 32 34 32 37z"><text:p/></draw:path><draw:path draw:style-name="gr4" draw:text-style-name="P21" svg:width="0.0543in" svg:height="0.0791in" svg:x="0.4339in" svg:y="0.085in" svg:viewBox="0 0 139 202" svg:d="M139 5c0-3-1-5-5-5-6 0-13 1-19 1-7 0-13 0-20 0s-13 0-21 0c-6 0-13-1-20-1-1 0-6 0-6 7 0 4 4 4 10 4 3 0 6 0 10 1 6 0 9 0 9 4 0 1 0 3-1 6-14 51-27 103-40 156-2 10-2 13-25 13-7 0-11 0-11 6 1 1 0 5 5 5 8 0 31-2 39-2s14 0 21 0 14 2 20 2c3 0 6 0 6-8 0-3-3-3-8-3s-7 0-13 0c-8-1-8-3-8-5s0-2 2-7c13-52 26-103 39-155 3-11 4-13 25-13 8 0 11 0 11-6z"><text:p/></draw:path><draw:path draw:style-name="gr4" draw:text-style-name="P21" svg:width="0.0378in" svg:height="0.1642in" svg:x="0.5098in" svg:y="0.0004in" svg:viewBox="0 0 97 418" svg:d="M97 227c0-12 0-24 0-35 0-72-44-156-91-191 0-1-1-1-2-1-2 0-4 2-4 4 0 1 0 3 1 3 45 34 73 118 73 185 0 11 0 23 0 35 0 66-28 151-73 183-1 2-1 3-1 4s2 4 4 4c1 0 1 0 2 0 47-36 91-120 91-191z"><text:p/></draw:path><draw:path draw:style-name="gr4" draw:text-style-name="P21" svg:width="0.0063in" svg:height="0.165in" svg:x="0.5843in" svg:y="-0.0004in" svg:viewBox="0 0 17 420" svg:d="M17 412c0-135 0-269 0-404 0-4-4-8-9-8-4 0-8 4-8 8 0 135 0 269 0 404 0 4 4 8 8 8 5 0 9-4 9-8z"><text:p/></draw:path><draw:path draw:style-name="gr4" draw:text-style-name="P21" svg:width="0.1102in" svg:height="0.0382in" svg:x="0.6661in" svg:y="0.063in" svg:viewBox="0 0 281 98" svg:d="M281 8c0-4-4-8-9-8-87 0-176 0-264 0-3 0-8 4-8 8s5 9 8 9c88 0 177 0 264 0 5 0 9-5 9-9zM281 90c0-5-4-8-9-8-87 0-176 0-264 0-3 0-8 3-8 8 0 4 5 8 8 8 88 0 177 0 264 0 5 0 9-4 9-8z"><text:p/></draw:path><draw:path draw:style-name="gr4" draw:text-style-name="P21" svg:width="0.0063in" svg:height="0.165in" svg:x="0.8524in" svg:y="-0.0004in" svg:viewBox="0 0 17 420" svg:d="M17 412c0-135 0-269 0-404 0-4-5-8-9-8s-8 4-8 8c0 135 0 269 0 404 0 4 4 8 8 8s9-4 9-8z"><text:p/></draw:path><draw:path draw:style-name="gr4" draw:text-style-name="P21" svg:width="0.0768in" svg:height="0.1122in" svg:x="0.8835in" svg:y="0.011in" svg:viewBox="0 0 196 286" svg:d="M196 5c0-5-5-5-6-5-20 0-38 1-57 1-18 0-37-1-55-1-4 0-8 0-8 8 0 5 3 5 10 5 18 0 30 0 30 7 0 3 0 4-1 8-19 75-37 151-56 225-5 16-6 19-39 19-9 0-14 0-14 9 0 5 6 5 7 5 18 0 37 0 55-2 20 2 38 2 57 2 3 0 8 0 8-8 0-6-3-6-13-6-7 0-10 0-18 0-8-1-11-2-11-7 0-3 1-7 3-9 19-75 37-149 56-224 4-15 5-19 38-19 10 0 14 0 14-8z"><text:p/></draw:path><draw:path draw:style-name="gr4" draw:text-style-name="P21" svg:width="0.0902in" svg:height="0.1028in" svg:x="1.0118in" svg:y="0.024in" svg:viewBox="0 0 230 262" svg:d="M230 253c0-53 0-107 0-159 0-51-51-94-115-94-65 0-115 43-115 94 0 52 0 106 0 159 0 5 4 9 8 9s10-4 10-9c0-53 0-107 0-159 0-44 43-77 97-77s99 33 99 77c0 52 0 106 0 159 0 5 3 9 8 9s8-4 8-9z"><text:p/></draw:path><draw:path draw:style-name="gr4" draw:text-style-name="P21" svg:width="0.0933in" svg:height="0.1157in" svg:x="1.161in" svg:y="0.011in" svg:viewBox="0 0 238 295" svg:d="M238 5c0-4-3-5-6-5-11 0-36 1-47 1-21 0-42-1-63-1-3 0-8 0-8 8 0 5 4 5 14 5s15 0 24 0c11 1 14 3 14 9 0 2-2 6-2 9-16 64-32 129-49 193-9 40-38 62-60 62-11 0-33-4-41-26 2 0 4 0 6 0 16 0 27-14 27-27 0-12-11-16-18-16s-29 5-29 33c0 25 23 45 56 45 39 0 83-27 93-68 17-66 33-132 50-197 3-13 4-17 27-17 7 0 12 0 12-8z"><text:p/></draw:path><draw:path draw:style-name="gr4" draw:text-style-name="P21" svg:width="0.0063in" svg:height="0.165in" svg:x="1.2791in" svg:y="-0.0004in" svg:viewBox="0 0 17 420" svg:d="M17 412c0-135 0-269 0-404 0-4-5-8-9-8s-8 4-8 8c0 135 0 269 0 404 0 4 4 8 8 8s9-4 9-8z"><text:p/></draw:path><draw:path draw:style-name="gr4" draw:text-style-name="P21" svg:width="0.1102in" svg:height="0.0382in" svg:x="1.361in" svg:y="0.063in" svg:viewBox="0 0 281 98" svg:d="M281 8c0-4-4-8-9-8-87 0-176 0-264 0-4 0-8 4-8 8s4 9 8 9c88 0 177 0 264 0 5 0 9-5 9-9zM281 90c0-5-4-8-9-8-87 0-176 0-264 0-4 0-8 3-8 8 0 4 4 8 8 8 88 0 177 0 264 0 5 0 9-4 9-8z"><text:p/></draw:path><draw:path draw:style-name="gr4" draw:text-style-name="P21" svg:width="0.0063in" svg:height="0.165in" svg:x="1.5469in" svg:y="-0.0004in" svg:viewBox="0 0 17 420" svg:d="M17 412c0-135 0-269 0-404 0-4-4-8-9-8-4 0-8 4-8 8 0 135 0 269 0 404 0 4 4 8 8 8 5 0 9-4 9-8z"><text:p/></draw:path><draw:path draw:style-name="gr4" draw:text-style-name="P21" svg:width="0.1181in" svg:height="0.1157in" svg:x="1.5799in" svg:y="0.011in" svg:viewBox="0 0 301 295" svg:d="M256 54c0 14-8 43-24 60-11 11-33 24-71 24-16 0-31 0-47 0 10-37 18-73 28-109 2-11 3-15 10-16 5 0 18 0 27 0 30 0 77 0 77 41zM301 247c0-6-3-3-5-6-3 0-4 4-6 6-10 31-28 39-38 39-13 0-17-9-17-26 0-13 3-33 5-46 0-6 1-15 1-21 0-32-27-44-39-49 43-10 92-38 92-82 0-36-37-62-92-62-40 0-81 0-120 0-9 0-14 0-14 8 0 5 5 5 12 5 6 0 10 0 17 0 7 1 11 1 11 7 0 2 0 3-1 9-19 74-37 150-57 224-4 17-6 19-38 19-8 0-12 0-12 9 0 5 4 3 6 5 18 0 35 0 53-2 18 2 36 2 54 2 3 0 8 0 8-9 0-5-3-5-12-5-15 0-27 0-27-7 0-2 1-5 1-7 9-36 19-73 29-110 16 0 32 0 49 0 38 0 47 24 47 38 0 6-4 19-6 29-4 12-8 26-8 35 0 45 51 45 57 45 36 0 50-42 50-48z"><text:p/></draw:path><draw:path draw:style-name="gr4" draw:text-style-name="P21" svg:width="0.0063in" svg:height="0.165in" svg:x="1.7228in" svg:y="-0.0004in" svg:viewBox="0 0 17 420" svg:d="M17 412c0-135 0-269 0-404 0-4-4-8-9-8-4 0-8 4-8 8 0 135 0 269 0 404 0 4 4 8 8 8 5 0 9-4 9-8z"><text:p/></draw:path></draw:g></draw:g></text:span><text:span text:style-name="T2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Noto Serif CJK SC" style:font-size-asian="10.5pt" style:language-asian="zh" style:country-asian="CN" style:font-name-complex="FreeSans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erif CJK SC" style:font-size-asian="10.5pt" style:language-asian="zh" style:country-asian="CN" style:font-name-complex="FreeSans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5T15:30:06.451001647</meta:creation-date>
    <dc:date>2023-02-03T16:58:48.200227544</dc:date>
    <meta:editing-duration>P2DT23H35M4S</meta:editing-duration>
    <meta:editing-cycles>138</meta:editing-cycles>
    <meta:generator>LibreOffice/7.5.0.3$Linux_X86_64 LibreOffice_project/50$Build-3</meta:generator>
    <meta:document-statistic meta:table-count="0" meta:image-count="0" meta:object-count="0" meta:page-count="4" meta:paragraph-count="27" meta:word-count="1035" meta:character-count="5494" meta:non-whitespace-character-count="4449"/>
  </office:meta>
</office:document-meta>
</file>